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422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5" table:style-name="ta1">
        <table:shapes>
          <draw:frame draw:z-index="0" draw:style-name="gr1" draw:text-style-name="P1" svg:width="371.11pt" svg:height="208.74pt" svg:x="499.04pt" svg:y="2.83pt">
            <draw:object draw:notify-on-update-of-ranges="test5.J140:test5.J140 test5.J141:test5.J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1.11pt" svg:height="208.74pt" svg:x="500.23pt" svg:y="289.13pt">
            <draw:object draw:notify-on-update-of-ranges="test5.J300:test5.J300 test5.J301:test5.J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71.11pt" svg:height="208.74pt" svg:x="969.45pt" svg:y="384.01pt">
            <draw:object draw:notify-on-update-of-ranges="test5.J692:test5.J692 test5.J693:test5.J7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n_x</text:p>
          </table:table-cell>
          <table:table-cell office:value-type="string" calcext:value-type="string">
            <text:p>an_y</text:p>
          </table:table-cell>
          <table:table-cell office:value-type="string" calcext:value-type="string">
            <text:p>an_z</text:p>
          </table:table-cell>
          <table:table-cell office:value-type="string" calcext:value-type="string">
            <text:p>ax_o</text:p>
          </table:table-cell>
          <table:table-cell office:value-type="string" calcext:value-type="string">
            <text:p>ay_o</text:p>
          </table:table-cell>
          <table:table-cell office:value-type="string" calcext:value-type="string">
            <text:p>az_o</text:p>
          </table:table-cell>
          <table:table-cell office:value-type="string" calcext:value-type="string">
            <text:p>x_</text:p>
          </table:table-cell>
          <table:table-cell office:value-type="string" calcext:value-type="string">
            <text:p>y_</text:p>
          </table:table-cell>
          <table:table-cell office:value-type="string" calcext:value-type="string">
            <text:p>z_</text:p>
          </table:table-cell>
          <table:table-cell office:value-type="string" calcext:value-type="string">
            <text:p>#odom gt up to 15 secs, ax_o: acc_x in odom frame, x_ pose estimated from imu_acc value</text:p>
          </table:table-cell>
        </table:table-row>
        <table:table-row table:style-name="ro1">
          <table:table-cell office:value-type="float" office:value="2197.034" calcext:value-type="float">
            <text:p>2197.034</text:p>
          </table:table-cell>
          <table:table-cell office:value-type="string" calcext:value-type="string">
            <text:p>odom</text:p>
          </table:table-cell>
          <table:table-cell office:value-type="float" office:value="-2.977894" calcext:value-type="float">
            <text:p>-2.977894</text:p>
          </table:table-cell>
          <table:table-cell office:value-type="float" office:value="1.001556" calcext:value-type="float">
            <text:p>1.00155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table:number-columns-repeated="12"/>
          <table:table-cell office:value-type="string" calcext:value-type="string">
            <text:p>rotation counter-clockwise, xacc negative, then positive at end.</text:p>
          </table:table-cell>
        </table:table-row>
        <table:table-row table:style-name="ro1">
          <table:table-cell office:value-type="float" office:value="2197.037" calcext:value-type="float">
            <text:p>2197.0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office:value-type="string" calcext:value-type="string">
            <text:p>also see test4.ods</text:p>
          </table:table-cell>
        </table:table-row>
        <table:table-row table:style-name="ro1">
          <table:table-cell office:value-type="float" office:value="2197.047" calcext:value-type="float">
            <text:p>2197.0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057" calcext:value-type="float">
            <text:p>2197.0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067" calcext:value-type="float">
            <text:p>2197.0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077" calcext:value-type="float">
            <text:p>2197.0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087" calcext:value-type="float">
            <text:p>2197.0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097" calcext:value-type="float">
            <text:p>2197.0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07" calcext:value-type="float">
            <text:p>2197.1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17" calcext:value-type="float">
            <text:p>2197.1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27" calcext:value-type="float">
            <text:p>2197.1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37" calcext:value-type="float">
            <text:p>2197.1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47" calcext:value-type="float">
            <text:p>2197.1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57" calcext:value-type="float">
            <text:p>2197.1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68" calcext:value-type="float">
            <text:p>2197.168</text:p>
          </table:table-cell>
          <table:table-cell office:value-type="string" calcext:value-type="string">
            <text:p>odom</text:p>
          </table:table-cell>
          <table:table-cell office:value-type="float" office:value="-2.977893" calcext:value-type="float">
            <text:p>-2.977893</text:p>
          </table:table-cell>
          <table:table-cell office:value-type="float" office:value="1.001556" calcext:value-type="float">
            <text:p>1.00155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table:number-columns-repeated="13"/>
        </table:table-row>
        <table:table-row table:style-name="ro1">
          <table:table-cell office:value-type="float" office:value="2197.167" calcext:value-type="float">
            <text:p>2197.1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076" calcext:value-type="float">
            <text:p>-0.03007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77" calcext:value-type="float">
            <text:p>2197.1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87" calcext:value-type="float">
            <text:p>2197.1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197" calcext:value-type="float">
            <text:p>2197.1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07" calcext:value-type="float">
            <text:p>2197.2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17" calcext:value-type="float">
            <text:p>2197.2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27" calcext:value-type="float">
            <text:p>2197.2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37" calcext:value-type="float">
            <text:p>2197.2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47" calcext:value-type="float">
            <text:p>2197.2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57" calcext:value-type="float">
            <text:p>2197.2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2" calcext:value-type="float">
            <text:p>-0.0009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67" calcext:value-type="float">
            <text:p>2197.2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77" calcext:value-type="float">
            <text:p>2197.2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87" calcext:value-type="float">
            <text:p>2197.2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298" calcext:value-type="float">
            <text:p>2197.298</text:p>
          </table:table-cell>
          <table:table-cell office:value-type="string" calcext:value-type="string">
            <text:p>odom</text:p>
          </table:table-cell>
          <table:table-cell office:value-type="float" office:value="-2.977892" calcext:value-type="float">
            <text:p>-2.977892</text:p>
          </table:table-cell>
          <table:table-cell office:value-type="float" office:value="1.001556" calcext:value-type="float">
            <text:p>1.00155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table:number-columns-repeated="13"/>
        </table:table-row>
        <table:table-row table:style-name="ro1">
          <table:table-cell office:value-type="float" office:value="2197.297" calcext:value-type="float">
            <text:p>2197.2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138" calcext:value-type="float">
            <text:p>-0.030138</text:p>
          </table:table-cell>
          <table:table-cell office:value-type="float" office:value="0.999545" calcext:value-type="float">
            <text:p>0.99954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07" calcext:value-type="float">
            <text:p>2197.3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7" calcext:value-type="float">
            <text:p>-0.00091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17" calcext:value-type="float">
            <text:p>2197.3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27" calcext:value-type="float">
            <text:p>2197.3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37" calcext:value-type="float">
            <text:p>2197.3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47" calcext:value-type="float">
            <text:p>2197.3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57" calcext:value-type="float">
            <text:p>2197.3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67" calcext:value-type="float">
            <text:p>2197.3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77" calcext:value-type="float">
            <text:p>2197.3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87" calcext:value-type="float">
            <text:p>2197.3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97" calcext:value-type="float">
            <text:p>2197.3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07" calcext:value-type="float">
            <text:p>2197.4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17" calcext:value-type="float">
            <text:p>2197.4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27" calcext:value-type="float">
            <text:p>2197.4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398" calcext:value-type="float">
            <text:p>2197.398</text:p>
          </table:table-cell>
          <table:table-cell office:value-type="string" calcext:value-type="string">
            <text:p>odom</text:p>
          </table:table-cell>
          <table:table-cell office:value-type="float" office:value="-2.977892" calcext:value-type="float">
            <text:p>-2.977892</text:p>
          </table:table-cell>
          <table:table-cell office:value-type="float" office:value="1.001556" calcext:value-type="float">
            <text:p>1.00155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table:number-columns-repeated="13"/>
        </table:table-row>
        <table:table-row table:style-name="ro1">
          <table:table-cell office:value-type="float" office:value="2197.437" calcext:value-type="float">
            <text:p>2197.4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47" calcext:value-type="float">
            <text:p>2197.4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4" calcext:value-type="float">
            <text:p>-0.0009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57" calcext:value-type="float">
            <text:p>2197.4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67" calcext:value-type="float">
            <text:p>2197.4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77" calcext:value-type="float">
            <text:p>2197.4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87" calcext:value-type="float">
            <text:p>2197.4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497" calcext:value-type="float">
            <text:p>2197.4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19" calcext:value-type="float">
            <text:p>-0.00091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07" calcext:value-type="float">
            <text:p>2197.5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17" calcext:value-type="float">
            <text:p>2197.5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46" calcext:value-type="float">
            <text:p>-0.030246</text:p>
          </table:table-cell>
          <table:table-cell office:value-type="float" office:value="0.999542" calcext:value-type="float">
            <text:p>0.999542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" calcext:value-type="float">
            <text:p>2197.5</text:p>
          </table:table-cell>
          <table:table-cell office:value-type="string" calcext:value-type="string">
            <text:p>odom</text:p>
          </table:table-cell>
          <table:table-cell office:value-type="float" office:value="-2.977891" calcext:value-type="float">
            <text:p>-2.977891</text:p>
          </table:table-cell>
          <table:table-cell office:value-type="float" office:value="1.001556" calcext:value-type="float">
            <text:p>1.00155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table:number-columns-repeated="13"/>
        </table:table-row>
        <table:table-row table:style-name="ro1">
          <table:table-cell office:value-type="float" office:value="2197.527" calcext:value-type="float">
            <text:p>2197.5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37" calcext:value-type="float">
            <text:p>2197.5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47" calcext:value-type="float">
            <text:p>2197.5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57" calcext:value-type="float">
            <text:p>2197.5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67" calcext:value-type="float">
            <text:p>2197.5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77" calcext:value-type="float">
            <text:p>2197.5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87" calcext:value-type="float">
            <text:p>2197.5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597" calcext:value-type="float">
            <text:p>2197.5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07" calcext:value-type="float">
            <text:p>2197.6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17" calcext:value-type="float">
            <text:p>2197.6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27" calcext:value-type="float">
            <text:p>2197.6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37" calcext:value-type="float">
            <text:p>2197.6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6" calcext:value-type="float">
            <text:p>-0.00093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47" calcext:value-type="float">
            <text:p>2197.6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57" calcext:value-type="float">
            <text:p>2197.6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292" calcext:value-type="float">
            <text:p>-0.03029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34" calcext:value-type="float">
            <text:p>2197.634</text:p>
          </table:table-cell>
          <table:table-cell office:value-type="string" calcext:value-type="string">
            <text:p>odom</text:p>
          </table:table-cell>
          <table:table-cell office:value-type="float" office:value="-2.97789" calcext:value-type="float">
            <text:p>-2.97789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table:number-columns-repeated="13"/>
        </table:table-row>
        <table:table-row table:style-name="ro1">
          <table:table-cell office:value-type="float" office:value="2197.667" calcext:value-type="float">
            <text:p>2197.6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77" calcext:value-type="float">
            <text:p>2197.6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87" calcext:value-type="float">
            <text:p>2197.6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697" calcext:value-type="float">
            <text:p>2197.6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07" calcext:value-type="float">
            <text:p>2197.7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17" calcext:value-type="float">
            <text:p>2197.7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27" calcext:value-type="float">
            <text:p>2197.7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37" calcext:value-type="float">
            <text:p>2197.7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7" calcext:value-type="float">
            <text:p>-0.00093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47" calcext:value-type="float">
            <text:p>2197.7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57" calcext:value-type="float">
            <text:p>2197.7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68" calcext:value-type="float">
            <text:p>2197.768</text:p>
          </table:table-cell>
          <table:table-cell office:value-type="string" calcext:value-type="string">
            <text:p>odom</text:p>
          </table:table-cell>
          <table:table-cell office:value-type="float" office:value="-2.97789" calcext:value-type="float">
            <text:p>-2.97789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table:number-columns-repeated="13"/>
        </table:table-row>
        <table:table-row table:style-name="ro1">
          <table:table-cell office:value-type="float" office:value="2197.767" calcext:value-type="float">
            <text:p>2197.7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354" calcext:value-type="float">
            <text:p>-0.03035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77" calcext:value-type="float">
            <text:p>2197.7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87" calcext:value-type="float">
            <text:p>2197.7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797" calcext:value-type="float">
            <text:p>2197.7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07" calcext:value-type="float">
            <text:p>2197.8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17" calcext:value-type="float">
            <text:p>2197.8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27" calcext:value-type="float">
            <text:p>2197.8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8" calcext:value-type="float">
            <text:p>-0.0009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37" calcext:value-type="float">
            <text:p>2197.8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47" calcext:value-type="float">
            <text:p>2197.8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57" calcext:value-type="float">
            <text:p>2197.8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67" calcext:value-type="float">
            <text:p>2197.8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77" calcext:value-type="float">
            <text:p>2197.8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87" calcext:value-type="float">
            <text:p>2197.8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3" calcext:value-type="float">
            <text:p>-0.00092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897" calcext:value-type="float">
            <text:p>2197.8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07" calcext:value-type="float">
            <text:p>2197.9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17" calcext:value-type="float">
            <text:p>2197.9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27" calcext:value-type="float">
            <text:p>2197.9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15" calcext:value-type="float">
            <text:p>-0.030415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39" calcext:value-type="float">
            <text:p>-0.00093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" calcext:value-type="float">
            <text:p>2197.9</text:p>
          </table:table-cell>
          <table:table-cell office:value-type="string" calcext:value-type="string">
            <text:p>odom</text:p>
          </table:table-cell>
          <table:table-cell office:value-type="float" office:value="-2.977889" calcext:value-type="float">
            <text:p>-2.977889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table:number-columns-repeated="13"/>
        </table:table-row>
        <table:table-row table:style-name="ro1">
          <table:table-cell office:value-type="float" office:value="2197.937" calcext:value-type="float">
            <text:p>2197.9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47" calcext:value-type="float">
            <text:p>2197.9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57" calcext:value-type="float">
            <text:p>2197.9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67" calcext:value-type="float">
            <text:p>2197.9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77" calcext:value-type="float">
            <text:p>2197.9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4" calcext:value-type="float">
            <text:p>-0.000924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87" calcext:value-type="float">
            <text:p>2197.9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7.997" calcext:value-type="float">
            <text:p>2197.9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07" calcext:value-type="float">
            <text:p>2198.0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17" calcext:value-type="float">
            <text:p>2198.0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" calcext:value-type="float">
            <text:p>-0.0009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27" calcext:value-type="float">
            <text:p>2198.0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476" calcext:value-type="float">
            <text:p>-0.030476</text:p>
          </table:table-cell>
          <table:table-cell office:value-type="float" office:value="0.999535" calcext:value-type="float">
            <text:p>0.999535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34" calcext:value-type="float">
            <text:p>2198.034</text:p>
          </table:table-cell>
          <table:table-cell office:value-type="string" calcext:value-type="string">
            <text:p>odom</text:p>
          </table:table-cell>
          <table:table-cell office:value-type="float" office:value="-2.977888" calcext:value-type="float">
            <text:p>-2.977888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table:number-columns-repeated="13"/>
        </table:table-row>
        <table:table-row table:style-name="ro1">
          <table:table-cell office:value-type="float" office:value="2198.037" calcext:value-type="float">
            <text:p>2198.0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47" calcext:value-type="float">
            <text:p>2198.0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57" calcext:value-type="float">
            <text:p>2198.0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67" calcext:value-type="float">
            <text:p>2198.0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77" calcext:value-type="float">
            <text:p>2198.0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87" calcext:value-type="float">
            <text:p>2198.0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097" calcext:value-type="float">
            <text:p>2198.0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07" calcext:value-type="float">
            <text:p>2198.1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17" calcext:value-type="float">
            <text:p>2198.1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1" calcext:value-type="float">
            <text:p>-0.00094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27" calcext:value-type="float">
            <text:p>2198.1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37" calcext:value-type="float">
            <text:p>2198.1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47" calcext:value-type="float">
            <text:p>2198.1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57" calcext:value-type="float">
            <text:p>2198.1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67" calcext:value-type="float">
            <text:p>2198.1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38" calcext:value-type="float">
            <text:p>-0.030538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67" calcext:value-type="float">
            <text:p>2198.167</text:p>
          </table:table-cell>
          <table:table-cell office:value-type="string" calcext:value-type="string">
            <text:p>odom</text:p>
          </table:table-cell>
          <table:table-cell office:value-type="float" office:value="-2.977887" calcext:value-type="float">
            <text:p>-2.977887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table:number-columns-repeated="13"/>
        </table:table-row>
        <table:table-row table:style-name="ro1">
          <table:table-cell office:value-type="float" office:value="2198.177" calcext:value-type="float">
            <text:p>2198.1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6" calcext:value-type="float">
            <text:p>-0.000926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87" calcext:value-type="float">
            <text:p>2198.1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197" calcext:value-type="float">
            <text:p>2198.1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07" calcext:value-type="float">
            <text:p>2198.2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2" calcext:value-type="float">
            <text:p>-0.00094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17" calcext:value-type="float">
            <text:p>2198.2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27" calcext:value-type="float">
            <text:p>2198.2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37" calcext:value-type="float">
            <text:p>2198.2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47" calcext:value-type="float">
            <text:p>2198.2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57" calcext:value-type="float">
            <text:p>2198.2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67" calcext:value-type="float">
            <text:p>2198.2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599" calcext:value-type="float">
            <text:p>-0.030599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7" calcext:value-type="float">
            <text:p>-0.000927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68" calcext:value-type="float">
            <text:p>2198.268</text:p>
          </table:table-cell>
          <table:table-cell office:value-type="string" calcext:value-type="string">
            <text:p>odom</text:p>
          </table:table-cell>
          <table:table-cell office:value-type="float" office:value="-2.977887" calcext:value-type="float">
            <text:p>-2.977887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table:number-columns-repeated="13"/>
        </table:table-row>
        <table:table-row table:style-name="ro1">
          <table:table-cell office:value-type="float" office:value="2198.277" calcext:value-type="float">
            <text:p>2198.2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87" calcext:value-type="float">
            <text:p>2198.2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297" calcext:value-type="float">
            <text:p>2198.2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07" calcext:value-type="float">
            <text:p>2198.3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3" calcext:value-type="float">
            <text:p>-0.00094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17" calcext:value-type="float">
            <text:p>2198.3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27" calcext:value-type="float">
            <text:p>2198.3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37" calcext:value-type="float">
            <text:p>2198.3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47" calcext:value-type="float">
            <text:p>2198.3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57" calcext:value-type="float">
            <text:p>2198.3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67" calcext:value-type="float">
            <text:p>2198.3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8" calcext:value-type="float">
            <text:p>-0.000928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77" calcext:value-type="float">
            <text:p>2198.3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87" calcext:value-type="float">
            <text:p>2198.3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397" calcext:value-type="float">
            <text:p>2198.3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645" calcext:value-type="float">
            <text:p>-0.030645</text:p>
          </table:table-cell>
          <table:table-cell office:value-type="float" office:value="0.99953" calcext:value-type="float">
            <text:p>0.99953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" calcext:value-type="float">
            <text:p>2198.4</text:p>
          </table:table-cell>
          <table:table-cell office:value-type="string" calcext:value-type="string">
            <text:p>odom</text:p>
          </table:table-cell>
          <table:table-cell office:value-type="float" office:value="-2.977886" calcext:value-type="float">
            <text:p>-2.977886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table:number-columns-repeated="13"/>
        </table:table-row>
        <table:table-row table:style-name="ro1">
          <table:table-cell office:value-type="float" office:value="2198.407" calcext:value-type="float">
            <text:p>2198.4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9" calcext:value-type="float">
            <text:p>0.024569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17" calcext:value-type="float">
            <text:p>2198.4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27" calcext:value-type="float">
            <text:p>2198.4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37" calcext:value-type="float">
            <text:p>2198.4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47" calcext:value-type="float">
            <text:p>2198.4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57" calcext:value-type="float">
            <text:p>2198.4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67" calcext:value-type="float">
            <text:p>2198.4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29" calcext:value-type="float">
            <text:p>-0.000929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77" calcext:value-type="float">
            <text:p>2198.4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87" calcext:value-type="float">
            <text:p>2198.4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497" calcext:value-type="float">
            <text:p>2198.4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07" calcext:value-type="float">
            <text:p>2198.5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17" calcext:value-type="float">
            <text:p>2198.5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27" calcext:value-type="float">
            <text:p>2198.5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37" calcext:value-type="float">
            <text:p>2198.5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47" calcext:value-type="float">
            <text:p>2198.5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34" calcext:value-type="float">
            <text:p>2198.534</text:p>
          </table:table-cell>
          <table:table-cell office:value-type="string" calcext:value-type="string">
            <text:p>odom</text:p>
          </table:table-cell>
          <table:table-cell office:value-type="float" office:value="-2.977885" calcext:value-type="float">
            <text:p>-2.977885</text:p>
          </table:table-cell>
          <table:table-cell office:value-type="float" office:value="1.001555" calcext:value-type="float">
            <text:p>1.0015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table:number-columns-repeated="13"/>
        </table:table-row>
        <table:table-row table:style-name="ro1">
          <table:table-cell office:value-type="float" office:value="2198.557" calcext:value-type="float">
            <text:p>2198.5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67" calcext:value-type="float">
            <text:p>2198.5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77" calcext:value-type="float">
            <text:p>2198.5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87" calcext:value-type="float">
            <text:p>2198.5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597" calcext:value-type="float">
            <text:p>2198.5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6" calcext:value-type="float">
            <text:p>-0.00094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607" calcext:value-type="float">
            <text:p>2198.6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7" calcext:value-type="float">
            <text:p>-0.00094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617" calcext:value-type="float">
            <text:p>2198.6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7" calcext:value-type="float">
            <text:p>-0.00094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627" calcext:value-type="float">
            <text:p>2198.6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-0.000947" calcext:value-type="float">
            <text:p>-0.000947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22" calcext:value-type="float">
            <text:p>-2.2E-05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-0.000931" calcext:value-type="float">
            <text:p>-0.000931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637" calcext:value-type="float">
            <text:p>2198.6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18055" calcext:value-type="float">
            <text:p>0.018055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9.843724" calcext:value-type="float">
            <text:p>9.843724</text:p>
          </table:table-cell>
          <table:table-cell office:value-type="float" office:value="-0.000072" calcext:value-type="float">
            <text:p>-7.2E-05</text:p>
          </table:table-cell>
          <table:table-cell office:value-type="float" office:value="-0.001142" calcext:value-type="float">
            <text:p>-0.001142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6332" calcext:value-type="float">
            <text:p>-0.006332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9.843738" calcext:value-type="float">
            <text:p>9.843738</text:p>
          </table:table-cell>
          <table:table-cell table:number-columns-repeated="4"/>
        </table:table-row>
        <table:table-row table:style-name="ro1">
          <table:table-cell office:value-type="float" office:value="2198.647" calcext:value-type="float">
            <text:p>2198.6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21292" calcext:value-type="float">
            <text:p>0.021292</text:p>
          </table:table-cell>
          <table:table-cell office:value-type="float" office:value="-0.001372" calcext:value-type="float">
            <text:p>-0.001372</text:p>
          </table:table-cell>
          <table:table-cell office:value-type="float" office:value="9.767852" calcext:value-type="float">
            <text:p>9.76785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3292" calcext:value-type="float">
            <text:p>-0.003292</text:p>
          </table:table-cell>
          <table:table-cell office:value-type="float" office:value="-0.001159" calcext:value-type="float">
            <text:p>-0.001159</text:p>
          </table:table-cell>
          <table:table-cell office:value-type="float" office:value="9.767875" calcext:value-type="float">
            <text:p>9.767875</text:p>
          </table:table-cell>
          <table:table-cell table:number-columns-repeated="4"/>
        </table:table-row>
        <table:table-row table:style-name="ro1">
          <table:table-cell office:value-type="float" office:value="2198.657" calcext:value-type="float">
            <text:p>2198.6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-0.002947" calcext:value-type="float">
            <text:p>-0.002947</text:p>
          </table:table-cell>
          <table:table-cell office:value-type="float" office:value="9.810945" calcext:value-type="float">
            <text:p>9.81094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-0.000906" calcext:value-type="float">
            <text:p>-0.000906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-0.002583" calcext:value-type="float">
            <text:p>-0.002583</text:p>
          </table:table-cell>
          <table:table-cell office:value-type="float" office:value="9.810962" calcext:value-type="float">
            <text:p>9.810962</text:p>
          </table:table-cell>
          <table:table-cell table:number-columns-repeated="4"/>
        </table:table-row>
        <table:table-row table:style-name="ro1">
          <table:table-cell office:value-type="float" office:value="2198.667" calcext:value-type="float">
            <text:p>2198.6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4" calcext:value-type="float">
            <text:p>-0.001254</text:p>
          </table:table-cell>
          <table:table-cell office:value-type="float" office:value="-0.030767" calcext:value-type="float">
            <text:p>-0.030767</text:p>
          </table:table-cell>
          <table:table-cell office:value-type="float" office:value="0.999526" calcext:value-type="float">
            <text:p>0.999526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9.777585" calcext:value-type="float">
            <text:p>9.777585</text:p>
          </table:table-cell>
          <table:table-cell office:value-type="float" office:value="-0.000349" calcext:value-type="float">
            <text:p>-0.000349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4977" calcext:value-type="float">
            <text:p>-0.0049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9.777604" calcext:value-type="float">
            <text:p>9.777604</text:p>
          </table:table-cell>
          <table:table-cell table:number-columns-repeated="4"/>
        </table:table-row>
        <table:table-row table:style-name="ro1">
          <table:table-cell office:value-type="float" office:value="2198.668" calcext:value-type="float">
            <text:p>2198.668</text:p>
          </table:table-cell>
          <table:table-cell office:value-type="string" calcext:value-type="string">
            <text:p>odom</text:p>
          </table:table-cell>
          <table:table-cell office:value-type="float" office:value="-2.977888" calcext:value-type="float">
            <text:p>-2.977888</text:p>
          </table:table-cell>
          <table:table-cell office:value-type="float" office:value="1.001556" calcext:value-type="float">
            <text:p>1.001556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table:number-columns-repeated="13"/>
        </table:table-row>
        <table:table-row table:style-name="ro1">
          <table:table-cell office:value-type="float" office:value="2198.677" calcext:value-type="float">
            <text:p>2198.6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0512" calcext:value-type="float">
            <text:p>0.010512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9.810432" calcext:value-type="float">
            <text:p>9.810432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-0.000365" calcext:value-type="float">
            <text:p>-0.00036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13875" calcext:value-type="float">
            <text:p>-0.013875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9.810428" calcext:value-type="float">
            <text:p>9.810428</text:p>
          </table:table-cell>
          <table:table-cell table:number-columns-repeated="4"/>
        </table:table-row>
        <table:table-row table:style-name="ro1">
          <table:table-cell office:value-type="float" office:value="2198.687" calcext:value-type="float">
            <text:p>2198.6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4613" calcext:value-type="float">
            <text:p>0.014613</text:p>
          </table:table-cell>
          <table:table-cell office:value-type="float" office:value="-0.001813" calcext:value-type="float">
            <text:p>-0.001813</text:p>
          </table:table-cell>
          <table:table-cell office:value-type="float" office:value="9.798832" calcext:value-type="float">
            <text:p>9.79883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-0.000259" calcext:value-type="float">
            <text:p>-0.000259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10125" calcext:value-type="float">
            <text:p>-0.010125</text:p>
          </table:table-cell>
          <table:table-cell office:value-type="float" office:value="-0.001177" calcext:value-type="float">
            <text:p>-0.001177</text:p>
          </table:table-cell>
          <table:table-cell office:value-type="float" office:value="9.798837" calcext:value-type="float">
            <text:p>9.798837</text:p>
          </table:table-cell>
          <table:table-cell table:number-columns-repeated="4"/>
        </table:table-row>
        <table:table-row table:style-name="ro1">
          <table:table-cell office:value-type="float" office:value="2198.697" calcext:value-type="float">
            <text:p>2198.6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8677" calcext:value-type="float">
            <text:p>0.018677</text:p>
          </table:table-cell>
          <table:table-cell office:value-type="float" office:value="-0.002331" calcext:value-type="float">
            <text:p>-0.002331</text:p>
          </table:table-cell>
          <table:table-cell office:value-type="float" office:value="9.799841" calcext:value-type="float">
            <text:p>9.799841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-0.000203" calcext:value-type="float">
            <text:p>-0.000203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6103" calcext:value-type="float">
            <text:p>-0.006103</text:p>
          </table:table-cell>
          <table:table-cell office:value-type="float" office:value="-0.001941" calcext:value-type="float">
            <text:p>-0.001941</text:p>
          </table:table-cell>
          <table:table-cell office:value-type="float" office:value="9.799857" calcext:value-type="float">
            <text:p>9.799857</text:p>
          </table:table-cell>
          <table:table-cell table:number-columns-repeated="4"/>
        </table:table-row>
        <table:table-row table:style-name="ro1">
          <table:table-cell office:value-type="float" office:value="2198.707" calcext:value-type="float">
            <text:p>2198.7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0.009387" calcext:value-type="float">
            <text:p>0.009387</text:p>
          </table:table-cell>
          <table:table-cell office:value-type="float" office:value="9.800022" calcext:value-type="float">
            <text:p>9.8000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156" calcext:value-type="float">
            <text:p>-0.000156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4914" calcext:value-type="float">
            <text:p>-0.004914</text:p>
          </table:table-cell>
          <table:table-cell office:value-type="float" office:value="0.009726" calcext:value-type="float">
            <text:p>0.009726</text:p>
          </table:table-cell>
          <table:table-cell office:value-type="float" office:value="9.800039" calcext:value-type="float">
            <text:p>9.800039</text:p>
          </table:table-cell>
          <table:table-cell table:number-columns-repeated="4"/>
        </table:table-row>
        <table:table-row table:style-name="ro1">
          <table:table-cell office:value-type="float" office:value="2198.717" calcext:value-type="float">
            <text:p>2198.71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7265" calcext:value-type="float">
            <text:p>0.017265</text:p>
          </table:table-cell>
          <table:table-cell office:value-type="float" office:value="-0.003702" calcext:value-type="float">
            <text:p>-0.003702</text:p>
          </table:table-cell>
          <table:table-cell office:value-type="float" office:value="9.800019" calcext:value-type="float">
            <text:p>9.800019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-0.000149" calcext:value-type="float">
            <text:p>-0.000149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7595" calcext:value-type="float">
            <text:p>-0.007595</text:p>
          </table:table-cell>
          <table:table-cell office:value-type="float" office:value="-0.003224" calcext:value-type="float">
            <text:p>-0.003224</text:p>
          </table:table-cell>
          <table:table-cell office:value-type="float" office:value="9.800032" calcext:value-type="float">
            <text:p>9.800032</text:p>
          </table:table-cell>
          <table:table-cell table:number-columns-repeated="4"/>
        </table:table-row>
        <table:table-row table:style-name="ro1">
          <table:table-cell office:value-type="float" office:value="2198.727" calcext:value-type="float">
            <text:p>2198.72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6019" calcext:value-type="float">
            <text:p>0.016019</text:p>
          </table:table-cell>
          <table:table-cell office:value-type="float" office:value="-0.003228" calcext:value-type="float">
            <text:p>-0.003228</text:p>
          </table:table-cell>
          <table:table-cell office:value-type="float" office:value="9.79999" calcext:value-type="float">
            <text:p>9.7999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-0.000151" calcext:value-type="float">
            <text:p>-0.000151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881" calcext:value-type="float">
            <text:p>-0.00881</text:p>
          </table:table-cell>
          <table:table-cell office:value-type="float" office:value="-0.002675" calcext:value-type="float">
            <text:p>-0.00267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198.737" calcext:value-type="float">
            <text:p>2198.73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4986" calcext:value-type="float">
            <text:p>0.014986</text:p>
          </table:table-cell>
          <table:table-cell office:value-type="float" office:value="0.005891" calcext:value-type="float">
            <text:p>0.005891</text:p>
          </table:table-cell>
          <table:table-cell office:value-type="float" office:value="9.799936" calcext:value-type="float">
            <text:p>9.799936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-0.000168" calcext:value-type="float">
            <text:p>-0.000168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09288" calcext:value-type="float">
            <text:p>-0.00928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9.799943" calcext:value-type="float">
            <text:p>9.799943</text:p>
          </table:table-cell>
          <table:table-cell table:number-columns-repeated="4"/>
        </table:table-row>
        <table:table-row table:style-name="ro1">
          <table:table-cell office:value-type="float" office:value="2198.747" calcext:value-type="float">
            <text:p>2198.74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-0.003049" calcext:value-type="float">
            <text:p>-0.003049</text:p>
          </table:table-cell>
          <table:table-cell office:value-type="float" office:value="9.800018" calcext:value-type="float">
            <text:p>9.800018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-0.000154" calcext:value-type="float">
            <text:p>-0.000154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11615" calcext:value-type="float">
            <text:p>-0.011615</text:p>
          </table:table-cell>
          <table:table-cell office:value-type="float" office:value="-0.002325" calcext:value-type="float">
            <text:p>-0.002325</text:p>
          </table:table-cell>
          <table:table-cell office:value-type="float" office:value="9.80002" calcext:value-type="float">
            <text:p>9.80002</text:p>
          </table:table-cell>
          <table:table-cell table:number-columns-repeated="4"/>
        </table:table-row>
        <table:table-row table:style-name="ro1">
          <table:table-cell office:value-type="float" office:value="2198.757" calcext:value-type="float">
            <text:p>2198.75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11236" calcext:value-type="float">
            <text:p>0.011236</text:p>
          </table:table-cell>
          <table:table-cell office:value-type="float" office:value="-0.003646" calcext:value-type="float">
            <text:p>-0.003646</text:p>
          </table:table-cell>
          <table:table-cell office:value-type="float" office:value="9.800006" calcext:value-type="float">
            <text:p>9.800006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1361" calcext:value-type="float">
            <text:p>-0.01361</text:p>
          </table:table-cell>
          <table:table-cell office:value-type="float" office:value="-0.002801" calcext:value-type="float">
            <text:p>-0.002801</text:p>
          </table:table-cell>
          <table:table-cell office:value-type="float" office:value="9.800004" calcext:value-type="float">
            <text:p>9.800004</text:p>
          </table:table-cell>
          <table:table-cell table:number-columns-repeated="4"/>
        </table:table-row>
        <table:table-row table:style-name="ro1">
          <table:table-cell office:value-type="float" office:value="2198.767" calcext:value-type="float">
            <text:p>2198.76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-0.003224" calcext:value-type="float">
            <text:p>-0.003224</text:p>
          </table:table-cell>
          <table:table-cell office:value-type="float" office:value="9.800003" calcext:value-type="float">
            <text:p>9.800003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15449" calcext:value-type="float">
            <text:p>-0.015449</text:p>
          </table:table-cell>
          <table:table-cell office:value-type="float" office:value="-0.002267" calcext:value-type="float">
            <text:p>-0.002267</text:p>
          </table:table-cell>
          <table:table-cell office:value-type="float" office:value="9.799996" calcext:value-type="float">
            <text:p>9.799996</text:p>
          </table:table-cell>
          <table:table-cell table:number-columns-repeated="4"/>
        </table:table-row>
        <table:table-row table:style-name="ro1">
          <table:table-cell office:value-type="float" office:value="2198.777" calcext:value-type="float">
            <text:p>2198.77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9.799961" calcext:value-type="float">
            <text:p>9.799961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-0.000155" calcext:value-type="float">
            <text:p>-0.00015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16978" calcext:value-type="float">
            <text:p>-0.016978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9.799948" calcext:value-type="float">
            <text:p>9.799948</text:p>
          </table:table-cell>
          <table:table-cell table:number-columns-repeated="4"/>
        </table:table-row>
        <table:table-row table:style-name="ro1">
          <table:table-cell office:value-type="float" office:value="2198.787" calcext:value-type="float">
            <text:p>2198.78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-0.003838" calcext:value-type="float">
            <text:p>-0.003838</text:p>
          </table:table-cell>
          <table:table-cell office:value-type="float" office:value="9.800022" calcext:value-type="float">
            <text:p>9.80002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20008" calcext:value-type="float">
            <text:p>-0.020008</text:p>
          </table:table-cell>
          <table:table-cell office:value-type="float" office:value="-0.002605" calcext:value-type="float">
            <text:p>-0.002605</text:p>
          </table:table-cell>
          <table:table-cell office:value-type="float" office:value="9.800003" calcext:value-type="float">
            <text:p>9.800003</text:p>
          </table:table-cell>
          <table:table-cell table:number-columns-repeated="4"/>
        </table:table-row>
        <table:table-row table:style-name="ro1">
          <table:table-cell office:value-type="float" office:value="2198.797" calcext:value-type="float">
            <text:p>2198.79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-0.003496" calcext:value-type="float">
            <text:p>-0.003496</text:p>
          </table:table-cell>
          <table:table-cell office:value-type="float" office:value="9.800019" calcext:value-type="float">
            <text:p>9.800019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-0.000146" calcext:value-type="float">
            <text:p>-0.000146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22425" calcext:value-type="float">
            <text:p>-0.022425</text:p>
          </table:table-cell>
          <table:table-cell office:value-type="float" office:value="-0.002116" calcext:value-type="float">
            <text:p>-0.002116</text:p>
          </table:table-cell>
          <table:table-cell office:value-type="float" office:value="9.799994" calcext:value-type="float">
            <text:p>9.799994</text:p>
          </table:table-cell>
          <table:table-cell table:number-columns-repeated="4"/>
        </table:table-row>
        <table:table-row table:style-name="ro1">
          <table:table-cell office:value-type="float" office:value="2198.807" calcext:value-type="float">
            <text:p>2198.807</text:p>
          </table:table-cell>
          <table:table-cell office:value-type="string" calcext:value-type="string">
            <text:p>imu</text:p>
          </table:table-cell>
          <table:table-cell office:value-type="float" office:value="-2.9779" calcext:value-type="float">
            <text:p>-2.9779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39" calcext:value-type="float">
            <text:p>-3.9E-05</text:p>
          </table:table-cell>
          <table:table-cell office:value-type="float" office:value="-0.001257" calcext:value-type="float">
            <text:p>-0.001257</text:p>
          </table:table-cell>
          <table:table-cell office:value-type="float" office:value="-0.030364" calcext:value-type="float">
            <text:p>-0.03036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09161" calcext:value-type="float">
            <text:p>0.009161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9.800659" calcext:value-type="float">
            <text:p>9.800659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-0.000261" calcext:value-type="float">
            <text:p>-0.000261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15314" calcext:value-type="float">
            <text:p>-0.015314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9.800651" calcext:value-type="float">
            <text:p>9.800651</text:p>
          </table:table-cell>
          <table:table-cell table:number-columns-repeated="4"/>
        </table:table-row>
        <table:table-row table:style-name="ro1">
          <table:table-cell office:value-type="float" office:value="2198.8" calcext:value-type="float">
            <text:p>2198.8</text:p>
          </table:table-cell>
          <table:table-cell office:value-type="string" calcext:value-type="string">
            <text:p>odom</text:p>
          </table:table-cell>
          <table:table-cell office:value-type="float" office:value="-2.978006" calcext:value-type="float">
            <text:p>-2.978006</text:p>
          </table:table-cell>
          <table:table-cell office:value-type="float" office:value="1.001581" calcext:value-type="float">
            <text:p>1.001581</text:p>
          </table:table-cell>
          <table:table-cell office:value-type="float" office:value="-0.001008" calcext:value-type="float">
            <text:p>-0.001008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table:number-columns-repeated="13"/>
        </table:table-row>
        <table:table-row table:style-name="ro1">
          <table:table-cell office:value-type="float" office:value="2198.817" calcext:value-type="float">
            <text:p>2198.81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02085" calcext:value-type="float">
            <text:p>-0.002085</text:p>
          </table:table-cell>
          <table:table-cell office:value-type="float" office:value="-0.004475" calcext:value-type="float">
            <text:p>-0.004475</text:p>
          </table:table-cell>
          <table:table-cell office:value-type="float" office:value="9.799276" calcext:value-type="float">
            <text:p>9.799276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-0.000158" calcext:value-type="float">
            <text:p>-0.000158</text:p>
          </table:table-cell>
          <table:table-cell office:value-type="float" office:value="-0.000492" calcext:value-type="float">
            <text:p>-0.000492</text:p>
          </table:table-cell>
          <table:table-cell office:value-type="float" office:value="-0.026905" calcext:value-type="float">
            <text:p>-0.026905</text:p>
          </table:table-cell>
          <table:table-cell office:value-type="float" office:value="-0.00361" calcext:value-type="float">
            <text:p>-0.00361</text:p>
          </table:table-cell>
          <table:table-cell office:value-type="float" office:value="9.79924" calcext:value-type="float">
            <text:p>9.79924</text:p>
          </table:table-cell>
          <table:table-cell table:number-columns-repeated="4"/>
        </table:table-row>
        <table:table-row table:style-name="ro1">
          <table:table-cell office:value-type="float" office:value="2198.827" calcext:value-type="float">
            <text:p>2198.82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-0.003057" calcext:value-type="float">
            <text:p>-0.003057</text:p>
          </table:table-cell>
          <table:table-cell office:value-type="float" office:value="9.799738" calcext:value-type="float">
            <text:p>9.799738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-0.000182" calcext:value-type="float">
            <text:p>-0.000182</text:p>
          </table:table-cell>
          <table:table-cell office:value-type="float" office:value="0.563165" calcext:value-type="float">
            <text:p>0.563165</text:p>
          </table:table-cell>
          <table:table-cell office:value-type="float" office:value="-0.019924" calcext:value-type="float">
            <text:p>-0.019924</text:p>
          </table:table-cell>
          <table:table-cell office:value-type="float" office:value="-0.002412" calcext:value-type="float">
            <text:p>-0.002412</text:p>
          </table:table-cell>
          <table:table-cell office:value-type="float" office:value="9.799719" calcext:value-type="float">
            <text:p>9.799719</text:p>
          </table:table-cell>
          <table:table-cell table:number-columns-repeated="4"/>
        </table:table-row>
        <table:table-row table:style-name="ro1">
          <table:table-cell office:value-type="float" office:value="2198.837" calcext:value-type="float">
            <text:p>2198.83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0566" calcext:value-type="float">
            <text:p>-0.00566</text:p>
          </table:table-cell>
          <table:table-cell office:value-type="float" office:value="-0.001379" calcext:value-type="float">
            <text:p>-0.001379</text:p>
          </table:table-cell>
          <table:table-cell office:value-type="float" office:value="9.80029" calcext:value-type="float">
            <text:p>9.80029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0.614922" calcext:value-type="float">
            <text:p>0.614922</text:p>
          </table:table-cell>
          <table:table-cell office:value-type="float" office:value="-0.030383" calcext:value-type="float">
            <text:p>-0.030383</text:p>
          </table:table-cell>
          <table:table-cell office:value-type="float" office:value="-0.000402" calcext:value-type="float">
            <text:p>-0.000402</text:p>
          </table:table-cell>
          <table:table-cell office:value-type="float" office:value="9.800244" calcext:value-type="float">
            <text:p>9.800244</text:p>
          </table:table-cell>
          <table:table-cell table:number-columns-repeated="4"/>
        </table:table-row>
        <table:table-row table:style-name="ro1">
          <table:table-cell office:value-type="float" office:value="2198.847" calcext:value-type="float">
            <text:p>2198.84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09154" calcext:value-type="float">
            <text:p>-0.009154</text:p>
          </table:table-cell>
          <table:table-cell office:value-type="float" office:value="-0.004391" calcext:value-type="float">
            <text:p>-0.004391</text:p>
          </table:table-cell>
          <table:table-cell office:value-type="float" office:value="9.800041" calcext:value-type="float">
            <text:p>9.800041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-0.000131" calcext:value-type="float">
            <text:p>-0.000131</text:p>
          </table:table-cell>
          <table:table-cell office:value-type="float" office:value="0.679904" calcext:value-type="float">
            <text:p>0.679904</text:p>
          </table:table-cell>
          <table:table-cell office:value-type="float" office:value="-0.03397" calcext:value-type="float">
            <text:p>-0.03397</text:p>
          </table:table-cell>
          <table:table-cell office:value-type="float" office:value="-0.003303" calcext:value-type="float">
            <text:p>-0.003303</text:p>
          </table:table-cell>
          <table:table-cell office:value-type="float" office:value="9.799986" calcext:value-type="float">
            <text:p>9.799986</text:p>
          </table:table-cell>
          <table:table-cell table:number-columns-repeated="4"/>
        </table:table-row>
        <table:table-row table:style-name="ro1">
          <table:table-cell office:value-type="float" office:value="2198.857" calcext:value-type="float">
            <text:p>2198.85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12198" calcext:value-type="float">
            <text:p>-0.012198</text:p>
          </table:table-cell>
          <table:table-cell office:value-type="float" office:value="-0.004725" calcext:value-type="float">
            <text:p>-0.004725</text:p>
          </table:table-cell>
          <table:table-cell office:value-type="float" office:value="9.800048" calcext:value-type="float">
            <text:p>9.800048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-0.000131" calcext:value-type="float">
            <text:p>-0.000131</text:p>
          </table:table-cell>
          <table:table-cell office:value-type="float" office:value="0.750197" calcext:value-type="float">
            <text:p>0.750197</text:p>
          </table:table-cell>
          <table:table-cell office:value-type="float" office:value="-0.037023" calcext:value-type="float">
            <text:p>-0.037023</text:p>
          </table:table-cell>
          <table:table-cell office:value-type="float" office:value="-0.003539" calcext:value-type="float">
            <text:p>-0.003539</text:p>
          </table:table-cell>
          <table:table-cell office:value-type="float" office:value="9.799986" calcext:value-type="float">
            <text:p>9.799986</text:p>
          </table:table-cell>
          <table:table-cell table:number-columns-repeated="4"/>
        </table:table-row>
        <table:table-row table:style-name="ro1">
          <table:table-cell office:value-type="float" office:value="2198.867" calcext:value-type="float">
            <text:p>2198.86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15063" calcext:value-type="float">
            <text:p>-0.015063</text:p>
          </table:table-cell>
          <table:table-cell office:value-type="float" office:value="-0.005056" calcext:value-type="float">
            <text:p>-0.005056</text:p>
          </table:table-cell>
          <table:table-cell office:value-type="float" office:value="9.800055" calcext:value-type="float">
            <text:p>9.800055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-0.000131" calcext:value-type="float">
            <text:p>-0.000131</text:p>
          </table:table-cell>
          <table:table-cell office:value-type="float" office:value="0.825206" calcext:value-type="float">
            <text:p>0.825206</text:p>
          </table:table-cell>
          <table:table-cell office:value-type="float" office:value="-0.039897" calcext:value-type="float">
            <text:p>-0.039897</text:p>
          </table:table-cell>
          <table:table-cell office:value-type="float" office:value="-0.003779" calcext:value-type="float">
            <text:p>-0.003779</text:p>
          </table:table-cell>
          <table:table-cell office:value-type="float" office:value="9.799986" calcext:value-type="float">
            <text:p>9.799986</text:p>
          </table:table-cell>
          <table:table-cell table:number-columns-repeated="4"/>
        </table:table-row>
        <table:table-row table:style-name="ro1">
          <table:table-cell office:value-type="float" office:value="2198.877" calcext:value-type="float">
            <text:p>2198.87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17886" calcext:value-type="float">
            <text:p>-0.017886</text:p>
          </table:table-cell>
          <table:table-cell office:value-type="float" office:value="-0.003528" calcext:value-type="float">
            <text:p>-0.003528</text:p>
          </table:table-cell>
          <table:table-cell office:value-type="float" office:value="9.799997" calcext:value-type="float">
            <text:p>9.799997</text:p>
          </table:table-cell>
          <table:table-cell office:value-type="float" office:value="0.002264" calcext:value-type="float">
            <text:p>0.002264</text:p>
          </table:table-cell>
          <table:table-cell office:value-type="float" office:value="-0.000129" calcext:value-type="float">
            <text:p>-0.000129</text:p>
          </table:table-cell>
          <table:table-cell office:value-type="float" office:value="0.904918" calcext:value-type="float">
            <text:p>0.904918</text:p>
          </table:table-cell>
          <table:table-cell office:value-type="float" office:value="-0.042671" calcext:value-type="float">
            <text:p>-0.042671</text:p>
          </table:table-cell>
          <table:table-cell office:value-type="float" office:value="-0.002163" calcext:value-type="float">
            <text:p>-0.002163</text:p>
          </table:table-cell>
          <table:table-cell office:value-type="float" office:value="9.799921" calcext:value-type="float">
            <text:p>9.799921</text:p>
          </table:table-cell>
          <table:table-cell table:number-columns-repeated="4"/>
        </table:table-row>
        <table:table-row table:style-name="ro1">
          <table:table-cell office:value-type="float" office:value="2198.887" calcext:value-type="float">
            <text:p>2198.88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20925" calcext:value-type="float">
            <text:p>-0.020925</text:p>
          </table:table-cell>
          <table:table-cell office:value-type="float" office:value="-0.006482" calcext:value-type="float">
            <text:p>-0.006482</text:p>
          </table:table-cell>
          <table:table-cell office:value-type="float" office:value="9.80006" calcext:value-type="float">
            <text:p>9.80006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-0.000129" calcext:value-type="float">
            <text:p>-0.000129</text:p>
          </table:table-cell>
          <table:table-cell office:value-type="float" office:value="0.989557" calcext:value-type="float">
            <text:p>0.989557</text:p>
          </table:table-cell>
          <table:table-cell office:value-type="float" office:value="-0.045802" calcext:value-type="float">
            <text:p>-0.045802</text:p>
          </table:table-cell>
          <table:table-cell office:value-type="float" office:value="-0.00502" calcext:value-type="float">
            <text:p>-0.00502</text:p>
          </table:table-cell>
          <table:table-cell office:value-type="float" office:value="9.799976" calcext:value-type="float">
            <text:p>9.799976</text:p>
          </table:table-cell>
          <table:table-cell table:number-columns-repeated="4"/>
        </table:table-row>
        <table:table-row table:style-name="ro1">
          <table:table-cell office:value-type="float" office:value="2198.897" calcext:value-type="float">
            <text:p>2198.89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23662" calcext:value-type="float">
            <text:p>-0.023662</text:p>
          </table:table-cell>
          <table:table-cell office:value-type="float" office:value="-0.005893" calcext:value-type="float">
            <text:p>-0.005893</text:p>
          </table:table-cell>
          <table:table-cell office:value-type="float" office:value="9.800085" calcext:value-type="float">
            <text:p>9.80008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-0.000129" calcext:value-type="float">
            <text:p>-0.000129</text:p>
          </table:table-cell>
          <table:table-cell office:value-type="float" office:value="1.079303" calcext:value-type="float">
            <text:p>1.079303</text:p>
          </table:table-cell>
          <table:table-cell office:value-type="float" office:value="-0.048518" calcext:value-type="float">
            <text:p>-0.048518</text:p>
          </table:table-cell>
          <table:table-cell office:value-type="float" office:value="-0.004344" calcext:value-type="float">
            <text:p>-0.004344</text:p>
          </table:table-cell>
          <table:table-cell office:value-type="float" office:value="9.799994" calcext:value-type="float">
            <text:p>9.799994</text:p>
          </table:table-cell>
          <table:table-cell table:number-columns-repeated="4"/>
        </table:table-row>
        <table:table-row table:style-name="ro1">
          <table:table-cell office:value-type="float" office:value="2198.907" calcext:value-type="float">
            <text:p>2198.90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26276" calcext:value-type="float">
            <text:p>-0.026276</text:p>
          </table:table-cell>
          <table:table-cell office:value-type="float" office:value="-0.006524" calcext:value-type="float">
            <text:p>-0.006524</text:p>
          </table:table-cell>
          <table:table-cell office:value-type="float" office:value="9.800007" calcext:value-type="float">
            <text:p>9.800007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-0.000128" calcext:value-type="float">
            <text:p>-0.000128</text:p>
          </table:table-cell>
          <table:table-cell office:value-type="float" office:value="1.172189" calcext:value-type="float">
            <text:p>1.172189</text:p>
          </table:table-cell>
          <table:table-cell office:value-type="float" office:value="-0.051151" calcext:value-type="float">
            <text:p>-0.051151</text:p>
          </table:table-cell>
          <table:table-cell office:value-type="float" office:value="-0.004892" calcext:value-type="float">
            <text:p>-0.004892</text:p>
          </table:table-cell>
          <table:table-cell office:value-type="float" office:value="9.79991" calcext:value-type="float">
            <text:p>9.79991</text:p>
          </table:table-cell>
          <table:table-cell table:number-columns-repeated="4"/>
        </table:table-row>
        <table:table-row table:style-name="ro1">
          <table:table-cell office:value-type="float" office:value="2198.917" calcext:value-type="float">
            <text:p>2198.91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28789" calcext:value-type="float">
            <text:p>-0.028789</text:p>
          </table:table-cell>
          <table:table-cell office:value-type="float" office:value="-0.008507" calcext:value-type="float">
            <text:p>-0.008507</text:p>
          </table:table-cell>
          <table:table-cell office:value-type="float" office:value="9.800092" calcext:value-type="float">
            <text:p>9.800092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1.269656" calcext:value-type="float">
            <text:p>1.269656</text:p>
          </table:table-cell>
          <table:table-cell office:value-type="float" office:value="-0.053726" calcext:value-type="float">
            <text:p>-0.053726</text:p>
          </table:table-cell>
          <table:table-cell office:value-type="float" office:value="-0.006794" calcext:value-type="float">
            <text:p>-0.006794</text:p>
          </table:table-cell>
          <table:table-cell office:value-type="float" office:value="9.799989" calcext:value-type="float">
            <text:p>9.799989</text:p>
          </table:table-cell>
          <table:table-cell table:number-columns-repeated="4"/>
        </table:table-row>
        <table:table-row table:style-name="ro1">
          <table:table-cell office:value-type="float" office:value="2198.927" calcext:value-type="float">
            <text:p>2198.92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30992" calcext:value-type="float">
            <text:p>-0.030992</text:p>
          </table:table-cell>
          <table:table-cell office:value-type="float" office:value="-0.008988" calcext:value-type="float">
            <text:p>-0.008988</text:p>
          </table:table-cell>
          <table:table-cell office:value-type="float" office:value="9.800104" calcext:value-type="float">
            <text:p>9.800104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1.370853" calcext:value-type="float">
            <text:p>1.370853</text:p>
          </table:table-cell>
          <table:table-cell office:value-type="float" office:value="-0.055942" calcext:value-type="float">
            <text:p>-0.055942</text:p>
          </table:table-cell>
          <table:table-cell office:value-type="float" office:value="-0.007205" calcext:value-type="float">
            <text:p>-0.007205</text:p>
          </table:table-cell>
          <table:table-cell office:value-type="float" office:value="9.799995" calcext:value-type="float">
            <text:p>9.799995</text:p>
          </table:table-cell>
          <table:table-cell table:number-columns-repeated="4"/>
        </table:table-row>
        <table:table-row table:style-name="ro1">
          <table:table-cell office:value-type="float" office:value="2198.937" calcext:value-type="float">
            <text:p>2198.93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32792" calcext:value-type="float">
            <text:p>-0.032792</text:p>
          </table:table-cell>
          <table:table-cell office:value-type="float" office:value="-0.010374" calcext:value-type="float">
            <text:p>-0.010374</text:p>
          </table:table-cell>
          <table:table-cell office:value-type="float" office:value="9.800099" calcext:value-type="float">
            <text:p>9.800099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1.464583" calcext:value-type="float">
            <text:p>1.464583</text:p>
          </table:table-cell>
          <table:table-cell office:value-type="float" office:value="-0.057785" calcext:value-type="float">
            <text:p>-0.057785</text:p>
          </table:table-cell>
          <table:table-cell office:value-type="float" office:value="-0.008533" calcext:value-type="float">
            <text:p>-0.008533</text:p>
          </table:table-cell>
          <table:table-cell office:value-type="float" office:value="9.799985" calcext:value-type="float">
            <text:p>9.799985</text:p>
          </table:table-cell>
          <table:table-cell table:number-columns-repeated="4"/>
        </table:table-row>
        <table:table-row table:style-name="ro1">
          <table:table-cell office:value-type="float" office:value="2198.947" calcext:value-type="float">
            <text:p>2198.947</text:p>
          </table:table-cell>
          <table:table-cell office:value-type="string" calcext:value-type="string">
            <text:p>imu</text:p>
          </table:table-cell>
          <table:table-cell office:value-type="float" office:value="-2.978" calcext:value-type="float">
            <text:p>-2.978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021" calcext:value-type="float">
            <text:p>-2.1E-05</text:p>
          </table:table-cell>
          <table:table-cell office:value-type="float" office:value="-0.00126" calcext:value-type="float">
            <text:p>-0.00126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999874" calcext:value-type="float">
            <text:p>0.999874</text:p>
          </table:table-cell>
          <table:table-cell office:value-type="float" office:value="-0.034329" calcext:value-type="float">
            <text:p>-0.034329</text:p>
          </table:table-cell>
          <table:table-cell office:value-type="float" office:value="-0.014136" calcext:value-type="float">
            <text:p>-0.014136</text:p>
          </table:table-cell>
          <table:table-cell office:value-type="float" office:value="9.800072" calcext:value-type="float">
            <text:p>9.800072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-0.000124" calcext:value-type="float">
            <text:p>-0.000124</text:p>
          </table:table-cell>
          <table:table-cell office:value-type="float" office:value="1.582" calcext:value-type="float">
            <text:p>1.582</text:p>
          </table:table-cell>
          <table:table-cell office:value-type="float" office:value="-0.059441" calcext:value-type="float">
            <text:p>-0.059441</text:p>
          </table:table-cell>
          <table:table-cell office:value-type="float" office:value="-0.012245" calcext:value-type="float">
            <text:p>-0.012245</text:p>
          </table:table-cell>
          <table:table-cell office:value-type="float" office:value="9.799954" calcext:value-type="float">
            <text:p>9.799954</text:p>
          </table:table-cell>
          <table:table-cell table:number-columns-repeated="4"/>
        </table:table-row>
        <table:table-row table:style-name="ro1">
          <table:table-cell office:value-type="float" office:value="2198.934" calcext:value-type="float">
            <text:p>2198.934</text:p>
          </table:table-cell>
          <table:table-cell office:value-type="string" calcext:value-type="string">
            <text:p>odom</text:p>
          </table:table-cell>
          <table:table-cell office:value-type="float" office:value="-2.978558" calcext:value-type="float">
            <text:p>-2.978558</text:p>
          </table:table-cell>
          <table:table-cell office:value-type="float" office:value="1.001585" calcext:value-type="float">
            <text:p>1.00158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table:number-columns-repeated="13"/>
        </table:table-row>
        <table:table-row table:style-name="ro1">
          <table:table-cell office:value-type="float" office:value="2198.957" calcext:value-type="float">
            <text:p>2198.95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-0.035529" calcext:value-type="float">
            <text:p>-0.035529</text:p>
          </table:table-cell>
          <table:table-cell office:value-type="float" office:value="-0.015029" calcext:value-type="float">
            <text:p>-0.015029</text:p>
          </table:table-cell>
          <table:table-cell office:value-type="float" office:value="9.800116" calcext:value-type="float">
            <text:p>9.800116</text:p>
          </table:table-cell>
          <table:table-cell office:value-type="float" office:value="0.004244" calcext:value-type="float">
            <text:p>0.004244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1.6908" calcext:value-type="float">
            <text:p>1.6908</text:p>
          </table:table-cell>
          <table:table-cell office:value-type="float" office:value="-0.058696" calcext:value-type="float">
            <text:p>-0.058696</text:p>
          </table:table-cell>
          <table:table-cell office:value-type="float" office:value="-0.020101" calcext:value-type="float">
            <text:p>-0.020101</text:p>
          </table:table-cell>
          <table:table-cell office:value-type="float" office:value="9.799995" calcext:value-type="float">
            <text:p>9.799995</text:p>
          </table:table-cell>
          <table:table-cell table:number-columns-repeated="4"/>
        </table:table-row>
        <table:table-row table:style-name="ro1">
          <table:table-cell office:value-type="float" office:value="2198.967" calcext:value-type="float">
            <text:p>2198.96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0.028636" calcext:value-type="float">
            <text:p>0.028636</text:p>
          </table:table-cell>
          <table:table-cell office:value-type="float" office:value="-0.017001" calcext:value-type="float">
            <text:p>-0.017001</text:p>
          </table:table-cell>
          <table:table-cell office:value-type="float" office:value="9.799804" calcext:value-type="float">
            <text:p>9.799804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-0.000179" calcext:value-type="float">
            <text:p>-0.000179</text:p>
          </table:table-cell>
          <table:table-cell office:value-type="float" office:value="1.794211" calcext:value-type="float">
            <text:p>1.794211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-0.016587" calcext:value-type="float">
            <text:p>-0.016587</text:p>
          </table:table-cell>
          <table:table-cell office:value-type="float" office:value="9.799845" calcext:value-type="float">
            <text:p>9.799845</text:p>
          </table:table-cell>
          <table:table-cell table:number-columns-repeated="4"/>
        </table:table-row>
        <table:table-row table:style-name="ro1">
          <table:table-cell office:value-type="float" office:value="2198.977" calcext:value-type="float">
            <text:p>2198.97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0.044075" calcext:value-type="float">
            <text:p>0.044075</text:p>
          </table:table-cell>
          <table:table-cell office:value-type="float" office:value="-0.01622" calcext:value-type="float">
            <text:p>-0.01622</text:p>
          </table:table-cell>
          <table:table-cell office:value-type="float" office:value="9.799775" calcext:value-type="float">
            <text:p>9.799775</text:p>
          </table:table-cell>
          <table:table-cell office:value-type="float" office:value="0.004774" calcext:value-type="float">
            <text:p>0.004774</text:p>
          </table:table-cell>
          <table:table-cell office:value-type="float" office:value="-0.000177" calcext:value-type="float">
            <text:p>-0.000177</text:p>
          </table:table-cell>
          <table:table-cell office:value-type="float" office:value="1.893914" calcext:value-type="float">
            <text:p>1.893914</text:p>
          </table:table-cell>
          <table:table-cell office:value-type="float" office:value="0.020719" calcext:value-type="float">
            <text:p>0.020719</text:p>
          </table:table-cell>
          <table:table-cell office:value-type="float" office:value="-0.01449" calcext:value-type="float">
            <text:p>-0.01449</text:p>
          </table:table-cell>
          <table:table-cell office:value-type="float" office:value="9.799855" calcext:value-type="float">
            <text:p>9.799855</text:p>
          </table:table-cell>
          <table:table-cell table:number-columns-repeated="4"/>
        </table:table-row>
        <table:table-row table:style-name="ro1">
          <table:table-cell office:value-type="float" office:value="2198.987" calcext:value-type="float">
            <text:p>2198.98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-0.023241" calcext:value-type="float">
            <text:p>-0.023241</text:p>
          </table:table-cell>
          <table:table-cell office:value-type="float" office:value="-0.022771" calcext:value-type="float">
            <text:p>-0.022771</text:p>
          </table:table-cell>
          <table:table-cell office:value-type="float" office:value="9.801135" calcext:value-type="float">
            <text:p>9.801135</text:p>
          </table:table-cell>
          <table:table-cell office:value-type="float" office:value="0.004733" calcext:value-type="float">
            <text:p>0.004733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1.972075" calcext:value-type="float">
            <text:p>1.972075</text:p>
          </table:table-cell>
          <table:table-cell office:value-type="float" office:value="-0.045795" calcext:value-type="float">
            <text:p>-0.045795</text:p>
          </table:table-cell>
          <table:table-cell office:value-type="float" office:value="-0.026766" calcext:value-type="float">
            <text:p>-0.026766</text:p>
          </table:table-cell>
          <table:table-cell office:value-type="float" office:value="9.801046" calcext:value-type="float">
            <text:p>9.801046</text:p>
          </table:table-cell>
          <table:table-cell table:number-columns-repeated="4"/>
        </table:table-row>
        <table:table-row table:style-name="ro1">
          <table:table-cell office:value-type="float" office:value="2198.997" calcext:value-type="float">
            <text:p>2198.99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-0.417456" calcext:value-type="float">
            <text:p>-0.417456</text:p>
          </table:table-cell>
          <table:table-cell office:value-type="float" office:value="-0.013448" calcext:value-type="float">
            <text:p>-0.013448</text:p>
          </table:table-cell>
          <table:table-cell office:value-type="float" office:value="9.800803" calcext:value-type="float">
            <text:p>9.800803</text:p>
          </table:table-cell>
          <table:table-cell office:value-type="float" office:value="0.005015" calcext:value-type="float">
            <text:p>0.005015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2.001399" calcext:value-type="float">
            <text:p>2.001399</text:p>
          </table:table-cell>
          <table:table-cell office:value-type="float" office:value="-0.439363" calcext:value-type="float">
            <text:p>-0.439363</text:p>
          </table:table-cell>
          <table:table-cell office:value-type="float" office:value="-0.051139" calcext:value-type="float">
            <text:p>-0.051139</text:p>
          </table:table-cell>
          <table:table-cell office:value-type="float" office:value="9.799722" calcext:value-type="float">
            <text:p>9.799722</text:p>
          </table:table-cell>
          <table:table-cell table:number-columns-repeated="4"/>
        </table:table-row>
        <table:table-row table:style-name="ro1">
          <table:table-cell office:value-type="float" office:value="2199.007" calcext:value-type="float">
            <text:p>2199.00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-0.148482" calcext:value-type="float">
            <text:p>-0.148482</text:p>
          </table:table-cell>
          <table:table-cell office:value-type="float" office:value="-0.021634" calcext:value-type="float">
            <text:p>-0.021634</text:p>
          </table:table-cell>
          <table:table-cell office:value-type="float" office:value="9.807391" calcext:value-type="float">
            <text:p>9.807391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-0.000448" calcext:value-type="float">
            <text:p>-0.000448</text:p>
          </table:table-cell>
          <table:table-cell office:value-type="float" office:value="2.063017" calcext:value-type="float">
            <text:p>2.063017</text:p>
          </table:table-cell>
          <table:table-cell office:value-type="float" office:value="-0.170691" calcext:value-type="float">
            <text:p>-0.170691</text:p>
          </table:table-cell>
          <table:table-cell office:value-type="float" office:value="-0.036328" calcext:value-type="float">
            <text:p>-0.036328</text:p>
          </table:table-cell>
          <table:table-cell office:value-type="float" office:value="9.806986" calcext:value-type="float">
            <text:p>9.806986</text:p>
          </table:table-cell>
          <table:table-cell table:number-columns-repeated="4"/>
        </table:table-row>
        <table:table-row table:style-name="ro1">
          <table:table-cell office:value-type="float" office:value="2199.017" calcext:value-type="float">
            <text:p>2199.01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-0.340436" calcext:value-type="float">
            <text:p>-0.340436</text:p>
          </table:table-cell>
          <table:table-cell office:value-type="float" office:value="-0.039416" calcext:value-type="float">
            <text:p>-0.039416</text:p>
          </table:table-cell>
          <table:table-cell office:value-type="float" office:value="9.799804" calcext:value-type="float">
            <text:p>9.799804</text:p>
          </table:table-cell>
          <table:table-cell office:value-type="float" office:value="0.005693" calcext:value-type="float">
            <text:p>0.005693</text:p>
          </table:table-cell>
          <table:table-cell office:value-type="float" office:value="-0.000436" calcext:value-type="float">
            <text:p>-0.000436</text:p>
          </table:table-cell>
          <table:table-cell office:value-type="float" office:value="2.087343" calcext:value-type="float">
            <text:p>2.087343</text:p>
          </table:table-cell>
          <table:table-cell office:value-type="float" office:value="-0.360406" calcext:value-type="float">
            <text:p>-0.360406</text:p>
          </table:table-cell>
          <table:table-cell office:value-type="float" office:value="-0.070436" calcext:value-type="float">
            <text:p>-0.070436</text:p>
          </table:table-cell>
          <table:table-cell office:value-type="float" office:value="9.798916" calcext:value-type="float">
            <text:p>9.798916</text:p>
          </table:table-cell>
          <table:table-cell table:number-columns-repeated="4"/>
        </table:table-row>
        <table:table-row table:style-name="ro1">
          <table:table-cell office:value-type="float" office:value="2199.027" calcext:value-type="float">
            <text:p>2199.02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0.025066" calcext:value-type="float">
            <text:p>0.025066</text:p>
          </table:table-cell>
          <table:table-cell office:value-type="float" office:value="-0.033983" calcext:value-type="float">
            <text:p>-0.033983</text:p>
          </table:table-cell>
          <table:table-cell office:value-type="float" office:value="9.793388" calcext:value-type="float">
            <text:p>9.793388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2.087489" calcext:value-type="float">
            <text:p>2.087489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-0.03381" calcext:value-type="float">
            <text:p>-0.03381</text:p>
          </table:table-cell>
          <table:table-cell office:value-type="float" office:value="9.793421" calcext:value-type="float">
            <text:p>9.793421</text:p>
          </table:table-cell>
          <table:table-cell table:number-columns-repeated="4"/>
        </table:table-row>
        <table:table-row table:style-name="ro1">
          <table:table-cell office:value-type="float" office:value="2199.037" calcext:value-type="float">
            <text:p>2199.03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0.042469" calcext:value-type="float">
            <text:p>0.042469</text:p>
          </table:table-cell>
          <table:table-cell office:value-type="float" office:value="-0.038348" calcext:value-type="float">
            <text:p>-0.038348</text:p>
          </table:table-cell>
          <table:table-cell office:value-type="float" office:value="9.780336" calcext:value-type="float">
            <text:p>9.780336</text:p>
          </table:table-cell>
          <table:table-cell office:value-type="float" office:value="0.005432" calcext:value-type="float">
            <text:p>0.005432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2.103239" calcext:value-type="float">
            <text:p>2.103239</text:p>
          </table:table-cell>
          <table:table-cell office:value-type="float" office:value="0.021058" calcext:value-type="float">
            <text:p>0.021058</text:p>
          </table:table-cell>
          <table:table-cell office:value-type="float" office:value="-0.03667" calcext:value-type="float">
            <text:p>-0.03667</text:p>
          </table:table-cell>
          <table:table-cell office:value-type="float" office:value="9.780412" calcext:value-type="float">
            <text:p>9.780412</text:p>
          </table:table-cell>
          <table:table-cell table:number-columns-repeated="4"/>
        </table:table-row>
        <table:table-row table:style-name="ro1">
          <table:table-cell office:value-type="float" office:value="2199.047" calcext:value-type="float">
            <text:p>2199.04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-0.01821" calcext:value-type="float">
            <text:p>-0.01821</text:p>
          </table:table-cell>
          <table:table-cell office:value-type="float" office:value="-0.040353" calcext:value-type="float">
            <text:p>-0.040353</text:p>
          </table:table-cell>
          <table:table-cell office:value-type="float" office:value="9.814495" calcext:value-type="float">
            <text:p>9.814495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2.114401" calcext:value-type="float">
            <text:p>2.114401</text:p>
          </table:table-cell>
          <table:table-cell office:value-type="float" office:value="-0.039314" calcext:value-type="float">
            <text:p>-0.039314</text:p>
          </table:table-cell>
          <table:table-cell office:value-type="float" office:value="-0.043857" calcext:value-type="float">
            <text:p>-0.043857</text:p>
          </table:table-cell>
          <table:table-cell office:value-type="float" office:value="9.814418" calcext:value-type="float">
            <text:p>9.814418</text:p>
          </table:table-cell>
          <table:table-cell table:number-columns-repeated="4"/>
        </table:table-row>
        <table:table-row table:style-name="ro1">
          <table:table-cell office:value-type="float" office:value="2199.057" calcext:value-type="float">
            <text:p>2199.05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0.024674" calcext:value-type="float">
            <text:p>0.024674</text:p>
          </table:table-cell>
          <table:table-cell office:value-type="float" office:value="-0.038525" calcext:value-type="float">
            <text:p>-0.038525</text:p>
          </table:table-cell>
          <table:table-cell office:value-type="float" office:value="9.803086" calcext:value-type="float">
            <text:p>9.803086</text:p>
          </table:table-cell>
          <table:table-cell office:value-type="float" office:value="0.005274" calcext:value-type="float">
            <text:p>0.005274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2.114401" calcext:value-type="float">
            <text:p>2.114401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-0.038371" calcext:value-type="float">
            <text:p>-0.038371</text:p>
          </table:table-cell>
          <table:table-cell office:value-type="float" office:value="9.803117" calcext:value-type="float">
            <text:p>9.803117</text:p>
          </table:table-cell>
          <table:table-cell table:number-columns-repeated="4"/>
        </table:table-row>
        <table:table-row table:style-name="ro1">
          <table:table-cell office:value-type="float" office:value="2199.067" calcext:value-type="float">
            <text:p>2199.06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0.023939" calcext:value-type="float">
            <text:p>0.023939</text:p>
          </table:table-cell>
          <table:table-cell office:value-type="float" office:value="-0.040602" calcext:value-type="float">
            <text:p>-0.040602</text:p>
          </table:table-cell>
          <table:table-cell office:value-type="float" office:value="9.80027" calcext:value-type="float">
            <text:p>9.80027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-0.000162" calcext:value-type="float">
            <text:p>-0.000162</text:p>
          </table:table-cell>
          <table:table-cell office:value-type="float" office:value="2.114401" calcext:value-type="float">
            <text:p>2.114401</text:p>
          </table:table-cell>
          <table:table-cell office:value-type="float" office:value="0.002738" calcext:value-type="float">
            <text:p>0.002738</text:p>
          </table:table-cell>
          <table:table-cell office:value-type="float" office:value="-0.040503" calcext:value-type="float">
            <text:p>-0.040503</text:p>
          </table:table-cell>
          <table:table-cell office:value-type="float" office:value="9.800299" calcext:value-type="float">
            <text:p>9.800299</text:p>
          </table:table-cell>
          <table:table-cell table:number-columns-repeated="4"/>
        </table:table-row>
        <table:table-row table:style-name="ro1">
          <table:table-cell office:value-type="float" office:value="2199.077" calcext:value-type="float">
            <text:p>2199.077</text:p>
          </table:table-cell>
          <table:table-cell office:value-type="string" calcext:value-type="string">
            <text:p>imu</text:p>
          </table:table-cell>
          <table:table-cell office:value-type="float" office:value="-2.9786" calcext:value-type="float">
            <text:p>-2.978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999086" calcext:value-type="float">
            <text:p>0.999086</text:p>
          </table:table-cell>
          <table:table-cell office:value-type="float" office:value="0.066811" calcext:value-type="float">
            <text:p>0.066811</text:p>
          </table:table-cell>
          <table:table-cell office:value-type="float" office:value="-0.041753" calcext:value-type="float">
            <text:p>-0.041753</text:p>
          </table:table-cell>
          <table:table-cell office:value-type="float" office:value="9.802975" calcext:value-type="float">
            <text:p>9.80297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-0.000362" calcext:value-type="float">
            <text:p>-0.000362</text:p>
          </table:table-cell>
          <table:table-cell office:value-type="float" office:value="2.161538" calcext:value-type="float">
            <text:p>2.161538</text:p>
          </table:table-cell>
          <table:table-cell office:value-type="float" office:value="0.045545" calcext:value-type="float">
            <text:p>0.045545</text:p>
          </table:table-cell>
          <table:table-cell office:value-type="float" office:value="-0.037989" calcext:value-type="float">
            <text:p>-0.037989</text:p>
          </table:table-cell>
          <table:table-cell office:value-type="float" office:value="9.803112" calcext:value-type="float">
            <text:p>9.803112</text:p>
          </table:table-cell>
          <table:table-cell table:number-columns-repeated="4"/>
        </table:table-row>
        <table:table-row table:style-name="ro1">
          <table:table-cell office:value-type="float" office:value="2199.068" calcext:value-type="float">
            <text:p>2199.068</text:p>
          </table:table-cell>
          <table:table-cell office:value-type="string" calcext:value-type="string">
            <text:p>odom</text:p>
          </table:table-cell>
          <table:table-cell office:value-type="float" office:value="-2.980328" calcext:value-type="float">
            <text:p>-2.980328</text:p>
          </table:table-cell>
          <table:table-cell office:value-type="float" office:value="1.001191" calcext:value-type="float">
            <text:p>1.00119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table:number-columns-repeated="13"/>
        </table:table-row>
        <table:table-row table:style-name="ro1">
          <table:table-cell office:value-type="float" office:value="2199.087" calcext:value-type="float">
            <text:p>2199.08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64442" calcext:value-type="float">
            <text:p>0.064442</text:p>
          </table:table-cell>
          <table:table-cell office:value-type="float" office:value="-0.041842" calcext:value-type="float">
            <text:p>-0.041842</text:p>
          </table:table-cell>
          <table:table-cell office:value-type="float" office:value="9.799152" calcext:value-type="float">
            <text:p>9.799152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-0.000301" calcext:value-type="float">
            <text:p>-0.000301</text:p>
          </table:table-cell>
          <table:table-cell office:value-type="float" office:value="2.203032" calcext:value-type="float">
            <text:p>2.203032</text:p>
          </table:table-cell>
          <table:table-cell office:value-type="float" office:value="0.051757" calcext:value-type="float">
            <text:p>0.051757</text:p>
          </table:table-cell>
          <table:table-cell office:value-type="float" office:value="-0.025909" calcext:value-type="float">
            <text:p>-0.025909</text:p>
          </table:table-cell>
          <table:table-cell office:value-type="float" office:value="9.799282" calcext:value-type="float">
            <text:p>9.799282</text:p>
          </table:table-cell>
          <table:table-cell table:number-columns-repeated="4"/>
        </table:table-row>
        <table:table-row table:style-name="ro1">
          <table:table-cell office:value-type="float" office:value="2199.097" calcext:value-type="float">
            <text:p>2199.09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54108" calcext:value-type="float">
            <text:p>0.054108</text:p>
          </table:table-cell>
          <table:table-cell office:value-type="float" office:value="-0.041472" calcext:value-type="float">
            <text:p>-0.041472</text:p>
          </table:table-cell>
          <table:table-cell office:value-type="float" office:value="9.799763" calcext:value-type="float">
            <text:p>9.799763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-0.000288" calcext:value-type="float">
            <text:p>-0.000288</text:p>
          </table:table-cell>
          <table:table-cell office:value-type="float" office:value="2.236945" calcext:value-type="float">
            <text:p>2.236945</text:p>
          </table:table-cell>
          <table:table-cell office:value-type="float" office:value="0.041901" calcext:value-type="float">
            <text:p>0.041901</text:p>
          </table:table-cell>
          <table:table-cell office:value-type="float" office:value="-0.029044" calcext:value-type="float">
            <text:p>-0.029044</text:p>
          </table:table-cell>
          <table:table-cell office:value-type="float" office:value="9.799867" calcext:value-type="float">
            <text:p>9.799867</text:p>
          </table:table-cell>
          <table:table-cell table:number-columns-repeated="4"/>
        </table:table-row>
        <table:table-row table:style-name="ro1">
          <table:table-cell office:value-type="float" office:value="2199.107" calcext:value-type="float">
            <text:p>2199.10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42265" calcext:value-type="float">
            <text:p>0.042265</text:p>
          </table:table-cell>
          <table:table-cell office:value-type="float" office:value="-0.046754" calcext:value-type="float">
            <text:p>-0.046754</text:p>
          </table:table-cell>
          <table:table-cell office:value-type="float" office:value="9.800029" calcext:value-type="float">
            <text:p>9.800029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2.259255" calcext:value-type="float">
            <text:p>2.259255</text:p>
          </table:table-cell>
          <table:table-cell office:value-type="float" office:value="0.032531" calcext:value-type="float">
            <text:p>0.032531</text:p>
          </table:table-cell>
          <table:table-cell office:value-type="float" office:value="-0.038009" calcext:value-type="float">
            <text:p>-0.038009</text:p>
          </table:table-cell>
          <table:table-cell office:value-type="float" office:value="9.800104" calcext:value-type="float">
            <text:p>9.800104</text:p>
          </table:table-cell>
          <table:table-cell table:number-columns-repeated="4"/>
        </table:table-row>
        <table:table-row table:style-name="ro1">
          <table:table-cell office:value-type="float" office:value="2199.117" calcext:value-type="float">
            <text:p>2199.11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31229" calcext:value-type="float">
            <text:p>0.031229</text:p>
          </table:table-cell>
          <table:table-cell office:value-type="float" office:value="-0.046296" calcext:value-type="float">
            <text:p>-0.046296</text:p>
          </table:table-cell>
          <table:table-cell office:value-type="float" office:value="9.800101" calcext:value-type="float">
            <text:p>9.800101</text:p>
          </table:table-cell>
          <table:table-cell office:value-type="float" office:value="0.005675" calcext:value-type="float">
            <text:p>0.005675</text:p>
          </table:table-cell>
          <table:table-cell office:value-type="float" office:value="-0.000293" calcext:value-type="float">
            <text:p>-0.000293</text:p>
          </table:table-cell>
          <table:table-cell office:value-type="float" office:value="2.27487" calcext:value-type="float">
            <text:p>2.27487</text:p>
          </table:table-cell>
          <table:table-cell office:value-type="float" office:value="0.021986" calcext:value-type="float">
            <text:p>0.021986</text:p>
          </table:table-cell>
          <table:table-cell office:value-type="float" office:value="-0.041298" calcext:value-type="float">
            <text:p>-0.041298</text:p>
          </table:table-cell>
          <table:table-cell office:value-type="float" office:value="9.800149" calcext:value-type="float">
            <text:p>9.800149</text:p>
          </table:table-cell>
          <table:table-cell table:number-columns-repeated="4"/>
        </table:table-row>
        <table:table-row table:style-name="ro1">
          <table:table-cell office:value-type="float" office:value="2199.127" calcext:value-type="float">
            <text:p>2199.12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-0.044204" calcext:value-type="float">
            <text:p>-0.044204</text:p>
          </table:table-cell>
          <table:table-cell office:value-type="float" office:value="9.810854" calcext:value-type="float">
            <text:p>9.810854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-0.000815" calcext:value-type="float">
            <text:p>-0.000815</text:p>
          </table:table-cell>
          <table:table-cell office:value-type="float" office:value="2.278018" calcext:value-type="float">
            <text:p>2.278018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-0.04413" calcext:value-type="float">
            <text:p>-0.04413</text:p>
          </table:table-cell>
          <table:table-cell office:value-type="float" office:value="9.810866" calcext:value-type="float">
            <text:p>9.810866</text:p>
          </table:table-cell>
          <table:table-cell table:number-columns-repeated="4"/>
        </table:table-row>
        <table:table-row table:style-name="ro1">
          <table:table-cell office:value-type="float" office:value="2199.137" calcext:value-type="float">
            <text:p>2199.13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19426" calcext:value-type="float">
            <text:p>0.019426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9.793068" calcext:value-type="float">
            <text:p>9.793068</text:p>
          </table:table-cell>
          <table:table-cell office:value-type="float" office:value="0.005914" calcext:value-type="float">
            <text:p>0.005914</text:p>
          </table:table-cell>
          <table:table-cell office:value-type="float" office:value="-0.000493" calcext:value-type="float">
            <text:p>-0.000493</text:p>
          </table:table-cell>
          <table:table-cell office:value-type="float" office:value="2.283088" calcext:value-type="float">
            <text:p>2.283088</text:p>
          </table:table-cell>
          <table:table-cell office:value-type="float" office:value="-0.008113" calcext:value-type="float">
            <text:p>-0.008113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9.793086" calcext:value-type="float">
            <text:p>9.793086</text:p>
          </table:table-cell>
          <table:table-cell table:number-columns-repeated="4"/>
        </table:table-row>
        <table:table-row table:style-name="ro1">
          <table:table-cell office:value-type="float" office:value="2199.147" calcext:value-type="float">
            <text:p>2199.14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09885" calcext:value-type="float">
            <text:p>0.009885</text:p>
          </table:table-cell>
          <table:table-cell office:value-type="float" office:value="-0.056204" calcext:value-type="float">
            <text:p>-0.056204</text:p>
          </table:table-cell>
          <table:table-cell office:value-type="float" office:value="9.795581" calcext:value-type="float">
            <text:p>9.795581</text:p>
          </table:table-cell>
          <table:table-cell office:value-type="float" office:value="0.005765" calcext:value-type="float">
            <text:p>0.005765</text:p>
          </table:table-cell>
          <table:table-cell office:value-type="float" office:value="-0.000295" calcext:value-type="float">
            <text:p>-0.000295</text:p>
          </table:table-cell>
          <table:table-cell office:value-type="float" office:value="2.297842" calcext:value-type="float">
            <text:p>2.297842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-0.057816" calcext:value-type="float">
            <text:p>-0.057816</text:p>
          </table:table-cell>
          <table:table-cell office:value-type="float" office:value="9.795575" calcext:value-type="float">
            <text:p>9.795575</text:p>
          </table:table-cell>
          <table:table-cell table:number-columns-repeated="4"/>
        </table:table-row>
        <table:table-row table:style-name="ro1">
          <table:table-cell office:value-type="float" office:value="2199.157" calcext:value-type="float">
            <text:p>2199.15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15318" calcext:value-type="float">
            <text:p>0.015318</text:p>
          </table:table-cell>
          <table:table-cell office:value-type="float" office:value="-0.049464" calcext:value-type="float">
            <text:p>-0.049464</text:p>
          </table:table-cell>
          <table:table-cell office:value-type="float" office:value="9.800793" calcext:value-type="float">
            <text:p>9.800793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2.326458" calcext:value-type="float">
            <text:p>2.326458</text:p>
          </table:table-cell>
          <table:table-cell office:value-type="float" office:value="0.008072" calcext:value-type="float">
            <text:p>0.008072</text:p>
          </table:table-cell>
          <table:table-cell office:value-type="float" office:value="-0.049644" calcext:value-type="float">
            <text:p>-0.049644</text:p>
          </table:table-cell>
          <table:table-cell office:value-type="float" office:value="9.8008" calcext:value-type="float">
            <text:p>9.8008</text:p>
          </table:table-cell>
          <table:table-cell table:number-columns-repeated="4"/>
        </table:table-row>
        <table:table-row table:style-name="ro1">
          <table:table-cell office:value-type="float" office:value="2199.167" calcext:value-type="float">
            <text:p>2199.16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29832" calcext:value-type="float">
            <text:p>0.029832</text:p>
          </table:table-cell>
          <table:table-cell office:value-type="float" office:value="-0.045964" calcext:value-type="float">
            <text:p>-0.045964</text:p>
          </table:table-cell>
          <table:table-cell office:value-type="float" office:value="9.798771" calcext:value-type="float">
            <text:p>9.798771</text:p>
          </table:table-cell>
          <table:table-cell office:value-type="float" office:value="0.005931" calcext:value-type="float">
            <text:p>0.005931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2.361204" calcext:value-type="float">
            <text:p>2.361204</text:p>
          </table:table-cell>
          <table:table-cell office:value-type="float" office:value="0.020562" calcext:value-type="float">
            <text:p>0.020562</text:p>
          </table:table-cell>
          <table:table-cell office:value-type="float" office:value="-0.041455" calcext:value-type="float">
            <text:p>-0.041455</text:p>
          </table:table-cell>
          <table:table-cell office:value-type="float" office:value="9.798815" calcext:value-type="float">
            <text:p>9.798815</text:p>
          </table:table-cell>
          <table:table-cell table:number-columns-repeated="4"/>
        </table:table-row>
        <table:table-row table:style-name="ro1">
          <table:table-cell office:value-type="float" office:value="2199.177" calcext:value-type="float">
            <text:p>2199.17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33571" calcext:value-type="float">
            <text:p>0.033571</text:p>
          </table:table-cell>
          <table:table-cell office:value-type="float" office:value="-0.045003" calcext:value-type="float">
            <text:p>-0.045003</text:p>
          </table:table-cell>
          <table:table-cell office:value-type="float" office:value="9.79978" calcext:value-type="float">
            <text:p>9.79978</text:p>
          </table:table-cell>
          <table:table-cell office:value-type="float" office:value="0.006031" calcext:value-type="float">
            <text:p>0.006031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2.400747" calcext:value-type="float">
            <text:p>2.400747</text:p>
          </table:table-cell>
          <table:table-cell office:value-type="float" office:value="0.023756" calcext:value-type="float">
            <text:p>0.023756</text:p>
          </table:table-cell>
          <table:table-cell office:value-type="float" office:value="-0.039291" calcext:value-type="float">
            <text:p>-0.039291</text:p>
          </table:table-cell>
          <table:table-cell office:value-type="float" office:value="9.799833" calcext:value-type="float">
            <text:p>9.799833</text:p>
          </table:table-cell>
          <table:table-cell table:number-columns-repeated="4"/>
        </table:table-row>
        <table:table-row table:style-name="ro1">
          <table:table-cell office:value-type="float" office:value="2199.187" calcext:value-type="float">
            <text:p>2199.18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38407" calcext:value-type="float">
            <text:p>0.038407</text:p>
          </table:table-cell>
          <table:table-cell office:value-type="float" office:value="-0.045167" calcext:value-type="float">
            <text:p>-0.045167</text:p>
          </table:table-cell>
          <table:table-cell office:value-type="float" office:value="9.799796" calcext:value-type="float">
            <text:p>9.799796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-0.00028" calcext:value-type="float">
            <text:p>-0.00028</text:p>
          </table:table-cell>
          <table:table-cell office:value-type="float" office:value="2.457595" calcext:value-type="float">
            <text:p>2.457595</text:p>
          </table:table-cell>
          <table:table-cell office:value-type="float" office:value="0.028365" calcext:value-type="float">
            <text:p>0.028365</text:p>
          </table:table-cell>
          <table:table-cell office:value-type="float" office:value="-0.037815" calcext:value-type="float">
            <text:p>-0.037815</text:p>
          </table:table-cell>
          <table:table-cell office:value-type="float" office:value="9.799862" calcext:value-type="float">
            <text:p>9.799862</text:p>
          </table:table-cell>
          <table:table-cell table:number-columns-repeated="4"/>
        </table:table-row>
        <table:table-row table:style-name="ro1">
          <table:table-cell office:value-type="float" office:value="2199.197" calcext:value-type="float">
            <text:p>2199.19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44136" calcext:value-type="float">
            <text:p>0.044136</text:p>
          </table:table-cell>
          <table:table-cell office:value-type="float" office:value="-0.045715" calcext:value-type="float">
            <text:p>-0.045715</text:p>
          </table:table-cell>
          <table:table-cell office:value-type="float" office:value="9.799777" calcext:value-type="float">
            <text:p>9.799777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-0.000275" calcext:value-type="float">
            <text:p>-0.000275</text:p>
          </table:table-cell>
          <table:table-cell office:value-type="float" office:value="2.517965" calcext:value-type="float">
            <text:p>2.517965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9.799856" calcext:value-type="float">
            <text:p>9.799856</text:p>
          </table:table-cell>
          <table:table-cell table:number-columns-repeated="4"/>
        </table:table-row>
        <table:table-row table:style-name="ro1">
          <table:table-cell office:value-type="float" office:value="2199.207" calcext:value-type="float">
            <text:p>2199.20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016053" calcext:value-type="float">
            <text:p>0.016053</text:p>
          </table:table-cell>
          <table:table-cell office:value-type="float" office:value="-0.049185" calcext:value-type="float">
            <text:p>-0.049185</text:p>
          </table:table-cell>
          <table:table-cell office:value-type="float" office:value="9.793636" calcext:value-type="float">
            <text:p>9.793636</text:p>
          </table:table-cell>
          <table:table-cell office:value-type="float" office:value="0.007014" calcext:value-type="float">
            <text:p>0.00701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2.581867" calcext:value-type="float">
            <text:p>2.581867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-0.049128" calcext:value-type="float">
            <text:p>-0.049128</text:p>
          </table:table-cell>
          <table:table-cell office:value-type="float" office:value="9.793646" calcext:value-type="float">
            <text:p>9.793646</text:p>
          </table:table-cell>
          <table:table-cell table:number-columns-repeated="4"/>
        </table:table-row>
        <table:table-row table:style-name="ro1">
          <table:table-cell office:value-type="float" office:value="2199.217" calcext:value-type="float">
            <text:p>2199.217</text:p>
          </table:table-cell>
          <table:table-cell office:value-type="string" calcext:value-type="string">
            <text:p>imu</text:p>
          </table:table-cell>
          <table:table-cell office:value-type="float" office:value="-2.9803" calcext:value-type="float">
            <text:p>-2.98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-0.001229" calcext:value-type="float">
            <text:p>-0.001229</text:p>
          </table:table-cell>
          <table:table-cell office:value-type="float" office:value="0.171059" calcext:value-type="float">
            <text:p>0.171059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-0.338163" calcext:value-type="float">
            <text:p>-0.338163</text:p>
          </table:table-cell>
          <table:table-cell office:value-type="float" office:value="-0.040015" calcext:value-type="float">
            <text:p>-0.040015</text:p>
          </table:table-cell>
          <table:table-cell office:value-type="float" office:value="9.808006" calcext:value-type="float">
            <text:p>9.808006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2.608096" calcext:value-type="float">
            <text:p>2.608096</text:p>
          </table:table-cell>
          <table:table-cell office:value-type="float" office:value="-0.327922" calcext:value-type="float">
            <text:p>-0.327922</text:p>
          </table:table-cell>
          <table:table-cell office:value-type="float" office:value="-0.159904" calcext:value-type="float">
            <text:p>-0.159904</text:p>
          </table:table-cell>
          <table:table-cell office:value-type="float" office:value="9.807132" calcext:value-type="float">
            <text:p>9.807132</text:p>
          </table:table-cell>
          <table:table-cell table:number-columns-repeated="4"/>
        </table:table-row>
        <table:table-row table:style-name="ro1">
          <table:table-cell office:value-type="float" office:value="2199.2" calcext:value-type="float">
            <text:p>2199.2</text:p>
          </table:table-cell>
          <table:table-cell office:value-type="string" calcext:value-type="string">
            <text:p>odom</text:p>
          </table:table-cell>
          <table:table-cell office:value-type="float" office:value="-2.982416" calcext:value-type="float">
            <text:p>-2.982416</text:p>
          </table:table-cell>
          <table:table-cell office:value-type="float" office:value="1.000104" calcext:value-type="float">
            <text:p>1.000104</text:p>
          </table:table-cell>
          <table:table-cell office:value-type="float" office:value="-0.001008" calcext:value-type="float">
            <text:p>-0.001008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table:number-columns-repeated="13"/>
        </table:table-row>
        <table:table-row table:style-name="ro1">
          <table:table-cell office:value-type="float" office:value="2199.227" calcext:value-type="float">
            <text:p>2199.22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-0.222463" calcext:value-type="float">
            <text:p>-0.222463</text:p>
          </table:table-cell>
          <table:table-cell office:value-type="float" office:value="-0.054831" calcext:value-type="float">
            <text:p>-0.054831</text:p>
          </table:table-cell>
          <table:table-cell office:value-type="float" office:value="9.799838" calcext:value-type="float">
            <text:p>9.799838</text:p>
          </table:table-cell>
          <table:table-cell office:value-type="float" office:value="0.006485" calcext:value-type="float">
            <text:p>0.006485</text:p>
          </table:table-cell>
          <table:table-cell office:value-type="float" office:value="-0.000243" calcext:value-type="float">
            <text:p>-0.000243</text:p>
          </table:table-cell>
          <table:table-cell office:value-type="float" office:value="2.623645" calcext:value-type="float">
            <text:p>2.623645</text:p>
          </table:table-cell>
          <table:table-cell office:value-type="float" office:value="-0.163418" calcext:value-type="float">
            <text:p>-0.163418</text:p>
          </table:table-cell>
          <table:table-cell office:value-type="float" office:value="-0.193276" calcext:value-type="float">
            <text:p>-0.193276</text:p>
          </table:table-cell>
          <table:table-cell office:value-type="float" office:value="9.799248" calcext:value-type="float">
            <text:p>9.799248</text:p>
          </table:table-cell>
          <table:table-cell table:number-columns-repeated="4"/>
        </table:table-row>
        <table:table-row table:style-name="ro1">
          <table:table-cell office:value-type="float" office:value="2199.237" calcext:value-type="float">
            <text:p>2199.23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0.032557" calcext:value-type="float">
            <text:p>0.032557</text:p>
          </table:table-cell>
          <table:table-cell office:value-type="float" office:value="-0.061655" calcext:value-type="float">
            <text:p>-0.061655</text:p>
          </table:table-cell>
          <table:table-cell office:value-type="float" office:value="9.813808" calcext:value-type="float">
            <text:p>9.813808</text:p>
          </table:table-cell>
          <table:table-cell office:value-type="float" office:value="0.006533" calcext:value-type="float">
            <text:p>0.006533</text:p>
          </table:table-cell>
          <table:table-cell office:value-type="float" office:value="-0.001053" calcext:value-type="float">
            <text:p>-0.001053</text:p>
          </table:table-cell>
          <table:table-cell office:value-type="float" office:value="2.643228" calcext:value-type="float">
            <text:p>2.643228</text:p>
          </table:table-cell>
          <table:table-cell office:value-type="float" office:value="0.043608" calcext:value-type="float">
            <text:p>0.043608</text:p>
          </table:table-cell>
          <table:table-cell office:value-type="float" office:value="-0.044268" calcext:value-type="float">
            <text:p>-0.044268</text:p>
          </table:table-cell>
          <table:table-cell office:value-type="float" office:value="9.813859" calcext:value-type="float">
            <text:p>9.813859</text:p>
          </table:table-cell>
          <table:table-cell table:number-columns-repeated="4"/>
        </table:table-row>
        <table:table-row table:style-name="ro1">
          <table:table-cell office:value-type="float" office:value="2199.247" calcext:value-type="float">
            <text:p>2199.24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-0.036631" calcext:value-type="float">
            <text:p>-0.036631</text:p>
          </table:table-cell>
          <table:table-cell office:value-type="float" office:value="-0.063923" calcext:value-type="float">
            <text:p>-0.063923</text:p>
          </table:table-cell>
          <table:table-cell office:value-type="float" office:value="9.790105" calcext:value-type="float">
            <text:p>9.790105</text:p>
          </table:table-cell>
          <table:table-cell office:value-type="float" office:value="0.006644" calcext:value-type="float">
            <text:p>0.006644</text:p>
          </table:table-cell>
          <table:table-cell office:value-type="float" office:value="-0.000462" calcext:value-type="float">
            <text:p>-0.000462</text:p>
          </table:table-cell>
          <table:table-cell office:value-type="float" office:value="2.680325" calcext:value-type="float">
            <text:p>2.680325</text:p>
          </table:table-cell>
          <table:table-cell office:value-type="float" office:value="-0.010024" calcext:value-type="float">
            <text:p>-0.010024</text:p>
          </table:table-cell>
          <table:table-cell office:value-type="float" office:value="-0.087942" calcext:value-type="float">
            <text:p>-0.087942</text:p>
          </table:table-cell>
          <table:table-cell office:value-type="float" office:value="9.789982" calcext:value-type="float">
            <text:p>9.789982</text:p>
          </table:table-cell>
          <table:table-cell table:number-columns-repeated="4"/>
        </table:table-row>
        <table:table-row table:style-name="ro1">
          <table:table-cell office:value-type="float" office:value="2199.257" calcext:value-type="float">
            <text:p>2199.25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0.026761" calcext:value-type="float">
            <text:p>0.026761</text:p>
          </table:table-cell>
          <table:table-cell office:value-type="float" office:value="-0.065057" calcext:value-type="float">
            <text:p>-0.065057</text:p>
          </table:table-cell>
          <table:table-cell office:value-type="float" office:value="9.797191" calcext:value-type="float">
            <text:p>9.797191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-0.000316" calcext:value-type="float">
            <text:p>-0.000316</text:p>
          </table:table-cell>
          <table:table-cell office:value-type="float" office:value="2.680325" calcext:value-type="float">
            <text:p>2.680325</text:p>
          </table:table-cell>
          <table:table-cell office:value-type="float" office:value="0.04109" calcext:value-type="float">
            <text:p>0.04109</text:p>
          </table:table-cell>
          <table:table-cell office:value-type="float" office:value="-0.05046" calcext:value-type="float">
            <text:p>-0.05046</text:p>
          </table:table-cell>
          <table:table-cell office:value-type="float" office:value="9.797227" calcext:value-type="float">
            <text:p>9.797227</text:p>
          </table:table-cell>
          <table:table-cell table:number-columns-repeated="4"/>
        </table:table-row>
        <table:table-row table:style-name="ro1">
          <table:table-cell office:value-type="float" office:value="2199.267" calcext:value-type="float">
            <text:p>2199.26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0.026116" calcext:value-type="float">
            <text:p>0.026116</text:p>
          </table:table-cell>
          <table:table-cell office:value-type="float" office:value="-0.064552" calcext:value-type="float">
            <text:p>-0.064552</text:p>
          </table:table-cell>
          <table:table-cell office:value-type="float" office:value="9.799669" calcext:value-type="float">
            <text:p>9.799669</text:p>
          </table:table-cell>
          <table:table-cell office:value-type="float" office:value="0.006724" calcext:value-type="float">
            <text:p>0.006724</text:p>
          </table:table-cell>
          <table:table-cell office:value-type="float" office:value="-0.000299" calcext:value-type="float">
            <text:p>-0.000299</text:p>
          </table:table-cell>
          <table:table-cell office:value-type="float" office:value="2.680672" calcext:value-type="float">
            <text:p>2.680672</text:p>
          </table:table-cell>
          <table:table-cell office:value-type="float" office:value="0.040266" calcext:value-type="float">
            <text:p>0.040266</text:p>
          </table:table-cell>
          <table:table-cell office:value-type="float" office:value="-0.050453" calcext:value-type="float">
            <text:p>-0.050453</text:p>
          </table:table-cell>
          <table:table-cell office:value-type="float" office:value="9.799703" calcext:value-type="float">
            <text:p>9.799703</text:p>
          </table:table-cell>
          <table:table-cell table:number-columns-repeated="4"/>
        </table:table-row>
        <table:table-row table:style-name="ro1">
          <table:table-cell office:value-type="float" office:value="2199.277" calcext:value-type="float">
            <text:p>2199.27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0.088345" calcext:value-type="float">
            <text:p>0.088345</text:p>
          </table:table-cell>
          <table:table-cell office:value-type="float" office:value="-0.066526" calcext:value-type="float">
            <text:p>-0.066526</text:p>
          </table:table-cell>
          <table:table-cell office:value-type="float" office:value="9.798898" calcext:value-type="float">
            <text:p>9.798898</text:p>
          </table:table-cell>
          <table:table-cell office:value-type="float" office:value="0.006937" calcext:value-type="float">
            <text:p>0.006937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2.765394" calcext:value-type="float">
            <text:p>2.765394</text:p>
          </table:table-cell>
          <table:table-cell office:value-type="float" office:value="0.090979" calcext:value-type="float">
            <text:p>0.090979</text:p>
          </table:table-cell>
          <table:table-cell office:value-type="float" office:value="-0.014331" calcext:value-type="float">
            <text:p>-0.014331</text:p>
          </table:table-cell>
          <table:table-cell office:value-type="float" office:value="9.79909" calcext:value-type="float">
            <text:p>9.79909</text:p>
          </table:table-cell>
          <table:table-cell table:number-columns-repeated="4"/>
        </table:table-row>
        <table:table-row table:style-name="ro1">
          <table:table-cell office:value-type="float" office:value="2199.287" calcext:value-type="float">
            <text:p>2199.28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-0.145131" calcext:value-type="float">
            <text:p>-0.145131</text:p>
          </table:table-cell>
          <table:table-cell office:value-type="float" office:value="-0.06634" calcext:value-type="float">
            <text:p>-0.06634</text:p>
          </table:table-cell>
          <table:table-cell office:value-type="float" office:value="9.803084" calcext:value-type="float">
            <text:p>9.803084</text:p>
          </table:table-cell>
          <table:table-cell office:value-type="float" office:value="0.007159" calcext:value-type="float">
            <text:p>0.007159</text:p>
          </table:table-cell>
          <table:table-cell office:value-type="float" office:value="-0.000392" calcext:value-type="float">
            <text:p>-0.000392</text:p>
          </table:table-cell>
          <table:table-cell office:value-type="float" office:value="2.801325" calcext:value-type="float">
            <text:p>2.801325</text:p>
          </table:table-cell>
          <table:table-cell office:value-type="float" office:value="-0.09492" calcext:value-type="float">
            <text:p>-0.09492</text:p>
          </table:table-cell>
          <table:table-cell office:value-type="float" office:value="-0.155601" calcext:value-type="float">
            <text:p>-0.155601</text:p>
          </table:table-cell>
          <table:table-cell office:value-type="float" office:value="9.802688" calcext:value-type="float">
            <text:p>9.802688</text:p>
          </table:table-cell>
          <table:table-cell table:number-columns-repeated="4"/>
        </table:table-row>
        <table:table-row table:style-name="ro1">
          <table:table-cell office:value-type="float" office:value="2199.297" calcext:value-type="float">
            <text:p>2199.29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0.026989" calcext:value-type="float">
            <text:p>0.026989</text:p>
          </table:table-cell>
          <table:table-cell office:value-type="float" office:value="-0.069319" calcext:value-type="float">
            <text:p>-0.069319</text:p>
          </table:table-cell>
          <table:table-cell office:value-type="float" office:value="9.797453" calcext:value-type="float">
            <text:p>9.797453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-0.00026" calcext:value-type="float">
            <text:p>-0.00026</text:p>
          </table:table-cell>
          <table:table-cell office:value-type="float" office:value="2.801325" calcext:value-type="float">
            <text:p>2.801325</text:p>
          </table:table-cell>
          <table:table-cell office:value-type="float" office:value="0.043852" calcext:value-type="float">
            <text:p>0.043852</text:p>
          </table:table-cell>
          <table:table-cell office:value-type="float" office:value="-0.053714" calcext:value-type="float">
            <text:p>-0.053714</text:p>
          </table:table-cell>
          <table:table-cell office:value-type="float" office:value="9.79749" calcext:value-type="float">
            <text:p>9.79749</text:p>
          </table:table-cell>
          <table:table-cell table:number-columns-repeated="4"/>
        </table:table-row>
        <table:table-row table:style-name="ro1">
          <table:table-cell office:value-type="float" office:value="2199.307" calcext:value-type="float">
            <text:p>2199.30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1191" calcext:value-type="float">
            <text:p>-0.001191</text:p>
          </table:table-cell>
          <table:table-cell office:value-type="float" office:value="0.319602" calcext:value-type="float">
            <text:p>0.319602</text:p>
          </table:table-cell>
          <table:table-cell office:value-type="float" office:value="0.947551" calcext:value-type="float">
            <text:p>0.947551</text:p>
          </table:table-cell>
          <table:table-cell office:value-type="float" office:value="0.071953" calcext:value-type="float">
            <text:p>0.071953</text:p>
          </table:table-cell>
          <table:table-cell office:value-type="float" office:value="-0.071229" calcext:value-type="float">
            <text:p>-0.071229</text:p>
          </table:table-cell>
          <table:table-cell office:value-type="float" office:value="9.80497" calcext:value-type="float">
            <text:p>9.80497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-0.000579" calcext:value-type="float">
            <text:p>-0.000579</text:p>
          </table:table-cell>
          <table:table-cell office:value-type="float" office:value="2.852195" calcext:value-type="float">
            <text:p>2.852195</text:p>
          </table:table-cell>
          <table:table-cell office:value-type="float" office:value="0.080772" calcext:value-type="float">
            <text:p>0.080772</text:p>
          </table:table-cell>
          <table:table-cell office:value-type="float" office:value="-0.028011" calcext:value-type="float">
            <text:p>-0.028011</text:p>
          </table:table-cell>
          <table:table-cell office:value-type="float" office:value="9.80512" calcext:value-type="float">
            <text:p>9.80512</text:p>
          </table:table-cell>
          <table:table-cell table:number-columns-repeated="4"/>
        </table:table-row>
        <table:table-row table:style-name="ro1">
          <table:table-cell office:value-type="float" office:value="2199.3" calcext:value-type="float">
            <text:p>2199.3</text:p>
          </table:table-cell>
          <table:table-cell office:value-type="string" calcext:value-type="string">
            <text:p>odom</text:p>
          </table:table-cell>
          <table:table-cell office:value-type="float" office:value="-2.98406" calcext:value-type="float">
            <text:p>-2.98406</text:p>
          </table:table-cell>
          <table:table-cell office:value-type="float" office:value="0.998486" calcext:value-type="float">
            <text:p>0.998486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table:number-columns-repeated="13"/>
        </table:table-row>
        <table:table-row table:style-name="ro1">
          <table:table-cell office:value-type="float" office:value="2199.317" calcext:value-type="float">
            <text:p>2199.31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-0.103617" calcext:value-type="float">
            <text:p>-0.103617</text:p>
          </table:table-cell>
          <table:table-cell office:value-type="float" office:value="-0.077896" calcext:value-type="float">
            <text:p>-0.077896</text:p>
          </table:table-cell>
          <table:table-cell office:value-type="float" office:value="9.797016" calcext:value-type="float">
            <text:p>9.797016</text:p>
          </table:table-cell>
          <table:table-cell office:value-type="float" office:value="0.008122" calcext:value-type="float">
            <text:p>0.008122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2.896586" calcext:value-type="float">
            <text:p>2.896586</text:p>
          </table:table-cell>
          <table:table-cell office:value-type="float" office:value="-0.015817" calcext:value-type="float">
            <text:p>-0.015817</text:p>
          </table:table-cell>
          <table:table-cell office:value-type="float" office:value="-0.149158" calcext:value-type="float">
            <text:p>-0.149158</text:p>
          </table:table-cell>
          <table:table-cell office:value-type="float" office:value="9.796725" calcext:value-type="float">
            <text:p>9.796725</text:p>
          </table:table-cell>
          <table:table-cell table:number-columns-repeated="4"/>
        </table:table-row>
        <table:table-row table:style-name="ro1">
          <table:table-cell office:value-type="float" office:value="2199.327" calcext:value-type="float">
            <text:p>2199.32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29456" calcext:value-type="float">
            <text:p>0.029456</text:p>
          </table:table-cell>
          <table:table-cell office:value-type="float" office:value="-0.068012" calcext:value-type="float">
            <text:p>-0.068012</text:p>
          </table:table-cell>
          <table:table-cell office:value-type="float" office:value="9.796481" calcext:value-type="float">
            <text:p>9.796481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-0.000173" calcext:value-type="float">
            <text:p>-0.000173</text:p>
          </table:table-cell>
          <table:table-cell office:value-type="float" office:value="2.896586" calcext:value-type="float">
            <text:p>2.896586</text:p>
          </table:table-cell>
          <table:table-cell office:value-type="float" office:value="0.057032" calcext:value-type="float">
            <text:p>0.057032</text:p>
          </table:table-cell>
          <table:table-cell office:value-type="float" office:value="-0.037358" calcext:value-type="float">
            <text:p>-0.037358</text:p>
          </table:table-cell>
          <table:table-cell office:value-type="float" office:value="9.796525" calcext:value-type="float">
            <text:p>9.796525</text:p>
          </table:table-cell>
          <table:table-cell table:number-columns-repeated="4"/>
        </table:table-row>
        <table:table-row table:style-name="ro1">
          <table:table-cell office:value-type="float" office:value="2199.337" calcext:value-type="float">
            <text:p>2199.33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44723" calcext:value-type="float">
            <text:p>0.044723</text:p>
          </table:table-cell>
          <table:table-cell office:value-type="float" office:value="-0.078368" calcext:value-type="float">
            <text:p>-0.078368</text:p>
          </table:table-cell>
          <table:table-cell office:value-type="float" office:value="9.777482" calcext:value-type="float">
            <text:p>9.777482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2.896586" calcext:value-type="float">
            <text:p>2.896586</text:p>
          </table:table-cell>
          <table:table-cell office:value-type="float" office:value="0.074554" calcext:value-type="float">
            <text:p>0.074554</text:p>
          </table:table-cell>
          <table:table-cell office:value-type="float" office:value="-0.031462" calcext:value-type="float">
            <text:p>-0.031462</text:p>
          </table:table-cell>
          <table:table-cell office:value-type="float" office:value="9.777564" calcext:value-type="float">
            <text:p>9.777564</text:p>
          </table:table-cell>
          <table:table-cell table:number-columns-repeated="4"/>
        </table:table-row>
        <table:table-row table:style-name="ro1">
          <table:table-cell office:value-type="float" office:value="2199.347" calcext:value-type="float">
            <text:p>2199.34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79014" calcext:value-type="float">
            <text:p>0.079014</text:p>
          </table:table-cell>
          <table:table-cell office:value-type="float" office:value="-0.07346" calcext:value-type="float">
            <text:p>-0.07346</text:p>
          </table:table-cell>
          <table:table-cell office:value-type="float" office:value="9.824794" calcext:value-type="float">
            <text:p>9.824794</text:p>
          </table:table-cell>
          <table:table-cell office:value-type="float" office:value="0.007417" calcext:value-type="float">
            <text:p>0.007417</text:p>
          </table:table-cell>
          <table:table-cell office:value-type="float" office:value="-0.000327" calcext:value-type="float">
            <text:p>-0.000327</text:p>
          </table:table-cell>
          <table:table-cell office:value-type="float" office:value="2.962429" calcext:value-type="float">
            <text:p>2.962429</text:p>
          </table:table-cell>
          <table:table-cell office:value-type="float" office:value="0.091377" calcext:value-type="float">
            <text:p>0.091377</text:p>
          </table:table-cell>
          <table:table-cell office:value-type="float" office:value="-0.001315" calcext:value-type="float">
            <text:p>-0.001315</text:p>
          </table:table-cell>
          <table:table-cell office:value-type="float" office:value="9.824961" calcext:value-type="float">
            <text:p>9.824961</text:p>
          </table:table-cell>
          <table:table-cell table:number-columns-repeated="4"/>
        </table:table-row>
        <table:table-row table:style-name="ro1">
          <table:table-cell office:value-type="float" office:value="2199.357" calcext:value-type="float">
            <text:p>2199.35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-0.054873" calcext:value-type="float">
            <text:p>-0.054873</text:p>
          </table:table-cell>
          <table:table-cell office:value-type="float" office:value="-0.075136" calcext:value-type="float">
            <text:p>-0.075136</text:p>
          </table:table-cell>
          <table:table-cell office:value-type="float" office:value="9.796777" calcext:value-type="float">
            <text:p>9.796777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-0.000098" calcext:value-type="float">
            <text:p>-9.8E-05</text:p>
          </table:table-cell>
          <table:table-cell office:value-type="float" office:value="2.989956" calcext:value-type="float">
            <text:p>2.989956</text:p>
          </table:table-cell>
          <table:table-cell office:value-type="float" office:value="0.011551" calcext:value-type="float">
            <text:p>0.011551</text:p>
          </table:table-cell>
          <table:table-cell office:value-type="float" office:value="-0.108728" calcext:value-type="float">
            <text:p>-0.108728</text:p>
          </table:table-cell>
          <table:table-cell office:value-type="float" office:value="9.796608" calcext:value-type="float">
            <text:p>9.796608</text:p>
          </table:table-cell>
          <table:table-cell table:number-columns-repeated="4"/>
        </table:table-row>
        <table:table-row table:style-name="ro1">
          <table:table-cell office:value-type="float" office:value="2199.367" calcext:value-type="float">
            <text:p>2199.36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-0.054618" calcext:value-type="float">
            <text:p>-0.054618</text:p>
          </table:table-cell>
          <table:table-cell office:value-type="float" office:value="-0.07124" calcext:value-type="float">
            <text:p>-0.07124</text:p>
          </table:table-cell>
          <table:table-cell office:value-type="float" office:value="9.791482" calcext:value-type="float">
            <text:p>9.791482</text:p>
          </table:table-cell>
          <table:table-cell office:value-type="float" office:value="0.007566" calcext:value-type="float">
            <text:p>0.007566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.991009" calcext:value-type="float">
            <text:p>2.991009</text:p>
          </table:table-cell>
          <table:table-cell office:value-type="float" office:value="0.008617" calcext:value-type="float">
            <text:p>0.008617</text:p>
          </table:table-cell>
          <table:table-cell office:value-type="float" office:value="-0.106151" calcext:value-type="float">
            <text:p>-0.106151</text:p>
          </table:table-cell>
          <table:table-cell office:value-type="float" office:value="9.791314" calcext:value-type="float">
            <text:p>9.791314</text:p>
          </table:table-cell>
          <table:table-cell table:number-columns-repeated="4"/>
        </table:table-row>
        <table:table-row table:style-name="ro1">
          <table:table-cell office:value-type="float" office:value="2199.377" calcext:value-type="float">
            <text:p>2199.37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91953" calcext:value-type="float">
            <text:p>0.091953</text:p>
          </table:table-cell>
          <table:table-cell office:value-type="float" office:value="-0.078224" calcext:value-type="float">
            <text:p>-0.078224</text:p>
          </table:table-cell>
          <table:table-cell office:value-type="float" office:value="9.812379" calcext:value-type="float">
            <text:p>9.812379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-0.00034" calcext:value-type="float">
            <text:p>-0.00034</text:p>
          </table:table-cell>
          <table:table-cell office:value-type="float" office:value="2.991009" calcext:value-type="float">
            <text:p>2.991009</text:p>
          </table:table-cell>
          <table:table-cell office:value-type="float" office:value="0.103031" calcext:value-type="float">
            <text:p>0.103031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9.812579" calcext:value-type="float">
            <text:p>9.812579</text:p>
          </table:table-cell>
          <table:table-cell table:number-columns-repeated="4"/>
        </table:table-row>
        <table:table-row table:style-name="ro1">
          <table:table-cell office:value-type="float" office:value="2199.387" calcext:value-type="float">
            <text:p>2199.38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71525" calcext:value-type="float">
            <text:p>0.071525</text:p>
          </table:table-cell>
          <table:table-cell office:value-type="float" office:value="-0.07204" calcext:value-type="float">
            <text:p>-0.07204</text:p>
          </table:table-cell>
          <table:table-cell office:value-type="float" office:value="9.801069" calcext:value-type="float">
            <text:p>9.801069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-0.000389" calcext:value-type="float">
            <text:p>-0.000389</text:p>
          </table:table-cell>
          <table:table-cell office:value-type="float" office:value="2.991009" calcext:value-type="float">
            <text:p>2.991009</text:p>
          </table:table-cell>
          <table:table-cell office:value-type="float" office:value="0.085743" calcext:value-type="float">
            <text:p>0.085743</text:p>
          </table:table-cell>
          <table:table-cell office:value-type="float" office:value="-0.006361" calcext:value-type="float">
            <text:p>-0.006361</text:p>
          </table:table-cell>
          <table:table-cell office:value-type="float" office:value="9.801218" calcext:value-type="float">
            <text:p>9.801218</text:p>
          </table:table-cell>
          <table:table-cell table:number-columns-repeated="4"/>
        </table:table-row>
        <table:table-row table:style-name="ro1">
          <table:table-cell office:value-type="float" office:value="2199.397" calcext:value-type="float">
            <text:p>2199.39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-0.020096" calcext:value-type="float">
            <text:p>-0.020096</text:p>
          </table:table-cell>
          <table:table-cell office:value-type="float" office:value="-0.081306" calcext:value-type="float">
            <text:p>-0.081306</text:p>
          </table:table-cell>
          <table:table-cell office:value-type="float" office:value="9.801375" calcext:value-type="float">
            <text:p>9.801375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2.991009" calcext:value-type="float">
            <text:p>2.991009</text:p>
          </table:table-cell>
          <table:table-cell office:value-type="float" office:value="0.037542" calcext:value-type="float">
            <text:p>0.037542</text:p>
          </table:table-cell>
          <table:table-cell office:value-type="float" office:value="-0.084828" calcext:value-type="float">
            <text:p>-0.084828</text:p>
          </table:table-cell>
          <table:table-cell office:value-type="float" office:value="9.801294" calcext:value-type="float">
            <text:p>9.801294</text:p>
          </table:table-cell>
          <table:table-cell table:number-columns-repeated="4"/>
        </table:table-row>
        <table:table-row table:style-name="ro1">
          <table:table-cell office:value-type="float" office:value="2199.407" calcext:value-type="float">
            <text:p>2199.40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-0.110941" calcext:value-type="float">
            <text:p>-0.110941</text:p>
          </table:table-cell>
          <table:table-cell office:value-type="float" office:value="-0.078157" calcext:value-type="float">
            <text:p>-0.078157</text:p>
          </table:table-cell>
          <table:table-cell office:value-type="float" office:value="9.795081" calcext:value-type="float">
            <text:p>9.795081</text:p>
          </table:table-cell>
          <table:table-cell office:value-type="float" office:value="0.006844" calcext:value-type="float">
            <text:p>0.006844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2.991009" calcext:value-type="float">
            <text:p>2.991009</text:p>
          </table:table-cell>
          <table:table-cell office:value-type="float" office:value="-0.020049" calcext:value-type="float">
            <text:p>-0.020049</text:p>
          </table:table-cell>
          <table:table-cell office:value-type="float" office:value="-0.155135" calcext:value-type="float">
            <text:p>-0.155135</text:p>
          </table:table-cell>
          <table:table-cell office:value-type="float" office:value="9.794772" calcext:value-type="float">
            <text:p>9.794772</text:p>
          </table:table-cell>
          <table:table-cell table:number-columns-repeated="4"/>
        </table:table-row>
        <table:table-row table:style-name="ro1">
          <table:table-cell office:value-type="float" office:value="2199.417" calcext:value-type="float">
            <text:p>2199.41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-0.087486" calcext:value-type="float">
            <text:p>-0.087486</text:p>
          </table:table-cell>
          <table:table-cell office:value-type="float" office:value="9.792733" calcext:value-type="float">
            <text:p>9.792733</text:p>
          </table:table-cell>
          <table:table-cell office:value-type="float" office:value="0.007587" calcext:value-type="float">
            <text:p>0.007587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2.991009" calcext:value-type="float">
            <text:p>2.991009</text:p>
          </table:table-cell>
          <table:table-cell office:value-type="float" office:value="0.057194" calcext:value-type="float">
            <text:p>0.057194</text:p>
          </table:table-cell>
          <table:table-cell office:value-type="float" office:value="-0.069255" calcext:value-type="float">
            <text:p>-0.069255</text:p>
          </table:table-cell>
          <table:table-cell office:value-type="float" office:value="9.792713" calcext:value-type="float">
            <text:p>9.792713</text:p>
          </table:table-cell>
          <table:table-cell table:number-columns-repeated="4"/>
        </table:table-row>
        <table:table-row table:style-name="ro1">
          <table:table-cell office:value-type="float" office:value="2199.427" calcext:value-type="float">
            <text:p>2199.42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75273" calcext:value-type="float">
            <text:p>0.075273</text:p>
          </table:table-cell>
          <table:table-cell office:value-type="float" office:value="-0.08126" calcext:value-type="float">
            <text:p>-0.08126</text:p>
          </table:table-cell>
          <table:table-cell office:value-type="float" office:value="9.809384" calcext:value-type="float">
            <text:p>9.809384</text:p>
          </table:table-cell>
          <table:table-cell office:value-type="float" office:value="0.007572" calcext:value-type="float">
            <text:p>0.007572</text:p>
          </table:table-cell>
          <table:table-cell office:value-type="float" office:value="-0.000318" calcext:value-type="float">
            <text:p>-0.000318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95333" calcext:value-type="float">
            <text:p>0.095333</text:p>
          </table:table-cell>
          <table:table-cell office:value-type="float" office:value="-0.008989" calcext:value-type="float">
            <text:p>-0.008989</text:p>
          </table:table-cell>
          <table:table-cell office:value-type="float" office:value="9.809542" calcext:value-type="float">
            <text:p>9.809542</text:p>
          </table:table-cell>
          <table:table-cell table:number-columns-repeated="4"/>
        </table:table-row>
        <table:table-row table:style-name="ro1">
          <table:table-cell office:value-type="float" office:value="2199.437" calcext:value-type="float">
            <text:p>2199.43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19231" calcext:value-type="float">
            <text:p>0.019231</text:p>
          </table:table-cell>
          <table:table-cell office:value-type="float" office:value="-0.080905" calcext:value-type="float">
            <text:p>-0.080905</text:p>
          </table:table-cell>
          <table:table-cell office:value-type="float" office:value="9.801107" calcext:value-type="float">
            <text:p>9.801107</text:p>
          </table:table-cell>
          <table:table-cell office:value-type="float" office:value="0.007535" calcext:value-type="float">
            <text:p>0.007535</text:p>
          </table:table-cell>
          <table:table-cell office:value-type="float" office:value="-0.000343" calcext:value-type="float">
            <text:p>-0.000343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61075" calcext:value-type="float">
            <text:p>0.061075</text:p>
          </table:table-cell>
          <table:table-cell office:value-type="float" office:value="-0.053316" calcext:value-type="float">
            <text:p>-0.053316</text:p>
          </table:table-cell>
          <table:table-cell office:value-type="float" office:value="9.801124" calcext:value-type="float">
            <text:p>9.801124</text:p>
          </table:table-cell>
          <table:table-cell table:number-columns-repeated="4"/>
        </table:table-row>
        <table:table-row table:style-name="ro1">
          <table:table-cell office:value-type="float" office:value="2199.447" calcext:value-type="float">
            <text:p>2199.44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31323" calcext:value-type="float">
            <text:p>0.031323</text:p>
          </table:table-cell>
          <table:table-cell office:value-type="float" office:value="-0.080937" calcext:value-type="float">
            <text:p>-0.080937</text:p>
          </table:table-cell>
          <table:table-cell office:value-type="float" office:value="9.800841" calcext:value-type="float">
            <text:p>9.800841</text:p>
          </table:table-cell>
          <table:table-cell office:value-type="float" office:value="0.007502" calcext:value-type="float">
            <text:p>0.007502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68435" calcext:value-type="float">
            <text:p>0.068435</text:p>
          </table:table-cell>
          <table:table-cell office:value-type="float" office:value="-0.043721" calcext:value-type="float">
            <text:p>-0.043721</text:p>
          </table:table-cell>
          <table:table-cell office:value-type="float" office:value="9.800889" calcext:value-type="float">
            <text:p>9.800889</text:p>
          </table:table-cell>
          <table:table-cell table:number-columns-repeated="4"/>
        </table:table-row>
        <table:table-row table:style-name="ro1">
          <table:table-cell office:value-type="float" office:value="2199.457" calcext:value-type="float">
            <text:p>2199.457</text:p>
          </table:table-cell>
          <table:table-cell office:value-type="string" calcext:value-type="string">
            <text:p>imu</text:p>
          </table:table-cell>
          <table:table-cell office:value-type="float" office:value="-2.9841" calcext:value-type="float">
            <text:p>-2.9841</text:p>
          </table:table-cell>
          <table:table-cell office:value-type="float" office:value="0.9985" calcext:value-type="float">
            <text:p>0.9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0.44357" calcext:value-type="float">
            <text:p>0.44357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0.028555" calcext:value-type="float">
            <text:p>0.028555</text:p>
          </table:table-cell>
          <table:table-cell office:value-type="float" office:value="-0.081033" calcext:value-type="float">
            <text:p>-0.081033</text:p>
          </table:table-cell>
          <table:table-cell office:value-type="float" office:value="9.799569" calcext:value-type="float">
            <text:p>9.799569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61" calcext:value-type="float">
            <text:p>-0.00026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66834" calcext:value-type="float">
            <text:p>0.066834</text:p>
          </table:table-cell>
          <table:table-cell office:value-type="float" office:value="-0.045976" calcext:value-type="float">
            <text:p>-0.045976</text:p>
          </table:table-cell>
          <table:table-cell office:value-type="float" office:value="9.799609" calcext:value-type="float">
            <text:p>9.799609</text:p>
          </table:table-cell>
          <table:table-cell table:number-columns-repeated="4"/>
        </table:table-row>
        <table:table-row table:style-name="ro1">
          <table:table-cell office:value-type="float" office:value="2199.434" calcext:value-type="float">
            <text:p>2199.434</text:p>
          </table:table-cell>
          <table:table-cell office:value-type="string" calcext:value-type="string">
            <text:p>odom</text:p>
          </table:table-cell>
          <table:table-cell office:value-type="float" office:value="-2.985613" calcext:value-type="float">
            <text:p>-2.985613</text:p>
          </table:table-cell>
          <table:table-cell office:value-type="float" office:value="0.995384" calcext:value-type="float">
            <text:p>0.99538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table:number-columns-repeated="13"/>
        </table:table-row>
        <table:table-row table:style-name="ro1">
          <table:table-cell office:value-type="float" office:value="2199.467" calcext:value-type="float">
            <text:p>2199.46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7685" calcext:value-type="float">
            <text:p>0.027685</text:p>
          </table:table-cell>
          <table:table-cell office:value-type="float" office:value="-0.080759" calcext:value-type="float">
            <text:p>-0.080759</text:p>
          </table:table-cell>
          <table:table-cell office:value-type="float" office:value="9.799549" calcext:value-type="float">
            <text:p>9.799549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34" calcext:value-type="float">
            <text:p>-0.000234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8894" calcext:value-type="float">
            <text:p>0.078894</text:p>
          </table:table-cell>
          <table:table-cell office:value-type="float" office:value="-0.017425" calcext:value-type="float">
            <text:p>-0.017425</text:p>
          </table:table-cell>
          <table:table-cell office:value-type="float" office:value="9.799588" calcext:value-type="float">
            <text:p>9.799588</text:p>
          </table:table-cell>
          <table:table-cell table:number-columns-repeated="4"/>
        </table:table-row>
        <table:table-row table:style-name="ro1">
          <table:table-cell office:value-type="float" office:value="2199.477" calcext:value-type="float">
            <text:p>2199.47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7195" calcext:value-type="float">
            <text:p>0.027195</text:p>
          </table:table-cell>
          <table:table-cell office:value-type="float" office:value="-0.080482" calcext:value-type="float">
            <text:p>-0.080482</text:p>
          </table:table-cell>
          <table:table-cell office:value-type="float" office:value="9.799636" calcext:value-type="float">
            <text:p>9.799636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15" calcext:value-type="float">
            <text:p>-0.00021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8502" calcext:value-type="float">
            <text:p>0.078502</text:p>
          </table:table-cell>
          <table:table-cell office:value-type="float" office:value="-0.01783" calcext:value-type="float">
            <text:p>-0.01783</text:p>
          </table:table-cell>
          <table:table-cell office:value-type="float" office:value="9.799674" calcext:value-type="float">
            <text:p>9.799674</text:p>
          </table:table-cell>
          <table:table-cell table:number-columns-repeated="4"/>
        </table:table-row>
        <table:table-row table:style-name="ro1">
          <table:table-cell office:value-type="float" office:value="2199.487" calcext:value-type="float">
            <text:p>2199.48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7" calcext:value-type="float">
            <text:p>0.0267</text:p>
          </table:table-cell>
          <table:table-cell office:value-type="float" office:value="-0.080449" calcext:value-type="float">
            <text:p>-0.080449</text:p>
          </table:table-cell>
          <table:table-cell office:value-type="float" office:value="9.799694" calcext:value-type="float">
            <text:p>9.799694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01" calcext:value-type="float">
            <text:p>-0.00020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8345" calcext:value-type="float">
            <text:p>0.07834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9.79973" calcext:value-type="float">
            <text:p>9.79973</text:p>
          </table:table-cell>
          <table:table-cell table:number-columns-repeated="4"/>
        </table:table-row>
        <table:table-row table:style-name="ro1">
          <table:table-cell office:value-type="float" office:value="2199.497" calcext:value-type="float">
            <text:p>2199.49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-0.080379" calcext:value-type="float">
            <text:p>-0.080379</text:p>
          </table:table-cell>
          <table:table-cell office:value-type="float" office:value="9.799723" calcext:value-type="float">
            <text:p>9.799723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87" calcext:value-type="float">
            <text:p>-0.00018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821" calcext:value-type="float">
            <text:p>0.07821</text:p>
          </table:table-cell>
          <table:table-cell office:value-type="float" office:value="-0.018543" calcext:value-type="float">
            <text:p>-0.018543</text:p>
          </table:table-cell>
          <table:table-cell office:value-type="float" office:value="9.799759" calcext:value-type="float">
            <text:p>9.799759</text:p>
          </table:table-cell>
          <table:table-cell table:number-columns-repeated="4"/>
        </table:table-row>
        <table:table-row table:style-name="ro1">
          <table:table-cell office:value-type="float" office:value="2199.507" calcext:value-type="float">
            <text:p>2199.50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371" calcext:value-type="float">
            <text:p>0.026371</text:p>
          </table:table-cell>
          <table:table-cell office:value-type="float" office:value="-0.080311" calcext:value-type="float">
            <text:p>-0.080311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76" calcext:value-type="float">
            <text:p>-0.000176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8128" calcext:value-type="float">
            <text:p>0.078128</text:p>
          </table:table-cell>
          <table:table-cell office:value-type="float" office:value="-0.018583" calcext:value-type="float">
            <text:p>-0.018583</text:p>
          </table:table-cell>
          <table:table-cell office:value-type="float" office:value="9.799764" calcext:value-type="float">
            <text:p>9.799764</text:p>
          </table:table-cell>
          <table:table-cell table:number-columns-repeated="4"/>
        </table:table-row>
        <table:table-row table:style-name="ro1">
          <table:table-cell office:value-type="float" office:value="2199.517" calcext:value-type="float">
            <text:p>2199.51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298" calcext:value-type="float">
            <text:p>0.026298</text:p>
          </table:table-cell>
          <table:table-cell office:value-type="float" office:value="-0.080253" calcext:value-type="float">
            <text:p>-0.080253</text:p>
          </table:table-cell>
          <table:table-cell office:value-type="float" office:value="9.799717" calcext:value-type="float">
            <text:p>9.799717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65" calcext:value-type="float">
            <text:p>-0.00016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8054" calcext:value-type="float">
            <text:p>0.078054</text:p>
          </table:table-cell>
          <table:table-cell office:value-type="float" office:value="-0.01864" calcext:value-type="float">
            <text:p>-0.01864</text:p>
          </table:table-cell>
          <table:table-cell office:value-type="float" office:value="9.799752" calcext:value-type="float">
            <text:p>9.799752</text:p>
          </table:table-cell>
          <table:table-cell table:number-columns-repeated="4"/>
        </table:table-row>
        <table:table-row table:style-name="ro1">
          <table:table-cell office:value-type="float" office:value="2199.527" calcext:value-type="float">
            <text:p>2199.52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308" calcext:value-type="float">
            <text:p>0.026308</text:p>
          </table:table-cell>
          <table:table-cell office:value-type="float" office:value="-0.080176" calcext:value-type="float">
            <text:p>-0.080176</text:p>
          </table:table-cell>
          <table:table-cell office:value-type="float" office:value="9.799683" calcext:value-type="float">
            <text:p>9.79968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52" calcext:value-type="float">
            <text:p>-0.000152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982" calcext:value-type="float">
            <text:p>0.077982</text:p>
          </table:table-cell>
          <table:table-cell office:value-type="float" office:value="-0.01861" calcext:value-type="float">
            <text:p>-0.01861</text:p>
          </table:table-cell>
          <table:table-cell office:value-type="float" office:value="9.799718" calcext:value-type="float">
            <text:p>9.799718</text:p>
          </table:table-cell>
          <table:table-cell table:number-columns-repeated="4"/>
        </table:table-row>
        <table:table-row table:style-name="ro1">
          <table:table-cell office:value-type="float" office:value="2199.537" calcext:value-type="float">
            <text:p>2199.53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413" calcext:value-type="float">
            <text:p>0.026413</text:p>
          </table:table-cell>
          <table:table-cell office:value-type="float" office:value="-0.080093" calcext:value-type="float">
            <text:p>-0.080093</text:p>
          </table:table-cell>
          <table:table-cell office:value-type="float" office:value="9.799625" calcext:value-type="float">
            <text:p>9.79962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35" calcext:value-type="float">
            <text:p>-0.00013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928" calcext:value-type="float">
            <text:p>0.077928</text:p>
          </table:table-cell>
          <table:table-cell office:value-type="float" office:value="-0.018487" calcext:value-type="float">
            <text:p>-0.018487</text:p>
          </table:table-cell>
          <table:table-cell office:value-type="float" office:value="9.799661" calcext:value-type="float">
            <text:p>9.799661</text:p>
          </table:table-cell>
          <table:table-cell table:number-columns-repeated="4"/>
        </table:table-row>
        <table:table-row table:style-name="ro1">
          <table:table-cell office:value-type="float" office:value="2199.547" calcext:value-type="float">
            <text:p>2199.54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607" calcext:value-type="float">
            <text:p>0.026607</text:p>
          </table:table-cell>
          <table:table-cell office:value-type="float" office:value="-0.079971" calcext:value-type="float">
            <text:p>-0.079971</text:p>
          </table:table-cell>
          <table:table-cell office:value-type="float" office:value="9.799505" calcext:value-type="float">
            <text:p>9.799505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-0.000128" calcext:value-type="float">
            <text:p>-0.000128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859" calcext:value-type="float">
            <text:p>0.077859</text:p>
          </table:table-cell>
          <table:table-cell office:value-type="float" office:value="-0.018269" calcext:value-type="float">
            <text:p>-0.018269</text:p>
          </table:table-cell>
          <table:table-cell office:value-type="float" office:value="9.799541" calcext:value-type="float">
            <text:p>9.799541</text:p>
          </table:table-cell>
          <table:table-cell table:number-columns-repeated="4"/>
        </table:table-row>
        <table:table-row table:style-name="ro1">
          <table:table-cell office:value-type="float" office:value="2199.557" calcext:value-type="float">
            <text:p>2199.55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6955" calcext:value-type="float">
            <text:p>0.026955</text:p>
          </table:table-cell>
          <table:table-cell office:value-type="float" office:value="-0.079872" calcext:value-type="float">
            <text:p>-0.079872</text:p>
          </table:table-cell>
          <table:table-cell office:value-type="float" office:value="9.799408" calcext:value-type="float">
            <text:p>9.799408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851" calcext:value-type="float">
            <text:p>0.077851</text:p>
          </table:table-cell>
          <table:table-cell office:value-type="float" office:value="-0.017907" calcext:value-type="float">
            <text:p>-0.017907</text:p>
          </table:table-cell>
          <table:table-cell office:value-type="float" office:value="9.799445" calcext:value-type="float">
            <text:p>9.799445</text:p>
          </table:table-cell>
          <table:table-cell table:number-columns-repeated="4"/>
        </table:table-row>
        <table:table-row table:style-name="ro1">
          <table:table-cell office:value-type="float" office:value="2199.567" calcext:value-type="float">
            <text:p>2199.56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0994" calcext:value-type="float">
            <text:p>-0.000994</text:p>
          </table:table-cell>
          <table:table-cell office:value-type="float" office:value="0.611221" calcext:value-type="float">
            <text:p>0.611221</text:p>
          </table:table-cell>
          <table:table-cell office:value-type="float" office:value="0.791459" calcext:value-type="float">
            <text:p>0.791459</text:p>
          </table:table-cell>
          <table:table-cell office:value-type="float" office:value="0.027592" calcext:value-type="float">
            <text:p>0.027592</text:p>
          </table:table-cell>
          <table:table-cell office:value-type="float" office:value="-0.079077" calcext:value-type="float">
            <text:p>-0.079077</text:p>
          </table:table-cell>
          <table:table-cell office:value-type="float" office:value="9.799227" calcext:value-type="float">
            <text:p>9.79922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065" calcext:value-type="float">
            <text:p>-6.5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243" calcext:value-type="float">
            <text:p>0.077243</text:p>
          </table:table-cell>
          <table:table-cell office:value-type="float" office:value="-0.017089" calcext:value-type="float">
            <text:p>-0.017089</text:p>
          </table:table-cell>
          <table:table-cell office:value-type="float" office:value="9.799266" calcext:value-type="float">
            <text:p>9.799266</text:p>
          </table:table-cell>
          <table:table-cell table:number-columns-repeated="4"/>
        </table:table-row>
        <table:table-row table:style-name="ro1">
          <table:table-cell office:value-type="float" office:value="2199.567" calcext:value-type="float">
            <text:p>2199.567</text:p>
          </table:table-cell>
          <table:table-cell office:value-type="string" calcext:value-type="string">
            <text:p>odom</text:p>
          </table:table-cell>
          <table:table-cell office:value-type="float" office:value="-2.985855" calcext:value-type="float">
            <text:p>-2.985855</text:p>
          </table:table-cell>
          <table:table-cell office:value-type="float" office:value="0.991852" calcext:value-type="float">
            <text:p>0.991852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table:number-columns-repeated="13"/>
        </table:table-row>
        <table:table-row table:style-name="ro1">
          <table:table-cell office:value-type="float" office:value="2199.577" calcext:value-type="float">
            <text:p>2199.5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27758" calcext:value-type="float">
            <text:p>0.027758</text:p>
          </table:table-cell>
          <table:table-cell office:value-type="float" office:value="-0.079224" calcext:value-type="float">
            <text:p>-0.079224</text:p>
          </table:table-cell>
          <table:table-cell office:value-type="float" office:value="9.799166" calcext:value-type="float">
            <text:p>9.799166</text:p>
          </table:table-cell>
          <table:table-cell office:value-type="float" office:value="0.007502" calcext:value-type="float">
            <text:p>0.007502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98" calcext:value-type="float">
            <text:p>0.07798</text:p>
          </table:table-cell>
          <table:table-cell office:value-type="float" office:value="0.014303" calcext:value-type="float">
            <text:p>0.014303</text:p>
          </table:table-cell>
          <table:table-cell office:value-type="float" office:value="9.799205" calcext:value-type="float">
            <text:p>9.799205</text:p>
          </table:table-cell>
          <table:table-cell table:number-columns-repeated="4"/>
        </table:table-row>
        <table:table-row table:style-name="ro1">
          <table:table-cell office:value-type="float" office:value="2199.587" calcext:value-type="float">
            <text:p>2199.5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28954" calcext:value-type="float">
            <text:p>0.028954</text:p>
          </table:table-cell>
          <table:table-cell office:value-type="float" office:value="-0.07927" calcext:value-type="float">
            <text:p>-0.07927</text:p>
          </table:table-cell>
          <table:table-cell office:value-type="float" office:value="9.80001" calcext:value-type="float">
            <text:p>9.80001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-0.000035" calcext:value-type="float">
            <text:p>-3.5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856" calcext:value-type="float">
            <text:p>0.077856</text:p>
          </table:table-cell>
          <table:table-cell office:value-type="float" office:value="0.015491" calcext:value-type="float">
            <text:p>0.015491</text:p>
          </table:table-cell>
          <table:table-cell office:value-type="float" office:value="9.800052" calcext:value-type="float">
            <text:p>9.800052</text:p>
          </table:table-cell>
          <table:table-cell table:number-columns-repeated="4"/>
        </table:table-row>
        <table:table-row table:style-name="ro1">
          <table:table-cell office:value-type="float" office:value="2199.597" calcext:value-type="float">
            <text:p>2199.5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35807" calcext:value-type="float">
            <text:p>0.035807</text:p>
          </table:table-cell>
          <table:table-cell office:value-type="float" office:value="-0.079439" calcext:value-type="float">
            <text:p>-0.079439</text:p>
          </table:table-cell>
          <table:table-cell office:value-type="float" office:value="9.800155" calcext:value-type="float">
            <text:p>9.800155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7053" calcext:value-type="float">
            <text:p>0.077053</text:p>
          </table:table-cell>
          <table:table-cell office:value-type="float" office:value="0.022299" calcext:value-type="float">
            <text:p>0.022299</text:p>
          </table:table-cell>
          <table:table-cell office:value-type="float" office:value="9.800215" calcext:value-type="float">
            <text:p>9.800215</text:p>
          </table:table-cell>
          <table:table-cell table:number-columns-repeated="4"/>
        </table:table-row>
        <table:table-row table:style-name="ro1">
          <table:table-cell office:value-type="float" office:value="2199.607" calcext:value-type="float">
            <text:p>2199.6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40228" calcext:value-type="float">
            <text:p>0.040228</text:p>
          </table:table-cell>
          <table:table-cell office:value-type="float" office:value="-0.078403" calcext:value-type="float">
            <text:p>-0.078403</text:p>
          </table:table-cell>
          <table:table-cell office:value-type="float" office:value="9.799656" calcext:value-type="float">
            <text:p>9.799656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5402" calcext:value-type="float">
            <text:p>0.075402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9.799726" calcext:value-type="float">
            <text:p>9.799726</text:p>
          </table:table-cell>
          <table:table-cell table:number-columns-repeated="4"/>
        </table:table-row>
        <table:table-row table:style-name="ro1">
          <table:table-cell office:value-type="float" office:value="2199.617" calcext:value-type="float">
            <text:p>2199.6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53016" calcext:value-type="float">
            <text:p>0.053016</text:p>
          </table:table-cell>
          <table:table-cell office:value-type="float" office:value="-0.076761" calcext:value-type="float">
            <text:p>-0.076761</text:p>
          </table:table-cell>
          <table:table-cell office:value-type="float" office:value="9.799619" calcext:value-type="float">
            <text:p>9.799619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018" calcext:value-type="float">
            <text:p>-1.8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966" calcext:value-type="float">
            <text:p>0.071966</text:p>
          </table:table-cell>
          <table:table-cell office:value-type="float" office:value="0.038957" calcext:value-type="float">
            <text:p>0.038957</text:p>
          </table:table-cell>
          <table:table-cell office:value-type="float" office:value="9.799721" calcext:value-type="float">
            <text:p>9.799721</text:p>
          </table:table-cell>
          <table:table-cell table:number-columns-repeated="4"/>
        </table:table-row>
        <table:table-row table:style-name="ro1">
          <table:table-cell office:value-type="float" office:value="2199.627" calcext:value-type="float">
            <text:p>2199.6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-0.077365" calcext:value-type="float">
            <text:p>-0.077365</text:p>
          </table:table-cell>
          <table:table-cell office:value-type="float" office:value="9.800341" calcext:value-type="float">
            <text:p>9.800341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-0.000036" calcext:value-type="float">
            <text:p>-3.6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2147" calcext:value-type="float">
            <text:p>0.072147</text:p>
          </table:table-cell>
          <table:table-cell office:value-type="float" office:value="0.041963" calcext:value-type="float">
            <text:p>0.041963</text:p>
          </table:table-cell>
          <table:table-cell office:value-type="float" office:value="9.800451" calcext:value-type="float">
            <text:p>9.800451</text:p>
          </table:table-cell>
          <table:table-cell table:number-columns-repeated="4"/>
        </table:table-row>
        <table:table-row table:style-name="ro1">
          <table:table-cell office:value-type="float" office:value="2199.637" calcext:value-type="float">
            <text:p>2199.6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-0.017997" calcext:value-type="float">
            <text:p>-0.017997</text:p>
          </table:table-cell>
          <table:table-cell office:value-type="float" office:value="-0.072705" calcext:value-type="float">
            <text:p>-0.072705</text:p>
          </table:table-cell>
          <table:table-cell office:value-type="float" office:value="9.805324" calcext:value-type="float">
            <text:p>9.805324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-0.000284" calcext:value-type="float">
            <text:p>-0.000284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8004" calcext:value-type="float">
            <text:p>0.078004</text:p>
          </table:table-cell>
          <table:table-cell office:value-type="float" office:value="-0.031929" calcext:value-type="float">
            <text:p>-0.031929</text:p>
          </table:table-cell>
          <table:table-cell office:value-type="float" office:value="9.805247" calcext:value-type="float">
            <text:p>9.805247</text:p>
          </table:table-cell>
          <table:table-cell table:number-columns-repeated="4"/>
        </table:table-row>
        <table:table-row table:style-name="ro1">
          <table:table-cell office:value-type="float" office:value="2199.647" calcext:value-type="float">
            <text:p>2199.6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-0.101546" calcext:value-type="float">
            <text:p>-0.101546</text:p>
          </table:table-cell>
          <table:table-cell office:value-type="float" office:value="-0.082074" calcext:value-type="float">
            <text:p>-0.082074</text:p>
          </table:table-cell>
          <table:table-cell office:value-type="float" office:value="9.79999" calcext:value-type="float">
            <text:p>9.79999</text:p>
          </table:table-cell>
          <table:table-cell office:value-type="float" office:value="0.007251" calcext:value-type="float">
            <text:p>0.007251</text:p>
          </table:table-cell>
          <table:table-cell office:value-type="float" office:value="-0.000274" calcext:value-type="float">
            <text:p>-0.000274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99101" calcext:value-type="float">
            <text:p>0.099101</text:p>
          </table:table-cell>
          <table:table-cell office:value-type="float" office:value="-0.113298" calcext:value-type="float">
            <text:p>-0.113298</text:p>
          </table:table-cell>
          <table:table-cell office:value-type="float" office:value="9.799704" calcext:value-type="float">
            <text:p>9.799704</text:p>
          </table:table-cell>
          <table:table-cell table:number-columns-repeated="4"/>
        </table:table-row>
        <table:table-row table:style-name="ro1">
          <table:table-cell office:value-type="float" office:value="2199.657" calcext:value-type="float">
            <text:p>2199.6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09485" calcext:value-type="float">
            <text:p>0.009485</text:p>
          </table:table-cell>
          <table:table-cell office:value-type="float" office:value="-0.085699" calcext:value-type="float">
            <text:p>-0.085699</text:p>
          </table:table-cell>
          <table:table-cell office:value-type="float" office:value="9.790744" calcext:value-type="float">
            <text:p>9.790744</text:p>
          </table:table-cell>
          <table:table-cell office:value-type="float" office:value="0.007675" calcext:value-type="float">
            <text:p>0.00767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86972" calcext:value-type="float">
            <text:p>0.086972</text:p>
          </table:table-cell>
          <table:table-cell office:value-type="float" office:value="-0.002849" calcext:value-type="float">
            <text:p>-0.002849</text:p>
          </table:table-cell>
          <table:table-cell office:value-type="float" office:value="9.790737" calcext:value-type="float">
            <text:p>9.790737</text:p>
          </table:table-cell>
          <table:table-cell table:number-columns-repeated="4"/>
        </table:table-row>
        <table:table-row table:style-name="ro1">
          <table:table-cell office:value-type="float" office:value="2199.667" calcext:value-type="float">
            <text:p>2199.6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73928" calcext:value-type="float">
            <text:p>0.073928</text:p>
          </table:table-cell>
          <table:table-cell office:value-type="float" office:value="-0.080315" calcext:value-type="float">
            <text:p>-0.080315</text:p>
          </table:table-cell>
          <table:table-cell office:value-type="float" office:value="9.80647" calcext:value-type="float">
            <text:p>9.80647</text:p>
          </table:table-cell>
          <table:table-cell office:value-type="float" office:value="0.007574" calcext:value-type="float">
            <text:p>0.007574</text:p>
          </table:table-cell>
          <table:table-cell office:value-type="float" office:value="-0.000275" calcext:value-type="float">
            <text:p>-0.00027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2527" calcext:value-type="float">
            <text:p>0.072527</text:p>
          </table:table-cell>
          <table:table-cell office:value-type="float" office:value="0.060144" calcext:value-type="float">
            <text:p>0.060144</text:p>
          </table:table-cell>
          <table:table-cell office:value-type="float" office:value="9.806625" calcext:value-type="float">
            <text:p>9.806625</text:p>
          </table:table-cell>
          <table:table-cell table:number-columns-repeated="4"/>
        </table:table-row>
        <table:table-row table:style-name="ro1">
          <table:table-cell office:value-type="float" office:value="2199.677" calcext:value-type="float">
            <text:p>2199.6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14596" calcext:value-type="float">
            <text:p>0.014596</text:p>
          </table:table-cell>
          <table:table-cell office:value-type="float" office:value="-0.080657" calcext:value-type="float">
            <text:p>-0.080657</text:p>
          </table:table-cell>
          <table:table-cell office:value-type="float" office:value="9.802004" calcext:value-type="float">
            <text:p>9.802004</text:p>
          </table:table-cell>
          <table:table-cell office:value-type="float" office:value="0.007509" calcext:value-type="float">
            <text:p>0.007509</text:p>
          </table:table-cell>
          <table:table-cell office:value-type="float" office:value="-0.000316" calcext:value-type="float">
            <text:p>-0.000316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81262" calcext:value-type="float">
            <text:p>0.081262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9.80201" calcext:value-type="float">
            <text:p>9.80201</text:p>
          </table:table-cell>
          <table:table-cell table:number-columns-repeated="4"/>
        </table:table-row>
        <table:table-row table:style-name="ro1">
          <table:table-cell office:value-type="float" office:value="2199.687" calcext:value-type="float">
            <text:p>2199.6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19" calcext:value-type="float">
            <text:p>0.99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-0.000824" calcext:value-type="float">
            <text:p>-0.000824</text:p>
          </table:table-cell>
          <table:table-cell office:value-type="float" office:value="0.755489" calcext:value-type="float">
            <text:p>0.755489</text:p>
          </table:table-cell>
          <table:table-cell office:value-type="float" office:value="0.655161" calcext:value-type="float">
            <text:p>0.655161</text:p>
          </table:table-cell>
          <table:table-cell office:value-type="float" office:value="0.032936" calcext:value-type="float">
            <text:p>0.032936</text:p>
          </table:table-cell>
          <table:table-cell office:value-type="float" office:value="-0.081135" calcext:value-type="float">
            <text:p>-0.081135</text:p>
          </table:table-cell>
          <table:table-cell office:value-type="float" office:value="9.80085" calcext:value-type="float">
            <text:p>9.80085</text:p>
          </table:table-cell>
          <table:table-cell office:value-type="float" office:value="0.007485" calcext:value-type="float">
            <text:p>0.007485</text:p>
          </table:table-cell>
          <table:table-cell office:value-type="float" office:value="-0.000276" calcext:value-type="float">
            <text:p>-0.000276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9139" calcext:value-type="float">
            <text:p>0.079139</text:p>
          </table:table-cell>
          <table:table-cell office:value-type="float" office:value="0.019695" calcext:value-type="float">
            <text:p>0.019695</text:p>
          </table:table-cell>
          <table:table-cell office:value-type="float" office:value="9.800902" calcext:value-type="float">
            <text:p>9.800902</text:p>
          </table:table-cell>
          <table:table-cell table:number-columns-repeated="4"/>
        </table:table-row>
        <table:table-row table:style-name="ro1">
          <table:table-cell office:value-type="float" office:value="2199.668" calcext:value-type="float">
            <text:p>2199.668</text:p>
          </table:table-cell>
          <table:table-cell office:value-type="string" calcext:value-type="string">
            <text:p>odom</text:p>
          </table:table-cell>
          <table:table-cell office:value-type="float" office:value="-2.985124" calcext:value-type="float">
            <text:p>-2.985124</text:p>
          </table:table-cell>
          <table:table-cell office:value-type="float" office:value="0.989312" calcext:value-type="float">
            <text:p>0.98931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table:number-columns-repeated="13"/>
        </table:table-row>
        <table:table-row table:style-name="ro1">
          <table:table-cell office:value-type="float" office:value="2199.697" calcext:value-type="float">
            <text:p>2199.69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8561" calcext:value-type="float">
            <text:p>0.028561</text:p>
          </table:table-cell>
          <table:table-cell office:value-type="float" office:value="-0.081272" calcext:value-type="float">
            <text:p>-0.081272</text:p>
          </table:table-cell>
          <table:table-cell office:value-type="float" office:value="9.799597" calcext:value-type="float">
            <text:p>9.799597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63" calcext:value-type="float">
            <text:p>-0.000263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791" calcext:value-type="float">
            <text:p>0.071791</text:p>
          </table:table-cell>
          <table:table-cell office:value-type="float" office:value="0.038274" calcext:value-type="float">
            <text:p>0.038274</text:p>
          </table:table-cell>
          <table:table-cell office:value-type="float" office:value="9.799638" calcext:value-type="float">
            <text:p>9.799638</text:p>
          </table:table-cell>
          <table:table-cell table:number-columns-repeated="4"/>
        </table:table-row>
        <table:table-row table:style-name="ro1">
          <table:table-cell office:value-type="float" office:value="2199.707" calcext:value-type="float">
            <text:p>2199.70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7773" calcext:value-type="float">
            <text:p>0.027773</text:p>
          </table:table-cell>
          <table:table-cell office:value-type="float" office:value="-0.080624" calcext:value-type="float">
            <text:p>-0.080624</text:p>
          </table:table-cell>
          <table:table-cell office:value-type="float" office:value="9.799557" calcext:value-type="float">
            <text:p>9.79955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39" calcext:value-type="float">
            <text:p>-0.000239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54" calcext:value-type="float">
            <text:p>0.07154</text:p>
          </table:table-cell>
          <table:table-cell office:value-type="float" office:value="0.037285" calcext:value-type="float">
            <text:p>0.037285</text:p>
          </table:table-cell>
          <table:table-cell office:value-type="float" office:value="9.799596" calcext:value-type="float">
            <text:p>9.799596</text:p>
          </table:table-cell>
          <table:table-cell table:number-columns-repeated="4"/>
        </table:table-row>
        <table:table-row table:style-name="ro1">
          <table:table-cell office:value-type="float" office:value="2199.717" calcext:value-type="float">
            <text:p>2199.71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7191" calcext:value-type="float">
            <text:p>0.027191</text:p>
          </table:table-cell>
          <table:table-cell office:value-type="float" office:value="-0.080526" calcext:value-type="float">
            <text:p>-0.080526</text:p>
          </table:table-cell>
          <table:table-cell office:value-type="float" office:value="9.79963" calcext:value-type="float">
            <text:p>9.79963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36717" calcext:value-type="float">
            <text:p>0.036717</text:p>
          </table:table-cell>
          <table:table-cell office:value-type="float" office:value="9.799668" calcext:value-type="float">
            <text:p>9.799668</text:p>
          </table:table-cell>
          <table:table-cell table:number-columns-repeated="4"/>
        </table:table-row>
        <table:table-row table:style-name="ro1">
          <table:table-cell office:value-type="float" office:value="2199.727" calcext:value-type="float">
            <text:p>2199.72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791" calcext:value-type="float">
            <text:p>0.026791</text:p>
          </table:table-cell>
          <table:table-cell office:value-type="float" office:value="-0.080469" calcext:value-type="float">
            <text:p>-0.080469</text:p>
          </table:table-cell>
          <table:table-cell office:value-type="float" office:value="9.799692" calcext:value-type="float">
            <text:p>9.799692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04" calcext:value-type="float">
            <text:p>-0.000204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82" calcext:value-type="float">
            <text:p>0.07182</text:p>
          </table:table-cell>
          <table:table-cell office:value-type="float" office:value="0.03633" calcext:value-type="float">
            <text:p>0.03633</text:p>
          </table:table-cell>
          <table:table-cell office:value-type="float" office:value="9.799728" calcext:value-type="float">
            <text:p>9.799728</text:p>
          </table:table-cell>
          <table:table-cell table:number-columns-repeated="4"/>
        </table:table-row>
        <table:table-row table:style-name="ro1">
          <table:table-cell office:value-type="float" office:value="2199.737" calcext:value-type="float">
            <text:p>2199.73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516" calcext:value-type="float">
            <text:p>0.026516</text:p>
          </table:table-cell>
          <table:table-cell office:value-type="float" office:value="-0.080396" calcext:value-type="float">
            <text:p>-0.080396</text:p>
          </table:table-cell>
          <table:table-cell office:value-type="float" office:value="9.799721" calcext:value-type="float">
            <text:p>9.799721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92" calcext:value-type="float">
            <text:p>-0.000192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871" calcext:value-type="float">
            <text:p>0.071871</text:p>
          </table:table-cell>
          <table:table-cell office:value-type="float" office:value="0.03605" calcext:value-type="float">
            <text:p>0.03605</text:p>
          </table:table-cell>
          <table:table-cell office:value-type="float" office:value="9.799757" calcext:value-type="float">
            <text:p>9.799757</text:p>
          </table:table-cell>
          <table:table-cell table:number-columns-repeated="4"/>
        </table:table-row>
        <table:table-row table:style-name="ro1">
          <table:table-cell office:value-type="float" office:value="2199.747" calcext:value-type="float">
            <text:p>2199.74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337" calcext:value-type="float">
            <text:p>0.026337</text:p>
          </table:table-cell>
          <table:table-cell office:value-type="float" office:value="-0.080332" calcext:value-type="float">
            <text:p>-0.080332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1" calcext:value-type="float">
            <text:p>-0.00018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89" calcext:value-type="float">
            <text:p>0.07189</text:p>
          </table:table-cell>
          <table:table-cell office:value-type="float" office:value="0.035861" calcext:value-type="float">
            <text:p>0.035861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199.757" calcext:value-type="float">
            <text:p>2199.75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-0.080279" calcext:value-type="float">
            <text:p>-0.080279</text:p>
          </table:table-cell>
          <table:table-cell office:value-type="float" office:value="9.79972" calcext:value-type="float">
            <text:p>9.79972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71" calcext:value-type="float">
            <text:p>-0.00017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927" calcext:value-type="float">
            <text:p>0.071927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9.799755" calcext:value-type="float">
            <text:p>9.799755</text:p>
          </table:table-cell>
          <table:table-cell table:number-columns-repeated="4"/>
        </table:table-row>
        <table:table-row table:style-name="ro1">
          <table:table-cell office:value-type="float" office:value="2199.767" calcext:value-type="float">
            <text:p>2199.76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134" calcext:value-type="float">
            <text:p>0.026134</text:p>
          </table:table-cell>
          <table:table-cell office:value-type="float" office:value="-0.080205" calcext:value-type="float">
            <text:p>-0.080205</text:p>
          </table:table-cell>
          <table:table-cell office:value-type="float" office:value="9.799689" calcext:value-type="float">
            <text:p>9.799689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157" calcext:value-type="float">
            <text:p>-0.00015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861" calcext:value-type="float">
            <text:p>0.071861</text:p>
          </table:table-cell>
          <table:table-cell office:value-type="float" office:value="0.035623" calcext:value-type="float">
            <text:p>0.035623</text:p>
          </table:table-cell>
          <table:table-cell office:value-type="float" office:value="9.799724" calcext:value-type="float">
            <text:p>9.799724</text:p>
          </table:table-cell>
          <table:table-cell table:number-columns-repeated="4"/>
        </table:table-row>
        <table:table-row table:style-name="ro1">
          <table:table-cell office:value-type="float" office:value="2199.777" calcext:value-type="float">
            <text:p>2199.77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-0.080118" calcext:value-type="float">
            <text:p>-0.080118</text:p>
          </table:table-cell>
          <table:table-cell office:value-type="float" office:value="9.799631" calcext:value-type="float">
            <text:p>9.799631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41" calcext:value-type="float">
            <text:p>-0.00014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693" calcext:value-type="float">
            <text:p>0.071693</text:p>
          </table:table-cell>
          <table:table-cell office:value-type="float" office:value="0.035776" calcext:value-type="float">
            <text:p>0.035776</text:p>
          </table:table-cell>
          <table:table-cell office:value-type="float" office:value="9.799667" calcext:value-type="float">
            <text:p>9.799667</text:p>
          </table:table-cell>
          <table:table-cell table:number-columns-repeated="4"/>
        </table:table-row>
        <table:table-row table:style-name="ro1">
          <table:table-cell office:value-type="float" office:value="2199.787" calcext:value-type="float">
            <text:p>2199.78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361" calcext:value-type="float">
            <text:p>0.026361</text:p>
          </table:table-cell>
          <table:table-cell office:value-type="float" office:value="-0.080008" calcext:value-type="float">
            <text:p>-0.080008</text:p>
          </table:table-cell>
          <table:table-cell office:value-type="float" office:value="9.799517" calcext:value-type="float">
            <text:p>9.799517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-0.000135" calcext:value-type="float">
            <text:p>-0.00013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586" calcext:value-type="float">
            <text:p>0.071586</text:p>
          </table:table-cell>
          <table:table-cell office:value-type="float" office:value="0.035745" calcext:value-type="float">
            <text:p>0.035745</text:p>
          </table:table-cell>
          <table:table-cell office:value-type="float" office:value="9.799553" calcext:value-type="float">
            <text:p>9.799553</text:p>
          </table:table-cell>
          <table:table-cell table:number-columns-repeated="4"/>
        </table:table-row>
        <table:table-row table:style-name="ro1">
          <table:table-cell office:value-type="float" office:value="2199.797" calcext:value-type="float">
            <text:p>2199.797</text:p>
          </table:table-cell>
          <table:table-cell office:value-type="string" calcext:value-type="string">
            <text:p>imu</text:p>
          </table:table-cell>
          <table:table-cell office:value-type="float" office:value="-2.9851" calcext:value-type="float">
            <text:p>-2.9851</text:p>
          </table:table-cell>
          <table:table-cell office:value-type="float" office:value="0.9893" calcext:value-type="float">
            <text:p>0.989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-0.000672" calcext:value-type="float">
            <text:p>-0.000672</text:p>
          </table:table-cell>
          <table:table-cell office:value-type="float" office:value="0.844626" calcext:value-type="float">
            <text:p>0.844626</text:p>
          </table:table-cell>
          <table:table-cell office:value-type="float" office:value="0.535355" calcext:value-type="float">
            <text:p>0.535355</text:p>
          </table:table-cell>
          <table:table-cell office:value-type="float" office:value="0.026761" calcext:value-type="float">
            <text:p>0.026761</text:p>
          </table:table-cell>
          <table:table-cell office:value-type="float" office:value="-0.07991" calcext:value-type="float">
            <text:p>-0.07991</text:p>
          </table:table-cell>
          <table:table-cell office:value-type="float" office:value="9.799424" calcext:value-type="float">
            <text:p>9.799424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05" calcext:value-type="float">
            <text:p>-0.0001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71327" calcext:value-type="float">
            <text:p>0.071327</text:p>
          </table:table-cell>
          <table:table-cell office:value-type="float" office:value="0.036065" calcext:value-type="float">
            <text:p>0.036065</text:p>
          </table:table-cell>
          <table:table-cell office:value-type="float" office:value="9.79946" calcext:value-type="float">
            <text:p>9.79946</text:p>
          </table:table-cell>
          <table:table-cell table:number-columns-repeated="4"/>
        </table:table-row>
        <table:table-row table:style-name="ro1">
          <table:table-cell office:value-type="float" office:value="2199.8" calcext:value-type="float">
            <text:p>2199.8</text:p>
          </table:table-cell>
          <table:table-cell office:value-type="string" calcext:value-type="string">
            <text:p>odom</text:p>
          </table:table-cell>
          <table:table-cell office:value-type="float" office:value="-2.983041" calcext:value-type="float">
            <text:p>-2.983041</text:p>
          </table:table-cell>
          <table:table-cell office:value-type="float" office:value="0.986445" calcext:value-type="float">
            <text:p>0.98644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table:number-columns-repeated="13"/>
        </table:table-row>
        <table:table-row table:style-name="ro1">
          <table:table-cell office:value-type="float" office:value="2199.807" calcext:value-type="float">
            <text:p>2199.80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275" calcext:value-type="float">
            <text:p>0.0275</text:p>
          </table:table-cell>
          <table:table-cell office:value-type="float" office:value="-0.079142" calcext:value-type="float">
            <text:p>-0.079142</text:p>
          </table:table-cell>
          <table:table-cell office:value-type="float" office:value="9.79924" calcext:value-type="float">
            <text:p>9.79924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072" calcext:value-type="float">
            <text:p>-7.2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50784" calcext:value-type="float">
            <text:p>0.050784</text:p>
          </table:table-cell>
          <table:table-cell office:value-type="float" office:value="0.060759" calcext:value-type="float">
            <text:p>0.060759</text:p>
          </table:table-cell>
          <table:table-cell office:value-type="float" office:value="9.799278" calcext:value-type="float">
            <text:p>9.799278</text:p>
          </table:table-cell>
          <table:table-cell table:number-columns-repeated="4"/>
        </table:table-row>
        <table:table-row table:style-name="ro1">
          <table:table-cell office:value-type="float" office:value="2199.817" calcext:value-type="float">
            <text:p>2199.81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27811" calcext:value-type="float">
            <text:p>0.027811</text:p>
          </table:table-cell>
          <table:table-cell office:value-type="float" office:value="-0.079261" calcext:value-type="float">
            <text:p>-0.079261</text:p>
          </table:table-cell>
          <table:table-cell office:value-type="float" office:value="9.799159" calcext:value-type="float">
            <text:p>9.799159</text:p>
          </table:table-cell>
          <table:table-cell office:value-type="float" office:value="0.007505" calcext:value-type="float">
            <text:p>0.007505</text:p>
          </table:table-cell>
          <table:table-cell office:value-type="float" office:value="-0.000034" calcext:value-type="float">
            <text:p>-3.4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50631" calcext:value-type="float">
            <text:p>0.050631</text:p>
          </table:table-cell>
          <table:table-cell office:value-type="float" office:value="0.061056" calcext:value-type="float">
            <text:p>0.061056</text:p>
          </table:table-cell>
          <table:table-cell office:value-type="float" office:value="9.799198" calcext:value-type="float">
            <text:p>9.799198</text:p>
          </table:table-cell>
          <table:table-cell table:number-columns-repeated="4"/>
        </table:table-row>
        <table:table-row table:style-name="ro1">
          <table:table-cell office:value-type="float" office:value="2199.827" calcext:value-type="float">
            <text:p>2199.82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27574" calcext:value-type="float">
            <text:p>0.027574</text:p>
          </table:table-cell>
          <table:table-cell office:value-type="float" office:value="-0.079185" calcext:value-type="float">
            <text:p>-0.079185</text:p>
          </table:table-cell>
          <table:table-cell office:value-type="float" office:value="9.79986" calcext:value-type="float">
            <text:p>9.799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-0.000035" calcext:value-type="float">
            <text:p>-3.5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50758" calcext:value-type="float">
            <text:p>0.050758</text:p>
          </table:table-cell>
          <table:table-cell office:value-type="float" office:value="0.060839" calcext:value-type="float">
            <text:p>0.060839</text:p>
          </table:table-cell>
          <table:table-cell office:value-type="float" office:value="9.799899" calcext:value-type="float">
            <text:p>9.799899</text:p>
          </table:table-cell>
          <table:table-cell table:number-columns-repeated="4"/>
        </table:table-row>
        <table:table-row table:style-name="ro1">
          <table:table-cell office:value-type="float" office:value="2199.837" calcext:value-type="float">
            <text:p>2199.83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35185" calcext:value-type="float">
            <text:p>0.035185</text:p>
          </table:table-cell>
          <table:table-cell office:value-type="float" office:value="-0.079545" calcext:value-type="float">
            <text:p>-0.079545</text:p>
          </table:table-cell>
          <table:table-cell office:value-type="float" office:value="9.800224" calcext:value-type="float">
            <text:p>9.800224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044" calcext:value-type="float">
            <text:p>-4.4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4534" calcext:value-type="float">
            <text:p>0.04534</text:p>
          </table:table-cell>
          <table:table-cell office:value-type="float" office:value="0.066195" calcext:value-type="float">
            <text:p>0.066195</text:p>
          </table:table-cell>
          <table:table-cell office:value-type="float" office:value="9.800281" calcext:value-type="float">
            <text:p>9.800281</text:p>
          </table:table-cell>
          <table:table-cell table:number-columns-repeated="4"/>
        </table:table-row>
        <table:table-row table:style-name="ro1">
          <table:table-cell office:value-type="float" office:value="2199.847" calcext:value-type="float">
            <text:p>2199.84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39773" calcext:value-type="float">
            <text:p>0.039773</text:p>
          </table:table-cell>
          <table:table-cell office:value-type="float" office:value="-0.078542" calcext:value-type="float">
            <text:p>-0.078542</text:p>
          </table:table-cell>
          <table:table-cell office:value-type="float" office:value="9.799674" calcext:value-type="float">
            <text:p>9.799674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33" calcext:value-type="float">
            <text:p>-3.3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41257" calcext:value-type="float">
            <text:p>0.041257</text:p>
          </table:table-cell>
          <table:table-cell office:value-type="float" office:value="0.068518" calcext:value-type="float">
            <text:p>0.068518</text:p>
          </table:table-cell>
          <table:table-cell office:value-type="float" office:value="9.799743" calcext:value-type="float">
            <text:p>9.799743</text:p>
          </table:table-cell>
          <table:table-cell table:number-columns-repeated="4"/>
        </table:table-row>
        <table:table-row table:style-name="ro1">
          <table:table-cell office:value-type="float" office:value="2199.857" calcext:value-type="float">
            <text:p>2199.85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51718" calcext:value-type="float">
            <text:p>0.051718</text:p>
          </table:table-cell>
          <table:table-cell office:value-type="float" office:value="-0.077" calcext:value-type="float">
            <text:p>-0.077</text:p>
          </table:table-cell>
          <table:table-cell office:value-type="float" office:value="9.799631" calcext:value-type="float">
            <text:p>9.799631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023" calcext:value-type="float">
            <text:p>-2.3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31342" calcext:value-type="float">
            <text:p>0.031342</text:p>
          </table:table-cell>
          <table:table-cell office:value-type="float" office:value="0.075357" calcext:value-type="float">
            <text:p>0.075357</text:p>
          </table:table-cell>
          <table:table-cell office:value-type="float" office:value="9.79973" calcext:value-type="float">
            <text:p>9.79973</text:p>
          </table:table-cell>
          <table:table-cell table:number-columns-repeated="4"/>
        </table:table-row>
        <table:table-row table:style-name="ro1">
          <table:table-cell office:value-type="float" office:value="2199.867" calcext:value-type="float">
            <text:p>2199.86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58306" calcext:value-type="float">
            <text:p>0.058306</text:p>
          </table:table-cell>
          <table:table-cell office:value-type="float" office:value="-0.079183" calcext:value-type="float">
            <text:p>-0.079183</text:p>
          </table:table-cell>
          <table:table-cell office:value-type="float" office:value="9.800369" calcext:value-type="float">
            <text:p>9.80036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-0.000044" calcext:value-type="float">
            <text:p>-4.4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7904" calcext:value-type="float">
            <text:p>0.027904</text:p>
          </table:table-cell>
          <table:table-cell office:value-type="float" office:value="0.081383" calcext:value-type="float">
            <text:p>0.081383</text:p>
          </table:table-cell>
          <table:table-cell office:value-type="float" office:value="9.800485" calcext:value-type="float">
            <text:p>9.800485</text:p>
          </table:table-cell>
          <table:table-cell table:number-columns-repeated="4"/>
        </table:table-row>
        <table:table-row table:style-name="ro1">
          <table:table-cell office:value-type="float" office:value="2199.877" calcext:value-type="float">
            <text:p>2199.87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-0.005365" calcext:value-type="float">
            <text:p>-0.005365</text:p>
          </table:table-cell>
          <table:table-cell office:value-type="float" office:value="-0.066233" calcext:value-type="float">
            <text:p>-0.066233</text:p>
          </table:table-cell>
          <table:table-cell office:value-type="float" office:value="9.804995" calcext:value-type="float">
            <text:p>9.804995</text:p>
          </table:table-cell>
          <table:table-cell office:value-type="float" office:value="0.007393" calcext:value-type="float">
            <text:p>0.007393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66604" calcext:value-type="float">
            <text:p>0.066604</text:p>
          </table:table-cell>
          <table:table-cell office:value-type="float" office:value="0.029177" calcext:value-type="float">
            <text:p>0.029177</text:p>
          </table:table-cell>
          <table:table-cell office:value-type="float" office:value="9.804951" calcext:value-type="float">
            <text:p>9.804951</text:p>
          </table:table-cell>
          <table:table-cell table:number-columns-repeated="4"/>
        </table:table-row>
        <table:table-row table:style-name="ro1">
          <table:table-cell office:value-type="float" office:value="2199.887" calcext:value-type="float">
            <text:p>2199.88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-0.093835" calcext:value-type="float">
            <text:p>-0.093835</text:p>
          </table:table-cell>
          <table:table-cell office:value-type="float" office:value="-0.085475" calcext:value-type="float">
            <text:p>-0.085475</text:p>
          </table:table-cell>
          <table:table-cell office:value-type="float" office:value="9.799199" calcext:value-type="float">
            <text:p>9.799199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-0.000216" calcext:value-type="float">
            <text:p>-0.000216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145247" calcext:value-type="float">
            <text:p>0.145247</text:p>
          </table:table-cell>
          <table:table-cell office:value-type="float" office:value="-0.015653" calcext:value-type="float">
            <text:p>-0.015653</text:p>
          </table:table-cell>
          <table:table-cell office:value-type="float" office:value="9.798932" calcext:value-type="float">
            <text:p>9.798932</text:p>
          </table:table-cell>
          <table:table-cell table:number-columns-repeated="4"/>
        </table:table-row>
        <table:table-row table:style-name="ro1">
          <table:table-cell office:value-type="float" office:value="2199.897" calcext:value-type="float">
            <text:p>2199.89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-0.02058" calcext:value-type="float">
            <text:p>-0.02058</text:p>
          </table:table-cell>
          <table:table-cell office:value-type="float" office:value="-0.083499" calcext:value-type="float">
            <text:p>-0.083499</text:p>
          </table:table-cell>
          <table:table-cell office:value-type="float" office:value="9.787103" calcext:value-type="float">
            <text:p>9.787103</text:p>
          </table:table-cell>
          <table:table-cell office:value-type="float" office:value="0.007424" calcext:value-type="float">
            <text:p>0.007424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89428" calcext:value-type="float">
            <text:p>0.089428</text:p>
          </table:table-cell>
          <table:table-cell office:value-type="float" office:value="0.031874" calcext:value-type="float">
            <text:p>0.031874</text:p>
          </table:table-cell>
          <table:table-cell office:value-type="float" office:value="9.787021" calcext:value-type="float">
            <text:p>9.787021</text:p>
          </table:table-cell>
          <table:table-cell table:number-columns-repeated="4"/>
        </table:table-row>
        <table:table-row table:style-name="ro1">
          <table:table-cell office:value-type="float" office:value="2199.907" calcext:value-type="float">
            <text:p>2199.90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85496" calcext:value-type="float">
            <text:p>0.085496</text:p>
          </table:table-cell>
          <table:table-cell office:value-type="float" office:value="-0.083817" calcext:value-type="float">
            <text:p>-0.083817</text:p>
          </table:table-cell>
          <table:table-cell office:value-type="float" office:value="9.81326" calcext:value-type="float">
            <text:p>9.81326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-0.00039" calcext:value-type="float">
            <text:p>-0.00039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0.102987" calcext:value-type="float">
            <text:p>0.102987</text:p>
          </table:table-cell>
          <table:table-cell office:value-type="float" office:value="9.813444" calcext:value-type="float">
            <text:p>9.813444</text:p>
          </table:table-cell>
          <table:table-cell table:number-columns-repeated="4"/>
        </table:table-row>
        <table:table-row table:style-name="ro1">
          <table:table-cell office:value-type="float" office:value="2199.917" calcext:value-type="float">
            <text:p>2199.91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-0.079949" calcext:value-type="float">
            <text:p>-0.079949</text:p>
          </table:table-cell>
          <table:table-cell office:value-type="float" office:value="9.799855" calcext:value-type="float">
            <text:p>9.799855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353" calcext:value-type="float">
            <text:p>-0.000353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60814" calcext:value-type="float">
            <text:p>0.060814</text:p>
          </table:table-cell>
          <table:table-cell office:value-type="float" office:value="0.052826" calcext:value-type="float">
            <text:p>0.052826</text:p>
          </table:table-cell>
          <table:table-cell office:value-type="float" office:value="9.799861" calcext:value-type="float">
            <text:p>9.799861</text:p>
          </table:table-cell>
          <table:table-cell table:number-columns-repeated="4"/>
        </table:table-row>
        <table:table-row table:style-name="ro1">
          <table:table-cell office:value-type="float" office:value="2199.927" calcext:value-type="float">
            <text:p>2199.92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32959" calcext:value-type="float">
            <text:p>0.032959</text:p>
          </table:table-cell>
          <table:table-cell office:value-type="float" office:value="-0.08103" calcext:value-type="float">
            <text:p>-0.08103</text:p>
          </table:table-cell>
          <table:table-cell office:value-type="float" office:value="9.800783" calcext:value-type="float">
            <text:p>9.800783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-0.000306" calcext:value-type="float">
            <text:p>-0.000306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47989" calcext:value-type="float">
            <text:p>0.047989</text:p>
          </table:table-cell>
          <table:table-cell office:value-type="float" office:value="0.06581" calcext:value-type="float">
            <text:p>0.06581</text:p>
          </table:table-cell>
          <table:table-cell office:value-type="float" office:value="9.800835" calcext:value-type="float">
            <text:p>9.800835</text:p>
          </table:table-cell>
          <table:table-cell table:number-columns-repeated="4"/>
        </table:table-row>
        <table:table-row table:style-name="ro1">
          <table:table-cell office:value-type="float" office:value="2199.937" calcext:value-type="float">
            <text:p>2199.93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28637" calcext:value-type="float">
            <text:p>0.028637</text:p>
          </table:table-cell>
          <table:table-cell office:value-type="float" office:value="-0.081083" calcext:value-type="float">
            <text:p>-0.081083</text:p>
          </table:table-cell>
          <table:table-cell office:value-type="float" office:value="9.799642" calcext:value-type="float">
            <text:p>9.799642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268" calcext:value-type="float">
            <text:p>-0.000268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51237" calcext:value-type="float">
            <text:p>0.051237</text:p>
          </table:table-cell>
          <table:table-cell office:value-type="float" office:value="0.062962" calcext:value-type="float">
            <text:p>0.062962</text:p>
          </table:table-cell>
          <table:table-cell office:value-type="float" office:value="9.799683" calcext:value-type="float">
            <text:p>9.799683</text:p>
          </table:table-cell>
          <table:table-cell table:number-columns-repeated="4"/>
        </table:table-row>
        <table:table-row table:style-name="ro1">
          <table:table-cell office:value-type="float" office:value="2199.947" calcext:value-type="float">
            <text:p>2199.94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27755" calcext:value-type="float">
            <text:p>0.027755</text:p>
          </table:table-cell>
          <table:table-cell office:value-type="float" office:value="-0.080755" calcext:value-type="float">
            <text:p>-0.080755</text:p>
          </table:table-cell>
          <table:table-cell office:value-type="float" office:value="9.799543" calcext:value-type="float">
            <text:p>9.799543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0.062129" calcext:value-type="float">
            <text:p>0.062129</text:p>
          </table:table-cell>
          <table:table-cell office:value-type="float" office:value="9.799582" calcext:value-type="float">
            <text:p>9.799582</text:p>
          </table:table-cell>
          <table:table-cell table:number-columns-repeated="4"/>
        </table:table-row>
        <table:table-row table:style-name="ro1">
          <table:table-cell office:value-type="float" office:value="2199.957" calcext:value-type="float">
            <text:p>2199.95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27231" calcext:value-type="float">
            <text:p>0.027231</text:p>
          </table:table-cell>
          <table:table-cell office:value-type="float" office:value="-0.080569" calcext:value-type="float">
            <text:p>-0.080569</text:p>
          </table:table-cell>
          <table:table-cell office:value-type="float" office:value="9.799625" calcext:value-type="float">
            <text:p>9.799625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225" calcext:value-type="float">
            <text:p>-0.00022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51938" calcext:value-type="float">
            <text:p>0.051938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9.799663" calcext:value-type="float">
            <text:p>9.799663</text:p>
          </table:table-cell>
          <table:table-cell table:number-columns-repeated="4"/>
        </table:table-row>
        <table:table-row table:style-name="ro1">
          <table:table-cell office:value-type="float" office:value="2199.967" calcext:value-type="float">
            <text:p>2199.967</text:p>
          </table:table-cell>
          <table:table-cell office:value-type="string" calcext:value-type="string">
            <text:p>imu</text:p>
          </table:table-cell>
          <table:table-cell office:value-type="float" office:value="-2.983" calcext:value-type="float">
            <text:p>-2.983</text:p>
          </table:table-cell>
          <table:table-cell office:value-type="float" office:value="0.9864" calcext:value-type="float">
            <text:p>0.986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-0.00045" calcext:value-type="float">
            <text:p>-0.00045</text:p>
          </table:table-cell>
          <table:table-cell office:value-type="float" office:value="0.933713" calcext:value-type="float">
            <text:p>0.933713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0.026834" calcext:value-type="float">
            <text:p>0.026834</text:p>
          </table:table-cell>
          <table:table-cell office:value-type="float" office:value="-0.080546" calcext:value-type="float">
            <text:p>-0.080546</text:p>
          </table:table-cell>
          <table:table-cell office:value-type="float" office:value="9.799682" calcext:value-type="float">
            <text:p>9.799682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07" calcext:value-type="float">
            <text:p>-0.00020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52218" calcext:value-type="float">
            <text:p>0.052218</text:p>
          </table:table-cell>
          <table:table-cell office:value-type="float" office:value="0.061357" calcext:value-type="float">
            <text:p>0.061357</text:p>
          </table:table-cell>
          <table:table-cell office:value-type="float" office:value="9.799718" calcext:value-type="float">
            <text:p>9.799718</text:p>
          </table:table-cell>
          <table:table-cell table:number-columns-repeated="4"/>
        </table:table-row>
        <table:table-row table:style-name="ro1">
          <table:table-cell office:value-type="float" office:value="2199.934" calcext:value-type="float">
            <text:p>2199.934</text:p>
          </table:table-cell>
          <table:table-cell office:value-type="string" calcext:value-type="string">
            <text:p>odom</text:p>
          </table:table-cell>
          <table:table-cell office:value-type="float" office:value="-2.980007" calcext:value-type="float">
            <text:p>-2.980007</text:p>
          </table:table-cell>
          <table:table-cell office:value-type="float" office:value="0.984615" calcext:value-type="float">
            <text:p>0.98461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table:number-columns-repeated="13"/>
        </table:table-row>
        <table:table-row table:style-name="ro1">
          <table:table-cell office:value-type="float" office:value="2199.977" calcext:value-type="float">
            <text:p>2199.97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6513" calcext:value-type="float">
            <text:p>0.026513</text:p>
          </table:table-cell>
          <table:table-cell office:value-type="float" office:value="-0.080413" calcext:value-type="float">
            <text:p>-0.080413</text:p>
          </table:table-cell>
          <table:table-cell office:value-type="float" office:value="9.79972" calcext:value-type="float">
            <text:p>9.79972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95" calcext:value-type="float">
            <text:p>-0.00019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4402" calcext:value-type="float">
            <text:p>0.024402</text:p>
          </table:table-cell>
          <table:table-cell office:value-type="float" office:value="0.076624" calcext:value-type="float">
            <text:p>0.076624</text:p>
          </table:table-cell>
          <table:table-cell office:value-type="float" office:value="9.799755" calcext:value-type="float">
            <text:p>9.799755</text:p>
          </table:table-cell>
          <table:table-cell table:number-columns-repeated="4"/>
        </table:table-row>
        <table:table-row table:style-name="ro1">
          <table:table-cell office:value-type="float" office:value="2199.987" calcext:value-type="float">
            <text:p>2199.98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6322" calcext:value-type="float">
            <text:p>0.026322</text:p>
          </table:table-cell>
          <table:table-cell office:value-type="float" office:value="-0.080341" calcext:value-type="float">
            <text:p>-0.080341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5" calcext:value-type="float">
            <text:p>-0.00018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4559" calcext:value-type="float">
            <text:p>0.024559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199.997" calcext:value-type="float">
            <text:p>2199.99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-0.080281" calcext:value-type="float">
            <text:p>-0.080281</text:p>
          </table:table-cell>
          <table:table-cell office:value-type="float" office:value="9.79972" calcext:value-type="float">
            <text:p>9.79972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174" calcext:value-type="float">
            <text:p>-0.000174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4619" calcext:value-type="float">
            <text:p>0.024619</text:p>
          </table:table-cell>
          <table:table-cell office:value-type="float" office:value="0.07641" calcext:value-type="float">
            <text:p>0.07641</text:p>
          </table:table-cell>
          <table:table-cell office:value-type="float" office:value="9.799755" calcext:value-type="float">
            <text:p>9.799755</text:p>
          </table:table-cell>
          <table:table-cell table:number-columns-repeated="4"/>
        </table:table-row>
        <table:table-row table:style-name="ro1">
          <table:table-cell office:value-type="float" office:value="2200.007" calcext:value-type="float">
            <text:p>2200.00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6235" calcext:value-type="float">
            <text:p>0.026235</text:p>
          </table:table-cell>
          <table:table-cell office:value-type="float" office:value="-0.08021" calcext:value-type="float">
            <text:p>-0.08021</text:p>
          </table:table-cell>
          <table:table-cell office:value-type="float" office:value="9.79969" calcext:value-type="float">
            <text:p>9.79969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61" calcext:value-type="float">
            <text:p>-0.00016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4598" calcext:value-type="float">
            <text:p>0.024598</text:p>
          </table:table-cell>
          <table:table-cell office:value-type="float" office:value="0.076342" calcext:value-type="float">
            <text:p>0.076342</text:p>
          </table:table-cell>
          <table:table-cell office:value-type="float" office:value="9.799725" calcext:value-type="float">
            <text:p>9.799725</text:p>
          </table:table-cell>
          <table:table-cell table:number-columns-repeated="4"/>
        </table:table-row>
        <table:table-row table:style-name="ro1">
          <table:table-cell office:value-type="float" office:value="2200.017" calcext:value-type="float">
            <text:p>2200.01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6322" calcext:value-type="float">
            <text:p>0.026322</text:p>
          </table:table-cell>
          <table:table-cell office:value-type="float" office:value="-0.080127" calcext:value-type="float">
            <text:p>-0.080127</text:p>
          </table:table-cell>
          <table:table-cell office:value-type="float" office:value="9.799637" calcext:value-type="float">
            <text:p>9.799637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45" calcext:value-type="float">
            <text:p>-0.00014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4489" calcext:value-type="float">
            <text:p>0.024489</text:p>
          </table:table-cell>
          <table:table-cell office:value-type="float" office:value="0.076291" calcext:value-type="float">
            <text:p>0.076291</text:p>
          </table:table-cell>
          <table:table-cell office:value-type="float" office:value="9.799672" calcext:value-type="float">
            <text:p>9.799672</text:p>
          </table:table-cell>
          <table:table-cell table:number-columns-repeated="4"/>
        </table:table-row>
        <table:table-row table:style-name="ro1">
          <table:table-cell office:value-type="float" office:value="2200.027" calcext:value-type="float">
            <text:p>2200.02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6504" calcext:value-type="float">
            <text:p>0.026504</text:p>
          </table:table-cell>
          <table:table-cell office:value-type="float" office:value="-0.080002" calcext:value-type="float">
            <text:p>-0.080002</text:p>
          </table:table-cell>
          <table:table-cell office:value-type="float" office:value="9.799525" calcext:value-type="float">
            <text:p>9.799525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-0.000138" calcext:value-type="float">
            <text:p>-0.000138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4276" calcext:value-type="float">
            <text:p>0.024276</text:p>
          </table:table-cell>
          <table:table-cell office:value-type="float" office:value="0.076233" calcext:value-type="float">
            <text:p>0.076233</text:p>
          </table:table-cell>
          <table:table-cell office:value-type="float" office:value="9.799561" calcext:value-type="float">
            <text:p>9.799561</text:p>
          </table:table-cell>
          <table:table-cell table:number-columns-repeated="4"/>
        </table:table-row>
        <table:table-row table:style-name="ro1">
          <table:table-cell office:value-type="float" office:value="2200.037" calcext:value-type="float">
            <text:p>2200.03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6811" calcext:value-type="float">
            <text:p>0.026811</text:p>
          </table:table-cell>
          <table:table-cell office:value-type="float" office:value="-0.079914" calcext:value-type="float">
            <text:p>-0.079914</text:p>
          </table:table-cell>
          <table:table-cell office:value-type="float" office:value="9.799429" calcext:value-type="float">
            <text:p>9.799429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-0.000111" calcext:value-type="float">
            <text:p>-0.00011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3957" calcext:value-type="float">
            <text:p>0.023957</text:p>
          </table:table-cell>
          <table:table-cell office:value-type="float" office:value="0.07625" calcext:value-type="float">
            <text:p>0.07625</text:p>
          </table:table-cell>
          <table:table-cell office:value-type="float" office:value="9.799466" calcext:value-type="float">
            <text:p>9.799466</text:p>
          </table:table-cell>
          <table:table-cell table:number-columns-repeated="4"/>
        </table:table-row>
        <table:table-row table:style-name="ro1">
          <table:table-cell office:value-type="float" office:value="2200.047" calcext:value-type="float">
            <text:p>2200.04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7393" calcext:value-type="float">
            <text:p>0.027393</text:p>
          </table:table-cell>
          <table:table-cell office:value-type="float" office:value="-0.079197" calcext:value-type="float">
            <text:p>-0.079197</text:p>
          </table:table-cell>
          <table:table-cell office:value-type="float" office:value="9.799255" calcext:value-type="float">
            <text:p>9.79925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3172" calcext:value-type="float">
            <text:p>0.023172</text:p>
          </table:table-cell>
          <table:table-cell office:value-type="float" office:value="0.075762" calcext:value-type="float">
            <text:p>0.075762</text:p>
          </table:table-cell>
          <table:table-cell office:value-type="float" office:value="9.799293" calcext:value-type="float">
            <text:p>9.799293</text:p>
          </table:table-cell>
          <table:table-cell table:number-columns-repeated="4"/>
        </table:table-row>
        <table:table-row table:style-name="ro1">
          <table:table-cell office:value-type="float" office:value="2200.057" calcext:value-type="float">
            <text:p>2200.05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8017" calcext:value-type="float">
            <text:p>0.028017</text:p>
          </table:table-cell>
          <table:table-cell office:value-type="float" office:value="-0.079276" calcext:value-type="float">
            <text:p>-0.079276</text:p>
          </table:table-cell>
          <table:table-cell office:value-type="float" office:value="9.799134" calcext:value-type="float">
            <text:p>9.799134</text:p>
          </table:table-cell>
          <table:table-cell office:value-type="float" office:value="0.007509" calcext:value-type="float">
            <text:p>0.007509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7604" calcext:value-type="float">
            <text:p>0.07604</text:p>
          </table:table-cell>
          <table:table-cell office:value-type="float" office:value="9.799174" calcext:value-type="float">
            <text:p>9.799174</text:p>
          </table:table-cell>
          <table:table-cell table:number-columns-repeated="4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office:value-type="string" calcext:value-type="string">
            <text:p>imu</text:p>
          </table:table-cell>
          <table:table-cell office:value-type="float" office:value="-2.98" calcext:value-type="float">
            <text:p>-2.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0.986273" calcext:value-type="float">
            <text:p>0.986273</text:p>
          </table:table-cell>
          <table:table-cell office:value-type="float" office:value="0.165121" calcext:value-type="float">
            <text:p>0.165121</text:p>
          </table:table-cell>
          <table:table-cell office:value-type="float" office:value="0.027595" calcext:value-type="float">
            <text:p>0.027595</text:p>
          </table:table-cell>
          <table:table-cell office:value-type="float" office:value="-0.079171" calcext:value-type="float">
            <text:p>-0.079171</text:p>
          </table:table-cell>
          <table:table-cell office:value-type="float" office:value="9.799833" calcext:value-type="float">
            <text:p>9.799833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22975" calcext:value-type="float">
            <text:p>0.022975</text:p>
          </table:table-cell>
          <table:table-cell office:value-type="float" office:value="0.075803" calcext:value-type="float">
            <text:p>0.075803</text:p>
          </table:table-cell>
          <table:table-cell office:value-type="float" office:value="9.799872" calcext:value-type="float">
            <text:p>9.799872</text:p>
          </table:table-cell>
          <table:table-cell table:number-columns-repeated="4"/>
        </table:table-row>
        <table:table-row table:style-name="ro1">
          <table:table-cell office:value-type="float" office:value="2200.068" calcext:value-type="float">
            <text:p>2200.068</text:p>
          </table:table-cell>
          <table:table-cell office:value-type="string" calcext:value-type="string">
            <text:p>odom</text:p>
          </table:table-cell>
          <table:table-cell office:value-type="float" office:value="-2.97651" calcext:value-type="float">
            <text:p>-2.97651</text:p>
          </table:table-cell>
          <table:table-cell office:value-type="float" office:value="0.984107" calcext:value-type="float">
            <text:p>0.984107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table:number-columns-repeated="13"/>
        </table:table-row>
        <table:table-row table:style-name="ro1">
          <table:table-cell office:value-type="float" office:value="2200.077" calcext:value-type="float">
            <text:p>2200.07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35199" calcext:value-type="float">
            <text:p>0.035199</text:p>
          </table:table-cell>
          <table:table-cell office:value-type="float" office:value="-0.079589" calcext:value-type="float">
            <text:p>-0.079589</text:p>
          </table:table-cell>
          <table:table-cell office:value-type="float" office:value="9.800242" calcext:value-type="float">
            <text:p>9.800242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15801" calcext:value-type="float">
            <text:p>-0.015801</text:p>
          </table:table-cell>
          <table:table-cell office:value-type="float" office:value="0.078714" calcext:value-type="float">
            <text:p>0.078714</text:p>
          </table:table-cell>
          <table:table-cell office:value-type="float" office:value="9.8003" calcext:value-type="float">
            <text:p>9.8003</text:p>
          </table:table-cell>
          <table:table-cell table:number-columns-repeated="4"/>
        </table:table-row>
        <table:table-row table:style-name="ro1">
          <table:table-cell office:value-type="float" office:value="2200.087" calcext:value-type="float">
            <text:p>2200.08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38826" calcext:value-type="float">
            <text:p>0.038826</text:p>
          </table:table-cell>
          <table:table-cell office:value-type="float" office:value="-0.078616" calcext:value-type="float">
            <text:p>-0.078616</text:p>
          </table:table-cell>
          <table:table-cell office:value-type="float" office:value="9.799703" calcext:value-type="float">
            <text:p>9.799703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19358" calcext:value-type="float">
            <text:p>-0.019358</text:p>
          </table:table-cell>
          <table:table-cell office:value-type="float" office:value="0.077504" calcext:value-type="float">
            <text:p>0.077504</text:p>
          </table:table-cell>
          <table:table-cell office:value-type="float" office:value="9.79977" calcext:value-type="float">
            <text:p>9.79977</text:p>
          </table:table-cell>
          <table:table-cell table:number-columns-repeated="4"/>
        </table:table-row>
        <table:table-row table:style-name="ro1">
          <table:table-cell office:value-type="float" office:value="2200.097" calcext:value-type="float">
            <text:p>2200.09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50269" calcext:value-type="float">
            <text:p>0.050269</text:p>
          </table:table-cell>
          <table:table-cell office:value-type="float" office:value="-0.077515" calcext:value-type="float">
            <text:p>-0.077515</text:p>
          </table:table-cell>
          <table:table-cell office:value-type="float" office:value="9.799573" calcext:value-type="float">
            <text:p>9.79957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023" calcext:value-type="float">
            <text:p>-2.3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0703" calcext:value-type="float">
            <text:p>-0.030703</text:p>
          </table:table-cell>
          <table:table-cell office:value-type="float" office:value="0.075652" calcext:value-type="float">
            <text:p>0.075652</text:p>
          </table:table-cell>
          <table:table-cell office:value-type="float" office:value="9.799668" calcext:value-type="float">
            <text:p>9.799668</text:p>
          </table:table-cell>
          <table:table-cell table:number-columns-repeated="4"/>
        </table:table-row>
        <table:table-row table:style-name="ro1">
          <table:table-cell office:value-type="float" office:value="2200.107" calcext:value-type="float">
            <text:p>2200.10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58969" calcext:value-type="float">
            <text:p>0.058969</text:p>
          </table:table-cell>
          <table:table-cell office:value-type="float" office:value="-0.080069" calcext:value-type="float">
            <text:p>-0.080069</text:p>
          </table:table-cell>
          <table:table-cell office:value-type="float" office:value="9.800269" calcext:value-type="float">
            <text:p>9.800269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9551" calcext:value-type="float">
            <text:p>-0.039551</text:p>
          </table:table-cell>
          <table:table-cell office:value-type="float" office:value="0.077627" calcext:value-type="float">
            <text:p>0.077627</text:p>
          </table:table-cell>
          <table:table-cell office:value-type="float" office:value="9.800386" calcext:value-type="float">
            <text:p>9.800386</text:p>
          </table:table-cell>
          <table:table-cell table:number-columns-repeated="4"/>
        </table:table-row>
        <table:table-row table:style-name="ro1">
          <table:table-cell office:value-type="float" office:value="2200.117" calcext:value-type="float">
            <text:p>2200.11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-0.065209" calcext:value-type="float">
            <text:p>-0.065209</text:p>
          </table:table-cell>
          <table:table-cell office:value-type="float" office:value="9.805949" calcext:value-type="float">
            <text:p>9.805949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-0.000361" calcext:value-type="float">
            <text:p>-0.00036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15884" calcext:value-type="float">
            <text:p>0.015884</text:p>
          </table:table-cell>
          <table:table-cell office:value-type="float" office:value="0.066393" calcext:value-type="float">
            <text:p>0.066393</text:p>
          </table:table-cell>
          <table:table-cell office:value-type="float" office:value="9.80593" calcext:value-type="float">
            <text:p>9.80593</text:p>
          </table:table-cell>
          <table:table-cell table:number-columns-repeated="4"/>
        </table:table-row>
        <table:table-row table:style-name="ro1">
          <table:table-cell office:value-type="float" office:value="2200.127" calcext:value-type="float">
            <text:p>2200.12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-0.086053" calcext:value-type="float">
            <text:p>-0.086053</text:p>
          </table:table-cell>
          <table:table-cell office:value-type="float" office:value="-0.086815" calcext:value-type="float">
            <text:p>-0.086815</text:p>
          </table:table-cell>
          <table:table-cell office:value-type="float" office:value="9.799373" calcext:value-type="float">
            <text:p>9.799373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-0.00034" calcext:value-type="float">
            <text:p>-0.00034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104709" calcext:value-type="float">
            <text:p>0.104709</text:p>
          </table:table-cell>
          <table:table-cell office:value-type="float" office:value="0.093909" calcext:value-type="float">
            <text:p>0.093909</text:p>
          </table:table-cell>
          <table:table-cell office:value-type="float" office:value="9.799126" calcext:value-type="float">
            <text:p>9.799126</text:p>
          </table:table-cell>
          <table:table-cell table:number-columns-repeated="4"/>
        </table:table-row>
        <table:table-row table:style-name="ro1">
          <table:table-cell office:value-type="float" office:value="2200.137" calcext:value-type="float">
            <text:p>2200.13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-0.048039" calcext:value-type="float">
            <text:p>-0.048039</text:p>
          </table:table-cell>
          <table:table-cell office:value-type="float" office:value="-0.078499" calcext:value-type="float">
            <text:p>-0.078499</text:p>
          </table:table-cell>
          <table:table-cell office:value-type="float" office:value="9.784867" calcext:value-type="float">
            <text:p>9.784867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67289" calcext:value-type="float">
            <text:p>0.067289</text:p>
          </table:table-cell>
          <table:table-cell office:value-type="float" office:value="0.083106" calcext:value-type="float">
            <text:p>0.083106</text:p>
          </table:table-cell>
          <table:table-cell office:value-type="float" office:value="9.784716" calcext:value-type="float">
            <text:p>9.784716</text:p>
          </table:table-cell>
          <table:table-cell table:number-columns-repeated="4"/>
        </table:table-row>
        <table:table-row table:style-name="ro1">
          <table:table-cell office:value-type="float" office:value="2200.147" calcext:value-type="float">
            <text:p>2200.14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82328" calcext:value-type="float">
            <text:p>0.082328</text:p>
          </table:table-cell>
          <table:table-cell office:value-type="float" office:value="-0.08697" calcext:value-type="float">
            <text:p>-0.08697</text:p>
          </table:table-cell>
          <table:table-cell office:value-type="float" office:value="9.812901" calcext:value-type="float">
            <text:p>9.812901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-0.000431" calcext:value-type="float">
            <text:p>-0.00043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63282" calcext:value-type="float">
            <text:p>-0.063282</text:p>
          </table:table-cell>
          <table:table-cell office:value-type="float" office:value="0.082977" calcext:value-type="float">
            <text:p>0.082977</text:p>
          </table:table-cell>
          <table:table-cell office:value-type="float" office:value="9.813077" calcext:value-type="float">
            <text:p>9.813077</text:p>
          </table:table-cell>
          <table:table-cell table:number-columns-repeated="4"/>
        </table:table-row>
        <table:table-row table:style-name="ro1">
          <table:table-cell office:value-type="float" office:value="2200.157" calcext:value-type="float">
            <text:p>2200.15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-0.078378" calcext:value-type="float">
            <text:p>-0.078378</text:p>
          </table:table-cell>
          <table:table-cell office:value-type="float" office:value="9.798843" calcext:value-type="float">
            <text:p>9.798843</text:p>
          </table:table-cell>
          <table:table-cell office:value-type="float" office:value="0.007449" calcext:value-type="float">
            <text:p>0.007449</text:p>
          </table:table-cell>
          <table:table-cell office:value-type="float" office:value="-0.000358" calcext:value-type="float">
            <text:p>-0.000358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78822" calcext:value-type="float">
            <text:p>0.078822</text:p>
          </table:table-cell>
          <table:table-cell office:value-type="float" office:value="9.79885" calcext:value-type="float">
            <text:p>9.79885</text:p>
          </table:table-cell>
          <table:table-cell table:number-columns-repeated="4"/>
        </table:table-row>
        <table:table-row table:style-name="ro1">
          <table:table-cell office:value-type="float" office:value="2200.167" calcext:value-type="float">
            <text:p>2200.16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33929" calcext:value-type="float">
            <text:p>0.033929</text:p>
          </table:table-cell>
          <table:table-cell office:value-type="float" office:value="-0.081767" calcext:value-type="float">
            <text:p>-0.081767</text:p>
          </table:table-cell>
          <table:table-cell office:value-type="float" office:value="9.800492" calcext:value-type="float">
            <text:p>9.800492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-0.000307" calcext:value-type="float">
            <text:p>-0.00030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14677" calcext:value-type="float">
            <text:p>-0.014677</text:p>
          </table:table-cell>
          <table:table-cell office:value-type="float" office:value="0.080971" calcext:value-type="float">
            <text:p>0.080971</text:p>
          </table:table-cell>
          <table:table-cell office:value-type="float" office:value="9.800547" calcext:value-type="float">
            <text:p>9.800547</text:p>
          </table:table-cell>
          <table:table-cell table:number-columns-repeated="4"/>
        </table:table-row>
        <table:table-row table:style-name="ro1">
          <table:table-cell office:value-type="float" office:value="2200.177" calcext:value-type="float">
            <text:p>2200.17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28637" calcext:value-type="float">
            <text:p>0.028637</text:p>
          </table:table-cell>
          <table:table-cell office:value-type="float" office:value="-0.081254" calcext:value-type="float">
            <text:p>-0.081254</text:p>
          </table:table-cell>
          <table:table-cell office:value-type="float" office:value="9.799786" calcext:value-type="float">
            <text:p>9.799786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-0.000271" calcext:value-type="float">
            <text:p>-0.000271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09364" calcext:value-type="float">
            <text:p>-0.009364</text:p>
          </table:table-cell>
          <table:table-cell office:value-type="float" office:value="0.080807" calcext:value-type="float">
            <text:p>0.080807</text:p>
          </table:table-cell>
          <table:table-cell office:value-type="float" office:value="9.799827" calcext:value-type="float">
            <text:p>9.799827</text:p>
          </table:table-cell>
          <table:table-cell table:number-columns-repeated="4"/>
        </table:table-row>
        <table:table-row table:style-name="ro1">
          <table:table-cell office:value-type="float" office:value="2200.187" calcext:value-type="float">
            <text:p>2200.18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27774" calcext:value-type="float">
            <text:p>0.027774</text:p>
          </table:table-cell>
          <table:table-cell office:value-type="float" office:value="-0.080787" calcext:value-type="float">
            <text:p>-0.080787</text:p>
          </table:table-cell>
          <table:table-cell office:value-type="float" office:value="9.799563" calcext:value-type="float">
            <text:p>9.799563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247" calcext:value-type="float">
            <text:p>-0.00024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08473" calcext:value-type="float">
            <text:p>-0.008473</text:p>
          </table:table-cell>
          <table:table-cell office:value-type="float" office:value="0.080398" calcext:value-type="float">
            <text:p>0.080398</text:p>
          </table:table-cell>
          <table:table-cell office:value-type="float" office:value="9.799602" calcext:value-type="float">
            <text:p>9.799602</text:p>
          </table:table-cell>
          <table:table-cell table:number-columns-repeated="4"/>
        </table:table-row>
        <table:table-row table:style-name="ro1">
          <table:table-cell office:value-type="float" office:value="2200.197" calcext:value-type="float">
            <text:p>2200.197</text:p>
          </table:table-cell>
          <table:table-cell office:value-type="string" calcext:value-type="string">
            <text:p>imu</text:p>
          </table:table-cell>
          <table:table-cell office:value-type="float" office:value="-2.9765" calcext:value-type="float">
            <text:p>-2.976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-0.032948" calcext:value-type="float">
            <text:p>-0.032948</text:p>
          </table:table-cell>
          <table:table-cell office:value-type="float" office:value="0.027173" calcext:value-type="float">
            <text:p>0.027173</text:p>
          </table:table-cell>
          <table:table-cell office:value-type="float" office:value="-0.080449" calcext:value-type="float">
            <text:p>-0.080449</text:p>
          </table:table-cell>
          <table:table-cell office:value-type="float" office:value="9.799613" calcext:value-type="float">
            <text:p>9.799613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29" calcext:value-type="float">
            <text:p>-0.000229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07851" calcext:value-type="float">
            <text:p>-0.007851</text:p>
          </table:table-cell>
          <table:table-cell office:value-type="float" office:value="0.0801" calcext:value-type="float">
            <text:p>0.0801</text:p>
          </table:table-cell>
          <table:table-cell office:value-type="float" office:value="9.799651" calcext:value-type="float">
            <text:p>9.799651</text:p>
          </table:table-cell>
          <table:table-cell table:number-columns-repeated="4"/>
        </table:table-row>
        <table:table-row table:style-name="ro1">
          <table:table-cell office:value-type="float" office:value="2200.2" calcext:value-type="float">
            <text:p>2200.2</text:p>
          </table:table-cell>
          <table:table-cell office:value-type="string" calcext:value-type="string">
            <text:p>odom</text:p>
          </table:table-cell>
          <table:table-cell office:value-type="float" office:value="-2.973101" calcext:value-type="float">
            <text:p>-2.973101</text:p>
          </table:table-cell>
          <table:table-cell office:value-type="float" office:value="0.984993" calcext:value-type="float">
            <text:p>0.984993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table:number-columns-repeated="13"/>
        </table:table-row>
        <table:table-row table:style-name="ro1">
          <table:table-cell office:value-type="float" office:value="2200.207" calcext:value-type="float">
            <text:p>2200.20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-0.08055" calcext:value-type="float">
            <text:p>-0.08055</text:p>
          </table:table-cell>
          <table:table-cell office:value-type="float" office:value="9.799687" calcext:value-type="float">
            <text:p>9.79968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13" calcext:value-type="float">
            <text:p>-0.000213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809" calcext:value-type="float">
            <text:p>-0.03809</text:p>
          </table:table-cell>
          <table:table-cell office:value-type="float" office:value="0.070995" calcext:value-type="float">
            <text:p>0.070995</text:p>
          </table:table-cell>
          <table:table-cell office:value-type="float" office:value="9.799724" calcext:value-type="float">
            <text:p>9.799724</text:p>
          </table:table-cell>
          <table:table-cell table:number-columns-repeated="4"/>
        </table:table-row>
        <table:table-row table:style-name="ro1">
          <table:table-cell office:value-type="float" office:value="2200.217" calcext:value-type="float">
            <text:p>2200.21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466" calcext:value-type="float">
            <text:p>0.026466</text:p>
          </table:table-cell>
          <table:table-cell office:value-type="float" office:value="-0.080372" calcext:value-type="float">
            <text:p>-0.080372</text:p>
          </table:table-cell>
          <table:table-cell office:value-type="float" office:value="9.799715" calcext:value-type="float">
            <text:p>9.79971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99" calcext:value-type="float">
            <text:p>-0.000199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542" calcext:value-type="float">
            <text:p>-0.037542</text:p>
          </table:table-cell>
          <table:table-cell office:value-type="float" office:value="0.07107" calcext:value-type="float">
            <text:p>0.07107</text:p>
          </table:table-cell>
          <table:table-cell office:value-type="float" office:value="9.799751" calcext:value-type="float">
            <text:p>9.799751</text:p>
          </table:table-cell>
          <table:table-cell table:number-columns-repeated="4"/>
        </table:table-row>
        <table:table-row table:style-name="ro1">
          <table:table-cell office:value-type="float" office:value="2200.227" calcext:value-type="float">
            <text:p>2200.22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277" calcext:value-type="float">
            <text:p>0.026277</text:p>
          </table:table-cell>
          <table:table-cell office:value-type="float" office:value="-0.08036" calcext:value-type="float">
            <text:p>-0.08036</text:p>
          </table:table-cell>
          <table:table-cell office:value-type="float" office:value="9.799725" calcext:value-type="float">
            <text:p>9.7997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9" calcext:value-type="float">
            <text:p>-0.000189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368" calcext:value-type="float">
            <text:p>-0.037368</text:p>
          </table:table-cell>
          <table:table-cell office:value-type="float" office:value="0.071143" calcext:value-type="float">
            <text:p>0.071143</text:p>
          </table:table-cell>
          <table:table-cell office:value-type="float" office:value="9.79976" calcext:value-type="float">
            <text:p>9.79976</text:p>
          </table:table-cell>
          <table:table-cell table:number-columns-repeated="4"/>
        </table:table-row>
        <table:table-row table:style-name="ro1">
          <table:table-cell office:value-type="float" office:value="2200.237" calcext:value-type="float">
            <text:p>2200.23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-0.080303" calcext:value-type="float">
            <text:p>-0.080303</text:p>
          </table:table-cell>
          <table:table-cell office:value-type="float" office:value="9.799721" calcext:value-type="float">
            <text:p>9.799721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179" calcext:value-type="float">
            <text:p>-0.000179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271" calcext:value-type="float">
            <text:p>-0.037271</text:p>
          </table:table-cell>
          <table:table-cell office:value-type="float" office:value="0.071129" calcext:value-type="float">
            <text:p>0.071129</text:p>
          </table:table-cell>
          <table:table-cell office:value-type="float" office:value="9.799756" calcext:value-type="float">
            <text:p>9.799756</text:p>
          </table:table-cell>
          <table:table-cell table:number-columns-repeated="4"/>
        </table:table-row>
        <table:table-row table:style-name="ro1">
          <table:table-cell office:value-type="float" office:value="2200.247" calcext:value-type="float">
            <text:p>2200.24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064" calcext:value-type="float">
            <text:p>0.026064</text:p>
          </table:table-cell>
          <table:table-cell office:value-type="float" office:value="-0.080244" calcext:value-type="float">
            <text:p>-0.080244</text:p>
          </table:table-cell>
          <table:table-cell office:value-type="float" office:value="9.799696" calcext:value-type="float">
            <text:p>9.79969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67" calcext:value-type="float">
            <text:p>-0.000167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125" calcext:value-type="float">
            <text:p>-0.037125</text:p>
          </table:table-cell>
          <table:table-cell office:value-type="float" office:value="0.071135" calcext:value-type="float">
            <text:p>0.071135</text:p>
          </table:table-cell>
          <table:table-cell office:value-type="float" office:value="9.799731" calcext:value-type="float">
            <text:p>9.799731</text:p>
          </table:table-cell>
          <table:table-cell table:number-columns-repeated="4"/>
        </table:table-row>
        <table:table-row table:style-name="ro1">
          <table:table-cell office:value-type="float" office:value="2200.257" calcext:value-type="float">
            <text:p>2200.25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135" calcext:value-type="float">
            <text:p>0.026135</text:p>
          </table:table-cell>
          <table:table-cell office:value-type="float" office:value="-0.080154" calcext:value-type="float">
            <text:p>-0.080154</text:p>
          </table:table-cell>
          <table:table-cell office:value-type="float" office:value="9.799646" calcext:value-type="float">
            <text:p>9.79964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149" calcext:value-type="float">
            <text:p>-0.037149</text:p>
          </table:table-cell>
          <table:table-cell office:value-type="float" office:value="0.071022" calcext:value-type="float">
            <text:p>0.071022</text:p>
          </table:table-cell>
          <table:table-cell office:value-type="float" office:value="9.799681" calcext:value-type="float">
            <text:p>9.799681</text:p>
          </table:table-cell>
          <table:table-cell table:number-columns-repeated="4"/>
        </table:table-row>
        <table:table-row table:style-name="ro1">
          <table:table-cell office:value-type="float" office:value="2200.267" calcext:value-type="float">
            <text:p>2200.26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-0.080062" calcext:value-type="float">
            <text:p>-0.080062</text:p>
          </table:table-cell>
          <table:table-cell office:value-type="float" office:value="9.799532" calcext:value-type="float">
            <text:p>9.799532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345" calcext:value-type="float">
            <text:p>-0.037345</text:p>
          </table:table-cell>
          <table:table-cell office:value-type="float" office:value="0.070822" calcext:value-type="float">
            <text:p>0.070822</text:p>
          </table:table-cell>
          <table:table-cell office:value-type="float" office:value="9.799568" calcext:value-type="float">
            <text:p>9.799568</text:p>
          </table:table-cell>
          <table:table-cell table:number-columns-repeated="4"/>
        </table:table-row>
        <table:table-row table:style-name="ro1">
          <table:table-cell office:value-type="float" office:value="2200.277" calcext:value-type="float">
            <text:p>2200.27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769" calcext:value-type="float">
            <text:p>0.026769</text:p>
          </table:table-cell>
          <table:table-cell office:value-type="float" office:value="-0.079939" calcext:value-type="float">
            <text:p>-0.079939</text:p>
          </table:table-cell>
          <table:table-cell office:value-type="float" office:value="9.79944" calcext:value-type="float">
            <text:p>9.79944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-0.000116" calcext:value-type="float">
            <text:p>-0.000116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62" calcext:value-type="float">
            <text:p>-0.03762</text:p>
          </table:table-cell>
          <table:table-cell office:value-type="float" office:value="0.070547" calcext:value-type="float">
            <text:p>0.070547</text:p>
          </table:table-cell>
          <table:table-cell office:value-type="float" office:value="9.799477" calcext:value-type="float">
            <text:p>9.799477</text:p>
          </table:table-cell>
          <table:table-cell table:number-columns-repeated="4"/>
        </table:table-row>
        <table:table-row table:style-name="ro1">
          <table:table-cell office:value-type="float" office:value="2200.287" calcext:value-type="float">
            <text:p>2200.28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7303" calcext:value-type="float">
            <text:p>0.027303</text:p>
          </table:table-cell>
          <table:table-cell office:value-type="float" office:value="-0.0794" calcext:value-type="float">
            <text:p>-0.0794</text:p>
          </table:table-cell>
          <table:table-cell office:value-type="float" office:value="9.799265" calcext:value-type="float">
            <text:p>9.799265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857" calcext:value-type="float">
            <text:p>-0.037857</text:p>
          </table:table-cell>
          <table:table-cell office:value-type="float" office:value="0.069826" calcext:value-type="float">
            <text:p>0.069826</text:p>
          </table:table-cell>
          <table:table-cell office:value-type="float" office:value="9.799302" calcext:value-type="float">
            <text:p>9.799302</text:p>
          </table:table-cell>
          <table:table-cell table:number-columns-repeated="4"/>
        </table:table-row>
        <table:table-row table:style-name="ro1">
          <table:table-cell office:value-type="float" office:value="2200.297" calcext:value-type="float">
            <text:p>2200.29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8042" calcext:value-type="float">
            <text:p>0.028042</text:p>
          </table:table-cell>
          <table:table-cell office:value-type="float" office:value="-0.079176" calcext:value-type="float">
            <text:p>-0.079176</text:p>
          </table:table-cell>
          <table:table-cell office:value-type="float" office:value="9.799136" calcext:value-type="float">
            <text:p>9.799136</text:p>
          </table:table-cell>
          <table:table-cell office:value-type="float" office:value="0.007512" calcext:value-type="float">
            <text:p>0.007512</text:p>
          </table:table-cell>
          <table:table-cell office:value-type="float" office:value="-0.000044" calcext:value-type="float">
            <text:p>-4.4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8419" calcext:value-type="float">
            <text:p>-0.038419</text:p>
          </table:table-cell>
          <table:table-cell office:value-type="float" office:value="0.069295" calcext:value-type="float">
            <text:p>0.069295</text:p>
          </table:table-cell>
          <table:table-cell office:value-type="float" office:value="9.799176" calcext:value-type="float">
            <text:p>9.799176</text:p>
          </table:table-cell>
          <table:table-cell table:number-columns-repeated="4"/>
        </table:table-row>
        <table:table-row table:style-name="ro1">
          <table:table-cell office:value-type="float" office:value="2200.307" calcext:value-type="float">
            <text:p>2200.307</text:p>
          </table:table-cell>
          <table:table-cell office:value-type="string" calcext:value-type="string">
            <text:p>imu</text:p>
          </table:table-cell>
          <table:table-cell office:value-type="float" office:value="-2.9731" calcext:value-type="float">
            <text:p>-2.9731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97328" calcext:value-type="float">
            <text:p>0.97328</text:p>
          </table:table-cell>
          <table:table-cell office:value-type="float" office:value="-0.229618" calcext:value-type="float">
            <text:p>-0.229618</text:p>
          </table:table-cell>
          <table:table-cell office:value-type="float" office:value="0.026978" calcext:value-type="float">
            <text:p>0.026978</text:p>
          </table:table-cell>
          <table:table-cell office:value-type="float" office:value="-0.079148" calcext:value-type="float">
            <text:p>-0.079148</text:p>
          </table:table-cell>
          <table:table-cell office:value-type="float" office:value="9.799778" calcext:value-type="float">
            <text:p>9.799778</text:p>
          </table:table-cell>
          <table:table-cell office:value-type="float" office:value="0.007484" calcext:value-type="float">
            <text:p>0.007484</text:p>
          </table:table-cell>
          <table:table-cell office:value-type="float" office:value="-0.000042" calcext:value-type="float">
            <text:p>-4.2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37453" calcext:value-type="float">
            <text:p>-0.037453</text:p>
          </table:table-cell>
          <table:table-cell office:value-type="float" office:value="0.069747" calcext:value-type="float">
            <text:p>0.069747</text:p>
          </table:table-cell>
          <table:table-cell office:value-type="float" office:value="9.799815" calcext:value-type="float">
            <text:p>9.799815</text:p>
          </table:table-cell>
          <table:table-cell table:number-columns-repeated="4"/>
        </table:table-row>
        <table:table-row table:style-name="ro1">
          <table:table-cell office:value-type="float" office:value="2200.3" calcext:value-type="float">
            <text:p>2200.3</text:p>
          </table:table-cell>
          <table:table-cell office:value-type="string" calcext:value-type="string">
            <text:p>odom</text:p>
          </table:table-cell>
          <table:table-cell office:value-type="float" office:value="-2.970906" calcext:value-type="float">
            <text:p>-2.970906</text:p>
          </table:table-cell>
          <table:table-cell office:value-type="float" office:value="0.986501" calcext:value-type="float">
            <text:p>0.98650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table:number-columns-repeated="13"/>
        </table:table-row>
        <table:table-row table:style-name="ro1">
          <table:table-cell office:value-type="float" office:value="2200.317" calcext:value-type="float">
            <text:p>2200.31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34781" calcext:value-type="float">
            <text:p>0.034781</text:p>
          </table:table-cell>
          <table:table-cell office:value-type="float" office:value="-0.079607" calcext:value-type="float">
            <text:p>-0.079607</text:p>
          </table:table-cell>
          <table:table-cell office:value-type="float" office:value="9.800225" calcext:value-type="float">
            <text:p>9.80022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62322" calcext:value-type="float">
            <text:p>-0.062322</text:p>
          </table:table-cell>
          <table:table-cell office:value-type="float" office:value="0.050552" calcext:value-type="float">
            <text:p>0.050552</text:p>
          </table:table-cell>
          <table:table-cell office:value-type="float" office:value="9.800282" calcext:value-type="float">
            <text:p>9.800282</text:p>
          </table:table-cell>
          <table:table-cell table:number-columns-repeated="4"/>
        </table:table-row>
        <table:table-row table:style-name="ro1">
          <table:table-cell office:value-type="float" office:value="2200.327" calcext:value-type="float">
            <text:p>2200.32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38524" calcext:value-type="float">
            <text:p>0.038524</text:p>
          </table:table-cell>
          <table:table-cell office:value-type="float" office:value="-0.078757" calcext:value-type="float">
            <text:p>-0.078757</text:p>
          </table:table-cell>
          <table:table-cell office:value-type="float" office:value="9.799748" calcext:value-type="float">
            <text:p>9.799748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42" calcext:value-type="float">
            <text:p>-4.2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64443" calcext:value-type="float">
            <text:p>-0.064443</text:p>
          </table:table-cell>
          <table:table-cell office:value-type="float" office:value="0.047352" calcext:value-type="float">
            <text:p>0.047352</text:p>
          </table:table-cell>
          <table:table-cell office:value-type="float" office:value="9.799814" calcext:value-type="float">
            <text:p>9.799814</text:p>
          </table:table-cell>
          <table:table-cell table:number-columns-repeated="4"/>
        </table:table-row>
        <table:table-row table:style-name="ro1">
          <table:table-cell office:value-type="float" office:value="2200.337" calcext:value-type="float">
            <text:p>2200.33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4902" calcext:value-type="float">
            <text:p>0.04902</text:p>
          </table:table-cell>
          <table:table-cell office:value-type="float" office:value="-0.07773" calcext:value-type="float">
            <text:p>-0.07773</text:p>
          </table:table-cell>
          <table:table-cell office:value-type="float" office:value="9.79958" calcext:value-type="float">
            <text:p>9.7995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028" calcext:value-type="float">
            <text:p>-2.8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71324" calcext:value-type="float">
            <text:p>-0.071324</text:p>
          </table:table-cell>
          <table:table-cell office:value-type="float" office:value="0.03936" calcext:value-type="float">
            <text:p>0.03936</text:p>
          </table:table-cell>
          <table:table-cell office:value-type="float" office:value="9.799672" calcext:value-type="float">
            <text:p>9.799672</text:p>
          </table:table-cell>
          <table:table-cell table:number-columns-repeated="4"/>
        </table:table-row>
        <table:table-row table:style-name="ro1">
          <table:table-cell office:value-type="float" office:value="2200.347" calcext:value-type="float">
            <text:p>2200.34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59244" calcext:value-type="float">
            <text:p>0.059244</text:p>
          </table:table-cell>
          <table:table-cell office:value-type="float" office:value="-0.080316" calcext:value-type="float">
            <text:p>-0.080316</text:p>
          </table:table-cell>
          <table:table-cell office:value-type="float" office:value="9.800268" calcext:value-type="float">
            <text:p>9.800268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-0.000045" calcext:value-type="float">
            <text:p>-4.5E-05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80503" calcext:value-type="float">
            <text:p>-0.080503</text:p>
          </table:table-cell>
          <table:table-cell office:value-type="float" office:value="0.03417" calcext:value-type="float">
            <text:p>0.03417</text:p>
          </table:table-cell>
          <table:table-cell office:value-type="float" office:value="9.800386" calcext:value-type="float">
            <text:p>9.800386</text:p>
          </table:table-cell>
          <table:table-cell table:number-columns-repeated="4"/>
        </table:table-row>
        <table:table-row table:style-name="ro1">
          <table:table-cell office:value-type="float" office:value="2200.357" calcext:value-type="float">
            <text:p>2200.35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-0.059726" calcext:value-type="float">
            <text:p>-0.059726</text:p>
          </table:table-cell>
          <table:table-cell office:value-type="float" office:value="9.806313" calcext:value-type="float">
            <text:p>9.806313</text:p>
          </table:table-cell>
          <table:table-cell office:value-type="float" office:value="0.007607" calcext:value-type="float">
            <text:p>0.007607</text:p>
          </table:table-cell>
          <table:table-cell office:value-type="float" office:value="-0.000348" calcext:value-type="float">
            <text:p>-0.000348</text:p>
          </table:table-cell>
          <table:table-cell office:value-type="float" office:value="2.99101" calcext:value-type="float">
            <text:p>2.99101</text:p>
          </table:table-cell>
          <table:table-cell office:value-type="float" office:value="-0.029516" calcext:value-type="float">
            <text:p>-0.029516</text:p>
          </table:table-cell>
          <table:table-cell office:value-type="float" office:value="0.054393" calcext:value-type="float">
            <text:p>0.054393</text:p>
          </table:table-cell>
          <table:table-cell office:value-type="float" office:value="9.806303" calcext:value-type="float">
            <text:p>9.806303</text:p>
          </table:table-cell>
          <table:table-cell table:number-columns-repeated="4"/>
        </table:table-row>
        <table:table-row table:style-name="ro1">
          <table:table-cell office:value-type="float" office:value="2200.367" calcext:value-type="float">
            <text:p>2200.36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-0.082781" calcext:value-type="float">
            <text:p>-0.082781</text:p>
          </table:table-cell>
          <table:table-cell office:value-type="float" office:value="-0.092826" calcext:value-type="float">
            <text:p>-0.092826</text:p>
          </table:table-cell>
          <table:table-cell office:value-type="float" office:value="9.80004" calcext:value-type="float">
            <text:p>9.80004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-0.000389" calcext:value-type="float">
            <text:p>-0.00038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13565" calcext:value-type="float">
            <text:p>0.013565</text:p>
          </table:table-cell>
          <table:table-cell office:value-type="float" office:value="0.141307" calcext:value-type="float">
            <text:p>0.141307</text:p>
          </table:table-cell>
          <table:table-cell office:value-type="float" office:value="9.799801" calcext:value-type="float">
            <text:p>9.799801</text:p>
          </table:table-cell>
          <table:table-cell table:number-columns-repeated="4"/>
        </table:table-row>
        <table:table-row table:style-name="ro1">
          <table:table-cell office:value-type="float" office:value="2200.377" calcext:value-type="float">
            <text:p>2200.37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-0.04417" calcext:value-type="float">
            <text:p>-0.04417</text:p>
          </table:table-cell>
          <table:table-cell office:value-type="float" office:value="-0.078367" calcext:value-type="float">
            <text:p>-0.078367</text:p>
          </table:table-cell>
          <table:table-cell office:value-type="float" office:value="9.785413" calcext:value-type="float">
            <text:p>9.785413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4397" calcext:value-type="float">
            <text:p>-0.004397</text:p>
          </table:table-cell>
          <table:table-cell office:value-type="float" office:value="0.104158" calcext:value-type="float">
            <text:p>0.104158</text:p>
          </table:table-cell>
          <table:table-cell office:value-type="float" office:value="9.785271" calcext:value-type="float">
            <text:p>9.785271</text:p>
          </table:table-cell>
          <table:table-cell table:number-columns-repeated="4"/>
        </table:table-row>
        <table:table-row table:style-name="ro1">
          <table:table-cell office:value-type="float" office:value="2200.387" calcext:value-type="float">
            <text:p>2200.38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88866" calcext:value-type="float">
            <text:p>0.088866</text:p>
          </table:table-cell>
          <table:table-cell office:value-type="float" office:value="-0.087958" calcext:value-type="float">
            <text:p>-0.087958</text:p>
          </table:table-cell>
          <table:table-cell office:value-type="float" office:value="9.814061" calcext:value-type="float">
            <text:p>9.814061</text:p>
          </table:table-cell>
          <table:table-cell office:value-type="float" office:value="0.007948" calcext:value-type="float">
            <text:p>0.007948</text:p>
          </table:table-cell>
          <table:table-cell office:value-type="float" office:value="-0.00039" calcext:value-type="float">
            <text:p>-0.0003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107178" calcext:value-type="float">
            <text:p>-0.107178</text:p>
          </table:table-cell>
          <table:table-cell office:value-type="float" office:value="0.019262" calcext:value-type="float">
            <text:p>0.019262</text:p>
          </table:table-cell>
          <table:table-cell office:value-type="float" office:value="9.814254" calcext:value-type="float">
            <text:p>9.814254</text:p>
          </table:table-cell>
          <table:table-cell table:number-columns-repeated="4"/>
        </table:table-row>
        <table:table-row table:style-name="ro1">
          <table:table-cell office:value-type="float" office:value="2200.397" calcext:value-type="float">
            <text:p>2200.39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12305" calcext:value-type="float">
            <text:p>0.012305</text:p>
          </table:table-cell>
          <table:table-cell office:value-type="float" office:value="-0.07719" calcext:value-type="float">
            <text:p>-0.07719</text:p>
          </table:table-cell>
          <table:table-cell office:value-type="float" office:value="9.798214" calcext:value-type="float">
            <text:p>9.798214</text:p>
          </table:table-cell>
          <table:table-cell office:value-type="float" office:value="0.007448" calcext:value-type="float">
            <text:p>0.007448</text:p>
          </table:table-cell>
          <table:table-cell office:value-type="float" office:value="-0.000343" calcext:value-type="float">
            <text:p>-0.00034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44403" calcext:value-type="float">
            <text:p>-0.044403</text:p>
          </table:table-cell>
          <table:table-cell office:value-type="float" office:value="0.064324" calcext:value-type="float">
            <text:p>0.064324</text:p>
          </table:table-cell>
          <table:table-cell office:value-type="float" office:value="9.798214" calcext:value-type="float">
            <text:p>9.798214</text:p>
          </table:table-cell>
          <table:table-cell table:number-columns-repeated="4"/>
        </table:table-row>
        <table:table-row table:style-name="ro1">
          <table:table-cell office:value-type="float" office:value="2200.407" calcext:value-type="float">
            <text:p>2200.40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3535" calcext:value-type="float">
            <text:p>0.03535</text:p>
          </table:table-cell>
          <table:table-cell office:value-type="float" office:value="-0.082048" calcext:value-type="float">
            <text:p>-0.082048</text:p>
          </table:table-cell>
          <table:table-cell office:value-type="float" office:value="9.800976" calcext:value-type="float">
            <text:p>9.80097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4418" calcext:value-type="float">
            <text:p>-0.064418</text:p>
          </table:table-cell>
          <table:table-cell office:value-type="float" office:value="0.051927" calcext:value-type="float">
            <text:p>0.051927</text:p>
          </table:table-cell>
          <table:table-cell office:value-type="float" office:value="9.801034" calcext:value-type="float">
            <text:p>9.801034</text:p>
          </table:table-cell>
          <table:table-cell table:number-columns-repeated="4"/>
        </table:table-row>
        <table:table-row table:style-name="ro1">
          <table:table-cell office:value-type="float" office:value="2200.417" calcext:value-type="float">
            <text:p>2200.41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28239" calcext:value-type="float">
            <text:p>0.028239</text:p>
          </table:table-cell>
          <table:table-cell office:value-type="float" office:value="-0.080929" calcext:value-type="float">
            <text:p>-0.080929</text:p>
          </table:table-cell>
          <table:table-cell office:value-type="float" office:value="9.80006" calcext:value-type="float">
            <text:p>9.80006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58505" calcext:value-type="float">
            <text:p>-0.058505</text:p>
          </table:table-cell>
          <table:table-cell office:value-type="float" office:value="0.056027" calcext:value-type="float">
            <text:p>0.056027</text:p>
          </table:table-cell>
          <table:table-cell office:value-type="float" office:value="9.8001" calcext:value-type="float">
            <text:p>9.8001</text:p>
          </table:table-cell>
          <table:table-cell table:number-columns-repeated="4"/>
        </table:table-row>
        <table:table-row table:style-name="ro1">
          <table:table-cell office:value-type="float" office:value="2200.427" calcext:value-type="float">
            <text:p>2200.42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27754" calcext:value-type="float">
            <text:p>0.027754</text:p>
          </table:table-cell>
          <table:table-cell office:value-type="float" office:value="-0.08081" calcext:value-type="float">
            <text:p>-0.08081</text:p>
          </table:table-cell>
          <table:table-cell office:value-type="float" office:value="9.799549" calcext:value-type="float">
            <text:p>9.799549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55" calcext:value-type="float">
            <text:p>-0.00025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58072" calcext:value-type="float">
            <text:p>-0.058072</text:p>
          </table:table-cell>
          <table:table-cell office:value-type="float" office:value="0.056275" calcext:value-type="float">
            <text:p>0.056275</text:p>
          </table:table-cell>
          <table:table-cell office:value-type="float" office:value="9.799588" calcext:value-type="float">
            <text:p>9.799588</text:p>
          </table:table-cell>
          <table:table-cell table:number-columns-repeated="4"/>
        </table:table-row>
        <table:table-row table:style-name="ro1">
          <table:table-cell office:value-type="float" office:value="2200.437" calcext:value-type="float">
            <text:p>2200.437</text:p>
          </table:table-cell>
          <table:table-cell office:value-type="string" calcext:value-type="string">
            <text:p>imu</text:p>
          </table:table-cell>
          <table:table-cell office:value-type="float" office:value="-2.9709" calcext:value-type="float">
            <text:p>-2.9709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928218" calcext:value-type="float">
            <text:p>0.928218</text:p>
          </table:table-cell>
          <table:table-cell office:value-type="float" office:value="-0.372034" calcext:value-type="float">
            <text:p>-0.372034</text:p>
          </table:table-cell>
          <table:table-cell office:value-type="float" office:value="0.027116" calcext:value-type="float">
            <text:p>0.027116</text:p>
          </table:table-cell>
          <table:table-cell office:value-type="float" office:value="-0.080665" calcext:value-type="float">
            <text:p>-0.080665</text:p>
          </table:table-cell>
          <table:table-cell office:value-type="float" office:value="9.799609" calcext:value-type="float">
            <text:p>9.799609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233" calcext:value-type="float">
            <text:p>-0.00023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57511" calcext:value-type="float">
            <text:p>-0.057511</text:p>
          </table:table-cell>
          <table:table-cell office:value-type="float" office:value="0.056611" calcext:value-type="float">
            <text:p>0.056611</text:p>
          </table:table-cell>
          <table:table-cell office:value-type="float" office:value="9.799647" calcext:value-type="float">
            <text:p>9.799647</text:p>
          </table:table-cell>
          <table:table-cell table:number-columns-repeated="4"/>
        </table:table-row>
        <table:table-row table:style-name="ro1">
          <table:table-cell office:value-type="float" office:value="2200.434" calcext:value-type="float">
            <text:p>2200.434</text:p>
          </table:table-cell>
          <table:table-cell office:value-type="string" calcext:value-type="string">
            <text:p>odom</text:p>
          </table:table-cell>
          <table:table-cell office:value-type="float" office:value="-2.968848" calcext:value-type="float">
            <text:p>-2.968848</text:p>
          </table:table-cell>
          <table:table-cell office:value-type="float" office:value="0.989391" calcext:value-type="float">
            <text:p>0.989391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table:number-columns-repeated="13"/>
        </table:table-row>
        <table:table-row table:style-name="ro1">
          <table:table-cell office:value-type="float" office:value="2200.447" calcext:value-type="float">
            <text:p>2200.44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80487" calcext:value-type="float">
            <text:p>-0.080487</text:p>
          </table:table-cell>
          <table:table-cell office:value-type="float" office:value="9.799682" calcext:value-type="float">
            <text:p>9.799682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16" calcext:value-type="float">
            <text:p>-0.000216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802" calcext:value-type="float">
            <text:p>-0.074802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9.799719" calcext:value-type="float">
            <text:p>9.799719</text:p>
          </table:table-cell>
          <table:table-cell table:number-columns-repeated="4"/>
        </table:table-row>
        <table:table-row table:style-name="ro1">
          <table:table-cell office:value-type="float" office:value="2200.457" calcext:value-type="float">
            <text:p>2200.45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-0.080511" calcext:value-type="float">
            <text:p>-0.080511</text:p>
          </table:table-cell>
          <table:table-cell office:value-type="float" office:value="9.799717" calcext:value-type="float">
            <text:p>9.799717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03" calcext:value-type="float">
            <text:p>-0.00020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556" calcext:value-type="float">
            <text:p>-0.074556</text:p>
          </table:table-cell>
          <table:table-cell office:value-type="float" office:value="0.030389" calcext:value-type="float">
            <text:p>0.030389</text:p>
          </table:table-cell>
          <table:table-cell office:value-type="float" office:value="9.799753" calcext:value-type="float">
            <text:p>9.799753</text:p>
          </table:table-cell>
          <table:table-cell table:number-columns-repeated="4"/>
        </table:table-row>
        <table:table-row table:style-name="ro1">
          <table:table-cell office:value-type="float" office:value="2200.467" calcext:value-type="float">
            <text:p>2200.46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-0.080386" calcext:value-type="float">
            <text:p>-0.080386</text:p>
          </table:table-cell>
          <table:table-cell office:value-type="float" office:value="9.799725" calcext:value-type="float">
            <text:p>9.79972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92" calcext:value-type="float">
            <text:p>-0.00019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391" calcext:value-type="float">
            <text:p>-0.074391</text:p>
          </table:table-cell>
          <table:table-cell office:value-type="float" office:value="0.030458" calcext:value-type="float">
            <text:p>0.030458</text:p>
          </table:table-cell>
          <table:table-cell office:value-type="float" office:value="9.79976" calcext:value-type="float">
            <text:p>9.79976</text:p>
          </table:table-cell>
          <table:table-cell table:number-columns-repeated="4"/>
        </table:table-row>
        <table:table-row table:style-name="ro1">
          <table:table-cell office:value-type="float" office:value="2200.477" calcext:value-type="float">
            <text:p>2200.47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041" calcext:value-type="float">
            <text:p>0.026041</text:p>
          </table:table-cell>
          <table:table-cell office:value-type="float" office:value="-0.080332" calcext:value-type="float">
            <text:p>-0.080332</text:p>
          </table:table-cell>
          <table:table-cell office:value-type="float" office:value="9.799725" calcext:value-type="float">
            <text:p>9.79972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83" calcext:value-type="float">
            <text:p>-0.00018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279" calcext:value-type="float">
            <text:p>-0.074279</text:p>
          </table:table-cell>
          <table:table-cell office:value-type="float" office:value="0.030579" calcext:value-type="float">
            <text:p>0.030579</text:p>
          </table:table-cell>
          <table:table-cell office:value-type="float" office:value="9.799759" calcext:value-type="float">
            <text:p>9.799759</text:p>
          </table:table-cell>
          <table:table-cell table:number-columns-repeated="4"/>
        </table:table-row>
        <table:table-row table:style-name="ro1">
          <table:table-cell office:value-type="float" office:value="2200.487" calcext:value-type="float">
            <text:p>2200.48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255" calcext:value-type="float">
            <text:p>0.026255</text:p>
          </table:table-cell>
          <table:table-cell office:value-type="float" office:value="-0.080252" calcext:value-type="float">
            <text:p>-0.080252</text:p>
          </table:table-cell>
          <table:table-cell office:value-type="float" office:value="9.799692" calcext:value-type="float">
            <text:p>9.799692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69" calcext:value-type="float">
            <text:p>-0.00016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291" calcext:value-type="float">
            <text:p>-0.074291</text:p>
          </table:table-cell>
          <table:table-cell office:value-type="float" office:value="0.030351" calcext:value-type="float">
            <text:p>0.030351</text:p>
          </table:table-cell>
          <table:table-cell office:value-type="float" office:value="9.799727" calcext:value-type="float">
            <text:p>9.799727</text:p>
          </table:table-cell>
          <table:table-cell table:number-columns-repeated="4"/>
        </table:table-row>
        <table:table-row table:style-name="ro1">
          <table:table-cell office:value-type="float" office:value="2200.497" calcext:value-type="float">
            <text:p>2200.49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198" calcext:value-type="float">
            <text:p>0.026198</text:p>
          </table:table-cell>
          <table:table-cell office:value-type="float" office:value="-0.080168" calcext:value-type="float">
            <text:p>-0.080168</text:p>
          </table:table-cell>
          <table:table-cell office:value-type="float" office:value="9.799653" calcext:value-type="float">
            <text:p>9.79965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55" calcext:value-type="float">
            <text:p>-0.00015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19" calcext:value-type="float">
            <text:p>-0.07419</text:p>
          </table:table-cell>
          <table:table-cell office:value-type="float" office:value="0.03037" calcext:value-type="float">
            <text:p>0.03037</text:p>
          </table:table-cell>
          <table:table-cell office:value-type="float" office:value="9.799688" calcext:value-type="float">
            <text:p>9.799688</text:p>
          </table:table-cell>
          <table:table-cell table:number-columns-repeated="4"/>
        </table:table-row>
        <table:table-row table:style-name="ro1">
          <table:table-cell office:value-type="float" office:value="2200.507" calcext:value-type="float">
            <text:p>2200.50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-0.080021" calcext:value-type="float">
            <text:p>-0.080021</text:p>
          </table:table-cell>
          <table:table-cell office:value-type="float" office:value="9.79956" calcext:value-type="float">
            <text:p>9.79956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141" calcext:value-type="float">
            <text:p>-0.074141</text:p>
          </table:table-cell>
          <table:table-cell office:value-type="float" office:value="0.030113" calcext:value-type="float">
            <text:p>0.030113</text:p>
          </table:table-cell>
          <table:table-cell office:value-type="float" office:value="9.799595" calcext:value-type="float">
            <text:p>9.799595</text:p>
          </table:table-cell>
          <table:table-cell table:number-columns-repeated="4"/>
        </table:table-row>
        <table:table-row table:style-name="ro1">
          <table:table-cell office:value-type="float" office:value="2200.517" calcext:value-type="float">
            <text:p>2200.51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662" calcext:value-type="float">
            <text:p>0.026662</text:p>
          </table:table-cell>
          <table:table-cell office:value-type="float" office:value="-0.079973" calcext:value-type="float">
            <text:p>-0.079973</text:p>
          </table:table-cell>
          <table:table-cell office:value-type="float" office:value="9.799434" calcext:value-type="float">
            <text:p>9.799434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-0.000122" calcext:value-type="float">
            <text:p>-0.00012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196" calcext:value-type="float">
            <text:p>-0.074196</text:p>
          </table:table-cell>
          <table:table-cell office:value-type="float" office:value="0.029867" calcext:value-type="float">
            <text:p>0.029867</text:p>
          </table:table-cell>
          <table:table-cell office:value-type="float" office:value="9.79947" calcext:value-type="float">
            <text:p>9.79947</text:p>
          </table:table-cell>
          <table:table-cell table:number-columns-repeated="4"/>
        </table:table-row>
        <table:table-row table:style-name="ro1">
          <table:table-cell office:value-type="float" office:value="2200.527" calcext:value-type="float">
            <text:p>2200.52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7204" calcext:value-type="float">
            <text:p>0.027204</text:p>
          </table:table-cell>
          <table:table-cell office:value-type="float" office:value="-0.079341" calcext:value-type="float">
            <text:p>-0.079341</text:p>
          </table:table-cell>
          <table:table-cell office:value-type="float" office:value="9.799283" calcext:value-type="float">
            <text:p>9.799283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09" calcext:value-type="float">
            <text:p>-9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3831" calcext:value-type="float">
            <text:p>-0.073831</text:p>
          </table:table-cell>
          <table:table-cell office:value-type="float" office:value="0.029118" calcext:value-type="float">
            <text:p>0.029118</text:p>
          </table:table-cell>
          <table:table-cell office:value-type="float" office:value="9.799321" calcext:value-type="float">
            <text:p>9.799321</text:p>
          </table:table-cell>
          <table:table-cell table:number-columns-repeated="4"/>
        </table:table-row>
        <table:table-row table:style-name="ro1">
          <table:table-cell office:value-type="float" office:value="2200.537" calcext:value-type="float">
            <text:p>2200.53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8075" calcext:value-type="float">
            <text:p>0.028075</text:p>
          </table:table-cell>
          <table:table-cell office:value-type="float" office:value="-0.079321" calcext:value-type="float">
            <text:p>-0.079321</text:p>
          </table:table-cell>
          <table:table-cell office:value-type="float" office:value="9.799105" calcext:value-type="float">
            <text:p>9.799105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4158" calcext:value-type="float">
            <text:p>-0.074158</text:p>
          </table:table-cell>
          <table:table-cell office:value-type="float" office:value="0.02831" calcext:value-type="float">
            <text:p>0.02831</text:p>
          </table:table-cell>
          <table:table-cell office:value-type="float" office:value="9.799145" calcext:value-type="float">
            <text:p>9.799145</text:p>
          </table:table-cell>
          <table:table-cell table:number-columns-repeated="4"/>
        </table:table-row>
        <table:table-row table:style-name="ro1">
          <table:table-cell office:value-type="float" office:value="2200.547" calcext:value-type="float">
            <text:p>2200.54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26696" calcext:value-type="float">
            <text:p>0.026696</text:p>
          </table:table-cell>
          <table:table-cell office:value-type="float" office:value="-0.079137" calcext:value-type="float">
            <text:p>-0.079137</text:p>
          </table:table-cell>
          <table:table-cell office:value-type="float" office:value="9.799751" calcext:value-type="float">
            <text:p>9.799751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3442" calcext:value-type="float">
            <text:p>-0.073442</text:p>
          </table:table-cell>
          <table:table-cell office:value-type="float" office:value="0.029504" calcext:value-type="float">
            <text:p>0.029504</text:p>
          </table:table-cell>
          <table:table-cell office:value-type="float" office:value="9.799787" calcext:value-type="float">
            <text:p>9.799787</text:p>
          </table:table-cell>
          <table:table-cell table:number-columns-repeated="4"/>
        </table:table-row>
        <table:table-row table:style-name="ro1">
          <table:table-cell office:value-type="float" office:value="2200.557" calcext:value-type="float">
            <text:p>2200.55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34354" calcext:value-type="float">
            <text:p>0.034354</text:p>
          </table:table-cell>
          <table:table-cell office:value-type="float" office:value="-0.079618" calcext:value-type="float">
            <text:p>-0.079618</text:p>
          </table:table-cell>
          <table:table-cell office:value-type="float" office:value="9.800209" calcext:value-type="float">
            <text:p>9.800209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-0.000051" calcext:value-type="float">
            <text:p>-5.1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6921" calcext:value-type="float">
            <text:p>-0.076921</text:p>
          </table:table-cell>
          <table:table-cell office:value-type="float" office:value="0.022666" calcext:value-type="float">
            <text:p>0.022666</text:p>
          </table:table-cell>
          <table:table-cell office:value-type="float" office:value="9.800265" calcext:value-type="float">
            <text:p>9.800265</text:p>
          </table:table-cell>
          <table:table-cell table:number-columns-repeated="4"/>
        </table:table-row>
        <table:table-row table:style-name="ro1">
          <table:table-cell office:value-type="float" office:value="2200.567" calcext:value-type="float">
            <text:p>2200.56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37712" calcext:value-type="float">
            <text:p>0.037712</text:p>
          </table:table-cell>
          <table:table-cell office:value-type="float" office:value="-0.078843" calcext:value-type="float">
            <text:p>-0.078843</text:p>
          </table:table-cell>
          <table:table-cell office:value-type="float" office:value="9.799782" calcext:value-type="float">
            <text:p>9.799782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7542" calcext:value-type="float">
            <text:p>-0.077542</text:p>
          </table:table-cell>
          <table:table-cell office:value-type="float" office:value="0.019276" calcext:value-type="float">
            <text:p>0.019276</text:p>
          </table:table-cell>
          <table:table-cell office:value-type="float" office:value="9.799846" calcext:value-type="float">
            <text:p>9.799846</text:p>
          </table:table-cell>
          <table:table-cell table:number-columns-repeated="4"/>
        </table:table-row>
        <table:table-row table:style-name="ro1">
          <table:table-cell office:value-type="float" office:value="2200.577" calcext:value-type="float">
            <text:p>2200.577</text:p>
          </table:table-cell>
          <table:table-cell office:value-type="string" calcext:value-type="string">
            <text:p>imu</text:p>
          </table:table-cell>
          <table:table-cell office:value-type="float" office:value="-2.9688" calcext:value-type="float">
            <text:p>-2.9688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835675" calcext:value-type="float">
            <text:p>0.835675</text:p>
          </table:table-cell>
          <table:table-cell office:value-type="float" office:value="-0.549223" calcext:value-type="float">
            <text:p>-0.549223</text:p>
          </table:table-cell>
          <table:table-cell office:value-type="float" office:value="0.047663" calcext:value-type="float">
            <text:p>0.047663</text:p>
          </table:table-cell>
          <table:table-cell office:value-type="float" office:value="-0.07802" calcext:value-type="float">
            <text:p>-0.07802</text:p>
          </table:table-cell>
          <table:table-cell office:value-type="float" office:value="9.799581" calcext:value-type="float">
            <text:p>9.79958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031" calcext:value-type="float">
            <text:p>-3.1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0734" calcext:value-type="float">
            <text:p>-0.080734</text:p>
          </table:table-cell>
          <table:table-cell office:value-type="float" office:value="0.009814" calcext:value-type="float">
            <text:p>0.009814</text:p>
          </table:table-cell>
          <table:table-cell office:value-type="float" office:value="9.79967" calcext:value-type="float">
            <text:p>9.79967</text:p>
          </table:table-cell>
          <table:table-cell table:number-columns-repeated="4"/>
        </table:table-row>
        <table:table-row table:style-name="ro1">
          <table:table-cell office:value-type="float" office:value="2200.568" calcext:value-type="float">
            <text:p>2200.568</text:p>
          </table:table-cell>
          <table:table-cell office:value-type="string" calcext:value-type="string">
            <text:p>odom</text:p>
          </table:table-cell>
          <table:table-cell office:value-type="float" office:value="-2.968077" calcext:value-type="float">
            <text:p>-2.968077</text:p>
          </table:table-cell>
          <table:table-cell office:value-type="float" office:value="0.992832" calcext:value-type="float">
            <text:p>0.99283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table:number-columns-repeated="13"/>
        </table:table-row>
        <table:table-row table:style-name="ro1">
          <table:table-cell office:value-type="float" office:value="2200.587" calcext:value-type="float">
            <text:p>2200.58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-0.080969" calcext:value-type="float">
            <text:p>-0.080969</text:p>
          </table:table-cell>
          <table:table-cell office:value-type="float" office:value="9.800188" calcext:value-type="float">
            <text:p>9.800188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-0.000045" calcext:value-type="float">
            <text:p>-4.5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1314" calcext:value-type="float">
            <text:p>-0.081314</text:p>
          </table:table-cell>
          <table:table-cell office:value-type="float" office:value="-0.033722" calcext:value-type="float">
            <text:p>-0.033722</text:p>
          </table:table-cell>
          <table:table-cell office:value-type="float" office:value="9.800305" calcext:value-type="float">
            <text:p>9.800305</text:p>
          </table:table-cell>
          <table:table-cell table:number-columns-repeated="4"/>
        </table:table-row>
        <table:table-row table:style-name="ro1">
          <table:table-cell office:value-type="float" office:value="2200.597" calcext:value-type="float">
            <text:p>2200.59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17653" calcext:value-type="float">
            <text:p>0.017653</text:p>
          </table:table-cell>
          <table:table-cell office:value-type="float" office:value="-0.057959" calcext:value-type="float">
            <text:p>-0.057959</text:p>
          </table:table-cell>
          <table:table-cell office:value-type="float" office:value="9.805043" calcext:value-type="float">
            <text:p>9.805043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-0.000294" calcext:value-type="float">
            <text:p>-0.000294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57882" calcext:value-type="float">
            <text:p>-0.057882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9.805056" calcext:value-type="float">
            <text:p>9.805056</text:p>
          </table:table-cell>
          <table:table-cell table:number-columns-repeated="4"/>
        </table:table-row>
        <table:table-row table:style-name="ro1">
          <table:table-cell office:value-type="float" office:value="2200.607" calcext:value-type="float">
            <text:p>2200.60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-0.074945" calcext:value-type="float">
            <text:p>-0.074945</text:p>
          </table:table-cell>
          <table:table-cell office:value-type="float" office:value="-0.091788" calcext:value-type="float">
            <text:p>-0.091788</text:p>
          </table:table-cell>
          <table:table-cell office:value-type="float" office:value="9.798989" calcext:value-type="float">
            <text:p>9.798989</text:p>
          </table:table-cell>
          <table:table-cell office:value-type="float" office:value="0.007457" calcext:value-type="float">
            <text:p>0.007457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90765" calcext:value-type="float">
            <text:p>-0.090765</text:p>
          </table:table-cell>
          <table:table-cell office:value-type="float" office:value="0.100474" calcext:value-type="float">
            <text:p>0.100474</text:p>
          </table:table-cell>
          <table:table-cell office:value-type="float" office:value="9.79877" calcext:value-type="float">
            <text:p>9.79877</text:p>
          </table:table-cell>
          <table:table-cell table:number-columns-repeated="4"/>
        </table:table-row>
        <table:table-row table:style-name="ro1">
          <table:table-cell office:value-type="float" office:value="2200.617" calcext:value-type="float">
            <text:p>2200.61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-0.057872" calcext:value-type="float">
            <text:p>-0.057872</text:p>
          </table:table-cell>
          <table:table-cell office:value-type="float" office:value="-0.079386" calcext:value-type="float">
            <text:p>-0.079386</text:p>
          </table:table-cell>
          <table:table-cell office:value-type="float" office:value="9.78915" calcext:value-type="float">
            <text:p>9.78915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8537" calcext:value-type="float">
            <text:p>-0.078537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9.788974" calcext:value-type="float">
            <text:p>9.788974</text:p>
          </table:table-cell>
          <table:table-cell table:number-columns-repeated="4"/>
        </table:table-row>
        <table:table-row table:style-name="ro1">
          <table:table-cell office:value-type="float" office:value="2200.627" calcext:value-type="float">
            <text:p>2200.62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8208" calcext:value-type="float">
            <text:p>0.08208</text:p>
          </table:table-cell>
          <table:table-cell office:value-type="float" office:value="-0.089106" calcext:value-type="float">
            <text:p>-0.089106</text:p>
          </table:table-cell>
          <table:table-cell office:value-type="float" office:value="9.81332" calcext:value-type="float">
            <text:p>9.81332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-0.000409" calcext:value-type="float">
            <text:p>-0.00040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9683" calcext:value-type="float">
            <text:p>-0.089683</text:p>
          </table:table-cell>
          <table:table-cell office:value-type="float" office:value="-0.056535" calcext:value-type="float">
            <text:p>-0.056535</text:p>
          </table:table-cell>
          <table:table-cell office:value-type="float" office:value="9.813495" calcext:value-type="float">
            <text:p>9.813495</text:p>
          </table:table-cell>
          <table:table-cell table:number-columns-repeated="4"/>
        </table:table-row>
        <table:table-row table:style-name="ro1">
          <table:table-cell office:value-type="float" office:value="2200.637" calcext:value-type="float">
            <text:p>2200.63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19192" calcext:value-type="float">
            <text:p>0.019192</text:p>
          </table:table-cell>
          <table:table-cell office:value-type="float" office:value="-0.076299" calcext:value-type="float">
            <text:p>-0.076299</text:p>
          </table:table-cell>
          <table:table-cell office:value-type="float" office:value="9.7973" calcext:value-type="float">
            <text:p>9.7973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-0.000321" calcext:value-type="float">
            <text:p>-0.000321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6236" calcext:value-type="float">
            <text:p>-0.076236</text:p>
          </table:table-cell>
          <table:table-cell office:value-type="float" office:value="0.006179" calcext:value-type="float">
            <text:p>0.006179</text:p>
          </table:table-cell>
          <table:table-cell office:value-type="float" office:value="9.797317" calcext:value-type="float">
            <text:p>9.797317</text:p>
          </table:table-cell>
          <table:table-cell table:number-columns-repeated="4"/>
        </table:table-row>
        <table:table-row table:style-name="ro1">
          <table:table-cell office:value-type="float" office:value="2200.647" calcext:value-type="float">
            <text:p>2200.64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33774" calcext:value-type="float">
            <text:p>0.033774</text:p>
          </table:table-cell>
          <table:table-cell office:value-type="float" office:value="-0.082192" calcext:value-type="float">
            <text:p>-0.082192</text:p>
          </table:table-cell>
          <table:table-cell office:value-type="float" office:value="9.801184" calcext:value-type="float">
            <text:p>9.801184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2278" calcext:value-type="float">
            <text:p>-0.082278</text:p>
          </table:table-cell>
          <table:table-cell office:value-type="float" office:value="-0.008332" calcext:value-type="float">
            <text:p>-0.008332</text:p>
          </table:table-cell>
          <table:table-cell office:value-type="float" office:value="9.801238" calcext:value-type="float">
            <text:p>9.801238</text:p>
          </table:table-cell>
          <table:table-cell table:number-columns-repeated="4"/>
        </table:table-row>
        <table:table-row table:style-name="ro1">
          <table:table-cell office:value-type="float" office:value="2200.657" calcext:value-type="float">
            <text:p>2200.65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28205" calcext:value-type="float">
            <text:p>0.028205</text:p>
          </table:table-cell>
          <table:table-cell office:value-type="float" office:value="-0.080977" calcext:value-type="float">
            <text:p>-0.080977</text:p>
          </table:table-cell>
          <table:table-cell office:value-type="float" office:value="9.80007" calcext:value-type="float">
            <text:p>9.80007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28" calcext:value-type="float">
            <text:p>-0.0002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1006" calcext:value-type="float">
            <text:p>-0.081006</text:p>
          </table:table-cell>
          <table:table-cell office:value-type="float" office:value="-0.002778" calcext:value-type="float">
            <text:p>-0.002778</text:p>
          </table:table-cell>
          <table:table-cell office:value-type="float" office:value="9.80011" calcext:value-type="float">
            <text:p>9.80011</text:p>
          </table:table-cell>
          <table:table-cell table:number-columns-repeated="4"/>
        </table:table-row>
        <table:table-row table:style-name="ro1">
          <table:table-cell office:value-type="float" office:value="2200.667" calcext:value-type="float">
            <text:p>2200.66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27891" calcext:value-type="float">
            <text:p>0.027891</text:p>
          </table:table-cell>
          <table:table-cell office:value-type="float" office:value="-0.080921" calcext:value-type="float">
            <text:p>-0.080921</text:p>
          </table:table-cell>
          <table:table-cell office:value-type="float" office:value="9.799565" calcext:value-type="float">
            <text:p>9.799565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57" calcext:value-type="float">
            <text:p>-0.00025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0947" calcext:value-type="float">
            <text:p>-0.080947</text:p>
          </table:table-cell>
          <table:table-cell office:value-type="float" office:value="-0.002467" calcext:value-type="float">
            <text:p>-0.002467</text:p>
          </table:table-cell>
          <table:table-cell office:value-type="float" office:value="9.799604" calcext:value-type="float">
            <text:p>9.799604</text:p>
          </table:table-cell>
          <table:table-cell table:number-columns-repeated="4"/>
        </table:table-row>
        <table:table-row table:style-name="ro1">
          <table:table-cell office:value-type="float" office:value="2200.677" calcext:value-type="float">
            <text:p>2200.67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27146" calcext:value-type="float">
            <text:p>0.027146</text:p>
          </table:table-cell>
          <table:table-cell office:value-type="float" office:value="-0.08058" calcext:value-type="float">
            <text:p>-0.08058</text:p>
          </table:table-cell>
          <table:table-cell office:value-type="float" office:value="9.799605" calcext:value-type="float">
            <text:p>9.799605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239" calcext:value-type="float">
            <text:p>-0.00023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0598" calcext:value-type="float">
            <text:p>-0.080598</text:p>
          </table:table-cell>
          <table:table-cell office:value-type="float" office:value="-0.001725" calcext:value-type="float">
            <text:p>-0.001725</text:p>
          </table:table-cell>
          <table:table-cell office:value-type="float" office:value="9.799642" calcext:value-type="float">
            <text:p>9.799642</text:p>
          </table:table-cell>
          <table:table-cell table:number-columns-repeated="4"/>
        </table:table-row>
        <table:table-row table:style-name="ro1">
          <table:table-cell office:value-type="float" office:value="2200.687" calcext:value-type="float">
            <text:p>2200.68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26199" calcext:value-type="float">
            <text:p>0.026199</text:p>
          </table:table-cell>
          <table:table-cell office:value-type="float" office:value="-0.08058" calcext:value-type="float">
            <text:p>-0.08058</text:p>
          </table:table-cell>
          <table:table-cell office:value-type="float" office:value="9.799662" calcext:value-type="float">
            <text:p>9.799662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226" calcext:value-type="float">
            <text:p>-0.000226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0588" calcext:value-type="float">
            <text:p>-0.080588</text:p>
          </table:table-cell>
          <table:table-cell office:value-type="float" office:value="-0.000777" calcext:value-type="float">
            <text:p>-0.000777</text:p>
          </table:table-cell>
          <table:table-cell office:value-type="float" office:value="9.799697" calcext:value-type="float">
            <text:p>9.799697</text:p>
          </table:table-cell>
          <table:table-cell table:number-columns-repeated="4"/>
        </table:table-row>
        <table:table-row table:style-name="ro1">
          <table:table-cell office:value-type="float" office:value="2200.697" calcext:value-type="float">
            <text:p>2200.69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26608" calcext:value-type="float">
            <text:p>0.026608</text:p>
          </table:table-cell>
          <table:table-cell office:value-type="float" office:value="-0.080461" calcext:value-type="float">
            <text:p>-0.080461</text:p>
          </table:table-cell>
          <table:table-cell office:value-type="float" office:value="9.799732" calcext:value-type="float">
            <text:p>9.799732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09" calcext:value-type="float">
            <text:p>-0.00020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0473" calcext:value-type="float">
            <text:p>-0.080473</text:p>
          </table:table-cell>
          <table:table-cell office:value-type="float" office:value="-0.001188" calcext:value-type="float">
            <text:p>-0.001188</text:p>
          </table:table-cell>
          <table:table-cell office:value-type="float" office:value="9.799768" calcext:value-type="float">
            <text:p>9.799768</text:p>
          </table:table-cell>
          <table:table-cell table:number-columns-repeated="4"/>
        </table:table-row>
        <table:table-row table:style-name="ro1">
          <table:table-cell office:value-type="float" office:value="2200.707" calcext:value-type="float">
            <text:p>2200.70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28" calcext:value-type="float">
            <text:p>0.992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710703" calcext:value-type="float">
            <text:p>0.710703</text:p>
          </table:table-cell>
          <table:table-cell office:value-type="float" office:value="-0.703491" calcext:value-type="float">
            <text:p>-0.703491</text:p>
          </table:table-cell>
          <table:table-cell office:value-type="float" office:value="0.026405" calcext:value-type="float">
            <text:p>0.026405</text:p>
          </table:table-cell>
          <table:table-cell office:value-type="float" office:value="-0.080396" calcext:value-type="float">
            <text:p>-0.080396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96" calcext:value-type="float">
            <text:p>-0.000196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80407" calcext:value-type="float">
            <text:p>-0.080407</text:p>
          </table:table-cell>
          <table:table-cell office:value-type="float" office:value="-0.000986" calcext:value-type="float">
            <text:p>-0.000986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200.7" calcext:value-type="float">
            <text:p>2200.7</text:p>
          </table:table-cell>
          <table:table-cell office:value-type="string" calcext:value-type="string">
            <text:p>odom</text:p>
          </table:table-cell>
          <table:table-cell office:value-type="float" office:value="-2.968702" calcext:value-type="float">
            <text:p>-2.968702</text:p>
          </table:table-cell>
          <table:table-cell office:value-type="float" office:value="0.996306" calcext:value-type="float">
            <text:p>0.996306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table:number-columns-repeated="13"/>
        </table:table-row>
        <table:table-row table:style-name="ro1">
          <table:table-cell office:value-type="float" office:value="2200.717" calcext:value-type="float">
            <text:p>2200.71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6234" calcext:value-type="float">
            <text:p>0.026234</text:p>
          </table:table-cell>
          <table:table-cell office:value-type="float" office:value="-0.080344" calcext:value-type="float">
            <text:p>-0.080344</text:p>
          </table:table-cell>
          <table:table-cell office:value-type="float" office:value="9.799721" calcext:value-type="float">
            <text:p>9.799721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6" calcext:value-type="float">
            <text:p>-0.000186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3787" calcext:value-type="float">
            <text:p>-0.073787</text:p>
          </table:table-cell>
          <table:table-cell office:value-type="float" office:value="-0.031795" calcext:value-type="float">
            <text:p>-0.031795</text:p>
          </table:table-cell>
          <table:table-cell office:value-type="float" office:value="9.799756" calcext:value-type="float">
            <text:p>9.799756</text:p>
          </table:table-cell>
          <table:table-cell table:number-columns-repeated="4"/>
        </table:table-row>
        <table:table-row table:style-name="ro1">
          <table:table-cell office:value-type="float" office:value="2200.727" calcext:value-type="float">
            <text:p>2200.72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80269" calcext:value-type="float">
            <text:p>-0.080269</text:p>
          </table:table-cell>
          <table:table-cell office:value-type="float" office:value="9.799698" calcext:value-type="float">
            <text:p>9.79969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75" calcext:value-type="float">
            <text:p>-0.00017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3768" calcext:value-type="float">
            <text:p>-0.073768</text:p>
          </table:table-cell>
          <table:table-cell office:value-type="float" office:value="-0.031643" calcext:value-type="float">
            <text:p>-0.031643</text:p>
          </table:table-cell>
          <table:table-cell office:value-type="float" office:value="9.799733" calcext:value-type="float">
            <text:p>9.799733</text:p>
          </table:table-cell>
          <table:table-cell table:number-columns-repeated="4"/>
        </table:table-row>
        <table:table-row table:style-name="ro1">
          <table:table-cell office:value-type="float" office:value="2200.737" calcext:value-type="float">
            <text:p>2200.73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-0.08022" calcext:value-type="float">
            <text:p>-0.08022</text:p>
          </table:table-cell>
          <table:table-cell office:value-type="float" office:value="9.799646" calcext:value-type="float">
            <text:p>9.799646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16" calcext:value-type="float">
            <text:p>-0.00016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3611" calcext:value-type="float">
            <text:p>-0.073611</text:p>
          </table:table-cell>
          <table:table-cell office:value-type="float" office:value="-0.031897" calcext:value-type="float">
            <text:p>-0.031897</text:p>
          </table:table-cell>
          <table:table-cell office:value-type="float" office:value="9.799681" calcext:value-type="float">
            <text:p>9.799681</text:p>
          </table:table-cell>
          <table:table-cell table:number-columns-repeated="4"/>
        </table:table-row>
        <table:table-row table:style-name="ro1">
          <table:table-cell office:value-type="float" office:value="2200.747" calcext:value-type="float">
            <text:p>2200.74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6273" calcext:value-type="float">
            <text:p>0.026273</text:p>
          </table:table-cell>
          <table:table-cell office:value-type="float" office:value="-0.080045" calcext:value-type="float">
            <text:p>-0.080045</text:p>
          </table:table-cell>
          <table:table-cell office:value-type="float" office:value="9.799572" calcext:value-type="float">
            <text:p>9.799572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3495" calcext:value-type="float">
            <text:p>-0.073495</text:p>
          </table:table-cell>
          <table:table-cell office:value-type="float" office:value="-0.031718" calcext:value-type="float">
            <text:p>-0.031718</text:p>
          </table:table-cell>
          <table:table-cell office:value-type="float" office:value="9.799607" calcext:value-type="float">
            <text:p>9.799607</text:p>
          </table:table-cell>
          <table:table-cell table:number-columns-repeated="4"/>
        </table:table-row>
        <table:table-row table:style-name="ro1">
          <table:table-cell office:value-type="float" office:value="2200.757" calcext:value-type="float">
            <text:p>2200.75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6608" calcext:value-type="float">
            <text:p>0.026608</text:p>
          </table:table-cell>
          <table:table-cell office:value-type="float" office:value="-0.079989" calcext:value-type="float">
            <text:p>-0.079989</text:p>
          </table:table-cell>
          <table:table-cell office:value-type="float" office:value="9.799444" calcext:value-type="float">
            <text:p>9.799444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3316" calcext:value-type="float">
            <text:p>-0.073316</text:p>
          </table:table-cell>
          <table:table-cell office:value-type="float" office:value="-0.032008" calcext:value-type="float">
            <text:p>-0.032008</text:p>
          </table:table-cell>
          <table:table-cell office:value-type="float" office:value="9.79948" calcext:value-type="float">
            <text:p>9.79948</text:p>
          </table:table-cell>
          <table:table-cell table:number-columns-repeated="4"/>
        </table:table-row>
        <table:table-row table:style-name="ro1">
          <table:table-cell office:value-type="float" office:value="2200.767" calcext:value-type="float">
            <text:p>2200.76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7115" calcext:value-type="float">
            <text:p>0.027115</text:p>
          </table:table-cell>
          <table:table-cell office:value-type="float" office:value="-0.079573" calcext:value-type="float">
            <text:p>-0.079573</text:p>
          </table:table-cell>
          <table:table-cell office:value-type="float" office:value="9.799299" calcext:value-type="float">
            <text:p>9.799299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274" calcext:value-type="float">
            <text:p>-0.07274</text:p>
          </table:table-cell>
          <table:table-cell office:value-type="float" office:value="-0.032321" calcext:value-type="float">
            <text:p>-0.032321</text:p>
          </table:table-cell>
          <table:table-cell office:value-type="float" office:value="9.799336" calcext:value-type="float">
            <text:p>9.799336</text:p>
          </table:table-cell>
          <table:table-cell table:number-columns-repeated="4"/>
        </table:table-row>
        <table:table-row table:style-name="ro1">
          <table:table-cell office:value-type="float" office:value="2200.777" calcext:value-type="float">
            <text:p>2200.77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7964" calcext:value-type="float">
            <text:p>0.027964</text:p>
          </table:table-cell>
          <table:table-cell office:value-type="float" office:value="-0.079173" calcext:value-type="float">
            <text:p>-0.079173</text:p>
          </table:table-cell>
          <table:table-cell office:value-type="float" office:value="9.79912" calcext:value-type="float">
            <text:p>9.79912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057" calcext:value-type="float">
            <text:p>-5.7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2049" calcext:value-type="float">
            <text:p>-0.072049</text:p>
          </table:table-cell>
          <table:table-cell office:value-type="float" office:value="-0.032956" calcext:value-type="float">
            <text:p>-0.032956</text:p>
          </table:table-cell>
          <table:table-cell office:value-type="float" office:value="9.79916" calcext:value-type="float">
            <text:p>9.79916</text:p>
          </table:table-cell>
          <table:table-cell table:number-columns-repeated="4"/>
        </table:table-row>
        <table:table-row table:style-name="ro1">
          <table:table-cell office:value-type="float" office:value="2200.787" calcext:value-type="float">
            <text:p>2200.78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-0.079137" calcext:value-type="float">
            <text:p>-0.079137</text:p>
          </table:table-cell>
          <table:table-cell office:value-type="float" office:value="9.799673" calcext:value-type="float">
            <text:p>9.799673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2653" calcext:value-type="float">
            <text:p>-0.072653</text:p>
          </table:table-cell>
          <table:table-cell office:value-type="float" office:value="-0.031379" calcext:value-type="float">
            <text:p>-0.031379</text:p>
          </table:table-cell>
          <table:table-cell office:value-type="float" office:value="9.799708" calcext:value-type="float">
            <text:p>9.799708</text:p>
          </table:table-cell>
          <table:table-cell table:number-columns-repeated="4"/>
        </table:table-row>
        <table:table-row table:style-name="ro1">
          <table:table-cell office:value-type="float" office:value="2200.797" calcext:value-type="float">
            <text:p>2200.79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33766" calcext:value-type="float">
            <text:p>0.033766</text:p>
          </table:table-cell>
          <table:table-cell office:value-type="float" office:value="-0.079619" calcext:value-type="float">
            <text:p>-0.079619</text:p>
          </table:table-cell>
          <table:table-cell office:value-type="float" office:value="9.800171" calcext:value-type="float">
            <text:p>9.800171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70272" calcext:value-type="float">
            <text:p>-0.070272</text:p>
          </table:table-cell>
          <table:table-cell office:value-type="float" office:value="-0.038494" calcext:value-type="float">
            <text:p>-0.038494</text:p>
          </table:table-cell>
          <table:table-cell office:value-type="float" office:value="9.800225" calcext:value-type="float">
            <text:p>9.800225</text:p>
          </table:table-cell>
          <table:table-cell table:number-columns-repeated="4"/>
        </table:table-row>
        <table:table-row table:style-name="ro1">
          <table:table-cell office:value-type="float" office:value="2200.807" calcext:value-type="float">
            <text:p>2200.80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.557847" calcext:value-type="float">
            <text:p>0.557847</text:p>
          </table:table-cell>
          <table:table-cell office:value-type="float" office:value="-0.829943" calcext:value-type="float">
            <text:p>-0.829943</text:p>
          </table:table-cell>
          <table:table-cell office:value-type="float" office:value="0.037559" calcext:value-type="float">
            <text:p>0.037559</text:p>
          </table:table-cell>
          <table:table-cell office:value-type="float" office:value="-0.078981" calcext:value-type="float">
            <text:p>-0.078981</text:p>
          </table:table-cell>
          <table:table-cell office:value-type="float" office:value="9.799851" calcext:value-type="float">
            <text:p>9.799851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05" calcext:value-type="float">
            <text:p>-5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8249" calcext:value-type="float">
            <text:p>-0.068249</text:p>
          </table:table-cell>
          <table:table-cell office:value-type="float" office:value="-0.041766" calcext:value-type="float">
            <text:p>-0.041766</text:p>
          </table:table-cell>
          <table:table-cell office:value-type="float" office:value="9.799915" calcext:value-type="float">
            <text:p>9.799915</text:p>
          </table:table-cell>
          <table:table-cell table:number-columns-repeated="4"/>
        </table:table-row>
        <table:table-row table:style-name="ro1">
          <table:table-cell office:value-type="float" office:value="2200.8" calcext:value-type="float">
            <text:p>2200.8</text:p>
          </table:table-cell>
          <table:table-cell office:value-type="string" calcext:value-type="string">
            <text:p>odom</text:p>
          </table:table-cell>
          <table:table-cell office:value-type="float" office:value="-2.970035" calcext:value-type="float">
            <text:p>-2.970035</text:p>
          </table:table-cell>
          <table:table-cell office:value-type="float" office:value="0.998604" calcext:value-type="float">
            <text:p>0.99860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table:number-columns-repeated="13"/>
        </table:table-row>
        <table:table-row table:style-name="ro1">
          <table:table-cell office:value-type="float" office:value="2200.817" calcext:value-type="float">
            <text:p>2200.81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45684" calcext:value-type="float">
            <text:p>0.045684</text:p>
          </table:table-cell>
          <table:table-cell office:value-type="float" office:value="-0.078124" calcext:value-type="float">
            <text:p>-0.078124</text:p>
          </table:table-cell>
          <table:table-cell office:value-type="float" office:value="9.799596" calcext:value-type="float">
            <text:p>9.799596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038" calcext:value-type="float">
            <text:p>-3.8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47075" calcext:value-type="float">
            <text:p>-0.047075</text:p>
          </table:table-cell>
          <table:table-cell office:value-type="float" office:value="-0.065808" calcext:value-type="float">
            <text:p>-0.065808</text:p>
          </table:table-cell>
          <table:table-cell office:value-type="float" office:value="9.79968" calcext:value-type="float">
            <text:p>9.79968</text:p>
          </table:table-cell>
          <table:table-cell table:number-columns-repeated="4"/>
        </table:table-row>
        <table:table-row table:style-name="ro1">
          <table:table-cell office:value-type="float" office:value="2200.827" calcext:value-type="float">
            <text:p>2200.82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58055" calcext:value-type="float">
            <text:p>0.058055</text:p>
          </table:table-cell>
          <table:table-cell office:value-type="float" office:value="-0.080898" calcext:value-type="float">
            <text:p>-0.080898</text:p>
          </table:table-cell>
          <table:table-cell office:value-type="float" office:value="9.800183" calcext:value-type="float">
            <text:p>9.800183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41383" calcext:value-type="float">
            <text:p>-0.041383</text:p>
          </table:table-cell>
          <table:table-cell office:value-type="float" office:value="-0.077135" calcext:value-type="float">
            <text:p>-0.077135</text:p>
          </table:table-cell>
          <table:table-cell office:value-type="float" office:value="9.800298" calcext:value-type="float">
            <text:p>9.800298</text:p>
          </table:table-cell>
          <table:table-cell table:number-columns-repeated="4"/>
        </table:table-row>
        <table:table-row table:style-name="ro1">
          <table:table-cell office:value-type="float" office:value="2200.837" calcext:value-type="float">
            <text:p>2200.83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20953" calcext:value-type="float">
            <text:p>0.020953</text:p>
          </table:table-cell>
          <table:table-cell office:value-type="float" office:value="-0.055673" calcext:value-type="float">
            <text:p>-0.055673</text:p>
          </table:table-cell>
          <table:table-cell office:value-type="float" office:value="9.807545" calcext:value-type="float">
            <text:p>9.807545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45392" calcext:value-type="float">
            <text:p>-0.045392</text:p>
          </table:table-cell>
          <table:table-cell office:value-type="float" office:value="-0.032434" calcext:value-type="float">
            <text:p>-0.032434</text:p>
          </table:table-cell>
          <table:table-cell office:value-type="float" office:value="9.807567" calcext:value-type="float">
            <text:p>9.807567</text:p>
          </table:table-cell>
          <table:table-cell table:number-columns-repeated="4"/>
        </table:table-row>
        <table:table-row table:style-name="ro1">
          <table:table-cell office:value-type="float" office:value="2200.847" calcext:value-type="float">
            <text:p>2200.84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-0.069117" calcext:value-type="float">
            <text:p>-0.069117</text:p>
          </table:table-cell>
          <table:table-cell office:value-type="float" office:value="-0.095306" calcext:value-type="float">
            <text:p>-0.095306</text:p>
          </table:table-cell>
          <table:table-cell office:value-type="float" office:value="9.7977" calcext:value-type="float">
            <text:p>9.7977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-0.000369" calcext:value-type="float">
            <text:p>-0.00036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13311" calcext:value-type="float">
            <text:p>-0.13311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9.797496" calcext:value-type="float">
            <text:p>9.797496</text:p>
          </table:table-cell>
          <table:table-cell table:number-columns-repeated="4"/>
        </table:table-row>
        <table:table-row table:style-name="ro1">
          <table:table-cell office:value-type="float" office:value="2200.857" calcext:value-type="float">
            <text:p>2200.85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-0.063179" calcext:value-type="float">
            <text:p>-0.063179</text:p>
          </table:table-cell>
          <table:table-cell office:value-type="float" office:value="-0.078242" calcext:value-type="float">
            <text:p>-0.078242</text:p>
          </table:table-cell>
          <table:table-cell office:value-type="float" office:value="9.789941" calcext:value-type="float">
            <text:p>9.789941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116135" calcext:value-type="float">
            <text:p>-0.116135</text:p>
          </table:table-cell>
          <table:table-cell office:value-type="float" office:value="0.018315" calcext:value-type="float">
            <text:p>0.018315</text:p>
          </table:table-cell>
          <table:table-cell office:value-type="float" office:value="9.789751" calcext:value-type="float">
            <text:p>9.789751</text:p>
          </table:table-cell>
          <table:table-cell table:number-columns-repeated="4"/>
        </table:table-row>
        <table:table-row table:style-name="ro1">
          <table:table-cell office:value-type="float" office:value="2200.867" calcext:value-type="float">
            <text:p>2200.86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81569" calcext:value-type="float">
            <text:p>0.081569</text:p>
          </table:table-cell>
          <table:table-cell office:value-type="float" office:value="-0.089526" calcext:value-type="float">
            <text:p>-0.089526</text:p>
          </table:table-cell>
          <table:table-cell office:value-type="float" office:value="9.809653" calcext:value-type="float">
            <text:p>9.809653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-0.000299" calcext:value-type="float">
            <text:p>-0.00029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3172" calcext:value-type="float">
            <text:p>-0.033172</text:p>
          </table:table-cell>
          <table:table-cell office:value-type="float" office:value="-0.100775" calcext:value-type="float">
            <text:p>-0.100775</text:p>
          </table:table-cell>
          <table:table-cell office:value-type="float" office:value="9.809827" calcext:value-type="float">
            <text:p>9.809827</text:p>
          </table:table-cell>
          <table:table-cell table:number-columns-repeated="4"/>
        </table:table-row>
        <table:table-row table:style-name="ro1">
          <table:table-cell office:value-type="float" office:value="2200.877" calcext:value-type="float">
            <text:p>2200.87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16667" calcext:value-type="float">
            <text:p>0.016667</text:p>
          </table:table-cell>
          <table:table-cell office:value-type="float" office:value="-0.075103" calcext:value-type="float">
            <text:p>-0.075103</text:p>
          </table:table-cell>
          <table:table-cell office:value-type="float" office:value="9.798412" calcext:value-type="float">
            <text:p>9.798412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-0.000312" calcext:value-type="float">
            <text:p>-0.00031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3124" calcext:value-type="float">
            <text:p>-0.063124</text:p>
          </table:table-cell>
          <table:table-cell office:value-type="float" office:value="-0.041449" calcext:value-type="float">
            <text:p>-0.041449</text:p>
          </table:table-cell>
          <table:table-cell office:value-type="float" office:value="9.798423" calcext:value-type="float">
            <text:p>9.798423</text:p>
          </table:table-cell>
          <table:table-cell table:number-columns-repeated="4"/>
        </table:table-row>
        <table:table-row table:style-name="ro1">
          <table:table-cell office:value-type="float" office:value="2200.887" calcext:value-type="float">
            <text:p>2200.88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35455" calcext:value-type="float">
            <text:p>0.035455</text:p>
          </table:table-cell>
          <table:table-cell office:value-type="float" office:value="-0.082757" calcext:value-type="float">
            <text:p>-0.082757</text:p>
          </table:table-cell>
          <table:table-cell office:value-type="float" office:value="9.801523" calcext:value-type="float">
            <text:p>9.801523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-0.000324" calcext:value-type="float">
            <text:p>-0.000324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57144" calcext:value-type="float">
            <text:p>-0.057144</text:p>
          </table:table-cell>
          <table:table-cell office:value-type="float" office:value="-0.060828" calcext:value-type="float">
            <text:p>-0.060828</text:p>
          </table:table-cell>
          <table:table-cell office:value-type="float" office:value="9.801581" calcext:value-type="float">
            <text:p>9.801581</text:p>
          </table:table-cell>
          <table:table-cell table:number-columns-repeated="4"/>
        </table:table-row>
        <table:table-row table:style-name="ro1">
          <table:table-cell office:value-type="float" office:value="2200.897" calcext:value-type="float">
            <text:p>2200.89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28198" calcext:value-type="float">
            <text:p>0.028198</text:p>
          </table:table-cell>
          <table:table-cell office:value-type="float" office:value="-0.08093" calcext:value-type="float">
            <text:p>-0.08093</text:p>
          </table:table-cell>
          <table:table-cell office:value-type="float" office:value="9.800221" calcext:value-type="float">
            <text:p>9.800221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0328" calcext:value-type="float">
            <text:p>-0.060328</text:p>
          </table:table-cell>
          <table:table-cell office:value-type="float" office:value="-0.054058" calcext:value-type="float">
            <text:p>-0.054058</text:p>
          </table:table-cell>
          <table:table-cell office:value-type="float" office:value="9.800261" calcext:value-type="float">
            <text:p>9.800261</text:p>
          </table:table-cell>
          <table:table-cell table:number-columns-repeated="4"/>
        </table:table-row>
        <table:table-row table:style-name="ro1">
          <table:table-cell office:value-type="float" office:value="2200.907" calcext:value-type="float">
            <text:p>2200.90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27906" calcext:value-type="float">
            <text:p>0.027906</text:p>
          </table:table-cell>
          <table:table-cell office:value-type="float" office:value="-0.080853" calcext:value-type="float">
            <text:p>-0.080853</text:p>
          </table:table-cell>
          <table:table-cell office:value-type="float" office:value="9.799556" calcext:value-type="float">
            <text:p>9.799556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63" calcext:value-type="float">
            <text:p>-0.00026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0451" calcext:value-type="float">
            <text:p>-0.060451</text:p>
          </table:table-cell>
          <table:table-cell office:value-type="float" office:value="-0.053785" calcext:value-type="float">
            <text:p>-0.053785</text:p>
          </table:table-cell>
          <table:table-cell office:value-type="float" office:value="9.799595" calcext:value-type="float">
            <text:p>9.799595</text:p>
          </table:table-cell>
          <table:table-cell table:number-columns-repeated="4"/>
        </table:table-row>
        <table:table-row table:style-name="ro1">
          <table:table-cell office:value-type="float" office:value="2200.917" calcext:value-type="float">
            <text:p>2200.91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27234" calcext:value-type="float">
            <text:p>0.027234</text:p>
          </table:table-cell>
          <table:table-cell office:value-type="float" office:value="-0.080698" calcext:value-type="float">
            <text:p>-0.080698</text:p>
          </table:table-cell>
          <table:table-cell office:value-type="float" office:value="9.799601" calcext:value-type="float">
            <text:p>9.79960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242" calcext:value-type="float">
            <text:p>-0.00024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0758" calcext:value-type="float">
            <text:p>-0.060758</text:p>
          </table:table-cell>
          <table:table-cell office:value-type="float" office:value="-0.053166" calcext:value-type="float">
            <text:p>-0.053166</text:p>
          </table:table-cell>
          <table:table-cell office:value-type="float" office:value="9.799639" calcext:value-type="float">
            <text:p>9.799639</text:p>
          </table:table-cell>
          <table:table-cell table:number-columns-repeated="4"/>
        </table:table-row>
        <table:table-row table:style-name="ro1">
          <table:table-cell office:value-type="float" office:value="2200.927" calcext:value-type="float">
            <text:p>2200.92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26766" calcext:value-type="float">
            <text:p>0.026766</text:p>
          </table:table-cell>
          <table:table-cell office:value-type="float" office:value="-0.08058" calcext:value-type="float">
            <text:p>-0.08058</text:p>
          </table:table-cell>
          <table:table-cell office:value-type="float" office:value="9.79967" calcext:value-type="float">
            <text:p>9.7996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26" calcext:value-type="float">
            <text:p>-0.000226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0963" calcext:value-type="float">
            <text:p>-0.060963</text:p>
          </table:table-cell>
          <table:table-cell office:value-type="float" office:value="-0.05273" calcext:value-type="float">
            <text:p>-0.05273</text:p>
          </table:table-cell>
          <table:table-cell office:value-type="float" office:value="9.799706" calcext:value-type="float">
            <text:p>9.799706</text:p>
          </table:table-cell>
          <table:table-cell table:number-columns-repeated="4"/>
        </table:table-row>
        <table:table-row table:style-name="ro1">
          <table:table-cell office:value-type="float" office:value="2200.937" calcext:value-type="float">
            <text:p>2200.937</text:p>
          </table:table-cell>
          <table:table-cell office:value-type="string" calcext:value-type="string">
            <text:p>imu</text:p>
          </table:table-cell>
          <table:table-cell office:value-type="float" office:value="-2.97" calcext:value-type="float">
            <text:p>-2.97</text:p>
          </table:table-cell>
          <table:table-cell office:value-type="float" office:value="0.9986" calcext:value-type="float">
            <text:p>0.99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-0.90379" calcext:value-type="float">
            <text:p>-0.90379</text:p>
          </table:table-cell>
          <table:table-cell office:value-type="float" office:value="0.026451" calcext:value-type="float">
            <text:p>0.026451</text:p>
          </table:table-cell>
          <table:table-cell office:value-type="float" office:value="-0.080482" calcext:value-type="float">
            <text:p>-0.080482</text:p>
          </table:table-cell>
          <table:table-cell office:value-type="float" office:value="9.799716" calcext:value-type="float">
            <text:p>9.799716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11" calcext:value-type="float">
            <text:p>-0.000211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61088" calcext:value-type="float">
            <text:p>-0.061088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9.799752" calcext:value-type="float">
            <text:p>9.799752</text:p>
          </table:table-cell>
          <table:table-cell table:number-columns-repeated="4"/>
        </table:table-row>
        <table:table-row table:style-name="ro1">
          <table:table-cell office:value-type="float" office:value="2200.934" calcext:value-type="float">
            <text:p>2200.934</text:p>
          </table:table-cell>
          <table:table-cell office:value-type="string" calcext:value-type="string">
            <text:p>odom</text:p>
          </table:table-cell>
          <table:table-cell office:value-type="float" office:value="-2.972765" calcext:value-type="float">
            <text:p>-2.972765</text:p>
          </table:table-cell>
          <table:table-cell office:value-type="float" office:value="1.00088" calcext:value-type="float">
            <text:p>1.00088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table:number-columns-repeated="13"/>
        </table:table-row>
        <table:table-row table:style-name="ro1">
          <table:table-cell office:value-type="float" office:value="2200.947" calcext:value-type="float">
            <text:p>2200.94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228" calcext:value-type="float">
            <text:p>0.026228</text:p>
          </table:table-cell>
          <table:table-cell office:value-type="float" office:value="-0.080415" calcext:value-type="float">
            <text:p>-0.080415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6025" calcext:value-type="float">
            <text:p>-0.036025</text:p>
          </table:table-cell>
          <table:table-cell office:value-type="float" office:value="-0.071895" calcext:value-type="float">
            <text:p>-0.071895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200.957" calcext:value-type="float">
            <text:p>2200.95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109" calcext:value-type="float">
            <text:p>0.026109</text:p>
          </table:table-cell>
          <table:table-cell office:value-type="float" office:value="-0.080354" calcext:value-type="float">
            <text:p>-0.080354</text:p>
          </table:table-cell>
          <table:table-cell office:value-type="float" office:value="9.799725" calcext:value-type="float">
            <text:p>9.7997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6102" calcext:value-type="float">
            <text:p>-0.036102</text:p>
          </table:table-cell>
          <table:table-cell office:value-type="float" office:value="-0.071785" calcext:value-type="float">
            <text:p>-0.071785</text:p>
          </table:table-cell>
          <table:table-cell office:value-type="float" office:value="9.79976" calcext:value-type="float">
            <text:p>9.79976</text:p>
          </table:table-cell>
          <table:table-cell table:number-columns-repeated="4"/>
        </table:table-row>
        <table:table-row table:style-name="ro1">
          <table:table-cell office:value-type="float" office:value="2200.967" calcext:value-type="float">
            <text:p>2200.96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076" calcext:value-type="float">
            <text:p>0.026076</text:p>
          </table:table-cell>
          <table:table-cell office:value-type="float" office:value="-0.080293" calcext:value-type="float">
            <text:p>-0.080293</text:p>
          </table:table-cell>
          <table:table-cell office:value-type="float" office:value="9.799703" calcext:value-type="float">
            <text:p>9.79970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78" calcext:value-type="float">
            <text:p>-0.00017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6103" calcext:value-type="float">
            <text:p>-0.036103</text:p>
          </table:table-cell>
          <table:table-cell office:value-type="float" office:value="-0.071716" calcext:value-type="float">
            <text:p>-0.071716</text:p>
          </table:table-cell>
          <table:table-cell office:value-type="float" office:value="9.799738" calcext:value-type="float">
            <text:p>9.799738</text:p>
          </table:table-cell>
          <table:table-cell table:number-columns-repeated="4"/>
        </table:table-row>
        <table:table-row table:style-name="ro1">
          <table:table-cell office:value-type="float" office:value="2200.977" calcext:value-type="float">
            <text:p>2200.97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284" calcext:value-type="float">
            <text:p>0.026284</text:p>
          </table:table-cell>
          <table:table-cell office:value-type="float" office:value="-0.080199" calcext:value-type="float">
            <text:p>-0.080199</text:p>
          </table:table-cell>
          <table:table-cell office:value-type="float" office:value="9.799652" calcext:value-type="float">
            <text:p>9.799652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64" calcext:value-type="float">
            <text:p>-0.000164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5875" calcext:value-type="float">
            <text:p>-0.035875</text:p>
          </table:table-cell>
          <table:table-cell office:value-type="float" office:value="-0.07173" calcext:value-type="float">
            <text:p>-0.07173</text:p>
          </table:table-cell>
          <table:table-cell office:value-type="float" office:value="9.799688" calcext:value-type="float">
            <text:p>9.799688</text:p>
          </table:table-cell>
          <table:table-cell table:number-columns-repeated="4"/>
        </table:table-row>
        <table:table-row table:style-name="ro1">
          <table:table-cell office:value-type="float" office:value="2200.987" calcext:value-type="float">
            <text:p>2200.98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105" calcext:value-type="float">
            <text:p>0.026105</text:p>
          </table:table-cell>
          <table:table-cell office:value-type="float" office:value="-0.080081" calcext:value-type="float">
            <text:p>-0.080081</text:p>
          </table:table-cell>
          <table:table-cell office:value-type="float" office:value="9.799594" calcext:value-type="float">
            <text:p>9.799594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47" calcext:value-type="float">
            <text:p>-0.00014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5978" calcext:value-type="float">
            <text:p>-0.035978</text:p>
          </table:table-cell>
          <table:table-cell office:value-type="float" office:value="-0.071542" calcext:value-type="float">
            <text:p>-0.071542</text:p>
          </table:table-cell>
          <table:table-cell office:value-type="float" office:value="9.799628" calcext:value-type="float">
            <text:p>9.799628</text:p>
          </table:table-cell>
          <table:table-cell table:number-columns-repeated="4"/>
        </table:table-row>
        <table:table-row table:style-name="ro1">
          <table:table-cell office:value-type="float" office:value="2200.997" calcext:value-type="float">
            <text:p>2200.99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-0.080029" calcext:value-type="float">
            <text:p>-0.080029</text:p>
          </table:table-cell>
          <table:table-cell office:value-type="float" office:value="9.799448" calcext:value-type="float">
            <text:p>9.799448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-0.000135" calcext:value-type="float">
            <text:p>-0.00013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5622" calcext:value-type="float">
            <text:p>-0.035622</text:p>
          </table:table-cell>
          <table:table-cell office:value-type="float" office:value="-0.071671" calcext:value-type="float">
            <text:p>-0.071671</text:p>
          </table:table-cell>
          <table:table-cell office:value-type="float" office:value="9.799484" calcext:value-type="float">
            <text:p>9.799484</text:p>
          </table:table-cell>
          <table:table-cell table:number-columns-repeated="4"/>
        </table:table-row>
        <table:table-row table:style-name="ro1">
          <table:table-cell office:value-type="float" office:value="2201.007" calcext:value-type="float">
            <text:p>2201.00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845" calcext:value-type="float">
            <text:p>0.026845</text:p>
          </table:table-cell>
          <table:table-cell office:value-type="float" office:value="-0.079578" calcext:value-type="float">
            <text:p>-0.079578</text:p>
          </table:table-cell>
          <table:table-cell office:value-type="float" office:value="9.799324" calcext:value-type="float">
            <text:p>9.799324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02" calcext:value-type="float">
            <text:p>-0.00010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5088" calcext:value-type="float">
            <text:p>-0.035088</text:p>
          </table:table-cell>
          <table:table-cell office:value-type="float" office:value="-0.071441" calcext:value-type="float">
            <text:p>-0.071441</text:p>
          </table:table-cell>
          <table:table-cell office:value-type="float" office:value="9.799361" calcext:value-type="float">
            <text:p>9.799361</text:p>
          </table:table-cell>
          <table:table-cell table:number-columns-repeated="4"/>
        </table:table-row>
        <table:table-row table:style-name="ro1">
          <table:table-cell office:value-type="float" office:value="2201.017" calcext:value-type="float">
            <text:p>2201.01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8061" calcext:value-type="float">
            <text:p>0.028061</text:p>
          </table:table-cell>
          <table:table-cell office:value-type="float" office:value="-0.079259" calcext:value-type="float">
            <text:p>-0.079259</text:p>
          </table:table-cell>
          <table:table-cell office:value-type="float" office:value="9.799143" calcext:value-type="float">
            <text:p>9.79914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3863" calcext:value-type="float">
            <text:p>-0.033863</text:p>
          </table:table-cell>
          <table:table-cell office:value-type="float" office:value="-0.071725" calcext:value-type="float">
            <text:p>-0.071725</text:p>
          </table:table-cell>
          <table:table-cell office:value-type="float" office:value="9.799183" calcext:value-type="float">
            <text:p>9.799183</text:p>
          </table:table-cell>
          <table:table-cell table:number-columns-repeated="4"/>
        </table:table-row>
        <table:table-row table:style-name="ro1">
          <table:table-cell office:value-type="float" office:value="2201.027" calcext:value-type="float">
            <text:p>2201.02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-0.079196" calcext:value-type="float">
            <text:p>-0.079196</text:p>
          </table:table-cell>
          <table:table-cell office:value-type="float" office:value="9.799584" calcext:value-type="float">
            <text:p>9.799584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-0.000051" calcext:value-type="float">
            <text:p>-5.1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35389" calcext:value-type="float">
            <text:p>-0.035389</text:p>
          </table:table-cell>
          <table:table-cell office:value-type="float" office:value="-0.070852" calcext:value-type="float">
            <text:p>-0.070852</text:p>
          </table:table-cell>
          <table:table-cell office:value-type="float" office:value="9.799619" calcext:value-type="float">
            <text:p>9.799619</text:p>
          </table:table-cell>
          <table:table-cell table:number-columns-repeated="4"/>
        </table:table-row>
        <table:table-row table:style-name="ro1">
          <table:table-cell office:value-type="float" office:value="2201.037" calcext:value-type="float">
            <text:p>2201.03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33259" calcext:value-type="float">
            <text:p>0.033259</text:p>
          </table:table-cell>
          <table:table-cell office:value-type="float" office:value="-0.079611" calcext:value-type="float">
            <text:p>-0.079611</text:p>
          </table:table-cell>
          <table:table-cell office:value-type="float" office:value="9.800169" calcext:value-type="float">
            <text:p>9.800169</text:p>
          </table:table-cell>
          <table:table-cell office:value-type="float" office:value="0.007505" calcext:value-type="float">
            <text:p>0.007505</text:p>
          </table:table-cell>
          <table:table-cell office:value-type="float" office:value="-0.000057" calcext:value-type="float">
            <text:p>-5.7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29429" calcext:value-type="float">
            <text:p>-0.029429</text:p>
          </table:table-cell>
          <table:table-cell office:value-type="float" office:value="-0.074455" calcext:value-type="float">
            <text:p>-0.074455</text:p>
          </table:table-cell>
          <table:table-cell office:value-type="float" office:value="9.800222" calcext:value-type="float">
            <text:p>9.800222</text:p>
          </table:table-cell>
          <table:table-cell table:number-columns-repeated="4"/>
        </table:table-row>
        <table:table-row table:style-name="ro1">
          <table:table-cell office:value-type="float" office:value="2201.047" calcext:value-type="float">
            <text:p>2201.04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36906" calcext:value-type="float">
            <text:p>0.036906</text:p>
          </table:table-cell>
          <table:table-cell office:value-type="float" office:value="-0.079068" calcext:value-type="float">
            <text:p>-0.079068</text:p>
          </table:table-cell>
          <table:table-cell office:value-type="float" office:value="9.799885" calcext:value-type="float">
            <text:p>9.799885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055" calcext:value-type="float">
            <text:p>-5.5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25947" calcext:value-type="float">
            <text:p>-0.025947</text:p>
          </table:table-cell>
          <table:table-cell office:value-type="float" office:value="-0.075672" calcext:value-type="float">
            <text:p>-0.075672</text:p>
          </table:table-cell>
          <table:table-cell office:value-type="float" office:value="9.799947" calcext:value-type="float">
            <text:p>9.799947</text:p>
          </table:table-cell>
          <table:table-cell table:number-columns-repeated="4"/>
        </table:table-row>
        <table:table-row table:style-name="ro1">
          <table:table-cell office:value-type="float" office:value="2201.057" calcext:value-type="float">
            <text:p>2201.05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45273" calcext:value-type="float">
            <text:p>0.045273</text:p>
          </table:table-cell>
          <table:table-cell office:value-type="float" office:value="-0.078203" calcext:value-type="float">
            <text:p>-0.078203</text:p>
          </table:table-cell>
          <table:table-cell office:value-type="float" office:value="9.799585" calcext:value-type="float">
            <text:p>9.799585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18139" calcext:value-type="float">
            <text:p>-0.018139</text:p>
          </table:table-cell>
          <table:table-cell office:value-type="float" office:value="-0.0788" calcext:value-type="float">
            <text:p>-0.0788</text:p>
          </table:table-cell>
          <table:table-cell office:value-type="float" office:value="9.799668" calcext:value-type="float">
            <text:p>9.799668</text:p>
          </table:table-cell>
          <table:table-cell table:number-columns-repeated="4"/>
        </table:table-row>
        <table:table-row table:style-name="ro1">
          <table:table-cell office:value-type="float" office:value="2201.067" calcext:value-type="float">
            <text:p>2201.06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58053" calcext:value-type="float">
            <text:p>0.058053</text:p>
          </table:table-cell>
          <table:table-cell office:value-type="float" office:value="-0.081425" calcext:value-type="float">
            <text:p>-0.081425</text:p>
          </table:table-cell>
          <table:table-cell office:value-type="float" office:value="9.800225" calcext:value-type="float">
            <text:p>9.800225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-0.000055" calcext:value-type="float">
            <text:p>-5.5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8329" calcext:value-type="float">
            <text:p>-0.008329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9.80034" calcext:value-type="float">
            <text:p>9.80034</text:p>
          </table:table-cell>
          <table:table-cell table:number-columns-repeated="4"/>
        </table:table-row>
        <table:table-row table:style-name="ro1">
          <table:table-cell office:value-type="float" office:value="2201.077" calcext:value-type="float">
            <text:p>2201.077</text:p>
          </table:table-cell>
          <table:table-cell office:value-type="string" calcext:value-type="string">
            <text:p>imu</text:p>
          </table:table-cell>
          <table:table-cell office:value-type="float" office:value="-2.9728" calcext:value-type="float">
            <text:p>-2.9728</text:p>
          </table:table-cell>
          <table:table-cell office:value-type="float" office:value="1.0009" calcext:value-type="float">
            <text:p>1.00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239687" calcext:value-type="float">
            <text:p>0.239687</text:p>
          </table:table-cell>
          <table:table-cell office:value-type="float" office:value="-0.970849" calcext:value-type="float">
            <text:p>-0.970849</text:p>
          </table:table-cell>
          <table:table-cell office:value-type="float" office:value="0.031773" calcext:value-type="float">
            <text:p>0.031773</text:p>
          </table:table-cell>
          <table:table-cell office:value-type="float" office:value="-0.056668" calcext:value-type="float">
            <text:p>-0.056668</text:p>
          </table:table-cell>
          <table:table-cell office:value-type="float" office:value="9.805405" calcext:value-type="float">
            <text:p>9.805405</text:p>
          </table:table-cell>
          <table:table-cell office:value-type="float" office:value="0.006814" calcext:value-type="float">
            <text:p>0.006814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20078" calcext:value-type="float">
            <text:p>-0.020078</text:p>
          </table:table-cell>
          <table:table-cell office:value-type="float" office:value="-0.053451" calcext:value-type="float">
            <text:p>-0.053451</text:p>
          </table:table-cell>
          <table:table-cell office:value-type="float" office:value="9.805454" calcext:value-type="float">
            <text:p>9.805454</text:p>
          </table:table-cell>
          <table:table-cell table:number-columns-repeated="4"/>
        </table:table-row>
        <table:table-row table:style-name="ro1">
          <table:table-cell office:value-type="float" office:value="2201.065" calcext:value-type="float">
            <text:p>2201.065</text:p>
          </table:table-cell>
          <table:table-cell office:value-type="string" calcext:value-type="string">
            <text:p>odom</text:p>
          </table:table-cell>
          <table:table-cell office:value-type="float" office:value="-2.976123" calcext:value-type="float">
            <text:p>-2.976123</text:p>
          </table:table-cell>
          <table:table-cell office:value-type="float" office:value="1.001908" calcext:value-type="float">
            <text:p>1.001908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table:number-columns-repeated="13"/>
        </table:table-row>
        <table:table-row table:style-name="ro1">
          <table:table-cell office:value-type="float" office:value="2201.087" calcext:value-type="float">
            <text:p>2201.08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-0.059838" calcext:value-type="float">
            <text:p>-0.059838</text:p>
          </table:table-cell>
          <table:table-cell office:value-type="float" office:value="-0.095697" calcext:value-type="float">
            <text:p>-0.095697</text:p>
          </table:table-cell>
          <table:table-cell office:value-type="float" office:value="9.798329" calcext:value-type="float">
            <text:p>9.798329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92357" calcext:value-type="float">
            <text:p>-0.092357</text:p>
          </table:table-cell>
          <table:table-cell office:value-type="float" office:value="-0.08806" calcext:value-type="float">
            <text:p>-0.08806</text:p>
          </table:table-cell>
          <table:table-cell office:value-type="float" office:value="9.798148" calcext:value-type="float">
            <text:p>9.798148</text:p>
          </table:table-cell>
          <table:table-cell table:number-columns-repeated="4"/>
        </table:table-row>
        <table:table-row table:style-name="ro1">
          <table:table-cell office:value-type="float" office:value="2201.097" calcext:value-type="float">
            <text:p>2201.09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-0.08617" calcext:value-type="float">
            <text:p>-0.08617</text:p>
          </table:table-cell>
          <table:table-cell office:value-type="float" office:value="-0.076406" calcext:value-type="float">
            <text:p>-0.076406</text:p>
          </table:table-cell>
          <table:table-cell office:value-type="float" office:value="9.788981" calcext:value-type="float">
            <text:p>9.788981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116904" calcext:value-type="float">
            <text:p>-0.116904</text:p>
          </table:table-cell>
          <table:table-cell office:value-type="float" office:value="-0.066573" calcext:value-type="float">
            <text:p>-0.066573</text:p>
          </table:table-cell>
          <table:table-cell office:value-type="float" office:value="9.788734" calcext:value-type="float">
            <text:p>9.788734</text:p>
          </table:table-cell>
          <table:table-cell table:number-columns-repeated="4"/>
        </table:table-row>
        <table:table-row table:style-name="ro1">
          <table:table-cell office:value-type="float" office:value="2201.107" calcext:value-type="float">
            <text:p>2201.10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79448" calcext:value-type="float">
            <text:p>0.079448</text:p>
          </table:table-cell>
          <table:table-cell office:value-type="float" office:value="-0.09411" calcext:value-type="float">
            <text:p>-0.09411</text:p>
          </table:table-cell>
          <table:table-cell office:value-type="float" office:value="9.813454" calcext:value-type="float">
            <text:p>9.813454</text:p>
          </table:table-cell>
          <table:table-cell office:value-type="float" office:value="0.008154" calcext:value-type="float">
            <text:p>0.008154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46508" calcext:value-type="float">
            <text:p>0.046508</text:p>
          </table:table-cell>
          <table:table-cell office:value-type="float" office:value="-0.098485" calcext:value-type="float">
            <text:p>-0.098485</text:p>
          </table:table-cell>
          <table:table-cell office:value-type="float" office:value="9.813622" calcext:value-type="float">
            <text:p>9.813622</text:p>
          </table:table-cell>
          <table:table-cell table:number-columns-repeated="4"/>
        </table:table-row>
        <table:table-row table:style-name="ro1">
          <table:table-cell office:value-type="float" office:value="2201.117" calcext:value-type="float">
            <text:p>2201.11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33235" calcext:value-type="float">
            <text:p>0.033235</text:p>
          </table:table-cell>
          <table:table-cell office:value-type="float" office:value="-0.075112" calcext:value-type="float">
            <text:p>-0.075112</text:p>
          </table:table-cell>
          <table:table-cell office:value-type="float" office:value="9.798047" calcext:value-type="float">
            <text:p>9.798047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-0.000326" calcext:value-type="float">
            <text:p>-0.000326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02145" calcext:value-type="float">
            <text:p>0.002145</text:p>
          </table:table-cell>
          <table:table-cell office:value-type="float" office:value="-0.075577" calcext:value-type="float">
            <text:p>-0.075577</text:p>
          </table:table-cell>
          <table:table-cell office:value-type="float" office:value="9.798099" calcext:value-type="float">
            <text:p>9.798099</text:p>
          </table:table-cell>
          <table:table-cell table:number-columns-repeated="4"/>
        </table:table-row>
        <table:table-row table:style-name="ro1">
          <table:table-cell office:value-type="float" office:value="2201.127" calcext:value-type="float">
            <text:p>2201.12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33464" calcext:value-type="float">
            <text:p>0.033464</text:p>
          </table:table-cell>
          <table:table-cell office:value-type="float" office:value="-0.08342" calcext:value-type="float">
            <text:p>-0.08342</text:p>
          </table:table-cell>
          <table:table-cell office:value-type="float" office:value="9.801283" calcext:value-type="float">
            <text:p>9.801283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-0.000318" calcext:value-type="float">
            <text:p>-0.00031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-0.083873" calcext:value-type="float">
            <text:p>-0.083873</text:p>
          </table:table-cell>
          <table:table-cell office:value-type="float" office:value="9.801336" calcext:value-type="float">
            <text:p>9.801336</text:p>
          </table:table-cell>
          <table:table-cell table:number-columns-repeated="4"/>
        </table:table-row>
        <table:table-row table:style-name="ro1">
          <table:table-cell office:value-type="float" office:value="2201.137" calcext:value-type="float">
            <text:p>2201.13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8108" calcext:value-type="float">
            <text:p>0.028108</text:p>
          </table:table-cell>
          <table:table-cell office:value-type="float" office:value="-0.080882" calcext:value-type="float">
            <text:p>-0.080882</text:p>
          </table:table-cell>
          <table:table-cell office:value-type="float" office:value="9.800604" calcext:value-type="float">
            <text:p>9.800604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3468" calcext:value-type="float">
            <text:p>-0.003468</text:p>
          </table:table-cell>
          <table:table-cell office:value-type="float" office:value="-0.080883" calcext:value-type="float">
            <text:p>-0.080883</text:p>
          </table:table-cell>
          <table:table-cell office:value-type="float" office:value="9.800644" calcext:value-type="float">
            <text:p>9.800644</text:p>
          </table:table-cell>
          <table:table-cell table:number-columns-repeated="4"/>
        </table:table-row>
        <table:table-row table:style-name="ro1">
          <table:table-cell office:value-type="float" office:value="2201.147" calcext:value-type="float">
            <text:p>2201.14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8001" calcext:value-type="float">
            <text:p>0.028001</text:p>
          </table:table-cell>
          <table:table-cell office:value-type="float" office:value="-0.08085" calcext:value-type="float">
            <text:p>-0.08085</text:p>
          </table:table-cell>
          <table:table-cell office:value-type="float" office:value="9.79957" calcext:value-type="float">
            <text:p>9.79957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67" calcext:value-type="float">
            <text:p>-0.00026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3569" calcext:value-type="float">
            <text:p>-0.003569</text:p>
          </table:table-cell>
          <table:table-cell office:value-type="float" office:value="-0.080842" calcext:value-type="float">
            <text:p>-0.080842</text:p>
          </table:table-cell>
          <table:table-cell office:value-type="float" office:value="9.799609" calcext:value-type="float">
            <text:p>9.799609</text:p>
          </table:table-cell>
          <table:table-cell table:number-columns-repeated="4"/>
        </table:table-row>
        <table:table-row table:style-name="ro1">
          <table:table-cell office:value-type="float" office:value="2201.157" calcext:value-type="float">
            <text:p>2201.15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7269" calcext:value-type="float">
            <text:p>0.027269</text:p>
          </table:table-cell>
          <table:table-cell office:value-type="float" office:value="-0.080593" calcext:value-type="float">
            <text:p>-0.080593</text:p>
          </table:table-cell>
          <table:table-cell office:value-type="float" office:value="9.799598" calcext:value-type="float">
            <text:p>9.799598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247" calcext:value-type="float">
            <text:p>-0.00024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4276" calcext:value-type="float">
            <text:p>-0.004276</text:p>
          </table:table-cell>
          <table:table-cell office:value-type="float" office:value="-0.080523" calcext:value-type="float">
            <text:p>-0.080523</text:p>
          </table:table-cell>
          <table:table-cell office:value-type="float" office:value="9.799636" calcext:value-type="float">
            <text:p>9.799636</text:p>
          </table:table-cell>
          <table:table-cell table:number-columns-repeated="4"/>
        </table:table-row>
        <table:table-row table:style-name="ro1">
          <table:table-cell office:value-type="float" office:value="2201.167" calcext:value-type="float">
            <text:p>2201.16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6778" calcext:value-type="float">
            <text:p>0.026778</text:p>
          </table:table-cell>
          <table:table-cell office:value-type="float" office:value="-0.080564" calcext:value-type="float">
            <text:p>-0.080564</text:p>
          </table:table-cell>
          <table:table-cell office:value-type="float" office:value="9.799665" calcext:value-type="float">
            <text:p>9.799665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4762" calcext:value-type="float">
            <text:p>-0.004762</text:p>
          </table:table-cell>
          <table:table-cell office:value-type="float" office:value="-0.080451" calcext:value-type="float">
            <text:p>-0.080451</text:p>
          </table:table-cell>
          <table:table-cell office:value-type="float" office:value="9.799701" calcext:value-type="float">
            <text:p>9.799701</text:p>
          </table:table-cell>
          <table:table-cell table:number-columns-repeated="4"/>
        </table:table-row>
        <table:table-row table:style-name="ro1">
          <table:table-cell office:value-type="float" office:value="2201.177" calcext:value-type="float">
            <text:p>2201.17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6451" calcext:value-type="float">
            <text:p>0.026451</text:p>
          </table:table-cell>
          <table:table-cell office:value-type="float" office:value="-0.080488" calcext:value-type="float">
            <text:p>-0.080488</text:p>
          </table:table-cell>
          <table:table-cell office:value-type="float" office:value="9.799713" calcext:value-type="float">
            <text:p>9.799713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15" calcext:value-type="float">
            <text:p>-0.00021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5082" calcext:value-type="float">
            <text:p>-0.005082</text:p>
          </table:table-cell>
          <table:table-cell office:value-type="float" office:value="-0.080347" calcext:value-type="float">
            <text:p>-0.080347</text:p>
          </table:table-cell>
          <table:table-cell office:value-type="float" office:value="9.799749" calcext:value-type="float">
            <text:p>9.799749</text:p>
          </table:table-cell>
          <table:table-cell table:number-columns-repeated="4"/>
        </table:table-row>
        <table:table-row table:style-name="ro1">
          <table:table-cell office:value-type="float" office:value="2201.187" calcext:value-type="float">
            <text:p>2201.18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-0.080423" calcext:value-type="float">
            <text:p>-0.080423</text:p>
          </table:table-cell>
          <table:table-cell office:value-type="float" office:value="9.799727" calcext:value-type="float">
            <text:p>9.79972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04" calcext:value-type="float">
            <text:p>-0.000204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5307" calcext:value-type="float">
            <text:p>-0.005307</text:p>
          </table:table-cell>
          <table:table-cell office:value-type="float" office:value="-0.080263" calcext:value-type="float">
            <text:p>-0.080263</text:p>
          </table:table-cell>
          <table:table-cell office:value-type="float" office:value="9.799762" calcext:value-type="float">
            <text:p>9.799762</text:p>
          </table:table-cell>
          <table:table-cell table:number-columns-repeated="4"/>
        </table:table-row>
        <table:table-row table:style-name="ro1">
          <table:table-cell office:value-type="float" office:value="2201.197" calcext:value-type="float">
            <text:p>2201.19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6094" calcext:value-type="float">
            <text:p>0.026094</text:p>
          </table:table-cell>
          <table:table-cell office:value-type="float" office:value="-0.080361" calcext:value-type="float">
            <text:p>-0.080361</text:p>
          </table:table-cell>
          <table:table-cell office:value-type="float" office:value="9.799726" calcext:value-type="float">
            <text:p>9.79972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5427" calcext:value-type="float">
            <text:p>-0.005427</text:p>
          </table:table-cell>
          <table:table-cell office:value-type="float" office:value="-0.08019" calcext:value-type="float">
            <text:p>-0.08019</text:p>
          </table:table-cell>
          <table:table-cell office:value-type="float" office:value="9.799761" calcext:value-type="float">
            <text:p>9.799761</text:p>
          </table:table-cell>
          <table:table-cell table:number-columns-repeated="4"/>
        </table:table-row>
        <table:table-row table:style-name="ro1">
          <table:table-cell office:value-type="float" office:value="2201.207" calcext:value-type="float">
            <text:p>2201.207</text:p>
          </table:table-cell>
          <table:table-cell office:value-type="string" calcext:value-type="string">
            <text:p>imu</text:p>
          </table:table-cell>
          <table:table-cell office:value-type="float" office:value="-2.9761" calcext:value-type="float">
            <text:p>-2.9761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-0.999068" calcext:value-type="float">
            <text:p>-0.999068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-0.080265" calcext:value-type="float">
            <text:p>-0.080265</text:p>
          </table:table-cell>
          <table:table-cell office:value-type="float" office:value="9.799737" calcext:value-type="float">
            <text:p>9.799737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7" calcext:value-type="float">
            <text:p>-0.000187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-0.006176" calcext:value-type="float">
            <text:p>-0.006176</text:p>
          </table:table-cell>
          <table:table-cell office:value-type="float" office:value="-0.080029" calcext:value-type="float">
            <text:p>-0.080029</text:p>
          </table:table-cell>
          <table:table-cell office:value-type="float" office:value="9.79977" calcext:value-type="float">
            <text:p>9.79977</text:p>
          </table:table-cell>
          <table:table-cell table:number-columns-repeated="4"/>
        </table:table-row>
        <table:table-row table:style-name="ro1">
          <table:table-cell office:value-type="float" office:value="2201.198" calcext:value-type="float">
            <text:p>2201.198</text:p>
          </table:table-cell>
          <table:table-cell office:value-type="string" calcext:value-type="string">
            <text:p>odom</text:p>
          </table:table-cell>
          <table:table-cell office:value-type="float" office:value="-2.979648" calcext:value-type="float">
            <text:p>-2.979648</text:p>
          </table:table-cell>
          <table:table-cell office:value-type="float" office:value="1.00155" calcext:value-type="float">
            <text:p>1.0015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table:number-columns-repeated="13"/>
        </table:table-row>
        <table:table-row table:style-name="ro1">
          <table:table-cell office:value-type="float" office:value="2201.217" calcext:value-type="float">
            <text:p>2201.21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26347" calcext:value-type="float">
            <text:p>0.026347</text:p>
          </table:table-cell>
          <table:table-cell office:value-type="float" office:value="-0.080277" calcext:value-type="float">
            <text:p>-0.080277</text:p>
          </table:table-cell>
          <table:table-cell office:value-type="float" office:value="9.799637" calcext:value-type="float">
            <text:p>9.79963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68" calcext:value-type="float">
            <text:p>-0.00016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-0.075896" calcext:value-type="float">
            <text:p>-0.075896</text:p>
          </table:table-cell>
          <table:table-cell office:value-type="float" office:value="9.799672" calcext:value-type="float">
            <text:p>9.799672</text:p>
          </table:table-cell>
          <table:table-cell table:number-columns-repeated="4"/>
        </table:table-row>
        <table:table-row table:style-name="ro1">
          <table:table-cell office:value-type="float" office:value="2201.227" calcext:value-type="float">
            <text:p>2201.22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26407" calcext:value-type="float">
            <text:p>0.026407</text:p>
          </table:table-cell>
          <table:table-cell office:value-type="float" office:value="-0.080187" calcext:value-type="float">
            <text:p>-0.080187</text:p>
          </table:table-cell>
          <table:table-cell office:value-type="float" office:value="9.799585" calcext:value-type="float">
            <text:p>9.79958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52" calcext:value-type="float">
            <text:p>-0.000152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26205" calcext:value-type="float">
            <text:p>0.026205</text:p>
          </table:table-cell>
          <table:table-cell office:value-type="float" office:value="-0.075792" calcext:value-type="float">
            <text:p>-0.075792</text:p>
          </table:table-cell>
          <table:table-cell office:value-type="float" office:value="9.799621" calcext:value-type="float">
            <text:p>9.799621</text:p>
          </table:table-cell>
          <table:table-cell table:number-columns-repeated="4"/>
        </table:table-row>
        <table:table-row table:style-name="ro1">
          <table:table-cell office:value-type="float" office:value="2201.237" calcext:value-type="float">
            <text:p>2201.23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-0.080043" calcext:value-type="float">
            <text:p>-0.080043</text:p>
          </table:table-cell>
          <table:table-cell office:value-type="float" office:value="9.799469" calcext:value-type="float">
            <text:p>9.799469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-0.000138" calcext:value-type="float">
            <text:p>-0.00013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26141" calcext:value-type="float">
            <text:p>0.026141</text:p>
          </table:table-cell>
          <table:table-cell office:value-type="float" office:value="-0.075661" calcext:value-type="float">
            <text:p>-0.075661</text:p>
          </table:table-cell>
          <table:table-cell office:value-type="float" office:value="9.799505" calcext:value-type="float">
            <text:p>9.799505</text:p>
          </table:table-cell>
          <table:table-cell table:number-columns-repeated="4"/>
        </table:table-row>
        <table:table-row table:style-name="ro1">
          <table:table-cell office:value-type="float" office:value="2201.247" calcext:value-type="float">
            <text:p>2201.24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26933" calcext:value-type="float">
            <text:p>0.026933</text:p>
          </table:table-cell>
          <table:table-cell office:value-type="float" office:value="-0.079788" calcext:value-type="float">
            <text:p>-0.079788</text:p>
          </table:table-cell>
          <table:table-cell office:value-type="float" office:value="9.799336" calcext:value-type="float">
            <text:p>9.799336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26584" calcext:value-type="float">
            <text:p>0.026584</text:p>
          </table:table-cell>
          <table:table-cell office:value-type="float" office:value="-0.075251" calcext:value-type="float">
            <text:p>-0.075251</text:p>
          </table:table-cell>
          <table:table-cell office:value-type="float" office:value="9.799373" calcext:value-type="float">
            <text:p>9.799373</text:p>
          </table:table-cell>
          <table:table-cell table:number-columns-repeated="4"/>
        </table:table-row>
        <table:table-row table:style-name="ro1">
          <table:table-cell office:value-type="float" office:value="2201.257" calcext:value-type="float">
            <text:p>2201.25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27852" calcext:value-type="float">
            <text:p>0.027852</text:p>
          </table:table-cell>
          <table:table-cell office:value-type="float" office:value="-0.07917" calcext:value-type="float">
            <text:p>-0.07917</text:p>
          </table:table-cell>
          <table:table-cell office:value-type="float" office:value="9.799155" calcext:value-type="float">
            <text:p>9.799155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071" calcext:value-type="float">
            <text:p>-7.1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-0.074381" calcext:value-type="float">
            <text:p>-0.074381</text:p>
          </table:table-cell>
          <table:table-cell office:value-type="float" office:value="9.799194" calcext:value-type="float">
            <text:p>9.799194</text:p>
          </table:table-cell>
          <table:table-cell table:number-columns-repeated="4"/>
        </table:table-row>
        <table:table-row table:style-name="ro1">
          <table:table-cell office:value-type="float" office:value="2201.267" calcext:value-type="float">
            <text:p>2201.26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26106" calcext:value-type="float">
            <text:p>0.026106</text:p>
          </table:table-cell>
          <table:table-cell office:value-type="float" office:value="-0.079085" calcext:value-type="float">
            <text:p>-0.079085</text:p>
          </table:table-cell>
          <table:table-cell office:value-type="float" office:value="9.799481" calcext:value-type="float">
            <text:p>9.799481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-0.000052" calcext:value-type="float">
            <text:p>-5.2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25582" calcext:value-type="float">
            <text:p>0.025582</text:p>
          </table:table-cell>
          <table:table-cell office:value-type="float" office:value="-0.074835" calcext:value-type="float">
            <text:p>-0.074835</text:p>
          </table:table-cell>
          <table:table-cell office:value-type="float" office:value="9.799516" calcext:value-type="float">
            <text:p>9.799516</text:p>
          </table:table-cell>
          <table:table-cell table:number-columns-repeated="4"/>
        </table:table-row>
        <table:table-row table:style-name="ro1">
          <table:table-cell office:value-type="float" office:value="2201.277" calcext:value-type="float">
            <text:p>2201.27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32395" calcext:value-type="float">
            <text:p>0.032395</text:p>
          </table:table-cell>
          <table:table-cell office:value-type="float" office:value="-0.079588" calcext:value-type="float">
            <text:p>-0.079588</text:p>
          </table:table-cell>
          <table:table-cell office:value-type="float" office:value="9.800144" calcext:value-type="float">
            <text:p>9.800144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31721" calcext:value-type="float">
            <text:p>0.031721</text:p>
          </table:table-cell>
          <table:table-cell office:value-type="float" office:value="-0.073389" calcext:value-type="float">
            <text:p>-0.073389</text:p>
          </table:table-cell>
          <table:table-cell office:value-type="float" office:value="9.800195" calcext:value-type="float">
            <text:p>9.800195</text:p>
          </table:table-cell>
          <table:table-cell table:number-columns-repeated="4"/>
        </table:table-row>
        <table:table-row table:style-name="ro1">
          <table:table-cell office:value-type="float" office:value="2201.287" calcext:value-type="float">
            <text:p>2201.28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36859" calcext:value-type="float">
            <text:p>0.036859</text:p>
          </table:table-cell>
          <table:table-cell office:value-type="float" office:value="-0.079199" calcext:value-type="float">
            <text:p>-0.079199</text:p>
          </table:table-cell>
          <table:table-cell office:value-type="float" office:value="9.799957" calcext:value-type="float">
            <text:p>9.799957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058" calcext:value-type="float">
            <text:p>-5.8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35852" calcext:value-type="float">
            <text:p>0.035852</text:p>
          </table:table-cell>
          <table:table-cell office:value-type="float" office:value="-0.071653" calcext:value-type="float">
            <text:p>-0.071653</text:p>
          </table:table-cell>
          <table:table-cell office:value-type="float" office:value="9.800019" calcext:value-type="float">
            <text:p>9.800019</text:p>
          </table:table-cell>
          <table:table-cell table:number-columns-repeated="4"/>
        </table:table-row>
        <table:table-row table:style-name="ro1">
          <table:table-cell office:value-type="float" office:value="2201.297" calcext:value-type="float">
            <text:p>2201.29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44285" calcext:value-type="float">
            <text:p>0.044285</text:p>
          </table:table-cell>
          <table:table-cell office:value-type="float" office:value="-0.078238" calcext:value-type="float">
            <text:p>-0.078238</text:p>
          </table:table-cell>
          <table:table-cell office:value-type="float" office:value="9.799605" calcext:value-type="float">
            <text:p>9.799605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045" calcext:value-type="float">
            <text:p>-4.5E-05</text:p>
          </table:table-cell>
          <table:table-cell office:value-type="float" office:value="2.991011" calcext:value-type="float">
            <text:p>2.991011</text:p>
          </table:table-cell>
          <table:table-cell office:value-type="float" office:value="0.042628" calcext:value-type="float">
            <text:p>0.042628</text:p>
          </table:table-cell>
          <table:table-cell office:value-type="float" office:value="-0.068465" calcext:value-type="float">
            <text:p>-0.068465</text:p>
          </table:table-cell>
          <table:table-cell office:value-type="float" office:value="9.799685" calcext:value-type="float">
            <text:p>9.799685</text:p>
          </table:table-cell>
          <table:table-cell table:number-columns-repeated="4"/>
        </table:table-row>
        <table:table-row table:style-name="ro1">
          <table:table-cell office:value-type="float" office:value="2201.307" calcext:value-type="float">
            <text:p>2201.30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57295" calcext:value-type="float">
            <text:p>0.057295</text:p>
          </table:table-cell>
          <table:table-cell office:value-type="float" office:value="-0.080985" calcext:value-type="float">
            <text:p>-0.080985</text:p>
          </table:table-cell>
          <table:table-cell office:value-type="float" office:value="9.800213" calcext:value-type="float">
            <text:p>9.800213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55853" calcext:value-type="float">
            <text:p>0.055853</text:p>
          </table:table-cell>
          <table:table-cell office:value-type="float" office:value="-0.067098" calcext:value-type="float">
            <text:p>-0.067098</text:p>
          </table:table-cell>
          <table:table-cell office:value-type="float" office:value="9.800326" calcext:value-type="float">
            <text:p>9.800326</text:p>
          </table:table-cell>
          <table:table-cell table:number-columns-repeated="4"/>
        </table:table-row>
        <table:table-row table:style-name="ro1">
          <table:table-cell office:value-type="float" office:value="2201.317" calcext:value-type="float">
            <text:p>2201.31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5" calcext:value-type="float">
            <text:p>1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-0.15491" calcext:value-type="float">
            <text:p>-0.15491</text:p>
          </table:table-cell>
          <table:table-cell office:value-type="float" office:value="-0.987928" calcext:value-type="float">
            <text:p>-0.987928</text:p>
          </table:table-cell>
          <table:table-cell office:value-type="float" office:value="0.031502" calcext:value-type="float">
            <text:p>0.031502</text:p>
          </table:table-cell>
          <table:table-cell office:value-type="float" office:value="-0.055716" calcext:value-type="float">
            <text:p>-0.055716</text:p>
          </table:table-cell>
          <table:table-cell office:value-type="float" office:value="9.812663" calcext:value-type="float">
            <text:p>9.812663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-0.000664" calcext:value-type="float">
            <text:p>-0.00066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23534" calcext:value-type="float">
            <text:p>0.023534</text:p>
          </table:table-cell>
          <table:table-cell office:value-type="float" office:value="-0.050946" calcext:value-type="float">
            <text:p>-0.050946</text:p>
          </table:table-cell>
          <table:table-cell office:value-type="float" office:value="9.812712" calcext:value-type="float">
            <text:p>9.812712</text:p>
          </table:table-cell>
          <table:table-cell table:number-columns-repeated="4"/>
        </table:table-row>
        <table:table-row table:style-name="ro1">
          <table:table-cell office:value-type="float" office:value="2201.3" calcext:value-type="float">
            <text:p>2201.3</text:p>
          </table:table-cell>
          <table:table-cell office:value-type="string" calcext:value-type="string">
            <text:p>odom</text:p>
          </table:table-cell>
          <table:table-cell office:value-type="float" office:value="-2.982034" calcext:value-type="float">
            <text:p>-2.982034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table:number-columns-repeated="13"/>
        </table:table-row>
        <table:table-row table:style-name="ro1">
          <table:table-cell office:value-type="float" office:value="2201.327" calcext:value-type="float">
            <text:p>2201.32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-0.055437" calcext:value-type="float">
            <text:p>-0.055437</text:p>
          </table:table-cell>
          <table:table-cell office:value-type="float" office:value="-0.092202" calcext:value-type="float">
            <text:p>-0.092202</text:p>
          </table:table-cell>
          <table:table-cell office:value-type="float" office:value="9.7897" calcext:value-type="float">
            <text:p>9.7897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-0.000279" calcext:value-type="float">
            <text:p>-0.00027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12734" calcext:value-type="float">
            <text:p>-0.012734</text:p>
          </table:table-cell>
          <table:table-cell office:value-type="float" office:value="-0.121404" calcext:value-type="float">
            <text:p>-0.121404</text:p>
          </table:table-cell>
          <table:table-cell office:value-type="float" office:value="9.78953" calcext:value-type="float">
            <text:p>9.78953</text:p>
          </table:table-cell>
          <table:table-cell table:number-columns-repeated="4"/>
        </table:table-row>
        <table:table-row table:style-name="ro1">
          <table:table-cell office:value-type="float" office:value="2201.337" calcext:value-type="float">
            <text:p>2201.33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-0.078619" calcext:value-type="float">
            <text:p>-0.078619</text:p>
          </table:table-cell>
          <table:table-cell office:value-type="float" office:value="-0.081879" calcext:value-type="float">
            <text:p>-0.081879</text:p>
          </table:table-cell>
          <table:table-cell office:value-type="float" office:value="9.797003" calcext:value-type="float">
            <text:p>9.797003</text:p>
          </table:table-cell>
          <table:table-cell office:value-type="float" office:value="0.007216" calcext:value-type="float">
            <text:p>0.00721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37663" calcext:value-type="float">
            <text:p>-0.037663</text:p>
          </table:table-cell>
          <table:table-cell office:value-type="float" office:value="-0.126238" calcext:value-type="float">
            <text:p>-0.126238</text:p>
          </table:table-cell>
          <table:table-cell office:value-type="float" office:value="9.796774" calcext:value-type="float">
            <text:p>9.796774</text:p>
          </table:table-cell>
          <table:table-cell table:number-columns-repeated="4"/>
        </table:table-row>
        <table:table-row table:style-name="ro1">
          <table:table-cell office:value-type="float" office:value="2201.347" calcext:value-type="float">
            <text:p>2201.34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69123" calcext:value-type="float">
            <text:p>0.069123</text:p>
          </table:table-cell>
          <table:table-cell office:value-type="float" office:value="-0.088655" calcext:value-type="float">
            <text:p>-0.088655</text:p>
          </table:table-cell>
          <table:table-cell office:value-type="float" office:value="9.801526" calcext:value-type="float">
            <text:p>9.801526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-0.000101" calcext:value-type="float">
            <text:p>-0.00010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87291" calcext:value-type="float">
            <text:p>0.087291</text:p>
          </table:table-cell>
          <table:table-cell office:value-type="float" office:value="-0.04714" calcext:value-type="float">
            <text:p>-0.04714</text:p>
          </table:table-cell>
          <table:table-cell office:value-type="float" office:value="9.801668" calcext:value-type="float">
            <text:p>9.801668</text:p>
          </table:table-cell>
          <table:table-cell table:number-columns-repeated="4"/>
        </table:table-row>
        <table:table-row table:style-name="ro1">
          <table:table-cell office:value-type="float" office:value="2201.357" calcext:value-type="float">
            <text:p>2201.35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6353" calcext:value-type="float">
            <text:p>0.026353</text:p>
          </table:table-cell>
          <table:table-cell office:value-type="float" office:value="-0.074745" calcext:value-type="float">
            <text:p>-0.074745</text:p>
          </table:table-cell>
          <table:table-cell office:value-type="float" office:value="9.802105" calcext:value-type="float">
            <text:p>9.802105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-0.000321" calcext:value-type="float">
            <text:p>-0.00032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4267" calcext:value-type="float">
            <text:p>0.044267</text:p>
          </table:table-cell>
          <table:table-cell office:value-type="float" office:value="-0.060249" calcext:value-type="float">
            <text:p>-0.060249</text:p>
          </table:table-cell>
          <table:table-cell office:value-type="float" office:value="9.802141" calcext:value-type="float">
            <text:p>9.802141</text:p>
          </table:table-cell>
          <table:table-cell table:number-columns-repeated="4"/>
        </table:table-row>
        <table:table-row table:style-name="ro1">
          <table:table-cell office:value-type="float" office:value="2201.367" calcext:value-type="float">
            <text:p>2201.36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34547" calcext:value-type="float">
            <text:p>0.034547</text:p>
          </table:table-cell>
          <table:table-cell office:value-type="float" office:value="-0.083432" calcext:value-type="float">
            <text:p>-0.083432</text:p>
          </table:table-cell>
          <table:table-cell office:value-type="float" office:value="9.801703" calcext:value-type="float">
            <text:p>9.801703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-0.00033" calcext:value-type="float">
            <text:p>-0.00033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55961" calcext:value-type="float">
            <text:p>0.055961</text:p>
          </table:table-cell>
          <table:table-cell office:value-type="float" office:value="-0.062672" calcext:value-type="float">
            <text:p>-0.062672</text:p>
          </table:table-cell>
          <table:table-cell office:value-type="float" office:value="9.801759" calcext:value-type="float">
            <text:p>9.801759</text:p>
          </table:table-cell>
          <table:table-cell table:number-columns-repeated="4"/>
        </table:table-row>
        <table:table-row table:style-name="ro1">
          <table:table-cell office:value-type="float" office:value="2201.377" calcext:value-type="float">
            <text:p>2201.37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8047" calcext:value-type="float">
            <text:p>0.028047</text:p>
          </table:table-cell>
          <table:table-cell office:value-type="float" office:value="-0.080829" calcext:value-type="float">
            <text:p>-0.080829</text:p>
          </table:table-cell>
          <table:table-cell office:value-type="float" office:value="9.800352" calcext:value-type="float">
            <text:p>9.800352</text:p>
          </table:table-cell>
          <table:table-cell office:value-type="float" office:value="0.007512" calcext:value-type="float">
            <text:p>0.007512</text:p>
          </table:table-cell>
          <table:table-cell office:value-type="float" office:value="-0.000294" calcext:value-type="float">
            <text:p>-0.00029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9146" calcext:value-type="float">
            <text:p>0.049146</text:p>
          </table:table-cell>
          <table:table-cell office:value-type="float" office:value="-0.064261" calcext:value-type="float">
            <text:p>-0.064261</text:p>
          </table:table-cell>
          <table:table-cell office:value-type="float" office:value="9.800392" calcext:value-type="float">
            <text:p>9.800392</text:p>
          </table:table-cell>
          <table:table-cell table:number-columns-repeated="4"/>
        </table:table-row>
        <table:table-row table:style-name="ro1">
          <table:table-cell office:value-type="float" office:value="2201.387" calcext:value-type="float">
            <text:p>2201.38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8003" calcext:value-type="float">
            <text:p>0.028003</text:p>
          </table:table-cell>
          <table:table-cell office:value-type="float" office:value="-0.080922" calcext:value-type="float">
            <text:p>-0.080922</text:p>
          </table:table-cell>
          <table:table-cell office:value-type="float" office:value="9.799533" calcext:value-type="float">
            <text:p>9.799533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74" calcext:value-type="float">
            <text:p>-0.00027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9164" calcext:value-type="float">
            <text:p>0.049164</text:p>
          </table:table-cell>
          <table:table-cell office:value-type="float" office:value="-0.064362" calcext:value-type="float">
            <text:p>-0.064362</text:p>
          </table:table-cell>
          <table:table-cell office:value-type="float" office:value="9.799573" calcext:value-type="float">
            <text:p>9.799573</text:p>
          </table:table-cell>
          <table:table-cell table:number-columns-repeated="4"/>
        </table:table-row>
        <table:table-row table:style-name="ro1">
          <table:table-cell office:value-type="float" office:value="2201.397" calcext:value-type="float">
            <text:p>2201.39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7264" calcext:value-type="float">
            <text:p>0.027264</text:p>
          </table:table-cell>
          <table:table-cell office:value-type="float" office:value="-0.080744" calcext:value-type="float">
            <text:p>-0.080744</text:p>
          </table:table-cell>
          <table:table-cell office:value-type="float" office:value="9.799587" calcext:value-type="float">
            <text:p>9.799587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52" calcext:value-type="float">
            <text:p>-0.000252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8457" calcext:value-type="float">
            <text:p>0.048457</text:p>
          </table:table-cell>
          <table:table-cell office:value-type="float" office:value="-0.06464" calcext:value-type="float">
            <text:p>-0.06464</text:p>
          </table:table-cell>
          <table:table-cell office:value-type="float" office:value="9.799624" calcext:value-type="float">
            <text:p>9.799624</text:p>
          </table:table-cell>
          <table:table-cell table:number-columns-repeated="4"/>
        </table:table-row>
        <table:table-row table:style-name="ro1">
          <table:table-cell office:value-type="float" office:value="2201.407" calcext:value-type="float">
            <text:p>2201.40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6765" calcext:value-type="float">
            <text:p>0.026765</text:p>
          </table:table-cell>
          <table:table-cell office:value-type="float" office:value="-0.080617" calcext:value-type="float">
            <text:p>-0.080617</text:p>
          </table:table-cell>
          <table:table-cell office:value-type="float" office:value="9.799659" calcext:value-type="float">
            <text:p>9.799659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35" calcext:value-type="float">
            <text:p>-0.00023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7975" calcext:value-type="float">
            <text:p>0.047975</text:p>
          </table:table-cell>
          <table:table-cell office:value-type="float" office:value="-0.064821" calcext:value-type="float">
            <text:p>-0.064821</text:p>
          </table:table-cell>
          <table:table-cell office:value-type="float" office:value="9.799695" calcext:value-type="float">
            <text:p>9.799695</text:p>
          </table:table-cell>
          <table:table-cell table:number-columns-repeated="4"/>
        </table:table-row>
        <table:table-row table:style-name="ro1">
          <table:table-cell office:value-type="float" office:value="2201.417" calcext:value-type="float">
            <text:p>2201.41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-0.080518" calcext:value-type="float">
            <text:p>-0.080518</text:p>
          </table:table-cell>
          <table:table-cell office:value-type="float" office:value="9.799711" calcext:value-type="float">
            <text:p>9.79971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7644" calcext:value-type="float">
            <text:p>0.047644</text:p>
          </table:table-cell>
          <table:table-cell office:value-type="float" office:value="-0.064932" calcext:value-type="float">
            <text:p>-0.064932</text:p>
          </table:table-cell>
          <table:table-cell office:value-type="float" office:value="9.799747" calcext:value-type="float">
            <text:p>9.799747</text:p>
          </table:table-cell>
          <table:table-cell table:number-columns-repeated="4"/>
        </table:table-row>
        <table:table-row table:style-name="ro1">
          <table:table-cell office:value-type="float" office:value="2201.427" calcext:value-type="float">
            <text:p>2201.42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6191" calcext:value-type="float">
            <text:p>0.026191</text:p>
          </table:table-cell>
          <table:table-cell office:value-type="float" office:value="-0.080447" calcext:value-type="float">
            <text:p>-0.080447</text:p>
          </table:table-cell>
          <table:table-cell office:value-type="float" office:value="9.799727" calcext:value-type="float">
            <text:p>9.79972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09" calcext:value-type="float">
            <text:p>-0.00020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7407" calcext:value-type="float">
            <text:p>0.047407</text:p>
          </table:table-cell>
          <table:table-cell office:value-type="float" office:value="-0.065011" calcext:value-type="float">
            <text:p>-0.065011</text:p>
          </table:table-cell>
          <table:table-cell office:value-type="float" office:value="9.799762" calcext:value-type="float">
            <text:p>9.799762</text:p>
          </table:table-cell>
          <table:table-cell table:number-columns-repeated="4"/>
        </table:table-row>
        <table:table-row table:style-name="ro1">
          <table:table-cell office:value-type="float" office:value="2201.437" calcext:value-type="float">
            <text:p>2201.43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5942" calcext:value-type="float">
            <text:p>0.025942</text:p>
          </table:table-cell>
          <table:table-cell office:value-type="float" office:value="-0.080389" calcext:value-type="float">
            <text:p>-0.080389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99" calcext:value-type="float">
            <text:p>-0.00019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7169" calcext:value-type="float">
            <text:p>0.047169</text:p>
          </table:table-cell>
          <table:table-cell office:value-type="float" office:value="-0.065107" calcext:value-type="float">
            <text:p>-0.065107</text:p>
          </table:table-cell>
          <table:table-cell office:value-type="float" office:value="9.799762" calcext:value-type="float">
            <text:p>9.799762</text:p>
          </table:table-cell>
          <table:table-cell table:number-columns-repeated="4"/>
        </table:table-row>
        <table:table-row table:style-name="ro1">
          <table:table-cell office:value-type="float" office:value="2201.447" calcext:value-type="float">
            <text:p>2201.447</text:p>
          </table:table-cell>
          <table:table-cell office:value-type="string" calcext:value-type="string">
            <text:p>imu</text:p>
          </table:table-cell>
          <table:table-cell office:value-type="float" office:value="-2.982" calcext:value-type="float">
            <text:p>-2.982</text:p>
          </table:table-cell>
          <table:table-cell office:value-type="float" office:value="1.0004" calcext:value-type="float">
            <text:p>1.0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377" calcext:value-type="float">
            <text:p>-0.000377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300377" calcext:value-type="float">
            <text:p>-0.300377</text:p>
          </table:table-cell>
          <table:table-cell office:value-type="float" office:value="-0.95382" calcext:value-type="float">
            <text:p>-0.95382</text:p>
          </table:table-cell>
          <table:table-cell office:value-type="float" office:value="0.025892" calcext:value-type="float">
            <text:p>0.025892</text:p>
          </table:table-cell>
          <table:table-cell office:value-type="float" office:value="-0.080331" calcext:value-type="float">
            <text:p>-0.080331</text:p>
          </table:table-cell>
          <table:table-cell office:value-type="float" office:value="9.79971" calcext:value-type="float">
            <text:p>9.79971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6" calcext:value-type="float">
            <text:p>-0.000186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7096" calcext:value-type="float">
            <text:p>0.047096</text:p>
          </table:table-cell>
          <table:table-cell office:value-type="float" office:value="-0.065087" calcext:value-type="float">
            <text:p>-0.065087</text:p>
          </table:table-cell>
          <table:table-cell office:value-type="float" office:value="9.799744" calcext:value-type="float">
            <text:p>9.799744</text:p>
          </table:table-cell>
          <table:table-cell table:number-columns-repeated="4"/>
        </table:table-row>
        <table:table-row table:style-name="ro1">
          <table:table-cell office:value-type="float" office:value="2201.434" calcext:value-type="float">
            <text:p>2201.434</text:p>
          </table:table-cell>
          <table:table-cell office:value-type="string" calcext:value-type="string">
            <text:p>odom</text:p>
          </table:table-cell>
          <table:table-cell office:value-type="float" office:value="-2.984518" calcext:value-type="float">
            <text:p>-2.984518</text:p>
          </table:table-cell>
          <table:table-cell office:value-type="float" office:value="0.997845" calcext:value-type="float">
            <text:p>0.99784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table:number-columns-repeated="13"/>
        </table:table-row>
        <table:table-row table:style-name="ro1">
          <table:table-cell office:value-type="float" office:value="2201.457" calcext:value-type="float">
            <text:p>2201.45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25924" calcext:value-type="float">
            <text:p>0.025924</text:p>
          </table:table-cell>
          <table:table-cell office:value-type="float" office:value="-0.080245" calcext:value-type="float">
            <text:p>-0.080245</text:p>
          </table:table-cell>
          <table:table-cell office:value-type="float" office:value="9.79967" calcext:value-type="float">
            <text:p>9.7996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74" calcext:value-type="float">
            <text:p>-0.00017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64" calcext:value-type="float">
            <text:p>0.06864</text:p>
          </table:table-cell>
          <table:table-cell office:value-type="float" office:value="-0.041562" calcext:value-type="float">
            <text:p>-0.041562</text:p>
          </table:table-cell>
          <table:table-cell office:value-type="float" office:value="9.799705" calcext:value-type="float">
            <text:p>9.799705</text:p>
          </table:table-cell>
          <table:table-cell table:number-columns-repeated="4"/>
        </table:table-row>
        <table:table-row table:style-name="ro1">
          <table:table-cell office:value-type="float" office:value="2201.467" calcext:value-type="float">
            <text:p>2201.46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26059" calcext:value-type="float">
            <text:p>0.026059</text:p>
          </table:table-cell>
          <table:table-cell office:value-type="float" office:value="-0.080147" calcext:value-type="float">
            <text:p>-0.080147</text:p>
          </table:table-cell>
          <table:table-cell office:value-type="float" office:value="9.799604" calcext:value-type="float">
            <text:p>9.799604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54" calcext:value-type="float">
            <text:p>-0.00015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629" calcext:value-type="float">
            <text:p>0.068629</text:p>
          </table:table-cell>
          <table:table-cell office:value-type="float" office:value="-0.041395" calcext:value-type="float">
            <text:p>-0.041395</text:p>
          </table:table-cell>
          <table:table-cell office:value-type="float" office:value="9.799639" calcext:value-type="float">
            <text:p>9.799639</text:p>
          </table:table-cell>
          <table:table-cell table:number-columns-repeated="4"/>
        </table:table-row>
        <table:table-row table:style-name="ro1">
          <table:table-cell office:value-type="float" office:value="2201.477" calcext:value-type="float">
            <text:p>2201.47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-0.08005" calcext:value-type="float">
            <text:p>-0.08005</text:p>
          </table:table-cell>
          <table:table-cell office:value-type="float" office:value="9.799461" calcext:value-type="float">
            <text:p>9.799461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726" calcext:value-type="float">
            <text:p>0.068726</text:p>
          </table:table-cell>
          <table:table-cell office:value-type="float" office:value="-0.041059" calcext:value-type="float">
            <text:p>-0.041059</text:p>
          </table:table-cell>
          <table:table-cell office:value-type="float" office:value="9.799496" calcext:value-type="float">
            <text:p>9.799496</text:p>
          </table:table-cell>
          <table:table-cell table:number-columns-repeated="4"/>
        </table:table-row>
        <table:table-row table:style-name="ro1">
          <table:table-cell office:value-type="float" office:value="2201.487" calcext:value-type="float">
            <text:p>2201.48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-0.07988" calcext:value-type="float">
            <text:p>-0.07988</text:p>
          </table:table-cell>
          <table:table-cell office:value-type="float" office:value="9.799354" calcext:value-type="float">
            <text:p>9.799354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14" calcext:value-type="float">
            <text:p>-0.00011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835" calcext:value-type="float">
            <text:p>0.068835</text:p>
          </table:table-cell>
          <table:table-cell office:value-type="float" office:value="-0.040565" calcext:value-type="float">
            <text:p>-0.040565</text:p>
          </table:table-cell>
          <table:table-cell office:value-type="float" office:value="9.799391" calcext:value-type="float">
            <text:p>9.799391</text:p>
          </table:table-cell>
          <table:table-cell table:number-columns-repeated="4"/>
        </table:table-row>
        <table:table-row table:style-name="ro1">
          <table:table-cell office:value-type="float" office:value="2201.497" calcext:value-type="float">
            <text:p>2201.49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27925" calcext:value-type="float">
            <text:p>0.027925</text:p>
          </table:table-cell>
          <table:table-cell office:value-type="float" office:value="-0.078953" calcext:value-type="float">
            <text:p>-0.078953</text:p>
          </table:table-cell>
          <table:table-cell office:value-type="float" office:value="9.799176" calcext:value-type="float">
            <text:p>9.799176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-0.039179" calcext:value-type="float">
            <text:p>-0.039179</text:p>
          </table:table-cell>
          <table:table-cell office:value-type="float" office:value="9.799215" calcext:value-type="float">
            <text:p>9.799215</text:p>
          </table:table-cell>
          <table:table-cell table:number-columns-repeated="4"/>
        </table:table-row>
        <table:table-row table:style-name="ro1">
          <table:table-cell office:value-type="float" office:value="2201.507" calcext:value-type="float">
            <text:p>2201.50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26273" calcext:value-type="float">
            <text:p>0.026273</text:p>
          </table:table-cell>
          <table:table-cell office:value-type="float" office:value="-0.079337" calcext:value-type="float">
            <text:p>-0.079337</text:p>
          </table:table-cell>
          <table:table-cell office:value-type="float" office:value="9.799379" calcext:value-type="float">
            <text:p>9.799379</text:p>
          </table:table-cell>
          <table:table-cell office:value-type="float" office:value="0.007493" calcext:value-type="float">
            <text:p>0.007493</text:p>
          </table:table-cell>
          <table:table-cell office:value-type="float" office:value="-0.000053" calcext:value-type="float">
            <text:p>-5.3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057" calcext:value-type="float">
            <text:p>0.068057</text:p>
          </table:table-cell>
          <table:table-cell office:value-type="float" office:value="-0.040783" calcext:value-type="float">
            <text:p>-0.040783</text:p>
          </table:table-cell>
          <table:table-cell office:value-type="float" office:value="9.799415" calcext:value-type="float">
            <text:p>9.799415</text:p>
          </table:table-cell>
          <table:table-cell table:number-columns-repeated="4"/>
        </table:table-row>
        <table:table-row table:style-name="ro1">
          <table:table-cell office:value-type="float" office:value="2201.517" calcext:value-type="float">
            <text:p>2201.51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31723" calcext:value-type="float">
            <text:p>0.031723</text:p>
          </table:table-cell>
          <table:table-cell office:value-type="float" office:value="-0.079591" calcext:value-type="float">
            <text:p>-0.079591</text:p>
          </table:table-cell>
          <table:table-cell office:value-type="float" office:value="9.800181" calcext:value-type="float">
            <text:p>9.800181</text:p>
          </table:table-cell>
          <table:table-cell office:value-type="float" office:value="0.007503" calcext:value-type="float">
            <text:p>0.007503</text:p>
          </table:table-cell>
          <table:table-cell office:value-type="float" office:value="-0.000063" calcext:value-type="float">
            <text:p>-6.3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1166" calcext:value-type="float">
            <text:p>0.071166</text:p>
          </table:table-cell>
          <table:table-cell office:value-type="float" office:value="-0.036303" calcext:value-type="float">
            <text:p>-0.036303</text:p>
          </table:table-cell>
          <table:table-cell office:value-type="float" office:value="9.80023" calcext:value-type="float">
            <text:p>9.80023</text:p>
          </table:table-cell>
          <table:table-cell table:number-columns-repeated="4"/>
        </table:table-row>
        <table:table-row table:style-name="ro1">
          <table:table-cell office:value-type="float" office:value="2201.527" calcext:value-type="float">
            <text:p>2201.52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36509" calcext:value-type="float">
            <text:p>0.036509</text:p>
          </table:table-cell>
          <table:table-cell office:value-type="float" office:value="-0.079272" calcext:value-type="float">
            <text:p>-0.079272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063" calcext:value-type="float">
            <text:p>-6.3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344" calcext:value-type="float">
            <text:p>0.07344</text:p>
          </table:table-cell>
          <table:table-cell office:value-type="float" office:value="-0.032079" calcext:value-type="float">
            <text:p>-0.032079</text:p>
          </table:table-cell>
          <table:table-cell office:value-type="float" office:value="9.800032" calcext:value-type="float">
            <text:p>9.800032</text:p>
          </table:table-cell>
          <table:table-cell table:number-columns-repeated="4"/>
        </table:table-row>
        <table:table-row table:style-name="ro1">
          <table:table-cell office:value-type="float" office:value="2201.537" calcext:value-type="float">
            <text:p>2201.53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43227" calcext:value-type="float">
            <text:p>0.043227</text:p>
          </table:table-cell>
          <table:table-cell office:value-type="float" office:value="-0.078253" calcext:value-type="float">
            <text:p>-0.078253</text:p>
          </table:table-cell>
          <table:table-cell office:value-type="float" office:value="9.799605" calcext:value-type="float">
            <text:p>9.79960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6147" calcext:value-type="float">
            <text:p>0.076147</text:p>
          </table:table-cell>
          <table:table-cell office:value-type="float" office:value="-0.025845" calcext:value-type="float">
            <text:p>-0.025845</text:p>
          </table:table-cell>
          <table:table-cell office:value-type="float" office:value="9.799683" calcext:value-type="float">
            <text:p>9.799683</text:p>
          </table:table-cell>
          <table:table-cell table:number-columns-repeated="4"/>
        </table:table-row>
        <table:table-row table:style-name="ro1">
          <table:table-cell office:value-type="float" office:value="2201.547" calcext:value-type="float">
            <text:p>2201.54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56663" calcext:value-type="float">
            <text:p>0.056663</text:p>
          </table:table-cell>
          <table:table-cell office:value-type="float" office:value="-0.080461" calcext:value-type="float">
            <text:p>-0.080461</text:p>
          </table:table-cell>
          <table:table-cell office:value-type="float" office:value="9.800086" calcext:value-type="float">
            <text:p>9.800086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85157" calcext:value-type="float">
            <text:p>0.085157</text:p>
          </table:table-cell>
          <table:table-cell office:value-type="float" office:value="-0.015638" calcext:value-type="float">
            <text:p>-0.015638</text:p>
          </table:table-cell>
          <table:table-cell office:value-type="float" office:value="9.800198" calcext:value-type="float">
            <text:p>9.800198</text:p>
          </table:table-cell>
          <table:table-cell table:number-columns-repeated="4"/>
        </table:table-row>
        <table:table-row table:style-name="ro1">
          <table:table-cell office:value-type="float" office:value="2201.557" calcext:value-type="float">
            <text:p>2201.55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38169" calcext:value-type="float">
            <text:p>0.038169</text:p>
          </table:table-cell>
          <table:table-cell office:value-type="float" office:value="-0.059491" calcext:value-type="float">
            <text:p>-0.059491</text:p>
          </table:table-cell>
          <table:table-cell office:value-type="float" office:value="9.811534" calcext:value-type="float">
            <text:p>9.811534</text:p>
          </table:table-cell>
          <table:table-cell office:value-type="float" office:value="0.007052" calcext:value-type="float">
            <text:p>0.007052</text:p>
          </table:table-cell>
          <table:table-cell office:value-type="float" office:value="-0.000589" calcext:value-type="float">
            <text:p>-0.00058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5755" calcext:value-type="float">
            <text:p>0.05755</text:p>
          </table:table-cell>
          <table:table-cell office:value-type="float" office:value="-0.020186" calcext:value-type="float">
            <text:p>-0.020186</text:p>
          </table:table-cell>
          <table:table-cell office:value-type="float" office:value="9.8116" calcext:value-type="float">
            <text:p>9.8116</text:p>
          </table:table-cell>
          <table:table-cell table:number-columns-repeated="4"/>
        </table:table-row>
        <table:table-row table:style-name="ro1">
          <table:table-cell office:value-type="float" office:value="2201.567" calcext:value-type="float">
            <text:p>2201.56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-0.044574" calcext:value-type="float">
            <text:p>-0.044574</text:p>
          </table:table-cell>
          <table:table-cell office:value-type="float" office:value="-0.08954" calcext:value-type="float">
            <text:p>-0.08954</text:p>
          </table:table-cell>
          <table:table-cell office:value-type="float" office:value="9.79159" calcext:value-type="float">
            <text:p>9.7915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-0.000329" calcext:value-type="float">
            <text:p>-0.00032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39063" calcext:value-type="float">
            <text:p>0.039063</text:p>
          </table:table-cell>
          <table:table-cell office:value-type="float" office:value="-0.106204" calcext:value-type="float">
            <text:p>-0.106204</text:p>
          </table:table-cell>
          <table:table-cell office:value-type="float" office:value="9.791447" calcext:value-type="float">
            <text:p>9.791447</text:p>
          </table:table-cell>
          <table:table-cell table:number-columns-repeated="4"/>
        </table:table-row>
        <table:table-row table:style-name="ro1">
          <table:table-cell office:value-type="float" office:value="2201.577" calcext:value-type="float">
            <text:p>2201.57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-0.091552" calcext:value-type="float">
            <text:p>-0.091552</text:p>
          </table:table-cell>
          <table:table-cell office:value-type="float" office:value="-0.079738" calcext:value-type="float">
            <text:p>-0.079738</text:p>
          </table:table-cell>
          <table:table-cell office:value-type="float" office:value="9.798046" calcext:value-type="float">
            <text:p>9.798046</text:p>
          </table:table-cell>
          <table:table-cell office:value-type="float" office:value="0.007207" calcext:value-type="float">
            <text:p>0.007207</text:p>
          </table:table-cell>
          <table:table-cell office:value-type="float" office:value="-0.000091" calcext:value-type="float">
            <text:p>-9.1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05787" calcext:value-type="float">
            <text:p>0.005787</text:p>
          </table:table-cell>
          <table:table-cell office:value-type="float" office:value="-0.140806" calcext:value-type="float">
            <text:p>-0.140806</text:p>
          </table:table-cell>
          <table:table-cell office:value-type="float" office:value="9.797785" calcext:value-type="float">
            <text:p>9.797785</text:p>
          </table:table-cell>
          <table:table-cell table:number-columns-repeated="4"/>
        </table:table-row>
        <table:table-row table:style-name="ro1">
          <table:table-cell office:value-type="float" office:value="2201.587" calcext:value-type="float">
            <text:p>2201.58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78" calcext:value-type="float">
            <text:p>0.997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-0.484052" calcext:value-type="float">
            <text:p>-0.484052</text:p>
          </table:table-cell>
          <table:table-cell office:value-type="float" office:value="-0.875038" calcext:value-type="float">
            <text:p>-0.875038</text:p>
          </table:table-cell>
          <table:table-cell office:value-type="float" office:value="0.050233" calcext:value-type="float">
            <text:p>0.050233</text:p>
          </table:table-cell>
          <table:table-cell office:value-type="float" office:value="-0.08979" calcext:value-type="float">
            <text:p>-0.08979</text:p>
          </table:table-cell>
          <table:table-cell office:value-type="float" office:value="9.796754" calcext:value-type="float">
            <text:p>9.796754</text:p>
          </table:table-cell>
          <table:table-cell office:value-type="float" office:value="0.007951" calcext:value-type="float">
            <text:p>0.00795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89647" calcext:value-type="float">
            <text:p>0.089647</text:p>
          </table:table-cell>
          <table:table-cell office:value-type="float" office:value="-0.026035" calcext:value-type="float">
            <text:p>-0.026035</text:p>
          </table:table-cell>
          <table:table-cell office:value-type="float" office:value="9.79685" calcext:value-type="float">
            <text:p>9.79685</text:p>
          </table:table-cell>
          <table:table-cell table:number-columns-repeated="4"/>
        </table:table-row>
        <table:table-row table:style-name="ro1">
          <table:table-cell office:value-type="float" office:value="2201.568" calcext:value-type="float">
            <text:p>2201.568</text:p>
          </table:table-cell>
          <table:table-cell office:value-type="string" calcext:value-type="string">
            <text:p>odom</text:p>
          </table:table-cell>
          <table:table-cell office:value-type="float" office:value="-2.985796" calcext:value-type="float">
            <text:p>-2.985796</text:p>
          </table:table-cell>
          <table:table-cell office:value-type="float" office:value="0.994591" calcext:value-type="float">
            <text:p>0.99459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table:number-columns-repeated="13"/>
        </table:table-row>
        <table:table-row table:style-name="ro1">
          <table:table-cell office:value-type="float" office:value="2201.597" calcext:value-type="float">
            <text:p>2201.59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46783" calcext:value-type="float">
            <text:p>0.046783</text:p>
          </table:table-cell>
          <table:table-cell office:value-type="float" office:value="-0.07688" calcext:value-type="float">
            <text:p>-0.07688</text:p>
          </table:table-cell>
          <table:table-cell office:value-type="float" office:value="9.803919" calcext:value-type="float">
            <text:p>9.803919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-0.000301" calcext:value-type="float">
            <text:p>-0.00030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9434" calcext:value-type="float">
            <text:p>0.079434</text:p>
          </table:table-cell>
          <table:table-cell office:value-type="float" office:value="0.009441" calcext:value-type="float">
            <text:p>0.009441</text:p>
          </table:table-cell>
          <table:table-cell office:value-type="float" office:value="9.804006" calcext:value-type="float">
            <text:p>9.804006</text:p>
          </table:table-cell>
          <table:table-cell table:number-columns-repeated="4"/>
        </table:table-row>
        <table:table-row table:style-name="ro1">
          <table:table-cell office:value-type="float" office:value="2201.607" calcext:value-type="float">
            <text:p>2201.60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30418" calcext:value-type="float">
            <text:p>0.030418</text:p>
          </table:table-cell>
          <table:table-cell office:value-type="float" office:value="-0.083059" calcext:value-type="float">
            <text:p>-0.083059</text:p>
          </table:table-cell>
          <table:table-cell office:value-type="float" office:value="9.802129" calcext:value-type="float">
            <text:p>9.802129</text:p>
          </table:table-cell>
          <table:table-cell office:value-type="float" office:value="0.007554" calcext:value-type="float">
            <text:p>0.007554</text:p>
          </table:table-cell>
          <table:table-cell office:value-type="float" office:value="-0.000331" calcext:value-type="float">
            <text:p>-0.00033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82885" calcext:value-type="float">
            <text:p>0.082885</text:p>
          </table:table-cell>
          <table:table-cell office:value-type="float" office:value="-0.007703" calcext:value-type="float">
            <text:p>-0.007703</text:p>
          </table:table-cell>
          <table:table-cell office:value-type="float" office:value="9.802174" calcext:value-type="float">
            <text:p>9.802174</text:p>
          </table:table-cell>
          <table:table-cell table:number-columns-repeated="4"/>
        </table:table-row>
        <table:table-row table:style-name="ro1">
          <table:table-cell office:value-type="float" office:value="2201.617" calcext:value-type="float">
            <text:p>2201.61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8329" calcext:value-type="float">
            <text:p>0.028329</text:p>
          </table:table-cell>
          <table:table-cell office:value-type="float" office:value="-0.08078" calcext:value-type="float">
            <text:p>-0.08078</text:p>
          </table:table-cell>
          <table:table-cell office:value-type="float" office:value="9.8005" calcext:value-type="float">
            <text:p>9.8005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-0.000295" calcext:value-type="float">
            <text:p>-0.00029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80298" calcext:value-type="float">
            <text:p>0.080298</text:p>
          </table:table-cell>
          <table:table-cell office:value-type="float" office:value="-0.009392" calcext:value-type="float">
            <text:p>-0.009392</text:p>
          </table:table-cell>
          <table:table-cell office:value-type="float" office:value="9.800541" calcext:value-type="float">
            <text:p>9.800541</text:p>
          </table:table-cell>
          <table:table-cell table:number-columns-repeated="4"/>
        </table:table-row>
        <table:table-row table:style-name="ro1">
          <table:table-cell office:value-type="float" office:value="2201.627" calcext:value-type="float">
            <text:p>2201.62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8026" calcext:value-type="float">
            <text:p>0.028026</text:p>
          </table:table-cell>
          <table:table-cell office:value-type="float" office:value="-0.081063" calcext:value-type="float">
            <text:p>-0.081063</text:p>
          </table:table-cell>
          <table:table-cell office:value-type="float" office:value="9.79953" calcext:value-type="float">
            <text:p>9.79953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281" calcext:value-type="float">
            <text:p>-0.00028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80529" calcext:value-type="float">
            <text:p>0.080529</text:p>
          </table:table-cell>
          <table:table-cell office:value-type="float" office:value="-0.009735" calcext:value-type="float">
            <text:p>-0.009735</text:p>
          </table:table-cell>
          <table:table-cell office:value-type="float" office:value="9.79957" calcext:value-type="float">
            <text:p>9.79957</text:p>
          </table:table-cell>
          <table:table-cell table:number-columns-repeated="4"/>
        </table:table-row>
        <table:table-row table:style-name="ro1">
          <table:table-cell office:value-type="float" office:value="2201.637" calcext:value-type="float">
            <text:p>2201.63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7219" calcext:value-type="float">
            <text:p>0.027219</text:p>
          </table:table-cell>
          <table:table-cell office:value-type="float" office:value="-0.080754" calcext:value-type="float">
            <text:p>-0.080754</text:p>
          </table:table-cell>
          <table:table-cell office:value-type="float" office:value="9.799575" calcext:value-type="float">
            <text:p>9.799575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257" calcext:value-type="float">
            <text:p>-0.000257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80094" calcext:value-type="float">
            <text:p>0.080094</text:p>
          </table:table-cell>
          <table:table-cell office:value-type="float" office:value="-0.010481" calcext:value-type="float">
            <text:p>-0.010481</text:p>
          </table:table-cell>
          <table:table-cell office:value-type="float" office:value="9.799613" calcext:value-type="float">
            <text:p>9.799613</text:p>
          </table:table-cell>
          <table:table-cell table:number-columns-repeated="4"/>
        </table:table-row>
        <table:table-row table:style-name="ro1">
          <table:table-cell office:value-type="float" office:value="2201.647" calcext:value-type="float">
            <text:p>2201.64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6784" calcext:value-type="float">
            <text:p>0.026784</text:p>
          </table:table-cell>
          <table:table-cell office:value-type="float" office:value="-0.080595" calcext:value-type="float">
            <text:p>-0.080595</text:p>
          </table:table-cell>
          <table:table-cell office:value-type="float" office:value="9.799655" calcext:value-type="float">
            <text:p>9.799655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39" calcext:value-type="float">
            <text:p>-0.00023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9866" calcext:value-type="float">
            <text:p>0.079866</text:p>
          </table:table-cell>
          <table:table-cell office:value-type="float" office:value="-0.010885" calcext:value-type="float">
            <text:p>-0.010885</text:p>
          </table:table-cell>
          <table:table-cell office:value-type="float" office:value="9.799691" calcext:value-type="float">
            <text:p>9.799691</text:p>
          </table:table-cell>
          <table:table-cell table:number-columns-repeated="4"/>
        </table:table-row>
        <table:table-row table:style-name="ro1">
          <table:table-cell office:value-type="float" office:value="2201.657" calcext:value-type="float">
            <text:p>2201.65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-0.080521" calcext:value-type="float">
            <text:p>-0.080521</text:p>
          </table:table-cell>
          <table:table-cell office:value-type="float" office:value="9.799708" calcext:value-type="float">
            <text:p>9.799708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24" calcext:value-type="float">
            <text:p>-0.00022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9736" calcext:value-type="float">
            <text:p>0.079736</text:p>
          </table:table-cell>
          <table:table-cell office:value-type="float" office:value="-0.01122" calcext:value-type="float">
            <text:p>-0.01122</text:p>
          </table:table-cell>
          <table:table-cell office:value-type="float" office:value="9.799743" calcext:value-type="float">
            <text:p>9.799743</text:p>
          </table:table-cell>
          <table:table-cell table:number-columns-repeated="4"/>
        </table:table-row>
        <table:table-row table:style-name="ro1">
          <table:table-cell office:value-type="float" office:value="2201.667" calcext:value-type="float">
            <text:p>2201.66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6186" calcext:value-type="float">
            <text:p>0.026186</text:p>
          </table:table-cell>
          <table:table-cell office:value-type="float" office:value="-0.080454" calcext:value-type="float">
            <text:p>-0.080454</text:p>
          </table:table-cell>
          <table:table-cell office:value-type="float" office:value="9.799726" calcext:value-type="float">
            <text:p>9.799726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13" calcext:value-type="float">
            <text:p>-0.000213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963" calcext:value-type="float">
            <text:p>0.07963</text:p>
          </table:table-cell>
          <table:table-cell office:value-type="float" office:value="-0.011453" calcext:value-type="float">
            <text:p>-0.011453</text:p>
          </table:table-cell>
          <table:table-cell office:value-type="float" office:value="9.799761" calcext:value-type="float">
            <text:p>9.799761</text:p>
          </table:table-cell>
          <table:table-cell table:number-columns-repeated="4"/>
        </table:table-row>
        <table:table-row table:style-name="ro1">
          <table:table-cell office:value-type="float" office:value="2201.677" calcext:value-type="float">
            <text:p>2201.67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6044" calcext:value-type="float">
            <text:p>0.026044</text:p>
          </table:table-cell>
          <table:table-cell office:value-type="float" office:value="-0.08039" calcext:value-type="float">
            <text:p>-0.08039</text:p>
          </table:table-cell>
          <table:table-cell office:value-type="float" office:value="9.799727" calcext:value-type="float">
            <text:p>9.799727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02" calcext:value-type="float">
            <text:p>-0.000202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9544" calcext:value-type="float">
            <text:p>0.079544</text:p>
          </table:table-cell>
          <table:table-cell office:value-type="float" office:value="-0.011582" calcext:value-type="float">
            <text:p>-0.011582</text:p>
          </table:table-cell>
          <table:table-cell office:value-type="float" office:value="9.799762" calcext:value-type="float">
            <text:p>9.799762</text:p>
          </table:table-cell>
          <table:table-cell table:number-columns-repeated="4"/>
        </table:table-row>
        <table:table-row table:style-name="ro1">
          <table:table-cell office:value-type="float" office:value="2201.687" calcext:value-type="float">
            <text:p>2201.68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5992" calcext:value-type="float">
            <text:p>0.025992</text:p>
          </table:table-cell>
          <table:table-cell office:value-type="float" office:value="-0.080332" calcext:value-type="float">
            <text:p>-0.080332</text:p>
          </table:table-cell>
          <table:table-cell office:value-type="float" office:value="9.79971" calcext:value-type="float">
            <text:p>9.79971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91" calcext:value-type="float">
            <text:p>-0.00019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9479" calcext:value-type="float">
            <text:p>0.079479</text:p>
          </table:table-cell>
          <table:table-cell office:value-type="float" office:value="-0.011624" calcext:value-type="float">
            <text:p>-0.011624</text:p>
          </table:table-cell>
          <table:table-cell office:value-type="float" office:value="9.799745" calcext:value-type="float">
            <text:p>9.799745</text:p>
          </table:table-cell>
          <table:table-cell table:number-columns-repeated="4"/>
        </table:table-row>
        <table:table-row table:style-name="ro1">
          <table:table-cell office:value-type="float" office:value="2201.697" calcext:value-type="float">
            <text:p>2201.697</text:p>
          </table:table-cell>
          <table:table-cell office:value-type="string" calcext:value-type="string">
            <text:p>imu</text:p>
          </table:table-cell>
          <table:table-cell office:value-type="float" office:value="-2.9858" calcext:value-type="float">
            <text:p>-2.9858</text:p>
          </table:table-cell>
          <table:table-cell office:value-type="float" office:value="0.9946" calcext:value-type="float">
            <text:p>0.994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12" calcext:value-type="float">
            <text:p>-0.00081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-0.647385" calcext:value-type="float">
            <text:p>-0.647385</text:p>
          </table:table-cell>
          <table:table-cell office:value-type="float" office:value="-0.762162" calcext:value-type="float">
            <text:p>-0.762162</text:p>
          </table:table-cell>
          <table:table-cell office:value-type="float" office:value="0.026023" calcext:value-type="float">
            <text:p>0.026023</text:p>
          </table:table-cell>
          <table:table-cell office:value-type="float" office:value="-0.080247" calcext:value-type="float">
            <text:p>-0.080247</text:p>
          </table:table-cell>
          <table:table-cell office:value-type="float" office:value="9.799671" calcext:value-type="float">
            <text:p>9.799671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77" calcext:value-type="float">
            <text:p>-0.000177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94" calcext:value-type="float">
            <text:p>0.0794</text:p>
          </table:table-cell>
          <table:table-cell office:value-type="float" office:value="-0.01158" calcext:value-type="float">
            <text:p>-0.01158</text:p>
          </table:table-cell>
          <table:table-cell office:value-type="float" office:value="9.799706" calcext:value-type="float">
            <text:p>9.799706</text:p>
          </table:table-cell>
          <table:table-cell table:number-columns-repeated="4"/>
        </table:table-row>
        <table:table-row table:style-name="ro1">
          <table:table-cell office:value-type="float" office:value="2201.7" calcext:value-type="float">
            <text:p>2201.7</text:p>
          </table:table-cell>
          <table:table-cell office:value-type="string" calcext:value-type="string">
            <text:p>odom</text:p>
          </table:table-cell>
          <table:table-cell office:value-type="float" office:value="-2.985709" calcext:value-type="float">
            <text:p>-2.985709</text:p>
          </table:table-cell>
          <table:table-cell office:value-type="float" office:value="0.991033" calcext:value-type="float">
            <text:p>0.991033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table:number-columns-repeated="13"/>
        </table:table-row>
        <table:table-row table:style-name="ro1">
          <table:table-cell office:value-type="float" office:value="2201.707" calcext:value-type="float">
            <text:p>2201.70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26161" calcext:value-type="float">
            <text:p>0.026161</text:p>
          </table:table-cell>
          <table:table-cell office:value-type="float" office:value="-0.080141" calcext:value-type="float">
            <text:p>-0.080141</text:p>
          </table:table-cell>
          <table:table-cell office:value-type="float" office:value="9.799607" calcext:value-type="float">
            <text:p>9.79960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59" calcext:value-type="float">
            <text:p>-0.00015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758" calcext:value-type="float">
            <text:p>0.07758</text:p>
          </table:table-cell>
          <table:table-cell office:value-type="float" office:value="0.020116" calcext:value-type="float">
            <text:p>0.020116</text:p>
          </table:table-cell>
          <table:table-cell office:value-type="float" office:value="9.799642" calcext:value-type="float">
            <text:p>9.799642</text:p>
          </table:table-cell>
          <table:table-cell table:number-columns-repeated="4"/>
        </table:table-row>
        <table:table-row table:style-name="ro1">
          <table:table-cell office:value-type="float" office:value="2201.717" calcext:value-type="float">
            <text:p>2201.71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26363" calcext:value-type="float">
            <text:p>0.026363</text:p>
          </table:table-cell>
          <table:table-cell office:value-type="float" office:value="-0.080059" calcext:value-type="float">
            <text:p>-0.080059</text:p>
          </table:table-cell>
          <table:table-cell office:value-type="float" office:value="9.799472" calcext:value-type="float">
            <text:p>9.799472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7454" calcext:value-type="float">
            <text:p>0.077454</text:p>
          </table:table-cell>
          <table:table-cell office:value-type="float" office:value="0.020294" calcext:value-type="float">
            <text:p>0.020294</text:p>
          </table:table-cell>
          <table:table-cell office:value-type="float" office:value="9.799508" calcext:value-type="float">
            <text:p>9.799508</text:p>
          </table:table-cell>
          <table:table-cell table:number-columns-repeated="4"/>
        </table:table-row>
        <table:table-row table:style-name="ro1">
          <table:table-cell office:value-type="float" office:value="2201.727" calcext:value-type="float">
            <text:p>2201.72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26617" calcext:value-type="float">
            <text:p>0.026617</text:p>
          </table:table-cell>
          <table:table-cell office:value-type="float" office:value="-0.079956" calcext:value-type="float">
            <text:p>-0.079956</text:p>
          </table:table-cell>
          <table:table-cell office:value-type="float" office:value="9.799381" calcext:value-type="float">
            <text:p>9.799381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23" calcext:value-type="float">
            <text:p>-0.000123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7294" calcext:value-type="float">
            <text:p>0.077294</text:p>
          </table:table-cell>
          <table:table-cell office:value-type="float" office:value="0.020518" calcext:value-type="float">
            <text:p>0.020518</text:p>
          </table:table-cell>
          <table:table-cell office:value-type="float" office:value="9.799417" calcext:value-type="float">
            <text:p>9.799417</text:p>
          </table:table-cell>
          <table:table-cell table:number-columns-repeated="4"/>
        </table:table-row>
        <table:table-row table:style-name="ro1">
          <table:table-cell office:value-type="float" office:value="2201.737" calcext:value-type="float">
            <text:p>2201.73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26885" calcext:value-type="float">
            <text:p>0.026885</text:p>
          </table:table-cell>
          <table:table-cell office:value-type="float" office:value="-0.079046" calcext:value-type="float">
            <text:p>-0.079046</text:p>
          </table:table-cell>
          <table:table-cell office:value-type="float" office:value="9.799192" calcext:value-type="float">
            <text:p>9.799192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6347" calcext:value-type="float">
            <text:p>0.076347</text:p>
          </table:table-cell>
          <table:table-cell office:value-type="float" office:value="0.020566" calcext:value-type="float">
            <text:p>0.020566</text:p>
          </table:table-cell>
          <table:table-cell office:value-type="float" office:value="9.799228" calcext:value-type="float">
            <text:p>9.799228</text:p>
          </table:table-cell>
          <table:table-cell table:number-columns-repeated="4"/>
        </table:table-row>
        <table:table-row table:style-name="ro1">
          <table:table-cell office:value-type="float" office:value="2201.747" calcext:value-type="float">
            <text:p>2201.74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26586" calcext:value-type="float">
            <text:p>0.026586</text:p>
          </table:table-cell>
          <table:table-cell office:value-type="float" office:value="-0.079353" calcext:value-type="float">
            <text:p>-0.079353</text:p>
          </table:table-cell>
          <table:table-cell office:value-type="float" office:value="9.799307" calcext:value-type="float">
            <text:p>9.799307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-0.000056" calcext:value-type="float">
            <text:p>-5.6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6715" calcext:value-type="float">
            <text:p>0.076715</text:p>
          </table:table-cell>
          <table:table-cell office:value-type="float" office:value="0.020347" calcext:value-type="float">
            <text:p>0.020347</text:p>
          </table:table-cell>
          <table:table-cell office:value-type="float" office:value="9.799343" calcext:value-type="float">
            <text:p>9.799343</text:p>
          </table:table-cell>
          <table:table-cell table:number-columns-repeated="4"/>
        </table:table-row>
        <table:table-row table:style-name="ro1">
          <table:table-cell office:value-type="float" office:value="2201.757" calcext:value-type="float">
            <text:p>2201.75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30808" calcext:value-type="float">
            <text:p>0.030808</text:p>
          </table:table-cell>
          <table:table-cell office:value-type="float" office:value="-0.079581" calcext:value-type="float">
            <text:p>-0.079581</text:p>
          </table:table-cell>
          <table:table-cell office:value-type="float" office:value="9.800138" calcext:value-type="float">
            <text:p>9.80013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5954" calcext:value-type="float">
            <text:p>0.075954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9.800185" calcext:value-type="float">
            <text:p>9.800185</text:p>
          </table:table-cell>
          <table:table-cell table:number-columns-repeated="4"/>
        </table:table-row>
        <table:table-row table:style-name="ro1">
          <table:table-cell office:value-type="float" office:value="2201.767" calcext:value-type="float">
            <text:p>2201.76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36292" calcext:value-type="float">
            <text:p>0.036292</text:p>
          </table:table-cell>
          <table:table-cell office:value-type="float" office:value="-0.079396" calcext:value-type="float">
            <text:p>-0.079396</text:p>
          </table:table-cell>
          <table:table-cell office:value-type="float" office:value="9.800031" calcext:value-type="float">
            <text:p>9.80003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4497" calcext:value-type="float">
            <text:p>0.074497</text:p>
          </table:table-cell>
          <table:table-cell office:value-type="float" office:value="0.029795" calcext:value-type="float">
            <text:p>0.029795</text:p>
          </table:table-cell>
          <table:table-cell office:value-type="float" office:value="9.800091" calcext:value-type="float">
            <text:p>9.800091</text:p>
          </table:table-cell>
          <table:table-cell table:number-columns-repeated="4"/>
        </table:table-row>
        <table:table-row table:style-name="ro1">
          <table:table-cell office:value-type="float" office:value="2201.777" calcext:value-type="float">
            <text:p>2201.77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42316" calcext:value-type="float">
            <text:p>0.042316</text:p>
          </table:table-cell>
          <table:table-cell office:value-type="float" office:value="-0.078382" calcext:value-type="float">
            <text:p>-0.078382</text:p>
          </table:table-cell>
          <table:table-cell office:value-type="float" office:value="9.799629" calcext:value-type="float">
            <text:p>9.799629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2109" calcext:value-type="float">
            <text:p>0.072109</text:p>
          </table:table-cell>
          <table:table-cell office:value-type="float" office:value="0.035418" calcext:value-type="float">
            <text:p>0.035418</text:p>
          </table:table-cell>
          <table:table-cell office:value-type="float" office:value="9.799705" calcext:value-type="float">
            <text:p>9.799705</text:p>
          </table:table-cell>
          <table:table-cell table:number-columns-repeated="4"/>
        </table:table-row>
        <table:table-row table:style-name="ro1">
          <table:table-cell office:value-type="float" office:value="2201.787" calcext:value-type="float">
            <text:p>2201.78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55275" calcext:value-type="float">
            <text:p>0.055275</text:p>
          </table:table-cell>
          <table:table-cell office:value-type="float" office:value="-0.079749" calcext:value-type="float">
            <text:p>-0.079749</text:p>
          </table:table-cell>
          <table:table-cell office:value-type="float" office:value="9.80007" calcext:value-type="float">
            <text:p>9.8000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062" calcext:value-type="float">
            <text:p>-6.2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0422" calcext:value-type="float">
            <text:p>0.070422</text:p>
          </table:table-cell>
          <table:table-cell office:value-type="float" office:value="0.048338" calcext:value-type="float">
            <text:p>0.048338</text:p>
          </table:table-cell>
          <table:table-cell office:value-type="float" office:value="9.800179" calcext:value-type="float">
            <text:p>9.800179</text:p>
          </table:table-cell>
          <table:table-cell table:number-columns-repeated="4"/>
        </table:table-row>
        <table:table-row table:style-name="ro1">
          <table:table-cell office:value-type="float" office:value="2201.797" calcext:value-type="float">
            <text:p>2201.79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40547" calcext:value-type="float">
            <text:p>0.040547</text:p>
          </table:table-cell>
          <table:table-cell office:value-type="float" office:value="-0.062342" calcext:value-type="float">
            <text:p>-0.062342</text:p>
          </table:table-cell>
          <table:table-cell office:value-type="float" office:value="9.812852" calcext:value-type="float">
            <text:p>9.812852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-0.000659" calcext:value-type="float">
            <text:p>-0.00065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56929" calcext:value-type="float">
            <text:p>0.056929</text:p>
          </table:table-cell>
          <table:table-cell office:value-type="float" office:value="0.029932" calcext:value-type="float">
            <text:p>0.029932</text:p>
          </table:table-cell>
          <table:table-cell office:value-type="float" office:value="9.812923" calcext:value-type="float">
            <text:p>9.812923</text:p>
          </table:table-cell>
          <table:table-cell table:number-columns-repeated="4"/>
        </table:table-row>
        <table:table-row table:style-name="ro1">
          <table:table-cell office:value-type="float" office:value="2201.807" calcext:value-type="float">
            <text:p>2201.80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89001" calcext:value-type="float">
            <text:p>-0.089001</text:p>
          </table:table-cell>
          <table:table-cell office:value-type="float" office:value="9.792329" calcext:value-type="float">
            <text:p>9.792329</text:p>
          </table:table-cell>
          <table:table-cell office:value-type="float" office:value="0.007598" calcext:value-type="float">
            <text:p>0.007598</text:p>
          </table:table-cell>
          <table:table-cell office:value-type="float" office:value="-0.000361" calcext:value-type="float">
            <text:p>-0.00036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101686" calcext:value-type="float">
            <text:p>0.101686</text:p>
          </table:table-cell>
          <table:table-cell office:value-type="float" office:value="-0.042536" calcext:value-type="float">
            <text:p>-0.042536</text:p>
          </table:table-cell>
          <table:table-cell office:value-type="float" office:value="9.792197" calcext:value-type="float">
            <text:p>9.792197</text:p>
          </table:table-cell>
          <table:table-cell table:number-columns-repeated="4"/>
        </table:table-row>
        <table:table-row table:style-name="ro1">
          <table:table-cell office:value-type="float" office:value="2201.817" calcext:value-type="float">
            <text:p>2201.81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-0.100683" calcext:value-type="float">
            <text:p>-0.100683</text:p>
          </table:table-cell>
          <table:table-cell office:value-type="float" office:value="-0.079328" calcext:value-type="float">
            <text:p>-0.079328</text:p>
          </table:table-cell>
          <table:table-cell office:value-type="float" office:value="9.798596" calcext:value-type="float">
            <text:p>9.798596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-0.000234" calcext:value-type="float">
            <text:p>-0.00023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106316" calcext:value-type="float">
            <text:p>0.106316</text:p>
          </table:table-cell>
          <table:table-cell office:value-type="float" office:value="-0.10343" calcext:value-type="float">
            <text:p>-0.10343</text:p>
          </table:table-cell>
          <table:table-cell office:value-type="float" office:value="9.798312" calcext:value-type="float">
            <text:p>9.798312</text:p>
          </table:table-cell>
          <table:table-cell table:number-columns-repeated="4"/>
        </table:table-row>
        <table:table-row table:style-name="ro1">
          <table:table-cell office:value-type="float" office:value="2201.827" calcext:value-type="float">
            <text:p>2201.827</text:p>
          </table:table-cell>
          <table:table-cell office:value-type="string" calcext:value-type="string">
            <text:p>imu</text:p>
          </table:table-cell>
          <table:table-cell office:value-type="float" office:value="-2.9857" calcext:value-type="float">
            <text:p>-2.9857</text:p>
          </table:table-cell>
          <table:table-cell office:value-type="float" office:value="0.991" calcext:value-type="float">
            <text:p>0.99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987" calcext:value-type="float">
            <text:p>-0.000987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-0.785105" calcext:value-type="float">
            <text:p>-0.785105</text:p>
          </table:table-cell>
          <table:table-cell office:value-type="float" office:value="-0.619362" calcext:value-type="float">
            <text:p>-0.619362</text:p>
          </table:table-cell>
          <table:table-cell office:value-type="float" office:value="0.064005" calcext:value-type="float">
            <text:p>0.064005</text:p>
          </table:table-cell>
          <table:table-cell office:value-type="float" office:value="-0.087808" calcext:value-type="float">
            <text:p>-0.087808</text:p>
          </table:table-cell>
          <table:table-cell office:value-type="float" office:value="9.792908" calcext:value-type="float">
            <text:p>9.792908</text:p>
          </table:table-cell>
          <table:table-cell office:value-type="float" office:value="0.007944" calcext:value-type="float">
            <text:p>0.00794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76224" calcext:value-type="float">
            <text:p>0.076224</text:p>
          </table:table-cell>
          <table:table-cell office:value-type="float" office:value="0.058722" calcext:value-type="float">
            <text:p>0.058722</text:p>
          </table:table-cell>
          <table:table-cell office:value-type="float" office:value="9.793038" calcext:value-type="float">
            <text:p>9.793038</text:p>
          </table:table-cell>
          <table:table-cell table:number-columns-repeated="4"/>
        </table:table-row>
        <table:table-row table:style-name="ro1">
          <table:table-cell office:value-type="float" office:value="2201.8" calcext:value-type="float">
            <text:p>2201.8</text:p>
          </table:table-cell>
          <table:table-cell office:value-type="string" calcext:value-type="string">
            <text:p>odom</text:p>
          </table:table-cell>
          <table:table-cell office:value-type="float" office:value="-2.984753" calcext:value-type="float">
            <text:p>-2.984753</text:p>
          </table:table-cell>
          <table:table-cell office:value-type="float" office:value="0.988581" calcext:value-type="float">
            <text:p>0.988581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table:number-columns-repeated="13"/>
        </table:table-row>
        <table:table-row table:style-name="ro1">
          <table:table-cell office:value-type="float" office:value="2201.837" calcext:value-type="float">
            <text:p>2201.83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-0.075981" calcext:value-type="float">
            <text:p>-0.075981</text:p>
          </table:table-cell>
          <table:table-cell office:value-type="float" office:value="9.808933" calcext:value-type="float">
            <text:p>9.808933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-0.000423" calcext:value-type="float">
            <text:p>-0.000423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56558" calcext:value-type="float">
            <text:p>0.056558</text:p>
          </table:table-cell>
          <table:table-cell office:value-type="float" office:value="0.053589" calcext:value-type="float">
            <text:p>0.053589</text:p>
          </table:table-cell>
          <table:table-cell office:value-type="float" office:value="9.809008" calcext:value-type="float">
            <text:p>9.809008</text:p>
          </table:table-cell>
          <table:table-cell table:number-columns-repeated="4"/>
        </table:table-row>
        <table:table-row table:style-name="ro1">
          <table:table-cell office:value-type="float" office:value="2201.847" calcext:value-type="float">
            <text:p>2201.84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-0.082753" calcext:value-type="float">
            <text:p>-0.082753</text:p>
          </table:table-cell>
          <table:table-cell office:value-type="float" office:value="9.800055" calcext:value-type="float">
            <text:p>9.800055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-0.000337" calcext:value-type="float">
            <text:p>-0.000337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9398" calcext:value-type="float">
            <text:p>0.069398</text:p>
          </table:table-cell>
          <table:table-cell office:value-type="float" office:value="0.045179" calcext:value-type="float">
            <text:p>0.045179</text:p>
          </table:table-cell>
          <table:table-cell office:value-type="float" office:value="9.800095" calcext:value-type="float">
            <text:p>9.800095</text:p>
          </table:table-cell>
          <table:table-cell table:number-columns-repeated="4"/>
        </table:table-row>
        <table:table-row table:style-name="ro1">
          <table:table-cell office:value-type="float" office:value="2201.857" calcext:value-type="float">
            <text:p>2201.85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8415" calcext:value-type="float">
            <text:p>0.028415</text:p>
          </table:table-cell>
          <table:table-cell office:value-type="float" office:value="-0.080741" calcext:value-type="float">
            <text:p>-0.080741</text:p>
          </table:table-cell>
          <table:table-cell office:value-type="float" office:value="9.800433" calcext:value-type="float">
            <text:p>9.800433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7538" calcext:value-type="float">
            <text:p>0.067538</text:p>
          </table:table-cell>
          <table:table-cell office:value-type="float" office:value="0.044371" calcext:value-type="float">
            <text:p>0.044371</text:p>
          </table:table-cell>
          <table:table-cell office:value-type="float" office:value="9.800474" calcext:value-type="float">
            <text:p>9.800474</text:p>
          </table:table-cell>
          <table:table-cell table:number-columns-repeated="4"/>
        </table:table-row>
        <table:table-row table:style-name="ro1">
          <table:table-cell office:value-type="float" office:value="2201.867" calcext:value-type="float">
            <text:p>2201.86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8121" calcext:value-type="float">
            <text:p>0.028121</text:p>
          </table:table-cell>
          <table:table-cell office:value-type="float" office:value="-0.081022" calcext:value-type="float">
            <text:p>-0.081022</text:p>
          </table:table-cell>
          <table:table-cell office:value-type="float" office:value="9.799518" calcext:value-type="float">
            <text:p>9.799518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84" calcext:value-type="float">
            <text:p>-0.00028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7929" calcext:value-type="float">
            <text:p>0.067929</text:p>
          </table:table-cell>
          <table:table-cell office:value-type="float" office:value="0.044262" calcext:value-type="float">
            <text:p>0.044262</text:p>
          </table:table-cell>
          <table:table-cell office:value-type="float" office:value="9.799558" calcext:value-type="float">
            <text:p>9.799558</text:p>
          </table:table-cell>
          <table:table-cell table:number-columns-repeated="4"/>
        </table:table-row>
        <table:table-row table:style-name="ro1">
          <table:table-cell office:value-type="float" office:value="2201.877" calcext:value-type="float">
            <text:p>2201.87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7302" calcext:value-type="float">
            <text:p>0.027302</text:p>
          </table:table-cell>
          <table:table-cell office:value-type="float" office:value="-0.080793" calcext:value-type="float">
            <text:p>-0.080793</text:p>
          </table:table-cell>
          <table:table-cell office:value-type="float" office:value="9.799573" calcext:value-type="float">
            <text:p>9.799573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62" calcext:value-type="float">
            <text:p>-0.000262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149" calcext:value-type="float">
            <text:p>0.068149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9.799611" calcext:value-type="float">
            <text:p>9.799611</text:p>
          </table:table-cell>
          <table:table-cell table:number-columns-repeated="4"/>
        </table:table-row>
        <table:table-row table:style-name="ro1">
          <table:table-cell office:value-type="float" office:value="2201.887" calcext:value-type="float">
            <text:p>2201.88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6772" calcext:value-type="float">
            <text:p>0.026772</text:p>
          </table:table-cell>
          <table:table-cell office:value-type="float" office:value="-0.080657" calcext:value-type="float">
            <text:p>-0.080657</text:p>
          </table:table-cell>
          <table:table-cell office:value-type="float" office:value="9.799648" calcext:value-type="float">
            <text:p>9.799648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44" calcext:value-type="float">
            <text:p>-0.00024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302" calcext:value-type="float">
            <text:p>0.068302</text:p>
          </table:table-cell>
          <table:table-cell office:value-type="float" office:value="0.042915" calcext:value-type="float">
            <text:p>0.042915</text:p>
          </table:table-cell>
          <table:table-cell office:value-type="float" office:value="9.799685" calcext:value-type="float">
            <text:p>9.799685</text:p>
          </table:table-cell>
          <table:table-cell table:number-columns-repeated="4"/>
        </table:table-row>
        <table:table-row table:style-name="ro1">
          <table:table-cell office:value-type="float" office:value="2201.897" calcext:value-type="float">
            <text:p>2201.89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-0.08055" calcext:value-type="float">
            <text:p>-0.08055</text:p>
          </table:table-cell>
          <table:table-cell office:value-type="float" office:value="9.799705" calcext:value-type="float">
            <text:p>9.799705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29" calcext:value-type="float">
            <text:p>-0.00022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394" calcext:value-type="float">
            <text:p>0.068394</text:p>
          </table:table-cell>
          <table:table-cell office:value-type="float" office:value="0.042549" calcext:value-type="float">
            <text:p>0.042549</text:p>
          </table:table-cell>
          <table:table-cell office:value-type="float" office:value="9.79974" calcext:value-type="float">
            <text:p>9.79974</text:p>
          </table:table-cell>
          <table:table-cell table:number-columns-repeated="4"/>
        </table:table-row>
        <table:table-row table:style-name="ro1">
          <table:table-cell office:value-type="float" office:value="2201.907" calcext:value-type="float">
            <text:p>2201.90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6156" calcext:value-type="float">
            <text:p>0.026156</text:p>
          </table:table-cell>
          <table:table-cell office:value-type="float" office:value="-0.080477" calcext:value-type="float">
            <text:p>-0.080477</text:p>
          </table:table-cell>
          <table:table-cell office:value-type="float" office:value="9.799725" calcext:value-type="float">
            <text:p>9.79972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17" calcext:value-type="float">
            <text:p>-0.000217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46" calcext:value-type="float">
            <text:p>0.06846</text:p>
          </table:table-cell>
          <table:table-cell office:value-type="float" office:value="0.042293" calcext:value-type="float">
            <text:p>0.042293</text:p>
          </table:table-cell>
          <table:table-cell office:value-type="float" office:value="9.79976" calcext:value-type="float">
            <text:p>9.79976</text:p>
          </table:table-cell>
          <table:table-cell table:number-columns-repeated="4"/>
        </table:table-row>
        <table:table-row table:style-name="ro1">
          <table:table-cell office:value-type="float" office:value="2201.917" calcext:value-type="float">
            <text:p>2201.91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6006" calcext:value-type="float">
            <text:p>0.026006</text:p>
          </table:table-cell>
          <table:table-cell office:value-type="float" office:value="-0.080413" calcext:value-type="float">
            <text:p>-0.080413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07" calcext:value-type="float">
            <text:p>-0.000207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482" calcext:value-type="float">
            <text:p>0.068482</text:p>
          </table:table-cell>
          <table:table-cell office:value-type="float" office:value="0.042131" calcext:value-type="float">
            <text:p>0.042131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201.927" calcext:value-type="float">
            <text:p>2201.927</text:p>
          </table:table-cell>
          <table:table-cell office:value-type="string" calcext:value-type="string">
            <text:p>imu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0.9886" calcext:value-type="float">
            <text:p>0.988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-0.868621" calcext:value-type="float">
            <text:p>-0.868621</text:p>
          </table:table-cell>
          <table:table-cell office:value-type="float" office:value="-0.495475" calcext:value-type="float">
            <text:p>-0.495475</text:p>
          </table:table-cell>
          <table:table-cell office:value-type="float" office:value="0.025945" calcext:value-type="float">
            <text:p>0.025945</text:p>
          </table:table-cell>
          <table:table-cell office:value-type="float" office:value="-0.080356" calcext:value-type="float">
            <text:p>-0.080356</text:p>
          </table:table-cell>
          <table:table-cell office:value-type="float" office:value="9.799713" calcext:value-type="float">
            <text:p>9.79971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95" calcext:value-type="float">
            <text:p>-0.00019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68463" calcext:value-type="float">
            <text:p>0.068463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9.799747" calcext:value-type="float">
            <text:p>9.799747</text:p>
          </table:table-cell>
          <table:table-cell table:number-columns-repeated="4"/>
        </table:table-row>
        <table:table-row table:style-name="ro1">
          <table:table-cell office:value-type="float" office:value="2201.934" calcext:value-type="float">
            <text:p>2201.934</text:p>
          </table:table-cell>
          <table:table-cell office:value-type="string" calcext:value-type="string">
            <text:p>odom</text:p>
          </table:table-cell>
          <table:table-cell office:value-type="float" office:value="-2.982384" calcext:value-type="float">
            <text:p>-2.982384</text:p>
          </table:table-cell>
          <table:table-cell office:value-type="float" office:value="0.985895" calcext:value-type="float">
            <text:p>0.98589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table:number-columns-repeated="13"/>
        </table:table-row>
        <table:table-row table:style-name="ro1">
          <table:table-cell office:value-type="float" office:value="2201.937" calcext:value-type="float">
            <text:p>2201.93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5967" calcext:value-type="float">
            <text:p>0.025967</text:p>
          </table:table-cell>
          <table:table-cell office:value-type="float" office:value="-0.080273" calcext:value-type="float">
            <text:p>-0.080273</text:p>
          </table:table-cell>
          <table:table-cell office:value-type="float" office:value="9.799676" calcext:value-type="float">
            <text:p>9.79967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1" calcext:value-type="float">
            <text:p>-0.00018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6645" calcext:value-type="float">
            <text:p>0.046645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9.79971" calcext:value-type="float">
            <text:p>9.79971</text:p>
          </table:table-cell>
          <table:table-cell table:number-columns-repeated="4"/>
        </table:table-row>
        <table:table-row table:style-name="ro1">
          <table:table-cell office:value-type="float" office:value="2201.947" calcext:value-type="float">
            <text:p>2201.94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5955" calcext:value-type="float">
            <text:p>0.025955</text:p>
          </table:table-cell>
          <table:table-cell office:value-type="float" office:value="-0.080192" calcext:value-type="float">
            <text:p>-0.080192</text:p>
          </table:table-cell>
          <table:table-cell office:value-type="float" office:value="9.799617" calcext:value-type="float">
            <text:p>9.799617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66" calcext:value-type="float">
            <text:p>-0.000166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6607" calcext:value-type="float">
            <text:p>0.046607</text:p>
          </table:table-cell>
          <table:table-cell office:value-type="float" office:value="0.065258" calcext:value-type="float">
            <text:p>0.065258</text:p>
          </table:table-cell>
          <table:table-cell office:value-type="float" office:value="9.799652" calcext:value-type="float">
            <text:p>9.799652</text:p>
          </table:table-cell>
          <table:table-cell table:number-columns-repeated="4"/>
        </table:table-row>
        <table:table-row table:style-name="ro1">
          <table:table-cell office:value-type="float" office:value="2201.957" calcext:value-type="float">
            <text:p>2201.95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6147" calcext:value-type="float">
            <text:p>0.026147</text:p>
          </table:table-cell>
          <table:table-cell office:value-type="float" office:value="-0.080075" calcext:value-type="float">
            <text:p>-0.080075</text:p>
          </table:table-cell>
          <table:table-cell office:value-type="float" office:value="9.799491" calcext:value-type="float">
            <text:p>9.799491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-0.000154" calcext:value-type="float">
            <text:p>-0.00015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6383" calcext:value-type="float">
            <text:p>0.046383</text:p>
          </table:table-cell>
          <table:table-cell office:value-type="float" office:value="0.065278" calcext:value-type="float">
            <text:p>0.065278</text:p>
          </table:table-cell>
          <table:table-cell office:value-type="float" office:value="9.799525" calcext:value-type="float">
            <text:p>9.799525</text:p>
          </table:table-cell>
          <table:table-cell table:number-columns-repeated="4"/>
        </table:table-row>
        <table:table-row table:style-name="ro1">
          <table:table-cell office:value-type="float" office:value="2201.967" calcext:value-type="float">
            <text:p>2201.96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6711" calcext:value-type="float">
            <text:p>0.026711</text:p>
          </table:table-cell>
          <table:table-cell office:value-type="float" office:value="-0.079968" calcext:value-type="float">
            <text:p>-0.079968</text:p>
          </table:table-cell>
          <table:table-cell office:value-type="float" office:value="9.799382" calcext:value-type="float">
            <text:p>9.799382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26" calcext:value-type="float">
            <text:p>-0.000126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5865" calcext:value-type="float">
            <text:p>0.045865</text:p>
          </table:table-cell>
          <table:table-cell office:value-type="float" office:value="0.065527" calcext:value-type="float">
            <text:p>0.065527</text:p>
          </table:table-cell>
          <table:table-cell office:value-type="float" office:value="9.799419" calcext:value-type="float">
            <text:p>9.799419</text:p>
          </table:table-cell>
          <table:table-cell table:number-columns-repeated="4"/>
        </table:table-row>
        <table:table-row table:style-name="ro1">
          <table:table-cell office:value-type="float" office:value="2201.977" calcext:value-type="float">
            <text:p>2201.97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7247" calcext:value-type="float">
            <text:p>0.027247</text:p>
          </table:table-cell>
          <table:table-cell office:value-type="float" office:value="-0.079058" calcext:value-type="float">
            <text:p>-0.079058</text:p>
          </table:table-cell>
          <table:table-cell office:value-type="float" office:value="9.799207" calcext:value-type="float">
            <text:p>9.799207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094" calcext:value-type="float">
            <text:p>-9.4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4893" calcext:value-type="float">
            <text:p>0.044893</text:p>
          </table:table-cell>
          <table:table-cell office:value-type="float" office:value="0.065114" calcext:value-type="float">
            <text:p>0.065114</text:p>
          </table:table-cell>
          <table:table-cell office:value-type="float" office:value="9.799245" calcext:value-type="float">
            <text:p>9.799245</text:p>
          </table:table-cell>
          <table:table-cell table:number-columns-repeated="4"/>
        </table:table-row>
        <table:table-row table:style-name="ro1">
          <table:table-cell office:value-type="float" office:value="2201.987" calcext:value-type="float">
            <text:p>2201.98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6695" calcext:value-type="float">
            <text:p>0.026695</text:p>
          </table:table-cell>
          <table:table-cell office:value-type="float" office:value="-0.079345" calcext:value-type="float">
            <text:p>-0.079345</text:p>
          </table:table-cell>
          <table:table-cell office:value-type="float" office:value="9.799245" calcext:value-type="float">
            <text:p>9.799245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5508" calcext:value-type="float">
            <text:p>0.045508</text:p>
          </table:table-cell>
          <table:table-cell office:value-type="float" office:value="0.065016" calcext:value-type="float">
            <text:p>0.065016</text:p>
          </table:table-cell>
          <table:table-cell office:value-type="float" office:value="9.799281" calcext:value-type="float">
            <text:p>9.799281</text:p>
          </table:table-cell>
          <table:table-cell table:number-columns-repeated="4"/>
        </table:table-row>
        <table:table-row table:style-name="ro1">
          <table:table-cell office:value-type="float" office:value="2201.997" calcext:value-type="float">
            <text:p>2201.99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30217" calcext:value-type="float">
            <text:p>0.030217</text:p>
          </table:table-cell>
          <table:table-cell office:value-type="float" office:value="-0.079524" calcext:value-type="float">
            <text:p>-0.079524</text:p>
          </table:table-cell>
          <table:table-cell office:value-type="float" office:value="9.800122" calcext:value-type="float">
            <text:p>9.800122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-0.000069" calcext:value-type="float">
            <text:p>-6.9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2784" calcext:value-type="float">
            <text:p>0.042784</text:p>
          </table:table-cell>
          <table:table-cell office:value-type="float" office:value="0.067252" calcext:value-type="float">
            <text:p>0.067252</text:p>
          </table:table-cell>
          <table:table-cell office:value-type="float" office:value="9.800167" calcext:value-type="float">
            <text:p>9.800167</text:p>
          </table:table-cell>
          <table:table-cell table:number-columns-repeated="4"/>
        </table:table-row>
        <table:table-row table:style-name="ro1">
          <table:table-cell office:value-type="float" office:value="2202.007" calcext:value-type="float">
            <text:p>2202.00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36032" calcext:value-type="float">
            <text:p>0.036032</text:p>
          </table:table-cell>
          <table:table-cell office:value-type="float" office:value="-0.079447" calcext:value-type="float">
            <text:p>-0.079447</text:p>
          </table:table-cell>
          <table:table-cell office:value-type="float" office:value="9.800071" calcext:value-type="float">
            <text:p>9.800071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071" calcext:value-type="float">
            <text:p>-7.1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38061" calcext:value-type="float">
            <text:p>0.038061</text:p>
          </table:table-cell>
          <table:table-cell office:value-type="float" office:value="0.070647" calcext:value-type="float">
            <text:p>0.070647</text:p>
          </table:table-cell>
          <table:table-cell office:value-type="float" office:value="9.800131" calcext:value-type="float">
            <text:p>9.800131</text:p>
          </table:table-cell>
          <table:table-cell table:number-columns-repeated="4"/>
        </table:table-row>
        <table:table-row table:style-name="ro1">
          <table:table-cell office:value-type="float" office:value="2202.017" calcext:value-type="float">
            <text:p>2202.01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41795" calcext:value-type="float">
            <text:p>0.041795</text:p>
          </table:table-cell>
          <table:table-cell office:value-type="float" office:value="-0.078464" calcext:value-type="float">
            <text:p>-0.078464</text:p>
          </table:table-cell>
          <table:table-cell office:value-type="float" office:value="9.799615" calcext:value-type="float">
            <text:p>9.799615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057" calcext:value-type="float">
            <text:p>-5.7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3284" calcext:value-type="float">
            <text:p>0.03284</text:p>
          </table:table-cell>
          <table:table-cell office:value-type="float" office:value="0.073281" calcext:value-type="float">
            <text:p>0.073281</text:p>
          </table:table-cell>
          <table:table-cell office:value-type="float" office:value="9.799689" calcext:value-type="float">
            <text:p>9.799689</text:p>
          </table:table-cell>
          <table:table-cell table:number-columns-repeated="4"/>
        </table:table-row>
        <table:table-row table:style-name="ro1">
          <table:table-cell office:value-type="float" office:value="2202.027" calcext:value-type="float">
            <text:p>2202.02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55512" calcext:value-type="float">
            <text:p>0.055512</text:p>
          </table:table-cell>
          <table:table-cell office:value-type="float" office:value="-0.078833" calcext:value-type="float">
            <text:p>-0.078833</text:p>
          </table:table-cell>
          <table:table-cell office:value-type="float" office:value="9.799941" calcext:value-type="float">
            <text:p>9.79994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061" calcext:value-type="float">
            <text:p>-6.1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22029" calcext:value-type="float">
            <text:p>0.022029</text:p>
          </table:table-cell>
          <table:table-cell office:value-type="float" office:value="0.08173" calcext:value-type="float">
            <text:p>0.08173</text:p>
          </table:table-cell>
          <table:table-cell office:value-type="float" office:value="9.80005" calcext:value-type="float">
            <text:p>9.80005</text:p>
          </table:table-cell>
          <table:table-cell table:number-columns-repeated="4"/>
        </table:table-row>
        <table:table-row table:style-name="ro1">
          <table:table-cell office:value-type="float" office:value="2202.037" calcext:value-type="float">
            <text:p>2202.03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50034" calcext:value-type="float">
            <text:p>0.050034</text:p>
          </table:table-cell>
          <table:table-cell office:value-type="float" office:value="-0.066058" calcext:value-type="float">
            <text:p>-0.066058</text:p>
          </table:table-cell>
          <table:table-cell office:value-type="float" office:value="9.805672" calcext:value-type="float">
            <text:p>9.805672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-0.000328" calcext:value-type="float">
            <text:p>-0.000328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8854" calcext:value-type="float">
            <text:p>0.018854</text:p>
          </table:table-cell>
          <table:table-cell office:value-type="float" office:value="0.068191" calcext:value-type="float">
            <text:p>0.068191</text:p>
          </table:table-cell>
          <table:table-cell office:value-type="float" office:value="9.805767" calcext:value-type="float">
            <text:p>9.805767</text:p>
          </table:table-cell>
          <table:table-cell table:number-columns-repeated="4"/>
        </table:table-row>
        <table:table-row table:style-name="ro1">
          <table:table-cell office:value-type="float" office:value="2202.047" calcext:value-type="float">
            <text:p>2202.04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-0.028265" calcext:value-type="float">
            <text:p>-0.028265</text:p>
          </table:table-cell>
          <table:table-cell office:value-type="float" office:value="-0.084963" calcext:value-type="float">
            <text:p>-0.084963</text:p>
          </table:table-cell>
          <table:table-cell office:value-type="float" office:value="9.799032" calcext:value-type="float">
            <text:p>9.799032</text:p>
          </table:table-cell>
          <table:table-cell office:value-type="float" office:value="0.007625" calcext:value-type="float">
            <text:p>0.007625</text:p>
          </table:table-cell>
          <table:table-cell office:value-type="float" office:value="-0.000214" calcext:value-type="float">
            <text:p>-0.000214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93048" calcext:value-type="float">
            <text:p>0.093048</text:p>
          </table:table-cell>
          <table:table-cell office:value-type="float" office:value="0.036874" calcext:value-type="float">
            <text:p>0.036874</text:p>
          </table:table-cell>
          <table:table-cell office:value-type="float" office:value="9.79893" calcext:value-type="float">
            <text:p>9.79893</text:p>
          </table:table-cell>
          <table:table-cell table:number-columns-repeated="4"/>
        </table:table-row>
        <table:table-row table:style-name="ro1">
          <table:table-cell office:value-type="float" office:value="2202.057" calcext:value-type="float">
            <text:p>2202.05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-0.108262" calcext:value-type="float">
            <text:p>-0.108262</text:p>
          </table:table-cell>
          <table:table-cell office:value-type="float" office:value="-0.075001" calcext:value-type="float">
            <text:p>-0.075001</text:p>
          </table:table-cell>
          <table:table-cell office:value-type="float" office:value="9.796013" calcext:value-type="float">
            <text:p>9.796013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15146" calcext:value-type="float">
            <text:p>0.15146</text:p>
          </table:table-cell>
          <table:table-cell office:value-type="float" office:value="-0.018674" calcext:value-type="float">
            <text:p>-0.018674</text:p>
          </table:table-cell>
          <table:table-cell office:value-type="float" office:value="9.79571" calcext:value-type="float">
            <text:p>9.79571</text:p>
          </table:table-cell>
          <table:table-cell table:number-columns-repeated="4"/>
        </table:table-row>
        <table:table-row table:style-name="ro1">
          <table:table-cell office:value-type="float" office:value="2202.067" calcext:value-type="float">
            <text:p>2202.06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2792" calcext:value-type="float">
            <text:p>0.022792</text:p>
          </table:table-cell>
          <table:table-cell office:value-type="float" office:value="-0.089542" calcext:value-type="float">
            <text:p>-0.089542</text:p>
          </table:table-cell>
          <table:table-cell office:value-type="float" office:value="9.794887" calcext:value-type="float">
            <text:p>9.794887</text:p>
          </table:table-cell>
          <table:table-cell office:value-type="float" office:value="0.007847" calcext:value-type="float">
            <text:p>0.00784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54698" calcext:value-type="float">
            <text:p>0.054698</text:p>
          </table:table-cell>
          <table:table-cell office:value-type="float" office:value="0.070904" calcext:value-type="float">
            <text:p>0.070904</text:p>
          </table:table-cell>
          <table:table-cell office:value-type="float" office:value="9.794913" calcext:value-type="float">
            <text:p>9.794913</text:p>
          </table:table-cell>
          <table:table-cell table:number-columns-repeated="4"/>
        </table:table-row>
        <table:table-row table:style-name="ro1">
          <table:table-cell office:value-type="float" office:value="2202.077" calcext:value-type="float">
            <text:p>2202.07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56009" calcext:value-type="float">
            <text:p>0.056009</text:p>
          </table:table-cell>
          <table:table-cell office:value-type="float" office:value="-0.077924" calcext:value-type="float">
            <text:p>-0.077924</text:p>
          </table:table-cell>
          <table:table-cell office:value-type="float" office:value="9.808403" calcext:value-type="float">
            <text:p>9.80840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-0.000381" calcext:value-type="float">
            <text:p>-0.00038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21106" calcext:value-type="float">
            <text:p>0.021106</text:p>
          </table:table-cell>
          <table:table-cell office:value-type="float" office:value="0.081281" calcext:value-type="float">
            <text:p>0.081281</text:p>
          </table:table-cell>
          <table:table-cell office:value-type="float" office:value="9.808513" calcext:value-type="float">
            <text:p>9.808513</text:p>
          </table:table-cell>
          <table:table-cell table:number-columns-repeated="4"/>
        </table:table-row>
        <table:table-row table:style-name="ro1">
          <table:table-cell office:value-type="float" office:value="2202.087" calcext:value-type="float">
            <text:p>2202.08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6187" calcext:value-type="float">
            <text:p>0.026187</text:p>
          </table:table-cell>
          <table:table-cell office:value-type="float" office:value="-0.082475" calcext:value-type="float">
            <text:p>-0.082475</text:p>
          </table:table-cell>
          <table:table-cell office:value-type="float" office:value="9.801039" calcext:value-type="float">
            <text:p>9.801039</text:p>
          </table:table-cell>
          <table:table-cell office:value-type="float" office:value="0.007546" calcext:value-type="float">
            <text:p>0.007546</text:p>
          </table:table-cell>
          <table:table-cell office:value-type="float" office:value="-0.000356" calcext:value-type="float">
            <text:p>-0.000356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9.801073" calcext:value-type="float">
            <text:p>9.801073</text:p>
          </table:table-cell>
          <table:table-cell table:number-columns-repeated="4"/>
        </table:table-row>
        <table:table-row table:style-name="ro1">
          <table:table-cell office:value-type="float" office:value="2202.097" calcext:value-type="float">
            <text:p>2202.097</text:p>
          </table:table-cell>
          <table:table-cell office:value-type="string" calcext:value-type="string">
            <text:p>imu</text:p>
          </table:table-cell>
          <table:table-cell office:value-type="float" office:value="-2.9824" calcext:value-type="float">
            <text:p>-2.9824</text:p>
          </table:table-cell>
          <table:table-cell office:value-type="float" office:value="0.9859" calcext:value-type="float">
            <text:p>0.98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-0.949804" calcext:value-type="float">
            <text:p>-0.949804</text:p>
          </table:table-cell>
          <table:table-cell office:value-type="float" office:value="-0.312844" calcext:value-type="float">
            <text:p>-0.312844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-0.080812" calcext:value-type="float">
            <text:p>-0.080812</text:p>
          </table:table-cell>
          <table:table-cell office:value-type="float" office:value="9.800493" calcext:value-type="float">
            <text:p>9.800493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-0.000306" calcext:value-type="float">
            <text:p>-0.000306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4422" calcext:value-type="float">
            <text:p>0.04422</text:p>
          </table:table-cell>
          <table:table-cell office:value-type="float" office:value="0.067793" calcext:value-type="float">
            <text:p>0.067793</text:p>
          </table:table-cell>
          <table:table-cell office:value-type="float" office:value="9.800536" calcext:value-type="float">
            <text:p>9.800536</text:p>
          </table:table-cell>
          <table:table-cell table:number-columns-repeated="4"/>
        </table:table-row>
        <table:table-row table:style-name="ro1">
          <table:table-cell office:value-type="float" office:value="2202.067" calcext:value-type="float">
            <text:p>2202.067</text:p>
          </table:table-cell>
          <table:table-cell office:value-type="string" calcext:value-type="string">
            <text:p>odom</text:p>
          </table:table-cell>
          <table:table-cell office:value-type="float" office:value="-2.979226" calcext:value-type="float">
            <text:p>-2.979226</text:p>
          </table:table-cell>
          <table:table-cell office:value-type="float" office:value="0.984373" calcext:value-type="float">
            <text:p>0.984373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992884" calcext:value-type="float">
            <text:p>-0.992884</text:p>
          </table:table-cell>
          <table:table-cell office:value-type="float" office:value="-0.119078" calcext:value-type="float">
            <text:p>-0.119078</text:p>
          </table:table-cell>
          <table:table-cell table:number-columns-repeated="13"/>
        </table:table-row>
        <table:table-row table:style-name="ro1">
          <table:table-cell office:value-type="float" office:value="2202.107" calcext:value-type="float">
            <text:p>2202.107</text:p>
          </table:table-cell>
          <table:table-cell office:value-type="string" calcext:value-type="string">
            <text:p>imu</text:p>
          </table:table-cell>
          <table:table-cell office:value-type="float" office:value="-2.9792" calcext:value-type="float">
            <text:p>-2.9792</text:p>
          </table:table-cell>
          <table:table-cell office:value-type="float" office:value="0.9844" calcext:value-type="float">
            <text:p>0.98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992884" calcext:value-type="float">
            <text:p>-0.992884</text:p>
          </table:table-cell>
          <table:table-cell office:value-type="float" office:value="-0.119078" calcext:value-type="float">
            <text:p>-0.119078</text:p>
          </table:table-cell>
          <table:table-cell office:value-type="float" office:value="0.028084" calcext:value-type="float">
            <text:p>0.028084</text:p>
          </table:table-cell>
          <table:table-cell office:value-type="float" office:value="-0.081141" calcext:value-type="float">
            <text:p>-0.081141</text:p>
          </table:table-cell>
          <table:table-cell office:value-type="float" office:value="9.799541" calcext:value-type="float">
            <text:p>9.799541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5764" calcext:value-type="float">
            <text:p>0.015764</text:p>
          </table:table-cell>
          <table:table-cell office:value-type="float" office:value="0.079627" calcext:value-type="float">
            <text:p>0.079627</text:p>
          </table:table-cell>
          <table:table-cell office:value-type="float" office:value="9.799581" calcext:value-type="float">
            <text:p>9.799581</text:p>
          </table:table-cell>
          <table:table-cell table:number-columns-repeated="4"/>
        </table:table-row>
        <table:table-row table:style-name="ro1">
          <table:table-cell office:value-type="float" office:value="2202.117" calcext:value-type="float">
            <text:p>2202.117</text:p>
          </table:table-cell>
          <table:table-cell office:value-type="string" calcext:value-type="string">
            <text:p>imu</text:p>
          </table:table-cell>
          <table:table-cell office:value-type="float" office:value="-2.9792" calcext:value-type="float">
            <text:p>-2.9792</text:p>
          </table:table-cell>
          <table:table-cell office:value-type="float" office:value="0.9844" calcext:value-type="float">
            <text:p>0.98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992884" calcext:value-type="float">
            <text:p>-0.992884</text:p>
          </table:table-cell>
          <table:table-cell office:value-type="float" office:value="-0.119078" calcext:value-type="float">
            <text:p>-0.119078</text:p>
          </table:table-cell>
          <table:table-cell office:value-type="float" office:value="0.027345" calcext:value-type="float">
            <text:p>0.027345</text:p>
          </table:table-cell>
          <table:table-cell office:value-type="float" office:value="-0.080851" calcext:value-type="float">
            <text:p>-0.080851</text:p>
          </table:table-cell>
          <table:table-cell office:value-type="float" office:value="9.799566" calcext:value-type="float">
            <text:p>9.799566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67" calcext:value-type="float">
            <text:p>-0.000267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6414" calcext:value-type="float">
            <text:p>0.016414</text:p>
          </table:table-cell>
          <table:table-cell office:value-type="float" office:value="0.079171" calcext:value-type="float">
            <text:p>0.079171</text:p>
          </table:table-cell>
          <table:table-cell office:value-type="float" office:value="9.799604" calcext:value-type="float">
            <text:p>9.799604</text:p>
          </table:table-cell>
          <table:table-cell table:number-columns-repeated="4"/>
        </table:table-row>
        <table:table-row table:style-name="ro1">
          <table:table-cell office:value-type="float" office:value="2202.127" calcext:value-type="float">
            <text:p>2202.127</text:p>
          </table:table-cell>
          <table:table-cell office:value-type="string" calcext:value-type="string">
            <text:p>imu</text:p>
          </table:table-cell>
          <table:table-cell office:value-type="float" office:value="-2.9792" calcext:value-type="float">
            <text:p>-2.9792</text:p>
          </table:table-cell>
          <table:table-cell office:value-type="float" office:value="0.9844" calcext:value-type="float">
            <text:p>0.98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992884" calcext:value-type="float">
            <text:p>-0.992884</text:p>
          </table:table-cell>
          <table:table-cell office:value-type="float" office:value="-0.119078" calcext:value-type="float">
            <text:p>-0.119078</text:p>
          </table:table-cell>
          <table:table-cell office:value-type="float" office:value="0.026792" calcext:value-type="float">
            <text:p>0.026792</text:p>
          </table:table-cell>
          <table:table-cell office:value-type="float" office:value="-0.080622" calcext:value-type="float">
            <text:p>-0.080622</text:p>
          </table:table-cell>
          <table:table-cell office:value-type="float" office:value="9.799643" calcext:value-type="float">
            <text:p>9.799643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48" calcext:value-type="float">
            <text:p>-0.000248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6897" calcext:value-type="float">
            <text:p>0.016897</text:p>
          </table:table-cell>
          <table:table-cell office:value-type="float" office:value="0.078818" calcext:value-type="float">
            <text:p>0.078818</text:p>
          </table:table-cell>
          <table:table-cell office:value-type="float" office:value="9.79968" calcext:value-type="float">
            <text:p>9.79968</text:p>
          </table:table-cell>
          <table:table-cell table:number-columns-repeated="4"/>
        </table:table-row>
        <table:table-row table:style-name="ro1">
          <table:table-cell office:value-type="float" office:value="2202.137" calcext:value-type="float">
            <text:p>2202.137</text:p>
          </table:table-cell>
          <table:table-cell office:value-type="string" calcext:value-type="string">
            <text:p>imu</text:p>
          </table:table-cell>
          <table:table-cell office:value-type="float" office:value="-2.9792" calcext:value-type="float">
            <text:p>-2.9792</text:p>
          </table:table-cell>
          <table:table-cell office:value-type="float" office:value="0.9844" calcext:value-type="float">
            <text:p>0.98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992884" calcext:value-type="float">
            <text:p>-0.992884</text:p>
          </table:table-cell>
          <table:table-cell office:value-type="float" office:value="-0.119078" calcext:value-type="float">
            <text:p>-0.119078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-0.080555" calcext:value-type="float">
            <text:p>-0.080555</text:p>
          </table:table-cell>
          <table:table-cell office:value-type="float" office:value="9.799701" calcext:value-type="float">
            <text:p>9.79970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33" calcext:value-type="float">
            <text:p>-0.000233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7247" calcext:value-type="float">
            <text:p>0.017247</text:p>
          </table:table-cell>
          <table:table-cell office:value-type="float" office:value="0.078663" calcext:value-type="float">
            <text:p>0.078663</text:p>
          </table:table-cell>
          <table:table-cell office:value-type="float" office:value="9.799736" calcext:value-type="float">
            <text:p>9.799736</text:p>
          </table:table-cell>
          <table:table-cell table:number-columns-repeated="4"/>
        </table:table-row>
        <table:table-row table:style-name="ro1">
          <table:table-cell office:value-type="float" office:value="2202.147" calcext:value-type="float">
            <text:p>2202.147</text:p>
          </table:table-cell>
          <table:table-cell office:value-type="string" calcext:value-type="string">
            <text:p>imu</text:p>
          </table:table-cell>
          <table:table-cell office:value-type="float" office:value="-2.9792" calcext:value-type="float">
            <text:p>-2.9792</text:p>
          </table:table-cell>
          <table:table-cell office:value-type="float" office:value="0.9844" calcext:value-type="float">
            <text:p>0.98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992884" calcext:value-type="float">
            <text:p>-0.992884</text:p>
          </table:table-cell>
          <table:table-cell office:value-type="float" office:value="-0.119078" calcext:value-type="float">
            <text:p>-0.119078</text:p>
          </table:table-cell>
          <table:table-cell office:value-type="float" office:value="0.026153" calcext:value-type="float">
            <text:p>0.026153</text:p>
          </table:table-cell>
          <table:table-cell office:value-type="float" office:value="-0.080484" calcext:value-type="float">
            <text:p>-0.080484</text:p>
          </table:table-cell>
          <table:table-cell office:value-type="float" office:value="9.799723" calcext:value-type="float">
            <text:p>9.799723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21" calcext:value-type="float">
            <text:p>-0.00022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7486" calcext:value-type="float">
            <text:p>0.017486</text:p>
          </table:table-cell>
          <table:table-cell office:value-type="float" office:value="0.078532" calcext:value-type="float">
            <text:p>0.078532</text:p>
          </table:table-cell>
          <table:table-cell office:value-type="float" office:value="9.799758" calcext:value-type="float">
            <text:p>9.799758</text:p>
          </table:table-cell>
          <table:table-cell table:number-columns-repeated="4"/>
        </table:table-row>
        <table:table-row table:style-name="ro1">
          <table:table-cell office:value-type="float" office:value="2202.157" calcext:value-type="float">
            <text:p>2202.157</text:p>
          </table:table-cell>
          <table:table-cell office:value-type="string" calcext:value-type="string">
            <text:p>imu</text:p>
          </table:table-cell>
          <table:table-cell office:value-type="float" office:value="-2.9792" calcext:value-type="float">
            <text:p>-2.9792</text:p>
          </table:table-cell>
          <table:table-cell office:value-type="float" office:value="0.9844" calcext:value-type="float">
            <text:p>0.984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45" calcext:value-type="float">
            <text:p>-0.00124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992884" calcext:value-type="float">
            <text:p>-0.992884</text:p>
          </table:table-cell>
          <table:table-cell office:value-type="float" office:value="-0.119078" calcext:value-type="float">
            <text:p>-0.119078</text:p>
          </table:table-cell>
          <table:table-cell office:value-type="float" office:value="0.025996" calcext:value-type="float">
            <text:p>0.025996</text:p>
          </table:table-cell>
          <table:table-cell office:value-type="float" office:value="-0.08042" calcext:value-type="float">
            <text:p>-0.08042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11" calcext:value-type="float">
            <text:p>-0.00021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7623" calcext:value-type="float">
            <text:p>0.017623</text:p>
          </table:table-cell>
          <table:table-cell office:value-type="float" office:value="0.078433" calcext:value-type="float">
            <text:p>0.078433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202.168" calcext:value-type="float">
            <text:p>2202.168</text:p>
          </table:table-cell>
          <table:table-cell office:value-type="string" calcext:value-type="string">
            <text:p>odom</text:p>
          </table:table-cell>
          <table:table-cell office:value-type="float" office:value="-2.976562" calcext:value-type="float">
            <text:p>-2.976562</text:p>
          </table:table-cell>
          <table:table-cell office:value-type="float" office:value="0.984104" calcext:value-type="float">
            <text:p>0.984104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table:number-columns-repeated="13"/>
        </table:table-row>
        <table:table-row table:style-name="ro1">
          <table:table-cell office:value-type="float" office:value="2202.167" calcext:value-type="float">
            <text:p>2202.16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5929" calcext:value-type="float">
            <text:p>0.025929</text:p>
          </table:table-cell>
          <table:table-cell office:value-type="float" office:value="-0.080363" calcext:value-type="float">
            <text:p>-0.080363</text:p>
          </table:table-cell>
          <table:table-cell office:value-type="float" office:value="9.799715" calcext:value-type="float">
            <text:p>9.79971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99" calcext:value-type="float">
            <text:p>-0.00019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0.017674" calcext:value-type="float">
            <text:p>0.017674</text:p>
          </table:table-cell>
          <table:table-cell office:value-type="float" office:value="0.078362" calcext:value-type="float">
            <text:p>0.078362</text:p>
          </table:table-cell>
          <table:table-cell office:value-type="float" office:value="9.799749" calcext:value-type="float">
            <text:p>9.799749</text:p>
          </table:table-cell>
          <table:table-cell table:number-columns-repeated="4"/>
        </table:table-row>
        <table:table-row table:style-name="ro1">
          <table:table-cell office:value-type="float" office:value="2202.177" calcext:value-type="float">
            <text:p>2202.17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-0.080283" calcext:value-type="float">
            <text:p>-0.080283</text:p>
          </table:table-cell>
          <table:table-cell office:value-type="float" office:value="9.799679" calcext:value-type="float">
            <text:p>9.799679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6" calcext:value-type="float">
            <text:p>-0.000186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0611" calcext:value-type="float">
            <text:p>-0.00611</text:p>
          </table:table-cell>
          <table:table-cell office:value-type="float" office:value="0.080049" calcext:value-type="float">
            <text:p>0.080049</text:p>
          </table:table-cell>
          <table:table-cell office:value-type="float" office:value="9.799714" calcext:value-type="float">
            <text:p>9.799714</text:p>
          </table:table-cell>
          <table:table-cell table:number-columns-repeated="4"/>
        </table:table-row>
        <table:table-row table:style-name="ro1">
          <table:table-cell office:value-type="float" office:value="2202.187" calcext:value-type="float">
            <text:p>2202.18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6062" calcext:value-type="float">
            <text:p>0.026062</text:p>
          </table:table-cell>
          <table:table-cell office:value-type="float" office:value="-0.080205" calcext:value-type="float">
            <text:p>-0.080205</text:p>
          </table:table-cell>
          <table:table-cell office:value-type="float" office:value="9.799619" calcext:value-type="float">
            <text:p>9.799619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69" calcext:value-type="float">
            <text:p>-0.00016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0622" calcext:value-type="float">
            <text:p>-0.00622</text:p>
          </table:table-cell>
          <table:table-cell office:value-type="float" office:value="0.079965" calcext:value-type="float">
            <text:p>0.079965</text:p>
          </table:table-cell>
          <table:table-cell office:value-type="float" office:value="9.799654" calcext:value-type="float">
            <text:p>9.799654</text:p>
          </table:table-cell>
          <table:table-cell table:number-columns-repeated="4"/>
        </table:table-row>
        <table:table-row table:style-name="ro1">
          <table:table-cell office:value-type="float" office:value="2202.197" calcext:value-type="float">
            <text:p>2202.19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6259" calcext:value-type="float">
            <text:p>0.026259</text:p>
          </table:table-cell>
          <table:table-cell office:value-type="float" office:value="-0.08007" calcext:value-type="float">
            <text:p>-0.08007</text:p>
          </table:table-cell>
          <table:table-cell office:value-type="float" office:value="9.799493" calcext:value-type="float">
            <text:p>9.79949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-0.000159" calcext:value-type="float">
            <text:p>-0.000159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06409" calcext:value-type="float">
            <text:p>-0.006409</text:p>
          </table:table-cell>
          <table:table-cell office:value-type="float" office:value="0.079818" calcext:value-type="float">
            <text:p>0.079818</text:p>
          </table:table-cell>
          <table:table-cell office:value-type="float" office:value="9.799528" calcext:value-type="float">
            <text:p>9.799528</text:p>
          </table:table-cell>
          <table:table-cell table:number-columns-repeated="4"/>
        </table:table-row>
        <table:table-row table:style-name="ro1">
          <table:table-cell office:value-type="float" office:value="2202.207" calcext:value-type="float">
            <text:p>2202.20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6614" calcext:value-type="float">
            <text:p>0.026614</text:p>
          </table:table-cell>
          <table:table-cell office:value-type="float" office:value="-0.079988" calcext:value-type="float">
            <text:p>-0.079988</text:p>
          </table:table-cell>
          <table:table-cell office:value-type="float" office:value="9.799398" calcext:value-type="float">
            <text:p>9.799398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31" calcext:value-type="float">
            <text:p>-0.000131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06759" calcext:value-type="float">
            <text:p>-0.006759</text:p>
          </table:table-cell>
          <table:table-cell office:value-type="float" office:value="0.079714" calcext:value-type="float">
            <text:p>0.079714</text:p>
          </table:table-cell>
          <table:table-cell office:value-type="float" office:value="9.799434" calcext:value-type="float">
            <text:p>9.799434</text:p>
          </table:table-cell>
          <table:table-cell table:number-columns-repeated="4"/>
        </table:table-row>
        <table:table-row table:style-name="ro1">
          <table:table-cell office:value-type="float" office:value="2202.217" calcext:value-type="float">
            <text:p>2202.21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7286" calcext:value-type="float">
            <text:p>0.027286</text:p>
          </table:table-cell>
          <table:table-cell office:value-type="float" office:value="-0.079146" calcext:value-type="float">
            <text:p>-0.079146</text:p>
          </table:table-cell>
          <table:table-cell office:value-type="float" office:value="9.799212" calcext:value-type="float">
            <text:p>9.799212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096" calcext:value-type="float">
            <text:p>-9.6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07379" calcext:value-type="float">
            <text:p>-0.007379</text:p>
          </table:table-cell>
          <table:table-cell office:value-type="float" office:value="0.078834" calcext:value-type="float">
            <text:p>0.078834</text:p>
          </table:table-cell>
          <table:table-cell office:value-type="float" office:value="9.79925" calcext:value-type="float">
            <text:p>9.79925</text:p>
          </table:table-cell>
          <table:table-cell table:number-columns-repeated="4"/>
        </table:table-row>
        <table:table-row table:style-name="ro1">
          <table:table-cell office:value-type="float" office:value="2202.227" calcext:value-type="float">
            <text:p>2202.22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7015" calcext:value-type="float">
            <text:p>0.027015</text:p>
          </table:table-cell>
          <table:table-cell office:value-type="float" office:value="-0.079321" calcext:value-type="float">
            <text:p>-0.079321</text:p>
          </table:table-cell>
          <table:table-cell office:value-type="float" office:value="9.799207" calcext:value-type="float">
            <text:p>9.7992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062" calcext:value-type="float">
            <text:p>-6.2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07119" calcext:value-type="float">
            <text:p>-0.007119</text:p>
          </table:table-cell>
          <table:table-cell office:value-type="float" office:value="0.079025" calcext:value-type="float">
            <text:p>0.079025</text:p>
          </table:table-cell>
          <table:table-cell office:value-type="float" office:value="9.799244" calcext:value-type="float">
            <text:p>9.799244</text:p>
          </table:table-cell>
          <table:table-cell table:number-columns-repeated="4"/>
        </table:table-row>
        <table:table-row table:style-name="ro1">
          <table:table-cell office:value-type="float" office:value="2202.237" calcext:value-type="float">
            <text:p>2202.23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-0.079467" calcext:value-type="float">
            <text:p>-0.079467</text:p>
          </table:table-cell>
          <table:table-cell office:value-type="float" office:value="9.800071" calcext:value-type="float">
            <text:p>9.800071</text:p>
          </table:table-cell>
          <table:table-cell office:value-type="float" office:value="0.007493" calcext:value-type="float">
            <text:p>0.007493</text:p>
          </table:table-cell>
          <table:table-cell office:value-type="float" office:value="-0.000071" calcext:value-type="float">
            <text:p>-7.1E-05</text:p>
          </table:table-cell>
          <table:table-cell office:value-type="float" office:value="2.991012" calcext:value-type="float">
            <text:p>2.991012</text:p>
          </table:table-cell>
          <table:table-cell office:value-type="float" office:value="-0.009423" calcext:value-type="float">
            <text:p>-0.009423</text:p>
          </table:table-cell>
          <table:table-cell office:value-type="float" office:value="0.079032" calcext:value-type="float">
            <text:p>0.079032</text:p>
          </table:table-cell>
          <table:table-cell office:value-type="float" office:value="9.800114" calcext:value-type="float">
            <text:p>9.800114</text:p>
          </table:table-cell>
          <table:table-cell table:number-columns-repeated="4"/>
        </table:table-row>
        <table:table-row table:style-name="ro1">
          <table:table-cell office:value-type="float" office:value="2202.247" calcext:value-type="float">
            <text:p>2202.24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35665" calcext:value-type="float">
            <text:p>0.035665</text:p>
          </table:table-cell>
          <table:table-cell office:value-type="float" office:value="-0.079542" calcext:value-type="float">
            <text:p>-0.079542</text:p>
          </table:table-cell>
          <table:table-cell office:value-type="float" office:value="9.800109" calcext:value-type="float">
            <text:p>9.800109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074" calcext:value-type="float">
            <text:p>-7.4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15765" calcext:value-type="float">
            <text:p>-0.015765</text:p>
          </table:table-cell>
          <table:table-cell office:value-type="float" office:value="0.078725" calcext:value-type="float">
            <text:p>0.078725</text:p>
          </table:table-cell>
          <table:table-cell office:value-type="float" office:value="9.800168" calcext:value-type="float">
            <text:p>9.800168</text:p>
          </table:table-cell>
          <table:table-cell table:number-columns-repeated="4"/>
        </table:table-row>
        <table:table-row table:style-name="ro1">
          <table:table-cell office:value-type="float" office:value="2202.257" calcext:value-type="float">
            <text:p>2202.25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38709" calcext:value-type="float">
            <text:p>0.038709</text:p>
          </table:table-cell>
          <table:table-cell office:value-type="float" office:value="-0.078516" calcext:value-type="float">
            <text:p>-0.078516</text:p>
          </table:table-cell>
          <table:table-cell office:value-type="float" office:value="9.799592" calcext:value-type="float">
            <text:p>9.799592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18743" calcext:value-type="float">
            <text:p>-0.018743</text:p>
          </table:table-cell>
          <table:table-cell office:value-type="float" office:value="0.077519" calcext:value-type="float">
            <text:p>0.077519</text:p>
          </table:table-cell>
          <table:table-cell office:value-type="float" office:value="9.799658" calcext:value-type="float">
            <text:p>9.799658</text:p>
          </table:table-cell>
          <table:table-cell table:number-columns-repeated="4"/>
        </table:table-row>
        <table:table-row table:style-name="ro1">
          <table:table-cell office:value-type="float" office:value="2202.267" calcext:value-type="float">
            <text:p>2202.26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52272" calcext:value-type="float">
            <text:p>0.052272</text:p>
          </table:table-cell>
          <table:table-cell office:value-type="float" office:value="-0.077595" calcext:value-type="float">
            <text:p>-0.077595</text:p>
          </table:table-cell>
          <table:table-cell office:value-type="float" office:value="9.799859" calcext:value-type="float">
            <text:p>9.799859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-0.000058" calcext:value-type="float">
            <text:p>-5.8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2225" calcext:value-type="float">
            <text:p>-0.032225</text:p>
          </table:table-cell>
          <table:table-cell office:value-type="float" office:value="0.075785" calcext:value-type="float">
            <text:p>0.075785</text:p>
          </table:table-cell>
          <table:table-cell office:value-type="float" office:value="9.799959" calcext:value-type="float">
            <text:p>9.799959</text:p>
          </table:table-cell>
          <table:table-cell table:number-columns-repeated="4"/>
        </table:table-row>
        <table:table-row table:style-name="ro1">
          <table:table-cell office:value-type="float" office:value="2202.277" calcext:value-type="float">
            <text:p>2202.27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50982" calcext:value-type="float">
            <text:p>0.050982</text:p>
          </table:table-cell>
          <table:table-cell office:value-type="float" office:value="-0.0727" calcext:value-type="float">
            <text:p>-0.0727</text:p>
          </table:table-cell>
          <table:table-cell office:value-type="float" office:value="9.801625" calcext:value-type="float">
            <text:p>9.801625</text:p>
          </table:table-cell>
          <table:table-cell office:value-type="float" office:value="0.007391" calcext:value-type="float">
            <text:p>0.007391</text:p>
          </table:table-cell>
          <table:table-cell office:value-type="float" office:value="-0.00014" calcext:value-type="float">
            <text:p>-0.0001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0639" calcext:value-type="float">
            <text:p>-0.030639</text:p>
          </table:table-cell>
          <table:table-cell office:value-type="float" office:value="0.070976" calcext:value-type="float">
            <text:p>0.070976</text:p>
          </table:table-cell>
          <table:table-cell office:value-type="float" office:value="9.801722" calcext:value-type="float">
            <text:p>9.801722</text:p>
          </table:table-cell>
          <table:table-cell table:number-columns-repeated="4"/>
        </table:table-row>
        <table:table-row table:style-name="ro1">
          <table:table-cell office:value-type="float" office:value="2202.287" calcext:value-type="float">
            <text:p>2202.28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-0.028076" calcext:value-type="float">
            <text:p>-0.028076</text:p>
          </table:table-cell>
          <table:table-cell office:value-type="float" office:value="-0.07714" calcext:value-type="float">
            <text:p>-0.07714</text:p>
          </table:table-cell>
          <table:table-cell office:value-type="float" office:value="9.803947" calcext:value-type="float">
            <text:p>9.803947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-0.000378" calcext:value-type="float">
            <text:p>-0.00037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0.048015" calcext:value-type="float">
            <text:p>0.048015</text:p>
          </table:table-cell>
          <table:table-cell office:value-type="float" office:value="0.080158" calcext:value-type="float">
            <text:p>0.080158</text:p>
          </table:table-cell>
          <table:table-cell office:value-type="float" office:value="9.803845" calcext:value-type="float">
            <text:p>9.803845</text:p>
          </table:table-cell>
          <table:table-cell table:number-columns-repeated="4"/>
        </table:table-row>
        <table:table-row table:style-name="ro1">
          <table:table-cell office:value-type="float" office:value="2202.297" calcext:value-type="float">
            <text:p>2202.29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-0.105337" calcext:value-type="float">
            <text:p>-0.105337</text:p>
          </table:table-cell>
          <table:table-cell office:value-type="float" office:value="-0.080136" calcext:value-type="float">
            <text:p>-0.080136</text:p>
          </table:table-cell>
          <table:table-cell office:value-type="float" office:value="9.796988" calcext:value-type="float">
            <text:p>9.796988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-0.000077" calcext:value-type="float">
            <text:p>-7.7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0.124939" calcext:value-type="float">
            <text:p>0.124939</text:p>
          </table:table-cell>
          <table:table-cell office:value-type="float" office:value="0.087791" calcext:value-type="float">
            <text:p>0.087791</text:p>
          </table:table-cell>
          <table:table-cell office:value-type="float" office:value="9.796692" calcext:value-type="float">
            <text:p>9.796692</text:p>
          </table:table-cell>
          <table:table-cell table:number-columns-repeated="4"/>
        </table:table-row>
        <table:table-row table:style-name="ro1">
          <table:table-cell office:value-type="float" office:value="2202.307" calcext:value-type="float">
            <text:p>2202.30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37998" calcext:value-type="float">
            <text:p>0.037998</text:p>
          </table:table-cell>
          <table:table-cell office:value-type="float" office:value="-0.088916" calcext:value-type="float">
            <text:p>-0.088916</text:p>
          </table:table-cell>
          <table:table-cell office:value-type="float" office:value="9.791898" calcext:value-type="float">
            <text:p>9.791898</text:p>
          </table:table-cell>
          <table:table-cell office:value-type="float" office:value="0.007769" calcext:value-type="float">
            <text:p>0.007769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18677" calcext:value-type="float">
            <text:p>-0.018677</text:p>
          </table:table-cell>
          <table:table-cell office:value-type="float" office:value="0.087942" calcext:value-type="float">
            <text:p>0.087942</text:p>
          </table:table-cell>
          <table:table-cell office:value-type="float" office:value="9.791963" calcext:value-type="float">
            <text:p>9.791963</text:p>
          </table:table-cell>
          <table:table-cell table:number-columns-repeated="4"/>
        </table:table-row>
        <table:table-row table:style-name="ro1">
          <table:table-cell office:value-type="float" office:value="2202.317" calcext:value-type="float">
            <text:p>2202.31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58288" calcext:value-type="float">
            <text:p>0.058288</text:p>
          </table:table-cell>
          <table:table-cell office:value-type="float" office:value="-0.078652" calcext:value-type="float">
            <text:p>-0.078652</text:p>
          </table:table-cell>
          <table:table-cell office:value-type="float" office:value="9.810077" calcext:value-type="float">
            <text:p>9.810077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8268" calcext:value-type="float">
            <text:p>-0.038268</text:p>
          </table:table-cell>
          <table:table-cell office:value-type="float" office:value="0.07648" calcext:value-type="float">
            <text:p>0.07648</text:p>
          </table:table-cell>
          <table:table-cell office:value-type="float" office:value="9.810193" calcext:value-type="float">
            <text:p>9.810193</text:p>
          </table:table-cell>
          <table:table-cell table:number-columns-repeated="4"/>
        </table:table-row>
        <table:table-row table:style-name="ro1">
          <table:table-cell office:value-type="float" office:value="2202.327" calcext:value-type="float">
            <text:p>2202.327</text:p>
          </table:table-cell>
          <table:table-cell office:value-type="string" calcext:value-type="string">
            <text:p>imu</text:p>
          </table:table-cell>
          <table:table-cell office:value-type="float" office:value="-2.9766" calcext:value-type="float">
            <text:p>-2.9766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58" calcext:value-type="float">
            <text:p>-0.001258</text:p>
          </table:table-cell>
          <table:table-cell office:value-type="float" office:value="-0.000037" calcext:value-type="float">
            <text:p>-3.7E-05</text:p>
          </table:table-cell>
          <table:table-cell office:value-type="float" office:value="-0.999547" calcext:value-type="float">
            <text:p>-0.999547</text:p>
          </table:table-cell>
          <table:table-cell office:value-type="float" office:value="0.030059" calcext:value-type="float">
            <text:p>0.030059</text:p>
          </table:table-cell>
          <table:table-cell office:value-type="float" office:value="0.023869" calcext:value-type="float">
            <text:p>0.023869</text:p>
          </table:table-cell>
          <table:table-cell office:value-type="float" office:value="-0.082461" calcext:value-type="float">
            <text:p>-0.082461</text:p>
          </table:table-cell>
          <table:table-cell office:value-type="float" office:value="9.800343" calcext:value-type="float">
            <text:p>9.800343</text:p>
          </table:table-cell>
          <table:table-cell office:value-type="float" office:value="0.007566" calcext:value-type="float">
            <text:p>0.007566</text:p>
          </table:table-cell>
          <table:table-cell office:value-type="float" office:value="-0.000348" calcext:value-type="float">
            <text:p>-0.00034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04165" calcext:value-type="float">
            <text:p>-0.004165</text:p>
          </table:table-cell>
          <table:table-cell office:value-type="float" office:value="0.082349" calcext:value-type="float">
            <text:p>0.082349</text:p>
          </table:table-cell>
          <table:table-cell office:value-type="float" office:value="9.800372" calcext:value-type="float">
            <text:p>9.800372</text:p>
          </table:table-cell>
          <table:table-cell table:number-columns-repeated="4"/>
        </table:table-row>
        <table:table-row table:style-name="ro1">
          <table:table-cell office:value-type="float" office:value="2202.3" calcext:value-type="float">
            <text:p>2202.3</text:p>
          </table:table-cell>
          <table:table-cell office:value-type="string" calcext:value-type="string">
            <text:p>odom</text:p>
          </table:table-cell>
          <table:table-cell office:value-type="float" office:value="-2.973165" calcext:value-type="float">
            <text:p>-2.973165</text:p>
          </table:table-cell>
          <table:table-cell office:value-type="float" office:value="0.98496" calcext:value-type="float">
            <text:p>0.98496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table:number-columns-repeated="13"/>
        </table:table-row>
        <table:table-row table:style-name="ro1">
          <table:table-cell office:value-type="float" office:value="2202.337" calcext:value-type="float">
            <text:p>2202.33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30047" calcext:value-type="float">
            <text:p>0.030047</text:p>
          </table:table-cell>
          <table:table-cell office:value-type="float" office:value="-0.080585" calcext:value-type="float">
            <text:p>-0.080585</text:p>
          </table:table-cell>
          <table:table-cell office:value-type="float" office:value="9.800628" calcext:value-type="float">
            <text:p>9.800628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-0.000308" calcext:value-type="float">
            <text:p>-0.00030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40474" calcext:value-type="float">
            <text:p>-0.040474</text:p>
          </table:table-cell>
          <table:table-cell office:value-type="float" office:value="0.069845" calcext:value-type="float">
            <text:p>0.069845</text:p>
          </table:table-cell>
          <table:table-cell office:value-type="float" office:value="9.800673" calcext:value-type="float">
            <text:p>9.800673</text:p>
          </table:table-cell>
          <table:table-cell table:number-columns-repeated="4"/>
        </table:table-row>
        <table:table-row table:style-name="ro1">
          <table:table-cell office:value-type="float" office:value="2202.347" calcext:value-type="float">
            <text:p>2202.34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-0.081223" calcext:value-type="float">
            <text:p>-0.081223</text:p>
          </table:table-cell>
          <table:table-cell office:value-type="float" office:value="9.799602" calcext:value-type="float">
            <text:p>9.799602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295" calcext:value-type="float">
            <text:p>-0.00029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8985" calcext:value-type="float">
            <text:p>-0.038985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9.799642" calcext:value-type="float">
            <text:p>9.799642</text:p>
          </table:table-cell>
          <table:table-cell table:number-columns-repeated="4"/>
        </table:table-row>
        <table:table-row table:style-name="ro1">
          <table:table-cell office:value-type="float" office:value="2202.357" calcext:value-type="float">
            <text:p>2202.35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7348" calcext:value-type="float">
            <text:p>0.027348</text:p>
          </table:table-cell>
          <table:table-cell office:value-type="float" office:value="-0.080892" calcext:value-type="float">
            <text:p>-0.080892</text:p>
          </table:table-cell>
          <table:table-cell office:value-type="float" office:value="9.79956" calcext:value-type="float">
            <text:p>9.79956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73" calcext:value-type="float">
            <text:p>-0.00027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8191" calcext:value-type="float">
            <text:p>-0.038191</text:p>
          </table:table-cell>
          <table:table-cell office:value-type="float" office:value="0.071312" calcext:value-type="float">
            <text:p>0.071312</text:p>
          </table:table-cell>
          <table:table-cell office:value-type="float" office:value="9.799599" calcext:value-type="float">
            <text:p>9.799599</text:p>
          </table:table-cell>
          <table:table-cell table:number-columns-repeated="4"/>
        </table:table-row>
        <table:table-row table:style-name="ro1">
          <table:table-cell office:value-type="float" office:value="2202.367" calcext:value-type="float">
            <text:p>2202.36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6784" calcext:value-type="float">
            <text:p>0.026784</text:p>
          </table:table-cell>
          <table:table-cell office:value-type="float" office:value="-0.080644" calcext:value-type="float">
            <text:p>-0.080644</text:p>
          </table:table-cell>
          <table:table-cell office:value-type="float" office:value="9.799638" calcext:value-type="float">
            <text:p>9.799638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53" calcext:value-type="float">
            <text:p>-0.00025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7576" calcext:value-type="float">
            <text:p>-0.037576</text:p>
          </table:table-cell>
          <table:table-cell office:value-type="float" office:value="0.071339" calcext:value-type="float">
            <text:p>0.071339</text:p>
          </table:table-cell>
          <table:table-cell office:value-type="float" office:value="9.799675" calcext:value-type="float">
            <text:p>9.799675</text:p>
          </table:table-cell>
          <table:table-cell table:number-columns-repeated="4"/>
        </table:table-row>
        <table:table-row table:style-name="ro1">
          <table:table-cell office:value-type="float" office:value="2202.377" calcext:value-type="float">
            <text:p>2202.37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6397" calcext:value-type="float">
            <text:p>0.026397</text:p>
          </table:table-cell>
          <table:table-cell office:value-type="float" office:value="-0.080578" calcext:value-type="float">
            <text:p>-0.080578</text:p>
          </table:table-cell>
          <table:table-cell office:value-type="float" office:value="9.799697" calcext:value-type="float">
            <text:p>9.79969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38" calcext:value-type="float">
            <text:p>-0.00023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7199" calcext:value-type="float">
            <text:p>-0.037199</text:p>
          </table:table-cell>
          <table:table-cell office:value-type="float" office:value="0.071451" calcext:value-type="float">
            <text:p>0.071451</text:p>
          </table:table-cell>
          <table:table-cell office:value-type="float" office:value="9.799732" calcext:value-type="float">
            <text:p>9.799732</text:p>
          </table:table-cell>
          <table:table-cell table:number-columns-repeated="4"/>
        </table:table-row>
        <table:table-row table:style-name="ro1">
          <table:table-cell office:value-type="float" office:value="2202.387" calcext:value-type="float">
            <text:p>2202.38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6127" calcext:value-type="float">
            <text:p>0.026127</text:p>
          </table:table-cell>
          <table:table-cell office:value-type="float" office:value="-0.080511" calcext:value-type="float">
            <text:p>-0.080511</text:p>
          </table:table-cell>
          <table:table-cell office:value-type="float" office:value="9.799722" calcext:value-type="float">
            <text:p>9.799722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26" calcext:value-type="float">
            <text:p>-0.000226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6927" calcext:value-type="float">
            <text:p>-0.036927</text:p>
          </table:table-cell>
          <table:table-cell office:value-type="float" office:value="0.07151" calcext:value-type="float">
            <text:p>0.07151</text:p>
          </table:table-cell>
          <table:table-cell office:value-type="float" office:value="9.799757" calcext:value-type="float">
            <text:p>9.799757</text:p>
          </table:table-cell>
          <table:table-cell table:number-columns-repeated="4"/>
        </table:table-row>
        <table:table-row table:style-name="ro1">
          <table:table-cell office:value-type="float" office:value="2202.397" calcext:value-type="float">
            <text:p>2202.39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-0.080442" calcext:value-type="float">
            <text:p>-0.080442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15" calcext:value-type="float">
            <text:p>-0.00021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6747" calcext:value-type="float">
            <text:p>-0.036747</text:p>
          </table:table-cell>
          <table:table-cell office:value-type="float" office:value="0.071522" calcext:value-type="float">
            <text:p>0.071522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202.407" calcext:value-type="float">
            <text:p>2202.40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5886" calcext:value-type="float">
            <text:p>0.025886</text:p>
          </table:table-cell>
          <table:table-cell office:value-type="float" office:value="-0.080387" calcext:value-type="float">
            <text:p>-0.080387</text:p>
          </table:table-cell>
          <table:table-cell office:value-type="float" office:value="9.799717" calcext:value-type="float">
            <text:p>9.799717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04" calcext:value-type="float">
            <text:p>-0.00020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6657" calcext:value-type="float">
            <text:p>-0.036657</text:p>
          </table:table-cell>
          <table:table-cell office:value-type="float" office:value="0.071505" calcext:value-type="float">
            <text:p>0.071505</text:p>
          </table:table-cell>
          <table:table-cell office:value-type="float" office:value="9.799751" calcext:value-type="float">
            <text:p>9.799751</text:p>
          </table:table-cell>
          <table:table-cell table:number-columns-repeated="4"/>
        </table:table-row>
        <table:table-row table:style-name="ro1">
          <table:table-cell office:value-type="float" office:value="2202.417" calcext:value-type="float">
            <text:p>2202.41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5896" calcext:value-type="float">
            <text:p>0.025896</text:p>
          </table:table-cell>
          <table:table-cell office:value-type="float" office:value="-0.080308" calcext:value-type="float">
            <text:p>-0.080308</text:p>
          </table:table-cell>
          <table:table-cell office:value-type="float" office:value="9.799683" calcext:value-type="float">
            <text:p>9.79968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91" calcext:value-type="float">
            <text:p>-0.000191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663" calcext:value-type="float">
            <text:p>-0.03663</text:p>
          </table:table-cell>
          <table:table-cell office:value-type="float" office:value="0.071431" calcext:value-type="float">
            <text:p>0.071431</text:p>
          </table:table-cell>
          <table:table-cell office:value-type="float" office:value="9.799718" calcext:value-type="float">
            <text:p>9.799718</text:p>
          </table:table-cell>
          <table:table-cell table:number-columns-repeated="4"/>
        </table:table-row>
        <table:table-row table:style-name="ro1">
          <table:table-cell office:value-type="float" office:value="2202.427" calcext:value-type="float">
            <text:p>2202.42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5995" calcext:value-type="float">
            <text:p>0.025995</text:p>
          </table:table-cell>
          <table:table-cell office:value-type="float" office:value="-0.080232" calcext:value-type="float">
            <text:p>-0.080232</text:p>
          </table:table-cell>
          <table:table-cell office:value-type="float" office:value="9.799625" calcext:value-type="float">
            <text:p>9.7996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74" calcext:value-type="float">
            <text:p>-0.00017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6686" calcext:value-type="float">
            <text:p>-0.036686</text:p>
          </table:table-cell>
          <table:table-cell office:value-type="float" office:value="0.071318" calcext:value-type="float">
            <text:p>0.071318</text:p>
          </table:table-cell>
          <table:table-cell office:value-type="float" office:value="9.79966" calcext:value-type="float">
            <text:p>9.79966</text:p>
          </table:table-cell>
          <table:table-cell table:number-columns-repeated="4"/>
        </table:table-row>
        <table:table-row table:style-name="ro1">
          <table:table-cell office:value-type="float" office:value="2202.437" calcext:value-type="float">
            <text:p>2202.437</text:p>
          </table:table-cell>
          <table:table-cell office:value-type="string" calcext:value-type="string">
            <text:p>imu</text:p>
          </table:table-cell>
          <table:table-cell office:value-type="float" office:value="-2.9732" calcext:value-type="float">
            <text:p>-2.9732</text:p>
          </table:table-cell>
          <table:table-cell office:value-type="float" office:value="0.985" calcext:value-type="float">
            <text:p>0.98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223" calcext:value-type="float">
            <text:p>-0.001223</text:p>
          </table:table-cell>
          <table:table-cell office:value-type="float" office:value="-0.000283" calcext:value-type="float">
            <text:p>-0.000283</text:p>
          </table:table-cell>
          <table:table-cell office:value-type="float" office:value="-0.973916" calcext:value-type="float">
            <text:p>-0.973916</text:p>
          </table:table-cell>
          <table:table-cell office:value-type="float" office:value="0.226904" calcext:value-type="float">
            <text:p>0.226904</text:p>
          </table:table-cell>
          <table:table-cell office:value-type="float" office:value="0.026024" calcext:value-type="float">
            <text:p>0.026024</text:p>
          </table:table-cell>
          <table:table-cell office:value-type="float" office:value="-0.08012" calcext:value-type="float">
            <text:p>-0.08012</text:p>
          </table:table-cell>
          <table:table-cell office:value-type="float" office:value="9.799505" calcext:value-type="float">
            <text:p>9.799505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-0.000167" calcext:value-type="float">
            <text:p>-0.00016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6662" calcext:value-type="float">
            <text:p>-0.036662</text:p>
          </table:table-cell>
          <table:table-cell office:value-type="float" office:value="0.071205" calcext:value-type="float">
            <text:p>0.071205</text:p>
          </table:table-cell>
          <table:table-cell office:value-type="float" office:value="9.79954" calcext:value-type="float">
            <text:p>9.79954</text:p>
          </table:table-cell>
          <table:table-cell table:number-columns-repeated="4"/>
        </table:table-row>
        <table:table-row table:style-name="ro1">
          <table:table-cell office:value-type="float" office:value="2202.434" calcext:value-type="float">
            <text:p>2202.434</text:p>
          </table:table-cell>
          <table:table-cell office:value-type="string" calcext:value-type="string">
            <text:p>odom</text:p>
          </table:table-cell>
          <table:table-cell office:value-type="float" office:value="-2.970308" calcext:value-type="float">
            <text:p>-2.970308</text:p>
          </table:table-cell>
          <table:table-cell office:value-type="float" office:value="0.987116" calcext:value-type="float">
            <text:p>0.987116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table:number-columns-repeated="13"/>
        </table:table-row>
        <table:table-row table:style-name="ro1">
          <table:table-cell office:value-type="float" office:value="2202.447" calcext:value-type="float">
            <text:p>2202.44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-0.080026" calcext:value-type="float">
            <text:p>-0.080026</text:p>
          </table:table-cell>
          <table:table-cell office:value-type="float" office:value="9.799414" calcext:value-type="float">
            <text:p>9.799414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-0.000137" calcext:value-type="float">
            <text:p>-0.00013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1719" calcext:value-type="float">
            <text:p>-0.061719</text:p>
          </table:table-cell>
          <table:table-cell office:value-type="float" office:value="0.050961" calcext:value-type="float">
            <text:p>0.050961</text:p>
          </table:table-cell>
          <table:table-cell office:value-type="float" office:value="9.79945" calcext:value-type="float">
            <text:p>9.79945</text:p>
          </table:table-cell>
          <table:table-cell table:number-columns-repeated="4"/>
        </table:table-row>
        <table:table-row table:style-name="ro1">
          <table:table-cell office:value-type="float" office:value="2202.457" calcext:value-type="float">
            <text:p>2202.45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27199" calcext:value-type="float">
            <text:p>0.027199</text:p>
          </table:table-cell>
          <table:table-cell office:value-type="float" office:value="-0.079225" calcext:value-type="float">
            <text:p>-0.079225</text:p>
          </table:table-cell>
          <table:table-cell office:value-type="float" office:value="9.799225" calcext:value-type="float">
            <text:p>9.7992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02" calcext:value-type="float">
            <text:p>-0.000102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1611" calcext:value-type="float">
            <text:p>-0.061611</text:p>
          </table:table-cell>
          <table:table-cell office:value-type="float" office:value="0.049859" calcext:value-type="float">
            <text:p>0.049859</text:p>
          </table:table-cell>
          <table:table-cell office:value-type="float" office:value="9.799262" calcext:value-type="float">
            <text:p>9.799262</text:p>
          </table:table-cell>
          <table:table-cell table:number-columns-repeated="4"/>
        </table:table-row>
        <table:table-row table:style-name="ro1">
          <table:table-cell office:value-type="float" office:value="2202.467" calcext:value-type="float">
            <text:p>2202.46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27083" calcext:value-type="float">
            <text:p>0.027083</text:p>
          </table:table-cell>
          <table:table-cell office:value-type="float" office:value="-0.079338" calcext:value-type="float">
            <text:p>-0.079338</text:p>
          </table:table-cell>
          <table:table-cell office:value-type="float" office:value="9.799197" calcext:value-type="float">
            <text:p>9.799197</text:p>
          </table:table-cell>
          <table:table-cell office:value-type="float" office:value="0.007503" calcext:value-type="float">
            <text:p>0.007503</text:p>
          </table:table-cell>
          <table:table-cell office:value-type="float" office:value="-0.000067" calcext:value-type="float">
            <text:p>-6.7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1621" calcext:value-type="float">
            <text:p>-0.061621</text:p>
          </table:table-cell>
          <table:table-cell office:value-type="float" office:value="0.05002" calcext:value-type="float">
            <text:p>0.05002</text:p>
          </table:table-cell>
          <table:table-cell office:value-type="float" office:value="9.799234" calcext:value-type="float">
            <text:p>9.799234</text:p>
          </table:table-cell>
          <table:table-cell table:number-columns-repeated="4"/>
        </table:table-row>
        <table:table-row table:style-name="ro1">
          <table:table-cell office:value-type="float" office:value="2202.477" calcext:value-type="float">
            <text:p>2202.47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28483" calcext:value-type="float">
            <text:p>0.028483</text:p>
          </table:table-cell>
          <table:table-cell office:value-type="float" office:value="-0.079409" calcext:value-type="float">
            <text:p>-0.079409</text:p>
          </table:table-cell>
          <table:table-cell office:value-type="float" office:value="9.799966" calcext:value-type="float">
            <text:p>9.799966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-0.000072" calcext:value-type="float">
            <text:p>-7.2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2589" calcext:value-type="float">
            <text:p>-0.062589</text:p>
          </table:table-cell>
          <table:table-cell office:value-type="float" office:value="0.049009" calcext:value-type="float">
            <text:p>0.049009</text:p>
          </table:table-cell>
          <table:table-cell office:value-type="float" office:value="9.800007" calcext:value-type="float">
            <text:p>9.800007</text:p>
          </table:table-cell>
          <table:table-cell table:number-columns-repeated="4"/>
        </table:table-row>
        <table:table-row table:style-name="ro1">
          <table:table-cell office:value-type="float" office:value="2202.487" calcext:value-type="float">
            <text:p>2202.48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35514" calcext:value-type="float">
            <text:p>0.035514</text:p>
          </table:table-cell>
          <table:table-cell office:value-type="float" office:value="-0.079633" calcext:value-type="float">
            <text:p>-0.079633</text:p>
          </table:table-cell>
          <table:table-cell office:value-type="float" office:value="9.800181" calcext:value-type="float">
            <text:p>9.800181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078" calcext:value-type="float">
            <text:p>-7.8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7354" calcext:value-type="float">
            <text:p>-0.067354</text:p>
          </table:table-cell>
          <table:table-cell office:value-type="float" office:value="0.043834" calcext:value-type="float">
            <text:p>0.043834</text:p>
          </table:table-cell>
          <table:table-cell office:value-type="float" office:value="9.800239" calcext:value-type="float">
            <text:p>9.800239</text:p>
          </table:table-cell>
          <table:table-cell table:number-columns-repeated="4"/>
        </table:table-row>
        <table:table-row table:style-name="ro1">
          <table:table-cell office:value-type="float" office:value="2202.497" calcext:value-type="float">
            <text:p>2202.49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40143" calcext:value-type="float">
            <text:p>0.040143</text:p>
          </table:table-cell>
          <table:table-cell office:value-type="float" office:value="-0.078654" calcext:value-type="float">
            <text:p>-0.078654</text:p>
          </table:table-cell>
          <table:table-cell office:value-type="float" office:value="9.79965" calcext:value-type="float">
            <text:p>9.79965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9641" calcext:value-type="float">
            <text:p>-0.069641</text:p>
          </table:table-cell>
          <table:table-cell office:value-type="float" office:value="0.039691" calcext:value-type="float">
            <text:p>0.039691</text:p>
          </table:table-cell>
          <table:table-cell office:value-type="float" office:value="9.79972" calcext:value-type="float">
            <text:p>9.79972</text:p>
          </table:table-cell>
          <table:table-cell table:number-columns-repeated="4"/>
        </table:table-row>
        <table:table-row table:style-name="ro1">
          <table:table-cell office:value-type="float" office:value="2202.507" calcext:value-type="float">
            <text:p>2202.50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5278" calcext:value-type="float">
            <text:p>0.05278</text:p>
          </table:table-cell>
          <table:table-cell office:value-type="float" office:value="-0.077023" calcext:value-type="float">
            <text:p>-0.077023</text:p>
          </table:table-cell>
          <table:table-cell office:value-type="float" office:value="9.799654" calcext:value-type="float">
            <text:p>9.799654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58" calcext:value-type="float">
            <text:p>-5.8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668" calcext:value-type="float">
            <text:p>-0.076668</text:p>
          </table:table-cell>
          <table:table-cell office:value-type="float" office:value="0.029062" calcext:value-type="float">
            <text:p>0.029062</text:p>
          </table:table-cell>
          <table:table-cell office:value-type="float" office:value="9.799756" calcext:value-type="float">
            <text:p>9.799756</text:p>
          </table:table-cell>
          <table:table-cell table:number-columns-repeated="4"/>
        </table:table-row>
        <table:table-row table:style-name="ro1">
          <table:table-cell office:value-type="float" office:value="2202.517" calcext:value-type="float">
            <text:p>2202.51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5619" calcext:value-type="float">
            <text:p>0.05619</text:p>
          </table:table-cell>
          <table:table-cell office:value-type="float" office:value="-0.077202" calcext:value-type="float">
            <text:p>-0.077202</text:p>
          </table:table-cell>
          <table:table-cell office:value-type="float" office:value="9.8005" calcext:value-type="float">
            <text:p>9.8005</text:p>
          </table:table-cell>
          <table:table-cell office:value-type="float" office:value="0.007554" calcext:value-type="float">
            <text:p>0.007554</text:p>
          </table:table-cell>
          <table:table-cell office:value-type="float" office:value="-0.000088" calcext:value-type="float">
            <text:p>-8.8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9031" calcext:value-type="float">
            <text:p>-0.079031</text:p>
          </table:table-cell>
          <table:table-cell office:value-type="float" office:value="0.026601" calcext:value-type="float">
            <text:p>0.026601</text:p>
          </table:table-cell>
          <table:table-cell office:value-type="float" office:value="9.80061" calcext:value-type="float">
            <text:p>9.80061</text:p>
          </table:table-cell>
          <table:table-cell table:number-columns-repeated="4"/>
        </table:table-row>
        <table:table-row table:style-name="ro1">
          <table:table-cell office:value-type="float" office:value="2202.527" calcext:value-type="float">
            <text:p>2202.52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-0.014705" calcext:value-type="float">
            <text:p>-0.014705</text:p>
          </table:table-cell>
          <table:table-cell office:value-type="float" office:value="-0.070337" calcext:value-type="float">
            <text:p>-0.070337</text:p>
          </table:table-cell>
          <table:table-cell office:value-type="float" office:value="9.804795" calcext:value-type="float">
            <text:p>9.804795</text:p>
          </table:table-cell>
          <table:table-cell office:value-type="float" office:value="0.007446" calcext:value-type="float">
            <text:p>0.007446</text:p>
          </table:table-cell>
          <table:table-cell office:value-type="float" office:value="-0.000363" calcext:value-type="float">
            <text:p>-0.00036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7482" calcext:value-type="float">
            <text:p>-0.027482</text:p>
          </table:table-cell>
          <table:table-cell office:value-type="float" office:value="0.075769" calcext:value-type="float">
            <text:p>0.075769</text:p>
          </table:table-cell>
          <table:table-cell office:value-type="float" office:value="9.804727" calcext:value-type="float">
            <text:p>9.804727</text:p>
          </table:table-cell>
          <table:table-cell table:number-columns-repeated="4"/>
        </table:table-row>
        <table:table-row table:style-name="ro1">
          <table:table-cell office:value-type="float" office:value="2202.537" calcext:value-type="float">
            <text:p>2202.53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-0.099072" calcext:value-type="float">
            <text:p>-0.099072</text:p>
          </table:table-cell>
          <table:table-cell office:value-type="float" office:value="-0.085115" calcext:value-type="float">
            <text:p>-0.085115</text:p>
          </table:table-cell>
          <table:table-cell office:value-type="float" office:value="9.802002" calcext:value-type="float">
            <text:p>9.802002</text:p>
          </table:table-cell>
          <table:table-cell office:value-type="float" office:value="0.007398" calcext:value-type="float">
            <text:p>0.007398</text:p>
          </table:table-cell>
          <table:table-cell office:value-type="float" office:value="-0.000442" calcext:value-type="float">
            <text:p>-0.000442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0.016482" calcext:value-type="float">
            <text:p>0.016482</text:p>
          </table:table-cell>
          <table:table-cell office:value-type="float" office:value="0.149267" calcext:value-type="float">
            <text:p>0.149267</text:p>
          </table:table-cell>
          <table:table-cell office:value-type="float" office:value="9.801722" calcext:value-type="float">
            <text:p>9.801722</text:p>
          </table:table-cell>
          <table:table-cell table:number-columns-repeated="4"/>
        </table:table-row>
        <table:table-row table:style-name="ro1">
          <table:table-cell office:value-type="float" office:value="2202.547" calcext:value-type="float">
            <text:p>2202.54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-0.014802" calcext:value-type="float">
            <text:p>-0.014802</text:p>
          </table:table-cell>
          <table:table-cell office:value-type="float" office:value="-0.082076" calcext:value-type="float">
            <text:p>-0.082076</text:p>
          </table:table-cell>
          <table:table-cell office:value-type="float" office:value="9.784359" calcext:value-type="float">
            <text:p>9.784359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6336" calcext:value-type="float">
            <text:p>-0.036336</text:p>
          </table:table-cell>
          <table:table-cell office:value-type="float" office:value="0.083478" calcext:value-type="float">
            <text:p>0.083478</text:p>
          </table:table-cell>
          <table:table-cell office:value-type="float" office:value="9.784291" calcext:value-type="float">
            <text:p>9.784291</text:p>
          </table:table-cell>
          <table:table-cell table:number-columns-repeated="4"/>
        </table:table-row>
        <table:table-row table:style-name="ro1">
          <table:table-cell office:value-type="float" office:value="2202.557" calcext:value-type="float">
            <text:p>2202.55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70125" calcext:value-type="float">
            <text:p>0.070125</text:p>
          </table:table-cell>
          <table:table-cell office:value-type="float" office:value="-0.082807" calcext:value-type="float">
            <text:p>-0.082807</text:p>
          </table:table-cell>
          <table:table-cell office:value-type="float" office:value="9.813096" calcext:value-type="float">
            <text:p>9.813096</text:p>
          </table:table-cell>
          <table:table-cell office:value-type="float" office:value="0.007539" calcext:value-type="float">
            <text:p>0.007539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9236" calcext:value-type="float">
            <text:p>-0.09236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9.813242" calcext:value-type="float">
            <text:p>9.813242</text:p>
          </table:table-cell>
          <table:table-cell table:number-columns-repeated="4"/>
        </table:table-row>
        <table:table-row table:style-name="ro1">
          <table:table-cell office:value-type="float" office:value="2202.567" calcext:value-type="float">
            <text:p>2202.567</text:p>
          </table:table-cell>
          <table:table-cell office:value-type="string" calcext:value-type="string">
            <text:p>imu</text:p>
          </table:table-cell>
          <table:table-cell office:value-type="float" office:value="-2.9703" calcext:value-type="float">
            <text:p>-2.9703</text:p>
          </table:table-cell>
          <table:table-cell office:value-type="float" office:value="0.9871" calcext:value-type="float">
            <text:p>0.98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144" calcext:value-type="float">
            <text:p>-0.001144</text:p>
          </table:table-cell>
          <table:table-cell office:value-type="float" office:value="-0.000523" calcext:value-type="float">
            <text:p>-0.000523</text:p>
          </table:table-cell>
          <table:table-cell office:value-type="float" office:value="-0.909319" calcext:value-type="float">
            <text:p>-0.909319</text:p>
          </table:table-cell>
          <table:table-cell office:value-type="float" office:value="0.416099" calcext:value-type="float">
            <text:p>0.416099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-0.081449" calcext:value-type="float">
            <text:p>-0.081449</text:p>
          </table:table-cell>
          <table:table-cell office:value-type="float" office:value="9.799104" calcext:value-type="float">
            <text:p>9.799104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-0.000362" calcext:value-type="float">
            <text:p>-0.000362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58803" calcext:value-type="float">
            <text:p>-0.058803</text:p>
          </table:table-cell>
          <table:table-cell office:value-type="float" office:value="0.056512" calcext:value-type="float">
            <text:p>0.056512</text:p>
          </table:table-cell>
          <table:table-cell office:value-type="float" office:value="9.799124" calcext:value-type="float">
            <text:p>9.799124</text:p>
          </table:table-cell>
          <table:table-cell table:number-columns-repeated="4"/>
        </table:table-row>
        <table:table-row table:style-name="ro1">
          <table:table-cell office:value-type="float" office:value="2202.568" calcext:value-type="float">
            <text:p>2202.568</text:p>
          </table:table-cell>
          <table:table-cell office:value-type="string" calcext:value-type="string">
            <text:p>odom</text:p>
          </table:table-cell>
          <table:table-cell office:value-type="float" office:value="-2.968548" calcext:value-type="float">
            <text:p>-2.968548</text:p>
          </table:table-cell>
          <table:table-cell office:value-type="float" office:value="0.990155" calcext:value-type="float">
            <text:p>0.9901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table:number-columns-repeated="13"/>
        </table:table-row>
        <table:table-row table:style-name="ro1">
          <table:table-cell office:value-type="float" office:value="2202.577" calcext:value-type="float">
            <text:p>2202.57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31072" calcext:value-type="float">
            <text:p>0.031072</text:p>
          </table:table-cell>
          <table:table-cell office:value-type="float" office:value="-0.080916" calcext:value-type="float">
            <text:p>-0.080916</text:p>
          </table:table-cell>
          <table:table-cell office:value-type="float" office:value="9.800604" calcext:value-type="float">
            <text:p>9.800604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8919" calcext:value-type="float">
            <text:p>-0.078919</text:p>
          </table:table-cell>
          <table:table-cell office:value-type="float" office:value="0.018907" calcext:value-type="float">
            <text:p>0.018907</text:p>
          </table:table-cell>
          <table:table-cell office:value-type="float" office:value="9.800651" calcext:value-type="float">
            <text:p>9.800651</text:p>
          </table:table-cell>
          <table:table-cell table:number-columns-repeated="4"/>
        </table:table-row>
        <table:table-row table:style-name="ro1">
          <table:table-cell office:value-type="float" office:value="2202.587" calcext:value-type="float">
            <text:p>2202.58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8479" calcext:value-type="float">
            <text:p>0.028479</text:p>
          </table:table-cell>
          <table:table-cell office:value-type="float" office:value="-0.081169" calcext:value-type="float">
            <text:p>-0.081169</text:p>
          </table:table-cell>
          <table:table-cell office:value-type="float" office:value="9.799598" calcext:value-type="float">
            <text:p>9.799598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8357" calcext:value-type="float">
            <text:p>-0.078357</text:p>
          </table:table-cell>
          <table:table-cell office:value-type="float" office:value="0.021449" calcext:value-type="float">
            <text:p>0.021449</text:p>
          </table:table-cell>
          <table:table-cell office:value-type="float" office:value="9.799639" calcext:value-type="float">
            <text:p>9.799639</text:p>
          </table:table-cell>
          <table:table-cell table:number-columns-repeated="4"/>
        </table:table-row>
        <table:table-row table:style-name="ro1">
          <table:table-cell office:value-type="float" office:value="2202.597" calcext:value-type="float">
            <text:p>2202.59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7286" calcext:value-type="float">
            <text:p>0.027286</text:p>
          </table:table-cell>
          <table:table-cell office:value-type="float" office:value="-0.080896" calcext:value-type="float">
            <text:p>-0.080896</text:p>
          </table:table-cell>
          <table:table-cell office:value-type="float" office:value="9.799556" calcext:value-type="float">
            <text:p>9.799556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276" calcext:value-type="float">
            <text:p>-0.000276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7729" calcext:value-type="float">
            <text:p>-0.077729</text:p>
          </table:table-cell>
          <table:table-cell office:value-type="float" office:value="0.022498" calcext:value-type="float">
            <text:p>0.022498</text:p>
          </table:table-cell>
          <table:table-cell office:value-type="float" office:value="9.799594" calcext:value-type="float">
            <text:p>9.799594</text:p>
          </table:table-cell>
          <table:table-cell table:number-columns-repeated="4"/>
        </table:table-row>
        <table:table-row table:style-name="ro1">
          <table:table-cell office:value-type="float" office:value="2202.607" calcext:value-type="float">
            <text:p>2202.60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-0.080715" calcext:value-type="float">
            <text:p>-0.080715</text:p>
          </table:table-cell>
          <table:table-cell office:value-type="float" office:value="9.79963" calcext:value-type="float">
            <text:p>9.79963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57" calcext:value-type="float">
            <text:p>-0.00025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741" calcext:value-type="float">
            <text:p>-0.07741</text:p>
          </table:table-cell>
          <table:table-cell office:value-type="float" office:value="0.022889" calcext:value-type="float">
            <text:p>0.022889</text:p>
          </table:table-cell>
          <table:table-cell office:value-type="float" office:value="9.799667" calcext:value-type="float">
            <text:p>9.799667</text:p>
          </table:table-cell>
          <table:table-cell table:number-columns-repeated="4"/>
        </table:table-row>
        <table:table-row table:style-name="ro1">
          <table:table-cell office:value-type="float" office:value="2202.617" calcext:value-type="float">
            <text:p>2202.61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64" calcext:value-type="float">
            <text:p>0.0264</text:p>
          </table:table-cell>
          <table:table-cell office:value-type="float" office:value="-0.080597" calcext:value-type="float">
            <text:p>-0.080597</text:p>
          </table:table-cell>
          <table:table-cell office:value-type="float" office:value="9.799692" calcext:value-type="float">
            <text:p>9.799692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42" calcext:value-type="float">
            <text:p>-0.000242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717" calcext:value-type="float">
            <text:p>-0.07717</text:p>
          </table:table-cell>
          <table:table-cell office:value-type="float" office:value="0.023248" calcext:value-type="float">
            <text:p>0.023248</text:p>
          </table:table-cell>
          <table:table-cell office:value-type="float" office:value="9.799728" calcext:value-type="float">
            <text:p>9.799728</text:p>
          </table:table-cell>
          <table:table-cell table:number-columns-repeated="4"/>
        </table:table-row>
        <table:table-row table:style-name="ro1">
          <table:table-cell office:value-type="float" office:value="2202.627" calcext:value-type="float">
            <text:p>2202.62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6125" calcext:value-type="float">
            <text:p>0.026125</text:p>
          </table:table-cell>
          <table:table-cell office:value-type="float" office:value="-0.080517" calcext:value-type="float">
            <text:p>-0.080517</text:p>
          </table:table-cell>
          <table:table-cell office:value-type="float" office:value="9.799721" calcext:value-type="float">
            <text:p>9.799721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29" calcext:value-type="float">
            <text:p>-0.00022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7008" calcext:value-type="float">
            <text:p>-0.077008</text:p>
          </table:table-cell>
          <table:table-cell office:value-type="float" office:value="0.023485" calcext:value-type="float">
            <text:p>0.023485</text:p>
          </table:table-cell>
          <table:table-cell office:value-type="float" office:value="9.799756" calcext:value-type="float">
            <text:p>9.799756</text:p>
          </table:table-cell>
          <table:table-cell table:number-columns-repeated="4"/>
        </table:table-row>
        <table:table-row table:style-name="ro1">
          <table:table-cell office:value-type="float" office:value="2202.637" calcext:value-type="float">
            <text:p>2202.63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5951" calcext:value-type="float">
            <text:p>0.025951</text:p>
          </table:table-cell>
          <table:table-cell office:value-type="float" office:value="-0.08045" calcext:value-type="float">
            <text:p>-0.08045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19" calcext:value-type="float">
            <text:p>-0.00021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891" calcext:value-type="float">
            <text:p>-0.076891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9.799763" calcext:value-type="float">
            <text:p>9.799763</text:p>
          </table:table-cell>
          <table:table-cell table:number-columns-repeated="4"/>
        </table:table-row>
        <table:table-row table:style-name="ro1">
          <table:table-cell office:value-type="float" office:value="2202.647" calcext:value-type="float">
            <text:p>2202.64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5871" calcext:value-type="float">
            <text:p>0.025871</text:p>
          </table:table-cell>
          <table:table-cell office:value-type="float" office:value="-0.080392" calcext:value-type="float">
            <text:p>-0.080392</text:p>
          </table:table-cell>
          <table:table-cell office:value-type="float" office:value="9.799718" calcext:value-type="float">
            <text:p>9.79971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08" calcext:value-type="float">
            <text:p>-0.00020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811" calcext:value-type="float">
            <text:p>-0.076811</text:p>
          </table:table-cell>
          <table:table-cell office:value-type="float" office:value="0.023688" calcext:value-type="float">
            <text:p>0.023688</text:p>
          </table:table-cell>
          <table:table-cell office:value-type="float" office:value="9.799753" calcext:value-type="float">
            <text:p>9.799753</text:p>
          </table:table-cell>
          <table:table-cell table:number-columns-repeated="4"/>
        </table:table-row>
        <table:table-row table:style-name="ro1">
          <table:table-cell office:value-type="float" office:value="2202.657" calcext:value-type="float">
            <text:p>2202.65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5752" calcext:value-type="float">
            <text:p>0.025752</text:p>
          </table:table-cell>
          <table:table-cell office:value-type="float" office:value="-0.080326" calcext:value-type="float">
            <text:p>-0.080326</text:p>
          </table:table-cell>
          <table:table-cell office:value-type="float" office:value="9.799689" calcext:value-type="float">
            <text:p>9.799689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96" calcext:value-type="float">
            <text:p>-0.000196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712" calcext:value-type="float">
            <text:p>-0.076712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9.799723" calcext:value-type="float">
            <text:p>9.799723</text:p>
          </table:table-cell>
          <table:table-cell table:number-columns-repeated="4"/>
        </table:table-row>
        <table:table-row table:style-name="ro1">
          <table:table-cell office:value-type="float" office:value="2202.667" calcext:value-type="float">
            <text:p>2202.66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5845" calcext:value-type="float">
            <text:p>0.025845</text:p>
          </table:table-cell>
          <table:table-cell office:value-type="float" office:value="-0.08024" calcext:value-type="float">
            <text:p>-0.08024</text:p>
          </table:table-cell>
          <table:table-cell office:value-type="float" office:value="9.799634" calcext:value-type="float">
            <text:p>9.799634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78" calcext:value-type="float">
            <text:p>-0.00017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658" calcext:value-type="float">
            <text:p>-0.076658</text:p>
          </table:table-cell>
          <table:table-cell office:value-type="float" office:value="0.023665" calcext:value-type="float">
            <text:p>0.023665</text:p>
          </table:table-cell>
          <table:table-cell office:value-type="float" office:value="9.799669" calcext:value-type="float">
            <text:p>9.799669</text:p>
          </table:table-cell>
          <table:table-cell table:number-columns-repeated="4"/>
        </table:table-row>
        <table:table-row table:style-name="ro1">
          <table:table-cell office:value-type="float" office:value="2202.677" calcext:value-type="float">
            <text:p>2202.67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6156" calcext:value-type="float">
            <text:p>0.026156</text:p>
          </table:table-cell>
          <table:table-cell office:value-type="float" office:value="-0.080111" calcext:value-type="float">
            <text:p>-0.080111</text:p>
          </table:table-cell>
          <table:table-cell office:value-type="float" office:value="9.799513" calcext:value-type="float">
            <text:p>9.79951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-0.000169" calcext:value-type="float">
            <text:p>-0.00016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632" calcext:value-type="float">
            <text:p>-0.076632</text:p>
          </table:table-cell>
          <table:table-cell office:value-type="float" office:value="0.023329" calcext:value-type="float">
            <text:p>0.023329</text:p>
          </table:table-cell>
          <table:table-cell office:value-type="float" office:value="9.799548" calcext:value-type="float">
            <text:p>9.799548</text:p>
          </table:table-cell>
          <table:table-cell table:number-columns-repeated="4"/>
        </table:table-row>
        <table:table-row table:style-name="ro1">
          <table:table-cell office:value-type="float" office:value="2202.687" calcext:value-type="float">
            <text:p>2202.68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-0.080023" calcext:value-type="float">
            <text:p>-0.080023</text:p>
          </table:table-cell>
          <table:table-cell office:value-type="float" office:value="9.799421" calcext:value-type="float">
            <text:p>9.799421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143" calcext:value-type="float">
            <text:p>-0.00014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646" calcext:value-type="float">
            <text:p>-0.076646</text:p>
          </table:table-cell>
          <table:table-cell office:value-type="float" office:value="0.023001" calcext:value-type="float">
            <text:p>0.023001</text:p>
          </table:table-cell>
          <table:table-cell office:value-type="float" office:value="9.799456" calcext:value-type="float">
            <text:p>9.799456</text:p>
          </table:table-cell>
          <table:table-cell table:number-columns-repeated="4"/>
        </table:table-row>
        <table:table-row table:style-name="ro1">
          <table:table-cell office:value-type="float" office:value="2202.697" calcext:value-type="float">
            <text:p>2202.69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7081" calcext:value-type="float">
            <text:p>0.027081</text:p>
          </table:table-cell>
          <table:table-cell office:value-type="float" office:value="-0.079269" calcext:value-type="float">
            <text:p>-0.079269</text:p>
          </table:table-cell>
          <table:table-cell office:value-type="float" office:value="9.799241" calcext:value-type="float">
            <text:p>9.799241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118" calcext:value-type="float">
            <text:p>-0.076118</text:p>
          </table:table-cell>
          <table:table-cell office:value-type="float" office:value="0.022189" calcext:value-type="float">
            <text:p>0.022189</text:p>
          </table:table-cell>
          <table:table-cell office:value-type="float" office:value="9.799278" calcext:value-type="float">
            <text:p>9.799278</text:p>
          </table:table-cell>
          <table:table-cell table:number-columns-repeated="4"/>
        </table:table-row>
        <table:table-row table:style-name="ro1">
          <table:table-cell office:value-type="float" office:value="2202.707" calcext:value-type="float">
            <text:p>2202.70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7363" calcext:value-type="float">
            <text:p>0.027363</text:p>
          </table:table-cell>
          <table:table-cell office:value-type="float" office:value="-0.079365" calcext:value-type="float">
            <text:p>-0.079365</text:p>
          </table:table-cell>
          <table:table-cell office:value-type="float" office:value="9.799163" calcext:value-type="float">
            <text:p>9.799163</text:p>
          </table:table-cell>
          <table:table-cell office:value-type="float" office:value="0.007505" calcext:value-type="float">
            <text:p>0.007505</text:p>
          </table:table-cell>
          <table:table-cell office:value-type="float" office:value="-0.000071" calcext:value-type="float">
            <text:p>-7.1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297" calcext:value-type="float">
            <text:p>-0.076297</text:p>
          </table:table-cell>
          <table:table-cell office:value-type="float" office:value="0.021949" calcext:value-type="float">
            <text:p>0.021949</text:p>
          </table:table-cell>
          <table:table-cell office:value-type="float" office:value="9.799201" calcext:value-type="float">
            <text:p>9.799201</text:p>
          </table:table-cell>
          <table:table-cell table:number-columns-repeated="4"/>
        </table:table-row>
        <table:table-row table:style-name="ro1">
          <table:table-cell office:value-type="float" office:value="2202.717" calcext:value-type="float">
            <text:p>2202.717</text:p>
          </table:table-cell>
          <table:table-cell office:value-type="string" calcext:value-type="string">
            <text:p>imu</text:p>
          </table:table-cell>
          <table:table-cell office:value-type="float" office:value="-2.9685" calcext:value-type="float">
            <text:p>-2.9685</text:p>
          </table:table-cell>
          <table:table-cell office:value-type="float" office:value="0.9902" calcext:value-type="float">
            <text:p>0.99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017" calcext:value-type="float">
            <text:p>-0.001017</text:p>
          </table:table-cell>
          <table:table-cell office:value-type="float" office:value="-0.000737" calcext:value-type="float">
            <text:p>-0.000737</text:p>
          </table:table-cell>
          <table:table-cell office:value-type="float" office:value="-0.809234" calcext:value-type="float">
            <text:p>-0.809234</text:p>
          </table:table-cell>
          <table:table-cell office:value-type="float" office:value="0.587485" calcext:value-type="float">
            <text:p>0.587485</text:p>
          </table:table-cell>
          <table:table-cell office:value-type="float" office:value="0.027733" calcext:value-type="float">
            <text:p>0.027733</text:p>
          </table:table-cell>
          <table:table-cell office:value-type="float" office:value="-0.079341" calcext:value-type="float">
            <text:p>-0.079341</text:p>
          </table:table-cell>
          <table:table-cell office:value-type="float" office:value="9.799889" calcext:value-type="float">
            <text:p>9.799889</text:p>
          </table:table-cell>
          <table:table-cell office:value-type="float" office:value="0.007484" calcext:value-type="float">
            <text:p>0.007484</text:p>
          </table:table-cell>
          <table:table-cell office:value-type="float" office:value="-0.000073" calcext:value-type="float">
            <text:p>-7.3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388" calcext:value-type="float">
            <text:p>-0.076388</text:p>
          </table:table-cell>
          <table:table-cell office:value-type="float" office:value="0.021593" calcext:value-type="float">
            <text:p>0.021593</text:p>
          </table:table-cell>
          <table:table-cell office:value-type="float" office:value="9.799928" calcext:value-type="float">
            <text:p>9.799928</text:p>
          </table:table-cell>
          <table:table-cell table:number-columns-repeated="4"/>
        </table:table-row>
        <table:table-row table:style-name="ro1">
          <table:table-cell office:value-type="float" office:value="2202.7" calcext:value-type="float">
            <text:p>2202.7</text:p>
          </table:table-cell>
          <table:table-cell office:value-type="string" calcext:value-type="string">
            <text:p>odom</text:p>
          </table:table-cell>
          <table:table-cell office:value-type="float" office:value="-2.968098" calcext:value-type="float">
            <text:p>-2.968098</text:p>
          </table:table-cell>
          <table:table-cell office:value-type="float" office:value="0.993665" calcext:value-type="float">
            <text:p>0.99366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table:number-columns-repeated="13"/>
        </table:table-row>
        <table:table-row table:style-name="ro1">
          <table:table-cell office:value-type="float" office:value="2202.727" calcext:value-type="float">
            <text:p>2202.72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0.035148" calcext:value-type="float">
            <text:p>0.035148</text:p>
          </table:table-cell>
          <table:table-cell office:value-type="float" office:value="-0.079721" calcext:value-type="float">
            <text:p>-0.079721</text:p>
          </table:table-cell>
          <table:table-cell office:value-type="float" office:value="9.800222" calcext:value-type="float">
            <text:p>9.800222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8575" calcext:value-type="float">
            <text:p>-0.078575</text:p>
          </table:table-cell>
          <table:table-cell office:value-type="float" office:value="-0.017061" calcext:value-type="float">
            <text:p>-0.017061</text:p>
          </table:table-cell>
          <table:table-cell office:value-type="float" office:value="9.800279" calcext:value-type="float">
            <text:p>9.800279</text:p>
          </table:table-cell>
          <table:table-cell table:number-columns-repeated="4"/>
        </table:table-row>
        <table:table-row table:style-name="ro1">
          <table:table-cell office:value-type="float" office:value="2202.737" calcext:value-type="float">
            <text:p>2202.73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0.039118" calcext:value-type="float">
            <text:p>0.039118</text:p>
          </table:table-cell>
          <table:table-cell office:value-type="float" office:value="-0.078717" calcext:value-type="float">
            <text:p>-0.078717</text:p>
          </table:table-cell>
          <table:table-cell office:value-type="float" office:value="9.799678" calcext:value-type="float">
            <text:p>9.799678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7247" calcext:value-type="float">
            <text:p>-0.077247</text:p>
          </table:table-cell>
          <table:table-cell office:value-type="float" office:value="-0.020937" calcext:value-type="float">
            <text:p>-0.020937</text:p>
          </table:table-cell>
          <table:table-cell office:value-type="float" office:value="9.799746" calcext:value-type="float">
            <text:p>9.799746</text:p>
          </table:table-cell>
          <table:table-cell table:number-columns-repeated="4"/>
        </table:table-row>
        <table:table-row table:style-name="ro1">
          <table:table-cell office:value-type="float" office:value="2202.747" calcext:value-type="float">
            <text:p>2202.74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0.050343" calcext:value-type="float">
            <text:p>0.050343</text:p>
          </table:table-cell>
          <table:table-cell office:value-type="float" office:value="-0.077899" calcext:value-type="float">
            <text:p>-0.077899</text:p>
          </table:table-cell>
          <table:table-cell office:value-type="float" office:value="9.79956" calcext:value-type="float">
            <text:p>9.79956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057" calcext:value-type="float">
            <text:p>-5.7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5504" calcext:value-type="float">
            <text:p>-0.075504</text:p>
          </table:table-cell>
          <table:table-cell office:value-type="float" office:value="-0.032056" calcext:value-type="float">
            <text:p>-0.032056</text:p>
          </table:table-cell>
          <table:table-cell office:value-type="float" office:value="9.799655" calcext:value-type="float">
            <text:p>9.799655</text:p>
          </table:table-cell>
          <table:table-cell table:number-columns-repeated="4"/>
        </table:table-row>
        <table:table-row table:style-name="ro1">
          <table:table-cell office:value-type="float" office:value="2202.757" calcext:value-type="float">
            <text:p>2202.75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0.057346" calcext:value-type="float">
            <text:p>0.057346</text:p>
          </table:table-cell>
          <table:table-cell office:value-type="float" office:value="-0.078978" calcext:value-type="float">
            <text:p>-0.078978</text:p>
          </table:table-cell>
          <table:table-cell office:value-type="float" office:value="9.80035" calcext:value-type="float">
            <text:p>9.8003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-0.000081" calcext:value-type="float">
            <text:p>-8.1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002" calcext:value-type="float">
            <text:p>-0.076002</text:p>
          </table:table-cell>
          <table:table-cell office:value-type="float" office:value="-0.039122" calcext:value-type="float">
            <text:p>-0.039122</text:p>
          </table:table-cell>
          <table:table-cell office:value-type="float" office:value="9.800463" calcext:value-type="float">
            <text:p>9.800463</text:p>
          </table:table-cell>
          <table:table-cell table:number-columns-repeated="4"/>
        </table:table-row>
        <table:table-row table:style-name="ro1">
          <table:table-cell office:value-type="float" office:value="2202.767" calcext:value-type="float">
            <text:p>2202.76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-0.00567" calcext:value-type="float">
            <text:p>-0.00567</text:p>
          </table:table-cell>
          <table:table-cell office:value-type="float" office:value="-0.067818" calcext:value-type="float">
            <text:p>-0.067818</text:p>
          </table:table-cell>
          <table:table-cell office:value-type="float" office:value="9.80548" calcext:value-type="float">
            <text:p>9.80548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-0.000405" calcext:value-type="float">
            <text:p>-0.0004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0086" calcext:value-type="float">
            <text:p>-0.070086</text:p>
          </table:table-cell>
          <table:table-cell office:value-type="float" office:value="0.024613" calcext:value-type="float">
            <text:p>0.024613</text:p>
          </table:table-cell>
          <table:table-cell office:value-type="float" office:value="9.805435" calcext:value-type="float">
            <text:p>9.805435</text:p>
          </table:table-cell>
          <table:table-cell table:number-columns-repeated="4"/>
        </table:table-row>
        <table:table-row table:style-name="ro1">
          <table:table-cell office:value-type="float" office:value="2202.777" calcext:value-type="float">
            <text:p>2202.77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-0.090093" calcext:value-type="float">
            <text:p>-0.090093</text:p>
          </table:table-cell>
          <table:table-cell office:value-type="float" office:value="-0.08485" calcext:value-type="float">
            <text:p>-0.08485</text:p>
          </table:table-cell>
          <table:table-cell office:value-type="float" office:value="9.80113" calcext:value-type="float">
            <text:p>9.80113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-0.000402" calcext:value-type="float">
            <text:p>-0.000402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94033" calcext:value-type="float">
            <text:p>-0.094033</text:p>
          </table:table-cell>
          <table:table-cell office:value-type="float" office:value="0.107329" calcext:value-type="float">
            <text:p>0.107329</text:p>
          </table:table-cell>
          <table:table-cell office:value-type="float" office:value="9.800873" calcext:value-type="float">
            <text:p>9.800873</text:p>
          </table:table-cell>
          <table:table-cell table:number-columns-repeated="4"/>
        </table:table-row>
        <table:table-row table:style-name="ro1">
          <table:table-cell office:value-type="float" office:value="2202.787" calcext:value-type="float">
            <text:p>2202.78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-0.011612" calcext:value-type="float">
            <text:p>-0.011612</text:p>
          </table:table-cell>
          <table:table-cell office:value-type="float" office:value="-0.081588" calcext:value-type="float">
            <text:p>-0.081588</text:p>
          </table:table-cell>
          <table:table-cell office:value-type="float" office:value="9.784516" calcext:value-type="float">
            <text:p>9.784516</text:p>
          </table:table-cell>
          <table:table-cell office:value-type="float" office:value="0.007389" calcext:value-type="float">
            <text:p>0.00738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84295" calcext:value-type="float">
            <text:p>-0.084295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9.784456" calcext:value-type="float">
            <text:p>9.784456</text:p>
          </table:table-cell>
          <table:table-cell table:number-columns-repeated="4"/>
        </table:table-row>
        <table:table-row table:style-name="ro1">
          <table:table-cell office:value-type="float" office:value="2202.797" calcext:value-type="float">
            <text:p>2202.797</text:p>
          </table:table-cell>
          <table:table-cell office:value-type="string" calcext:value-type="string">
            <text:p>imu</text:p>
          </table:table-cell>
          <table:table-cell office:value-type="float" office:value="-2.9681" calcext:value-type="float">
            <text:p>-2.9681</text:p>
          </table:table-cell>
          <table:table-cell office:value-type="float" office:value="0.9937" calcext:value-type="float">
            <text:p>0.993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851" calcext:value-type="float">
            <text:p>-0.000851</text:p>
          </table:table-cell>
          <table:table-cell office:value-type="float" office:value="-0.000925" calcext:value-type="float">
            <text:p>-0.000925</text:p>
          </table:table-cell>
          <table:table-cell office:value-type="float" office:value="-0.67727" calcext:value-type="float">
            <text:p>-0.67727</text:p>
          </table:table-cell>
          <table:table-cell office:value-type="float" office:value="0.735734" calcext:value-type="float">
            <text:p>0.735734</text:p>
          </table:table-cell>
          <table:table-cell office:value-type="float" office:value="0.0681" calcext:value-type="float">
            <text:p>0.0681</text:p>
          </table:table-cell>
          <table:table-cell office:value-type="float" office:value="-0.083898" calcext:value-type="float">
            <text:p>-0.083898</text:p>
          </table:table-cell>
          <table:table-cell office:value-type="float" office:value="9.814956" calcext:value-type="float">
            <text:p>9.814956</text:p>
          </table:table-cell>
          <table:table-cell office:value-type="float" office:value="0.007663" calcext:value-type="float">
            <text:p>0.007663</text:p>
          </table:table-cell>
          <table:table-cell office:value-type="float" office:value="-0.000511" calcext:value-type="float">
            <text:p>-0.000511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80019" calcext:value-type="float">
            <text:p>-0.080019</text:p>
          </table:table-cell>
          <table:table-cell office:value-type="float" office:value="-0.050209" calcext:value-type="float">
            <text:p>-0.050209</text:p>
          </table:table-cell>
          <table:table-cell office:value-type="float" office:value="9.815096" calcext:value-type="float">
            <text:p>9.815096</text:p>
          </table:table-cell>
          <table:table-cell table:number-columns-repeated="4"/>
        </table:table-row>
        <table:table-row table:style-name="ro1">
          <table:table-cell office:value-type="float" office:value="2202.8" calcext:value-type="float">
            <text:p>2202.8</text:p>
          </table:table-cell>
          <table:table-cell office:value-type="string" calcext:value-type="string">
            <text:p>odom</text:p>
          </table:table-cell>
          <table:table-cell office:value-type="float" office:value="-2.968677" calcext:value-type="float">
            <text:p>-2.968677</text:p>
          </table:table-cell>
          <table:table-cell office:value-type="float" office:value="0.996242" calcext:value-type="float">
            <text:p>0.996242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table:number-columns-repeated="13"/>
        </table:table-row>
        <table:table-row table:style-name="ro1">
          <table:table-cell office:value-type="float" office:value="2202.807" calcext:value-type="float">
            <text:p>2202.80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-0.080184" calcext:value-type="float">
            <text:p>-0.080184</text:p>
          </table:table-cell>
          <table:table-cell office:value-type="float" office:value="9.798382" calcext:value-type="float">
            <text:p>9.798382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-0.000339" calcext:value-type="float">
            <text:p>-0.00033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6494" calcext:value-type="float">
            <text:p>-0.076494</text:p>
          </table:table-cell>
          <table:table-cell office:value-type="float" office:value="-0.024634" calcext:value-type="float">
            <text:p>-0.024634</text:p>
          </table:table-cell>
          <table:table-cell office:value-type="float" office:value="9.798399" calcext:value-type="float">
            <text:p>9.798399</text:p>
          </table:table-cell>
          <table:table-cell table:number-columns-repeated="4"/>
        </table:table-row>
        <table:table-row table:style-name="ro1">
          <table:table-cell office:value-type="float" office:value="2202.817" calcext:value-type="float">
            <text:p>2202.81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32778" calcext:value-type="float">
            <text:p>0.032778</text:p>
          </table:table-cell>
          <table:table-cell office:value-type="float" office:value="-0.081228" calcext:value-type="float">
            <text:p>-0.081228</text:p>
          </table:table-cell>
          <table:table-cell office:value-type="float" office:value="9.8006" calcext:value-type="float">
            <text:p>9.8006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2322" calcext:value-type="float">
            <text:p>-0.072322</text:p>
          </table:table-cell>
          <table:table-cell office:value-type="float" office:value="-0.037836" calcext:value-type="float">
            <text:p>-0.037836</text:p>
          </table:table-cell>
          <table:table-cell office:value-type="float" office:value="9.800651" calcext:value-type="float">
            <text:p>9.800651</text:p>
          </table:table-cell>
          <table:table-cell table:number-columns-repeated="4"/>
        </table:table-row>
        <table:table-row table:style-name="ro1">
          <table:table-cell office:value-type="float" office:value="2202.827" calcext:value-type="float">
            <text:p>2202.82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7818" calcext:value-type="float">
            <text:p>0.027818</text:p>
          </table:table-cell>
          <table:table-cell office:value-type="float" office:value="-0.08134" calcext:value-type="float">
            <text:p>-0.08134</text:p>
          </table:table-cell>
          <table:table-cell office:value-type="float" office:value="9.799845" calcext:value-type="float">
            <text:p>9.799845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4272" calcext:value-type="float">
            <text:p>-0.074272</text:p>
          </table:table-cell>
          <table:table-cell office:value-type="float" office:value="-0.033277" calcext:value-type="float">
            <text:p>-0.033277</text:p>
          </table:table-cell>
          <table:table-cell office:value-type="float" office:value="9.799884" calcext:value-type="float">
            <text:p>9.799884</text:p>
          </table:table-cell>
          <table:table-cell table:number-columns-repeated="4"/>
        </table:table-row>
        <table:table-row table:style-name="ro1">
          <table:table-cell office:value-type="float" office:value="2202.837" calcext:value-type="float">
            <text:p>2202.83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7656" calcext:value-type="float">
            <text:p>0.027656</text:p>
          </table:table-cell>
          <table:table-cell office:value-type="float" office:value="-0.081078" calcext:value-type="float">
            <text:p>-0.081078</text:p>
          </table:table-cell>
          <table:table-cell office:value-type="float" office:value="9.799562" calcext:value-type="float">
            <text:p>9.799562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28" calcext:value-type="float">
            <text:p>-0.0002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4089" calcext:value-type="float">
            <text:p>-0.074089</text:p>
          </table:table-cell>
          <table:table-cell office:value-type="float" office:value="-0.033029" calcext:value-type="float">
            <text:p>-0.033029</text:p>
          </table:table-cell>
          <table:table-cell office:value-type="float" office:value="9.799601" calcext:value-type="float">
            <text:p>9.799601</text:p>
          </table:table-cell>
          <table:table-cell table:number-columns-repeated="4"/>
        </table:table-row>
        <table:table-row table:style-name="ro1">
          <table:table-cell office:value-type="float" office:value="2202.847" calcext:value-type="float">
            <text:p>2202.84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6727" calcext:value-type="float">
            <text:p>0.026727</text:p>
          </table:table-cell>
          <table:table-cell office:value-type="float" office:value="-0.08046" calcext:value-type="float">
            <text:p>-0.08046</text:p>
          </table:table-cell>
          <table:table-cell office:value-type="float" office:value="9.799625" calcext:value-type="float">
            <text:p>9.799625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63" calcext:value-type="float">
            <text:p>-0.00026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3862" calcext:value-type="float">
            <text:p>-0.073862</text:p>
          </table:table-cell>
          <table:table-cell office:value-type="float" office:value="-0.031937" calcext:value-type="float">
            <text:p>-0.031937</text:p>
          </table:table-cell>
          <table:table-cell office:value-type="float" office:value="9.799661" calcext:value-type="float">
            <text:p>9.799661</text:p>
          </table:table-cell>
          <table:table-cell table:number-columns-repeated="4"/>
        </table:table-row>
        <table:table-row table:style-name="ro1">
          <table:table-cell office:value-type="float" office:value="2202.857" calcext:value-type="float">
            <text:p>2202.85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6378" calcext:value-type="float">
            <text:p>0.026378</text:p>
          </table:table-cell>
          <table:table-cell office:value-type="float" office:value="-0.080592" calcext:value-type="float">
            <text:p>-0.080592</text:p>
          </table:table-cell>
          <table:table-cell office:value-type="float" office:value="9.799688" calcext:value-type="float">
            <text:p>9.799688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47" calcext:value-type="float">
            <text:p>-0.00024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4114" calcext:value-type="float">
            <text:p>-0.074114</text:p>
          </table:table-cell>
          <table:table-cell office:value-type="float" office:value="-0.031662" calcext:value-type="float">
            <text:p>-0.031662</text:p>
          </table:table-cell>
          <table:table-cell office:value-type="float" office:value="9.799723" calcext:value-type="float">
            <text:p>9.799723</text:p>
          </table:table-cell>
          <table:table-cell table:number-columns-repeated="4"/>
        </table:table-row>
        <table:table-row table:style-name="ro1">
          <table:table-cell office:value-type="float" office:value="2202.867" calcext:value-type="float">
            <text:p>2202.86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6099" calcext:value-type="float">
            <text:p>0.026099</text:p>
          </table:table-cell>
          <table:table-cell office:value-type="float" office:value="-0.080537" calcext:value-type="float">
            <text:p>-0.080537</text:p>
          </table:table-cell>
          <table:table-cell office:value-type="float" office:value="9.799719" calcext:value-type="float">
            <text:p>9.799719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34" calcext:value-type="float">
            <text:p>-0.00023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4167" calcext:value-type="float">
            <text:p>-0.074167</text:p>
          </table:table-cell>
          <table:table-cell office:value-type="float" office:value="-0.031382" calcext:value-type="float">
            <text:p>-0.031382</text:p>
          </table:table-cell>
          <table:table-cell office:value-type="float" office:value="9.799753" calcext:value-type="float">
            <text:p>9.799753</text:p>
          </table:table-cell>
          <table:table-cell table:number-columns-repeated="4"/>
        </table:table-row>
        <table:table-row table:style-name="ro1">
          <table:table-cell office:value-type="float" office:value="2202.877" calcext:value-type="float">
            <text:p>2202.87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5915" calcext:value-type="float">
            <text:p>0.025915</text:p>
          </table:table-cell>
          <table:table-cell office:value-type="float" office:value="-0.080473" calcext:value-type="float">
            <text:p>-0.080473</text:p>
          </table:table-cell>
          <table:table-cell office:value-type="float" office:value="9.799728" calcext:value-type="float">
            <text:p>9.79972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24" calcext:value-type="float">
            <text:p>-0.00022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4176" calcext:value-type="float">
            <text:p>-0.074176</text:p>
          </table:table-cell>
          <table:table-cell office:value-type="float" office:value="-0.031187" calcext:value-type="float">
            <text:p>-0.031187</text:p>
          </table:table-cell>
          <table:table-cell office:value-type="float" office:value="9.799762" calcext:value-type="float">
            <text:p>9.799762</text:p>
          </table:table-cell>
          <table:table-cell table:number-columns-repeated="4"/>
        </table:table-row>
        <table:table-row table:style-name="ro1">
          <table:table-cell office:value-type="float" office:value="2202.887" calcext:value-type="float">
            <text:p>2202.88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5826" calcext:value-type="float">
            <text:p>0.025826</text:p>
          </table:table-cell>
          <table:table-cell office:value-type="float" office:value="-0.080414" calcext:value-type="float">
            <text:p>-0.080414</text:p>
          </table:table-cell>
          <table:table-cell office:value-type="float" office:value="9.79972" calcext:value-type="float">
            <text:p>9.79972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213" calcext:value-type="float">
            <text:p>-0.00021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4154" calcext:value-type="float">
            <text:p>-0.074154</text:p>
          </table:table-cell>
          <table:table-cell office:value-type="float" office:value="-0.031084" calcext:value-type="float">
            <text:p>-0.031084</text:p>
          </table:table-cell>
          <table:table-cell office:value-type="float" office:value="9.799754" calcext:value-type="float">
            <text:p>9.799754</text:p>
          </table:table-cell>
          <table:table-cell table:number-columns-repeated="4"/>
        </table:table-row>
        <table:table-row table:style-name="ro1">
          <table:table-cell office:value-type="float" office:value="2202.897" calcext:value-type="float">
            <text:p>2202.89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5821" calcext:value-type="float">
            <text:p>0.025821</text:p>
          </table:table-cell>
          <table:table-cell office:value-type="float" office:value="-0.080343" calcext:value-type="float">
            <text:p>-0.080343</text:p>
          </table:table-cell>
          <table:table-cell office:value-type="float" office:value="9.79969" calcext:value-type="float">
            <text:p>9.79969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4091" calcext:value-type="float">
            <text:p>-0.074091</text:p>
          </table:table-cell>
          <table:table-cell office:value-type="float" office:value="-0.031052" calcext:value-type="float">
            <text:p>-0.031052</text:p>
          </table:table-cell>
          <table:table-cell office:value-type="float" office:value="9.799724" calcext:value-type="float">
            <text:p>9.799724</text:p>
          </table:table-cell>
          <table:table-cell table:number-columns-repeated="4"/>
        </table:table-row>
        <table:table-row table:style-name="ro1">
          <table:table-cell office:value-type="float" office:value="2202.907" calcext:value-type="float">
            <text:p>2202.90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5903" calcext:value-type="float">
            <text:p>0.025903</text:p>
          </table:table-cell>
          <table:table-cell office:value-type="float" office:value="-0.080259" calcext:value-type="float">
            <text:p>-0.080259</text:p>
          </table:table-cell>
          <table:table-cell office:value-type="float" office:value="9.799637" calcext:value-type="float">
            <text:p>9.799637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84" calcext:value-type="float">
            <text:p>-0.00018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3982" calcext:value-type="float">
            <text:p>-0.073982</text:p>
          </table:table-cell>
          <table:table-cell office:value-type="float" office:value="-0.031098" calcext:value-type="float">
            <text:p>-0.031098</text:p>
          </table:table-cell>
          <table:table-cell office:value-type="float" office:value="9.799671" calcext:value-type="float">
            <text:p>9.799671</text:p>
          </table:table-cell>
          <table:table-cell table:number-columns-repeated="4"/>
        </table:table-row>
        <table:table-row table:style-name="ro1">
          <table:table-cell office:value-type="float" office:value="2202.917" calcext:value-type="float">
            <text:p>2202.91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6053" calcext:value-type="float">
            <text:p>0.026053</text:p>
          </table:table-cell>
          <table:table-cell office:value-type="float" office:value="-0.080146" calcext:value-type="float">
            <text:p>-0.080146</text:p>
          </table:table-cell>
          <table:table-cell office:value-type="float" office:value="9.799522" calcext:value-type="float">
            <text:p>9.799522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-0.000175" calcext:value-type="float">
            <text:p>-0.00017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3821" calcext:value-type="float">
            <text:p>-0.073821</text:p>
          </table:table-cell>
          <table:table-cell office:value-type="float" office:value="-0.031194" calcext:value-type="float">
            <text:p>-0.031194</text:p>
          </table:table-cell>
          <table:table-cell office:value-type="float" office:value="9.799556" calcext:value-type="float">
            <text:p>9.799556</text:p>
          </table:table-cell>
          <table:table-cell table:number-columns-repeated="4"/>
        </table:table-row>
        <table:table-row table:style-name="ro1">
          <table:table-cell office:value-type="float" office:value="2202.927" calcext:value-type="float">
            <text:p>2202.92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6433" calcext:value-type="float">
            <text:p>0.026433</text:p>
          </table:table-cell>
          <table:table-cell office:value-type="float" office:value="-0.080053" calcext:value-type="float">
            <text:p>-0.080053</text:p>
          </table:table-cell>
          <table:table-cell office:value-type="float" office:value="9.799431" calcext:value-type="float">
            <text:p>9.799431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-0.000148" calcext:value-type="float">
            <text:p>-0.00014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3593" calcext:value-type="float">
            <text:p>-0.073593</text:p>
          </table:table-cell>
          <table:table-cell office:value-type="float" office:value="-0.031513" calcext:value-type="float">
            <text:p>-0.031513</text:p>
          </table:table-cell>
          <table:table-cell office:value-type="float" office:value="9.799466" calcext:value-type="float">
            <text:p>9.799466</text:p>
          </table:table-cell>
          <table:table-cell table:number-columns-repeated="4"/>
        </table:table-row>
        <table:table-row table:style-name="ro1">
          <table:table-cell office:value-type="float" office:value="2202.937" calcext:value-type="float">
            <text:p>2202.93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6837" calcext:value-type="float">
            <text:p>0.026837</text:p>
          </table:table-cell>
          <table:table-cell office:value-type="float" office:value="-0.079362" calcext:value-type="float">
            <text:p>-0.079362</text:p>
          </table:table-cell>
          <table:table-cell office:value-type="float" office:value="9.799259" calcext:value-type="float">
            <text:p>9.799259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118" calcext:value-type="float">
            <text:p>-0.00011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2801" calcext:value-type="float">
            <text:p>-0.072801</text:p>
          </table:table-cell>
          <table:table-cell office:value-type="float" office:value="-0.031631" calcext:value-type="float">
            <text:p>-0.031631</text:p>
          </table:table-cell>
          <table:table-cell office:value-type="float" office:value="9.799296" calcext:value-type="float">
            <text:p>9.799296</text:p>
          </table:table-cell>
          <table:table-cell table:number-columns-repeated="4"/>
        </table:table-row>
        <table:table-row table:style-name="ro1">
          <table:table-cell office:value-type="float" office:value="2202.947" calcext:value-type="float">
            <text:p>2202.94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7307" calcext:value-type="float">
            <text:p>0.027307</text:p>
          </table:table-cell>
          <table:table-cell office:value-type="float" office:value="-0.079381" calcext:value-type="float">
            <text:p>-0.079381</text:p>
          </table:table-cell>
          <table:table-cell office:value-type="float" office:value="9.799162" calcext:value-type="float">
            <text:p>9.799162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2644" calcext:value-type="float">
            <text:p>-0.072644</text:p>
          </table:table-cell>
          <table:table-cell office:value-type="float" office:value="-0.032074" calcext:value-type="float">
            <text:p>-0.032074</text:p>
          </table:table-cell>
          <table:table-cell office:value-type="float" office:value="9.799199" calcext:value-type="float">
            <text:p>9.799199</text:p>
          </table:table-cell>
          <table:table-cell table:number-columns-repeated="4"/>
        </table:table-row>
        <table:table-row table:style-name="ro1">
          <table:table-cell office:value-type="float" office:value="2202.957" calcext:value-type="float">
            <text:p>2202.957</text:p>
          </table:table-cell>
          <table:table-cell office:value-type="string" calcext:value-type="string">
            <text:p>imu</text:p>
          </table:table-cell>
          <table:table-cell office:value-type="float" office:value="-2.9687" calcext:value-type="float">
            <text:p>-2.9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-0.001039" calcext:value-type="float">
            <text:p>-0.001039</text:p>
          </table:table-cell>
          <table:table-cell office:value-type="float" office:value="-0.560168" calcext:value-type="float">
            <text:p>-0.560168</text:p>
          </table:table-cell>
          <table:table-cell office:value-type="float" office:value="0.828378" calcext:value-type="float">
            <text:p>0.828378</text:p>
          </table:table-cell>
          <table:table-cell office:value-type="float" office:value="0.02702" calcext:value-type="float">
            <text:p>0.02702</text:p>
          </table:table-cell>
          <table:table-cell office:value-type="float" office:value="-0.079311" calcext:value-type="float">
            <text:p>-0.079311</text:p>
          </table:table-cell>
          <table:table-cell office:value-type="float" office:value="9.799809" calcext:value-type="float">
            <text:p>9.799809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72687" calcext:value-type="float">
            <text:p>-0.072687</text:p>
          </table:table-cell>
          <table:table-cell office:value-type="float" office:value="-0.031781" calcext:value-type="float">
            <text:p>-0.031781</text:p>
          </table:table-cell>
          <table:table-cell office:value-type="float" office:value="9.799846" calcext:value-type="float">
            <text:p>9.799846</text:p>
          </table:table-cell>
          <table:table-cell table:number-columns-repeated="4"/>
        </table:table-row>
        <table:table-row table:style-name="ro1">
          <table:table-cell office:value-type="float" office:value="2202.934" calcext:value-type="float">
            <text:p>2202.934</text:p>
          </table:table-cell>
          <table:table-cell office:value-type="string" calcext:value-type="string">
            <text:p>odom</text:p>
          </table:table-cell>
          <table:table-cell office:value-type="float" office:value="-2.970605" calcext:value-type="float">
            <text:p>-2.970605</text:p>
          </table:table-cell>
          <table:table-cell office:value-type="float" office:value="0.999246" calcext:value-type="float">
            <text:p>0.999246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table:number-columns-repeated="13"/>
        </table:table-row>
        <table:table-row table:style-name="ro1">
          <table:table-cell office:value-type="float" office:value="2202.967" calcext:value-type="float">
            <text:p>2202.96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34797" calcext:value-type="float">
            <text:p>0.034797</text:p>
          </table:table-cell>
          <table:table-cell office:value-type="float" office:value="-0.07977" calcext:value-type="float">
            <text:p>-0.07977</text:p>
          </table:table-cell>
          <table:table-cell office:value-type="float" office:value="9.800239" calcext:value-type="float">
            <text:p>9.800239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083" calcext:value-type="float">
            <text:p>-8.3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49425" calcext:value-type="float">
            <text:p>-0.049425</text:p>
          </table:table-cell>
          <table:table-cell office:value-type="float" office:value="-0.063424" calcext:value-type="float">
            <text:p>-0.063424</text:p>
          </table:table-cell>
          <table:table-cell office:value-type="float" office:value="9.800296" calcext:value-type="float">
            <text:p>9.800296</text:p>
          </table:table-cell>
          <table:table-cell table:number-columns-repeated="4"/>
        </table:table-row>
        <table:table-row table:style-name="ro1">
          <table:table-cell office:value-type="float" office:value="2202.977" calcext:value-type="float">
            <text:p>2202.97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38759" calcext:value-type="float">
            <text:p>0.038759</text:p>
          </table:table-cell>
          <table:table-cell office:value-type="float" office:value="-0.078856" calcext:value-type="float">
            <text:p>-0.078856</text:p>
          </table:table-cell>
          <table:table-cell office:value-type="float" office:value="9.799714" calcext:value-type="float">
            <text:p>9.799714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-0.000075" calcext:value-type="float">
            <text:p>-7.5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45984" calcext:value-type="float">
            <text:p>-0.045984</text:p>
          </table:table-cell>
          <table:table-cell office:value-type="float" office:value="-0.065591" calcext:value-type="float">
            <text:p>-0.065591</text:p>
          </table:table-cell>
          <table:table-cell office:value-type="float" office:value="9.799781" calcext:value-type="float">
            <text:p>9.799781</text:p>
          </table:table-cell>
          <table:table-cell table:number-columns-repeated="4"/>
        </table:table-row>
        <table:table-row table:style-name="ro1">
          <table:table-cell office:value-type="float" office:value="2202.987" calcext:value-type="float">
            <text:p>2202.98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50003" calcext:value-type="float">
            <text:p>0.050003</text:p>
          </table:table-cell>
          <table:table-cell office:value-type="float" office:value="-0.077734" calcext:value-type="float">
            <text:p>-0.077734</text:p>
          </table:table-cell>
          <table:table-cell office:value-type="float" office:value="9.799598" calcext:value-type="float">
            <text:p>9.799598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062" calcext:value-type="float">
            <text:p>-6.2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7263" calcext:value-type="float">
            <text:p>-0.037263</text:p>
          </table:table-cell>
          <table:table-cell office:value-type="float" office:value="-0.072777" calcext:value-type="float">
            <text:p>-0.072777</text:p>
          </table:table-cell>
          <table:table-cell office:value-type="float" office:value="9.799693" calcext:value-type="float">
            <text:p>9.799693</text:p>
          </table:table-cell>
          <table:table-cell table:number-columns-repeated="4"/>
        </table:table-row>
        <table:table-row table:style-name="ro1">
          <table:table-cell office:value-type="float" office:value="2202.997" calcext:value-type="float">
            <text:p>2202.99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58424" calcext:value-type="float">
            <text:p>0.058424</text:p>
          </table:table-cell>
          <table:table-cell office:value-type="float" office:value="-0.080431" calcext:value-type="float">
            <text:p>-0.080431</text:p>
          </table:table-cell>
          <table:table-cell office:value-type="float" office:value="9.800363" calcext:value-type="float">
            <text:p>9.800363</text:p>
          </table:table-cell>
          <table:table-cell office:value-type="float" office:value="0.007549" calcext:value-type="float">
            <text:p>0.00754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33242" calcext:value-type="float">
            <text:p>-0.033242</text:p>
          </table:table-cell>
          <table:table-cell office:value-type="float" office:value="-0.08065" calcext:value-type="float">
            <text:p>-0.08065</text:p>
          </table:table-cell>
          <table:table-cell office:value-type="float" office:value="9.800479" calcext:value-type="float">
            <text:p>9.800479</text:p>
          </table:table-cell>
          <table:table-cell table:number-columns-repeated="4"/>
        </table:table-row>
        <table:table-row table:style-name="ro1">
          <table:table-cell office:value-type="float" office:value="2203.007" calcext:value-type="float">
            <text:p>2203.00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-0.063005" calcext:value-type="float">
            <text:p>-0.063005</text:p>
          </table:table-cell>
          <table:table-cell office:value-type="float" office:value="9.805794" calcext:value-type="float">
            <text:p>9.805794</text:p>
          </table:table-cell>
          <table:table-cell office:value-type="float" office:value="0.007524" calcext:value-type="float">
            <text:p>0.007524</text:p>
          </table:table-cell>
          <table:table-cell office:value-type="float" office:value="-0.000397" calcext:value-type="float">
            <text:p>-0.00039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1688" calcext:value-type="float">
            <text:p>-0.061688</text:p>
          </table:table-cell>
          <table:table-cell office:value-type="float" office:value="-0.027295" calcext:value-type="float">
            <text:p>-0.027295</text:p>
          </table:table-cell>
          <table:table-cell office:value-type="float" office:value="9.805764" calcext:value-type="float">
            <text:p>9.805764</text:p>
          </table:table-cell>
          <table:table-cell table:number-columns-repeated="4"/>
        </table:table-row>
        <table:table-row table:style-name="ro1">
          <table:table-cell office:value-type="float" office:value="2203.017" calcext:value-type="float">
            <text:p>2203.01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-0.089367" calcext:value-type="float">
            <text:p>-0.089367</text:p>
          </table:table-cell>
          <table:table-cell office:value-type="float" office:value="-0.088246" calcext:value-type="float">
            <text:p>-0.088246</text:p>
          </table:table-cell>
          <table:table-cell office:value-type="float" office:value="9.800388" calcext:value-type="float">
            <text:p>9.800388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-0.000406" calcext:value-type="float">
            <text:p>-0.000406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142953" calcext:value-type="float">
            <text:p>-0.142953</text:p>
          </table:table-cell>
          <table:table-cell office:value-type="float" office:value="0.018682" calcext:value-type="float">
            <text:p>0.018682</text:p>
          </table:table-cell>
          <table:table-cell office:value-type="float" office:value="9.800133" calcext:value-type="float">
            <text:p>9.800133</text:p>
          </table:table-cell>
          <table:table-cell table:number-columns-repeated="4"/>
        </table:table-row>
        <table:table-row table:style-name="ro1">
          <table:table-cell office:value-type="float" office:value="2203.027" calcext:value-type="float">
            <text:p>2203.02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-0.020336" calcext:value-type="float">
            <text:p>-0.020336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9.784983" calcext:value-type="float">
            <text:p>9.784983</text:p>
          </table:table-cell>
          <table:table-cell office:value-type="float" office:value="0.007296" calcext:value-type="float">
            <text:p>0.00729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88988" calcext:value-type="float">
            <text:p>-0.088988</text:p>
          </table:table-cell>
          <table:table-cell office:value-type="float" office:value="-0.025067" calcext:value-type="float">
            <text:p>-0.025067</text:p>
          </table:table-cell>
          <table:table-cell office:value-type="float" office:value="9.784901" calcext:value-type="float">
            <text:p>9.784901</text:p>
          </table:table-cell>
          <table:table-cell table:number-columns-repeated="4"/>
        </table:table-row>
        <table:table-row table:style-name="ro1">
          <table:table-cell office:value-type="float" office:value="2203.037" calcext:value-type="float">
            <text:p>2203.03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72505" calcext:value-type="float">
            <text:p>0.072505</text:p>
          </table:table-cell>
          <table:table-cell office:value-type="float" office:value="-0.085351" calcext:value-type="float">
            <text:p>-0.085351</text:p>
          </table:table-cell>
          <table:table-cell office:value-type="float" office:value="9.815414" calcext:value-type="float">
            <text:p>9.815414</text:p>
          </table:table-cell>
          <table:table-cell office:value-type="float" office:value="0.007723" calcext:value-type="float">
            <text:p>0.007723</text:p>
          </table:table-cell>
          <table:table-cell office:value-type="float" office:value="-0.000531" calcext:value-type="float">
            <text:p>-0.000531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6834" calcext:value-type="float">
            <text:p>-0.026834</text:p>
          </table:table-cell>
          <table:table-cell office:value-type="float" office:value="-0.094079" calcext:value-type="float">
            <text:p>-0.094079</text:p>
          </table:table-cell>
          <table:table-cell office:value-type="float" office:value="9.815565" calcext:value-type="float">
            <text:p>9.815565</text:p>
          </table:table-cell>
          <table:table-cell table:number-columns-repeated="4"/>
        </table:table-row>
        <table:table-row table:style-name="ro1">
          <table:table-cell office:value-type="float" office:value="2203.047" calcext:value-type="float">
            <text:p>2203.04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17512" calcext:value-type="float">
            <text:p>0.017512</text:p>
          </table:table-cell>
          <table:table-cell office:value-type="float" office:value="-0.079573" calcext:value-type="float">
            <text:p>-0.079573</text:p>
          </table:table-cell>
          <table:table-cell office:value-type="float" office:value="9.797251" calcext:value-type="float">
            <text:p>9.797251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-0.000325" calcext:value-type="float">
            <text:p>-0.00032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61463" calcext:value-type="float">
            <text:p>-0.061463</text:p>
          </table:table-cell>
          <table:table-cell office:value-type="float" office:value="-0.051029" calcext:value-type="float">
            <text:p>-0.051029</text:p>
          </table:table-cell>
          <table:table-cell office:value-type="float" office:value="9.797264" calcext:value-type="float">
            <text:p>9.797264</text:p>
          </table:table-cell>
          <table:table-cell table:number-columns-repeated="4"/>
        </table:table-row>
        <table:table-row table:style-name="ro1">
          <table:table-cell office:value-type="float" office:value="2203.057" calcext:value-type="float">
            <text:p>2203.05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32348" calcext:value-type="float">
            <text:p>0.032348</text:p>
          </table:table-cell>
          <table:table-cell office:value-type="float" office:value="-0.081198" calcext:value-type="float">
            <text:p>-0.081198</text:p>
          </table:table-cell>
          <table:table-cell office:value-type="float" office:value="9.801193" calcext:value-type="float">
            <text:p>9.801193</text:p>
          </table:table-cell>
          <table:table-cell office:value-type="float" office:value="0.007485" calcext:value-type="float">
            <text:p>0.007485</text:p>
          </table:table-cell>
          <table:table-cell office:value-type="float" office:value="-0.000309" calcext:value-type="float">
            <text:p>-0.00030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52166" calcext:value-type="float">
            <text:p>-0.052166</text:p>
          </table:table-cell>
          <table:table-cell office:value-type="float" office:value="-0.062691" calcext:value-type="float">
            <text:p>-0.062691</text:p>
          </table:table-cell>
          <table:table-cell office:value-type="float" office:value="9.801243" calcext:value-type="float">
            <text:p>9.801243</text:p>
          </table:table-cell>
          <table:table-cell table:number-columns-repeated="4"/>
        </table:table-row>
        <table:table-row table:style-name="ro1">
          <table:table-cell office:value-type="float" office:value="2203.067" calcext:value-type="float">
            <text:p>2203.067</text:p>
          </table:table-cell>
          <table:table-cell office:value-type="string" calcext:value-type="string">
            <text:p>imu</text:p>
          </table:table-cell>
          <table:table-cell office:value-type="float" office:value="-2.9706" calcext:value-type="float">
            <text:p>-2.97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-0.001161" calcext:value-type="float">
            <text:p>-0.001161</text:p>
          </table:table-cell>
          <table:table-cell office:value-type="float" office:value="-0.384169" calcext:value-type="float">
            <text:p>-0.384169</text:p>
          </table:table-cell>
          <table:table-cell office:value-type="float" office:value="0.923262" calcext:value-type="float">
            <text:p>0.923262</text:p>
          </table:table-cell>
          <table:table-cell office:value-type="float" office:value="0.028098" calcext:value-type="float">
            <text:p>0.028098</text:p>
          </table:table-cell>
          <table:table-cell office:value-type="float" office:value="-0.081295" calcext:value-type="float">
            <text:p>-0.081295</text:p>
          </table:table-cell>
          <table:table-cell office:value-type="float" office:value="9.799825" calcext:value-type="float">
            <text:p>9.799825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-0.000309" calcext:value-type="float">
            <text:p>-0.00030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55229" calcext:value-type="float">
            <text:p>-0.055229</text:p>
          </table:table-cell>
          <table:table-cell office:value-type="float" office:value="-0.059747" calcext:value-type="float">
            <text:p>-0.059747</text:p>
          </table:table-cell>
          <table:table-cell office:value-type="float" office:value="9.799865" calcext:value-type="float">
            <text:p>9.799865</text:p>
          </table:table-cell>
          <table:table-cell table:number-columns-repeated="4"/>
        </table:table-row>
        <table:table-row table:style-name="ro1">
          <table:table-cell office:value-type="float" office:value="2203.068" calcext:value-type="float">
            <text:p>2203.068</text:p>
          </table:table-cell>
          <table:table-cell office:value-type="string" calcext:value-type="string">
            <text:p>odom</text:p>
          </table:table-cell>
          <table:table-cell office:value-type="float" office:value="-2.973506" calcext:value-type="float">
            <text:p>-2.973506</text:p>
          </table:table-cell>
          <table:table-cell office:value-type="float" office:value="1.001233" calcext:value-type="float">
            <text:p>1.001233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table:number-columns-repeated="13"/>
        </table:table-row>
        <table:table-row table:style-name="ro1">
          <table:table-cell office:value-type="float" office:value="2203.077" calcext:value-type="float">
            <text:p>2203.07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7652" calcext:value-type="float">
            <text:p>0.027652</text:p>
          </table:table-cell>
          <table:table-cell office:value-type="float" office:value="-0.080872" calcext:value-type="float">
            <text:p>-0.080872</text:p>
          </table:table-cell>
          <table:table-cell office:value-type="float" office:value="9.799565" calcext:value-type="float">
            <text:p>9.799565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-0.000284" calcext:value-type="float">
            <text:p>-0.00028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8026" calcext:value-type="float">
            <text:p>-0.028026</text:p>
          </table:table-cell>
          <table:table-cell office:value-type="float" office:value="-0.075901" calcext:value-type="float">
            <text:p>-0.075901</text:p>
          </table:table-cell>
          <table:table-cell office:value-type="float" office:value="9.799604" calcext:value-type="float">
            <text:p>9.799604</text:p>
          </table:table-cell>
          <table:table-cell table:number-columns-repeated="4"/>
        </table:table-row>
        <table:table-row table:style-name="ro1">
          <table:table-cell office:value-type="float" office:value="2203.087" calcext:value-type="float">
            <text:p>2203.08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6626" calcext:value-type="float">
            <text:p>0.026626</text:p>
          </table:table-cell>
          <table:table-cell office:value-type="float" office:value="-0.080815" calcext:value-type="float">
            <text:p>-0.080815</text:p>
          </table:table-cell>
          <table:table-cell office:value-type="float" office:value="9.799621" calcext:value-type="float">
            <text:p>9.79962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-0.000268" calcext:value-type="float">
            <text:p>-0.00026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8953" calcext:value-type="float">
            <text:p>-0.028953</text:p>
          </table:table-cell>
          <table:table-cell office:value-type="float" office:value="-0.075456" calcext:value-type="float">
            <text:p>-0.075456</text:p>
          </table:table-cell>
          <table:table-cell office:value-type="float" office:value="9.799657" calcext:value-type="float">
            <text:p>9.799657</text:p>
          </table:table-cell>
          <table:table-cell table:number-columns-repeated="4"/>
        </table:table-row>
        <table:table-row table:style-name="ro1">
          <table:table-cell office:value-type="float" office:value="2203.097" calcext:value-type="float">
            <text:p>2203.09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6314" calcext:value-type="float">
            <text:p>0.026314</text:p>
          </table:table-cell>
          <table:table-cell office:value-type="float" office:value="-0.080648" calcext:value-type="float">
            <text:p>-0.080648</text:p>
          </table:table-cell>
          <table:table-cell office:value-type="float" office:value="9.799681" calcext:value-type="float">
            <text:p>9.799681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5" calcext:value-type="float">
            <text:p>-0.0002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9177" calcext:value-type="float">
            <text:p>-0.029177</text:p>
          </table:table-cell>
          <table:table-cell office:value-type="float" office:value="-0.075183" calcext:value-type="float">
            <text:p>-0.075183</text:p>
          </table:table-cell>
          <table:table-cell office:value-type="float" office:value="9.799716" calcext:value-type="float">
            <text:p>9.799716</text:p>
          </table:table-cell>
          <table:table-cell table:number-columns-repeated="4"/>
        </table:table-row>
        <table:table-row table:style-name="ro1">
          <table:table-cell office:value-type="float" office:value="2203.107" calcext:value-type="float">
            <text:p>2203.10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-0.080559" calcext:value-type="float">
            <text:p>-0.080559</text:p>
          </table:table-cell>
          <table:table-cell office:value-type="float" office:value="9.79972" calcext:value-type="float">
            <text:p>9.79972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37" calcext:value-type="float">
            <text:p>-0.000237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9357" calcext:value-type="float">
            <text:p>-0.029357</text:p>
          </table:table-cell>
          <table:table-cell office:value-type="float" office:value="-0.075013" calcext:value-type="float">
            <text:p>-0.075013</text:p>
          </table:table-cell>
          <table:table-cell office:value-type="float" office:value="9.799755" calcext:value-type="float">
            <text:p>9.799755</text:p>
          </table:table-cell>
          <table:table-cell table:number-columns-repeated="4"/>
        </table:table-row>
        <table:table-row table:style-name="ro1">
          <table:table-cell office:value-type="float" office:value="2203.117" calcext:value-type="float">
            <text:p>2203.11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611" calcext:value-type="float">
            <text:p>0.02611</text:p>
          </table:table-cell>
          <table:table-cell office:value-type="float" office:value="-0.080482" calcext:value-type="float">
            <text:p>-0.080482</text:p>
          </table:table-cell>
          <table:table-cell office:value-type="float" office:value="9.799729" calcext:value-type="float">
            <text:p>9.799729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26" calcext:value-type="float">
            <text:p>-0.000226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9303" calcext:value-type="float">
            <text:p>-0.029303</text:p>
          </table:table-cell>
          <table:table-cell office:value-type="float" office:value="-0.074952" calcext:value-type="float">
            <text:p>-0.074952</text:p>
          </table:table-cell>
          <table:table-cell office:value-type="float" office:value="9.799764" calcext:value-type="float">
            <text:p>9.799764</text:p>
          </table:table-cell>
          <table:table-cell table:number-columns-repeated="4"/>
        </table:table-row>
        <table:table-row table:style-name="ro1">
          <table:table-cell office:value-type="float" office:value="2203.127" calcext:value-type="float">
            <text:p>2203.12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5791" calcext:value-type="float">
            <text:p>0.025791</text:p>
          </table:table-cell>
          <table:table-cell office:value-type="float" office:value="-0.080433" calcext:value-type="float">
            <text:p>-0.080433</text:p>
          </table:table-cell>
          <table:table-cell office:value-type="float" office:value="9.799718" calcext:value-type="float">
            <text:p>9.799718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16" calcext:value-type="float">
            <text:p>-0.000216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9579" calcext:value-type="float">
            <text:p>-0.029579</text:p>
          </table:table-cell>
          <table:table-cell office:value-type="float" office:value="-0.074785" calcext:value-type="float">
            <text:p>-0.074785</text:p>
          </table:table-cell>
          <table:table-cell office:value-type="float" office:value="9.799752" calcext:value-type="float">
            <text:p>9.799752</text:p>
          </table:table-cell>
          <table:table-cell table:number-columns-repeated="4"/>
        </table:table-row>
        <table:table-row table:style-name="ro1">
          <table:table-cell office:value-type="float" office:value="2203.137" calcext:value-type="float">
            <text:p>2203.13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5789" calcext:value-type="float">
            <text:p>0.025789</text:p>
          </table:table-cell>
          <table:table-cell office:value-type="float" office:value="-0.080356" calcext:value-type="float">
            <text:p>-0.080356</text:p>
          </table:table-cell>
          <table:table-cell office:value-type="float" office:value="9.799693" calcext:value-type="float">
            <text:p>9.799693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04" calcext:value-type="float">
            <text:p>-0.00020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9551" calcext:value-type="float">
            <text:p>-0.029551</text:p>
          </table:table-cell>
          <table:table-cell office:value-type="float" office:value="-0.074713" calcext:value-type="float">
            <text:p>-0.074713</text:p>
          </table:table-cell>
          <table:table-cell office:value-type="float" office:value="9.799727" calcext:value-type="float">
            <text:p>9.799727</text:p>
          </table:table-cell>
          <table:table-cell table:number-columns-repeated="4"/>
        </table:table-row>
        <table:table-row table:style-name="ro1">
          <table:table-cell office:value-type="float" office:value="2203.147" calcext:value-type="float">
            <text:p>2203.14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5749" calcext:value-type="float">
            <text:p>0.025749</text:p>
          </table:table-cell>
          <table:table-cell office:value-type="float" office:value="-0.080272" calcext:value-type="float">
            <text:p>-0.080272</text:p>
          </table:table-cell>
          <table:table-cell office:value-type="float" office:value="9.799645" calcext:value-type="float">
            <text:p>9.79964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9556" calcext:value-type="float">
            <text:p>-0.029556</text:p>
          </table:table-cell>
          <table:table-cell office:value-type="float" office:value="-0.074621" calcext:value-type="float">
            <text:p>-0.074621</text:p>
          </table:table-cell>
          <table:table-cell office:value-type="float" office:value="9.799679" calcext:value-type="float">
            <text:p>9.799679</text:p>
          </table:table-cell>
          <table:table-cell table:number-columns-repeated="4"/>
        </table:table-row>
        <table:table-row table:style-name="ro1">
          <table:table-cell office:value-type="float" office:value="2203.157" calcext:value-type="float">
            <text:p>2203.15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5919" calcext:value-type="float">
            <text:p>0.025919</text:p>
          </table:table-cell>
          <table:table-cell office:value-type="float" office:value="-0.080152" calcext:value-type="float">
            <text:p>-0.080152</text:p>
          </table:table-cell>
          <table:table-cell office:value-type="float" office:value="9.79954" calcext:value-type="float">
            <text:p>9.79954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9353" calcext:value-type="float">
            <text:p>-0.029353</text:p>
          </table:table-cell>
          <table:table-cell office:value-type="float" office:value="-0.074574" calcext:value-type="float">
            <text:p>-0.074574</text:p>
          </table:table-cell>
          <table:table-cell office:value-type="float" office:value="9.799575" calcext:value-type="float">
            <text:p>9.799575</text:p>
          </table:table-cell>
          <table:table-cell table:number-columns-repeated="4"/>
        </table:table-row>
        <table:table-row table:style-name="ro1">
          <table:table-cell office:value-type="float" office:value="2203.167" calcext:value-type="float">
            <text:p>2203.16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6332" calcext:value-type="float">
            <text:p>0.026332</text:p>
          </table:table-cell>
          <table:table-cell office:value-type="float" office:value="-0.080055" calcext:value-type="float">
            <text:p>-0.080055</text:p>
          </table:table-cell>
          <table:table-cell office:value-type="float" office:value="9.799442" calcext:value-type="float">
            <text:p>9.799442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-0.000154" calcext:value-type="float">
            <text:p>-0.000154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8935" calcext:value-type="float">
            <text:p>-0.028935</text:p>
          </table:table-cell>
          <table:table-cell office:value-type="float" office:value="-0.074642" calcext:value-type="float">
            <text:p>-0.074642</text:p>
          </table:table-cell>
          <table:table-cell office:value-type="float" office:value="9.799477" calcext:value-type="float">
            <text:p>9.799477</text:p>
          </table:table-cell>
          <table:table-cell table:number-columns-repeated="4"/>
        </table:table-row>
        <table:table-row table:style-name="ro1">
          <table:table-cell office:value-type="float" office:value="2203.177" calcext:value-type="float">
            <text:p>2203.17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6888" calcext:value-type="float">
            <text:p>0.026888</text:p>
          </table:table-cell>
          <table:table-cell office:value-type="float" office:value="-0.079351" calcext:value-type="float">
            <text:p>-0.079351</text:p>
          </table:table-cell>
          <table:table-cell office:value-type="float" office:value="9.799272" calcext:value-type="float">
            <text:p>9.799272</text:p>
          </table:table-cell>
          <table:table-cell office:value-type="float" office:value="0.007523" calcext:value-type="float">
            <text:p>0.007523</text:p>
          </table:table-cell>
          <table:table-cell office:value-type="float" office:value="-0.000121" calcext:value-type="float">
            <text:p>-0.000121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8152" calcext:value-type="float">
            <text:p>-0.028152</text:p>
          </table:table-cell>
          <table:table-cell office:value-type="float" office:value="-0.074204" calcext:value-type="float">
            <text:p>-0.074204</text:p>
          </table:table-cell>
          <table:table-cell office:value-type="float" office:value="9.799308" calcext:value-type="float">
            <text:p>9.799308</text:p>
          </table:table-cell>
          <table:table-cell table:number-columns-repeated="4"/>
        </table:table-row>
        <table:table-row table:style-name="ro1">
          <table:table-cell office:value-type="float" office:value="2203.187" calcext:value-type="float">
            <text:p>2203.18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7591" calcext:value-type="float">
            <text:p>0.027591</text:p>
          </table:table-cell>
          <table:table-cell office:value-type="float" office:value="-0.079469" calcext:value-type="float">
            <text:p>-0.079469</text:p>
          </table:table-cell>
          <table:table-cell office:value-type="float" office:value="9.799131" calcext:value-type="float">
            <text:p>9.799131</text:p>
          </table:table-cell>
          <table:table-cell office:value-type="float" office:value="0.007512" calcext:value-type="float">
            <text:p>0.007512</text:p>
          </table:table-cell>
          <table:table-cell office:value-type="float" office:value="-0.000081" calcext:value-type="float">
            <text:p>-8.1E-05</text:p>
          </table:table-cell>
          <table:table-cell office:value-type="float" office:value="2.991013" calcext:value-type="float">
            <text:p>2.991013</text:p>
          </table:table-cell>
          <table:table-cell office:value-type="float" office:value="-0.027547" calcext:value-type="float">
            <text:p>-0.027547</text:p>
          </table:table-cell>
          <table:table-cell office:value-type="float" office:value="-0.074581" calcext:value-type="float">
            <text:p>-0.074581</text:p>
          </table:table-cell>
          <table:table-cell office:value-type="float" office:value="9.799169" calcext:value-type="float">
            <text:p>9.799169</text:p>
          </table:table-cell>
          <table:table-cell table:number-columns-repeated="4"/>
        </table:table-row>
        <table:table-row table:style-name="ro1">
          <table:table-cell office:value-type="float" office:value="2203.197" calcext:value-type="float">
            <text:p>2203.19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26555" calcext:value-type="float">
            <text:p>0.026555</text:p>
          </table:table-cell>
          <table:table-cell office:value-type="float" office:value="-0.07929" calcext:value-type="float">
            <text:p>-0.07929</text:p>
          </table:table-cell>
          <table:table-cell office:value-type="float" office:value="9.799785" calcext:value-type="float">
            <text:p>9.799785</text:p>
          </table:table-cell>
          <table:table-cell office:value-type="float" office:value="0.007484" calcext:value-type="float">
            <text:p>0.007484</text:p>
          </table:table-cell>
          <table:table-cell office:value-type="float" office:value="-0.000079" calcext:value-type="float">
            <text:p>-7.9E-0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028437" calcext:value-type="float">
            <text:p>-0.028437</text:p>
          </table:table-cell>
          <table:table-cell office:value-type="float" office:value="-0.074019" calcext:value-type="float">
            <text:p>-0.074019</text:p>
          </table:table-cell>
          <table:table-cell office:value-type="float" office:value="9.799821" calcext:value-type="float">
            <text:p>9.799821</text:p>
          </table:table-cell>
          <table:table-cell table:number-columns-repeated="4"/>
        </table:table-row>
        <table:table-row table:style-name="ro1">
          <table:table-cell office:value-type="float" office:value="2203.207" calcext:value-type="float">
            <text:p>2203.20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34386" calcext:value-type="float">
            <text:p>0.034386</text:p>
          </table:table-cell>
          <table:table-cell office:value-type="float" office:value="-0.079788" calcext:value-type="float">
            <text:p>-0.079788</text:p>
          </table:table-cell>
          <table:table-cell office:value-type="float" office:value="9.80022" calcext:value-type="float">
            <text:p>9.80022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-0.000086" calcext:value-type="float">
            <text:p>-8.6E-0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021388" calcext:value-type="float">
            <text:p>-0.021388</text:p>
          </table:table-cell>
          <table:table-cell office:value-type="float" office:value="-0.077465" calcext:value-type="float">
            <text:p>-0.077465</text:p>
          </table:table-cell>
          <table:table-cell office:value-type="float" office:value="9.800275" calcext:value-type="float">
            <text:p>9.800275</text:p>
          </table:table-cell>
          <table:table-cell table:number-columns-repeated="4"/>
        </table:table-row>
        <table:table-row table:style-name="ro1">
          <table:table-cell office:value-type="float" office:value="2203.217" calcext:value-type="float">
            <text:p>2203.21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37865" calcext:value-type="float">
            <text:p>0.037865</text:p>
          </table:table-cell>
          <table:table-cell office:value-type="float" office:value="-0.078932" calcext:value-type="float">
            <text:p>-0.078932</text:p>
          </table:table-cell>
          <table:table-cell office:value-type="float" office:value="9.799744" calcext:value-type="float">
            <text:p>9.799744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-0.000079" calcext:value-type="float">
            <text:p>-7.9E-0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017845" calcext:value-type="float">
            <text:p>-0.017845</text:p>
          </table:table-cell>
          <table:table-cell office:value-type="float" office:value="-0.077999" calcext:value-type="float">
            <text:p>-0.077999</text:p>
          </table:table-cell>
          <table:table-cell office:value-type="float" office:value="9.799808" calcext:value-type="float">
            <text:p>9.799808</text:p>
          </table:table-cell>
          <table:table-cell table:number-columns-repeated="4"/>
        </table:table-row>
        <table:table-row table:style-name="ro1">
          <table:table-cell office:value-type="float" office:value="2203.227" calcext:value-type="float">
            <text:p>2203.22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48586" calcext:value-type="float">
            <text:p>0.048586</text:p>
          </table:table-cell>
          <table:table-cell office:value-type="float" office:value="-0.078128" calcext:value-type="float">
            <text:p>-0.078128</text:p>
          </table:table-cell>
          <table:table-cell office:value-type="float" office:value="9.799566" calcext:value-type="float">
            <text:p>9.799566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007627" calcext:value-type="float">
            <text:p>-0.007627</text:p>
          </table:table-cell>
          <table:table-cell office:value-type="float" office:value="-0.081343" calcext:value-type="float">
            <text:p>-0.081343</text:p>
          </table:table-cell>
          <table:table-cell office:value-type="float" office:value="9.799657" calcext:value-type="float">
            <text:p>9.799657</text:p>
          </table:table-cell>
          <table:table-cell table:number-columns-repeated="4"/>
        </table:table-row>
        <table:table-row table:style-name="ro1">
          <table:table-cell office:value-type="float" office:value="2203.237" calcext:value-type="float">
            <text:p>2203.237</text:p>
          </table:table-cell>
          <table:table-cell office:value-type="string" calcext:value-type="string">
            <text:p>imu</text:p>
          </table:table-cell>
          <table:table-cell office:value-type="float" office:value="-2.9735" calcext:value-type="float">
            <text:p>-2.9735</text:p>
          </table:table-cell>
          <table:table-cell office:value-type="float" office:value="1.0012" calcext:value-type="float">
            <text:p>1.001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245" calcext:value-type="float">
            <text:p>-0.000245</text:p>
          </table:table-cell>
          <table:table-cell office:value-type="float" office:value="-0.001232" calcext:value-type="float">
            <text:p>-0.001232</text:p>
          </table:table-cell>
          <table:table-cell office:value-type="float" office:value="-0.1943" calcext:value-type="float">
            <text:p>-0.1943</text:p>
          </table:table-cell>
          <table:table-cell office:value-type="float" office:value="0.980941" calcext:value-type="float">
            <text:p>0.980941</text:p>
          </table:table-cell>
          <table:table-cell office:value-type="float" office:value="0.058642" calcext:value-type="float">
            <text:p>0.058642</text:p>
          </table:table-cell>
          <table:table-cell office:value-type="float" office:value="-0.080974" calcext:value-type="float">
            <text:p>-0.080974</text:p>
          </table:table-cell>
          <table:table-cell office:value-type="float" office:value="9.800266" calcext:value-type="float">
            <text:p>9.800266</text:p>
          </table:table-cell>
          <table:table-cell office:value-type="float" office:value="0.007546" calcext:value-type="float">
            <text:p>0.007546</text:p>
          </table:table-cell>
          <table:table-cell office:value-type="float" office:value="-0.000081" calcext:value-type="float">
            <text:p>-8.1E-0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-0.087807" calcext:value-type="float">
            <text:p>-0.087807</text:p>
          </table:table-cell>
          <table:table-cell office:value-type="float" office:value="9.800383" calcext:value-type="float">
            <text:p>9.800383</text:p>
          </table:table-cell>
          <table:table-cell table:number-columns-repeated="4"/>
        </table:table-row>
        <table:table-row table:style-name="ro1">
          <table:table-cell office:value-type="float" office:value="2203.2" calcext:value-type="float">
            <text:p>2203.2</text:p>
          </table:table-cell>
          <table:table-cell office:value-type="string" calcext:value-type="string">
            <text:p>odom</text:p>
          </table:table-cell>
          <table:table-cell office:value-type="float" office:value="-2.976966" calcext:value-type="float">
            <text:p>-2.976966</text:p>
          </table:table-cell>
          <table:table-cell office:value-type="float" office:value="1.001948" calcext:value-type="float">
            <text:p>1.001948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999994" calcext:value-type="float">
            <text:p>0.999994</text:p>
          </table:table-cell>
          <table:table-cell table:number-columns-repeated="13"/>
        </table:table-row>
        <table:table-row table:style-name="ro1">
          <table:table-cell office:value-type="float" office:value="2203.247" calcext:value-type="float">
            <text:p>2203.247</text:p>
          </table:table-cell>
          <table:table-cell office:value-type="string" calcext:value-type="string">
            <text:p>imu</text:p>
          </table:table-cell>
          <table:table-cell office:value-type="float" office:value="-2.977" calcext:value-type="float">
            <text:p>-2.9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-0.062845" calcext:value-type="float">
            <text:p>-0.062845</text:p>
          </table:table-cell>
          <table:table-cell office:value-type="float" office:value="9.805715" calcext:value-type="float">
            <text:p>9.805715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-0.000331" calcext:value-type="float">
            <text:p>-0.000331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013653" calcext:value-type="float">
            <text:p>-0.013653</text:p>
          </table:table-cell>
          <table:table-cell office:value-type="float" office:value="-0.062931" calcext:value-type="float">
            <text:p>-0.062931</text:p>
          </table:table-cell>
          <table:table-cell office:value-type="float" office:value="9.805711" calcext:value-type="float">
            <text:p>9.805711</text:p>
          </table:table-cell>
          <table:table-cell table:number-columns-repeated="4"/>
        </table:table-row>
        <table:table-row table:style-name="ro1">
          <table:table-cell office:value-type="float" office:value="2203.257" calcext:value-type="float">
            <text:p>2203.257</text:p>
          </table:table-cell>
          <table:table-cell office:value-type="string" calcext:value-type="string">
            <text:p>imu</text:p>
          </table:table-cell>
          <table:table-cell office:value-type="float" office:value="-2.977" calcext:value-type="float">
            <text:p>-2.9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-0.082765" calcext:value-type="float">
            <text:p>-0.082765</text:p>
          </table:table-cell>
          <table:table-cell office:value-type="float" office:value="-0.088627" calcext:value-type="float">
            <text:p>-0.088627</text:p>
          </table:table-cell>
          <table:table-cell office:value-type="float" office:value="9.800768" calcext:value-type="float">
            <text:p>9.800768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-0.000427" calcext:value-type="float">
            <text:p>-0.000427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106794" calcext:value-type="float">
            <text:p>-0.106794</text:p>
          </table:table-cell>
          <table:table-cell office:value-type="float" office:value="-0.089327" calcext:value-type="float">
            <text:p>-0.089327</text:p>
          </table:table-cell>
          <table:table-cell office:value-type="float" office:value="9.80053" calcext:value-type="float">
            <text:p>9.80053</text:p>
          </table:table-cell>
          <table:table-cell table:number-columns-repeated="4"/>
        </table:table-row>
        <table:table-row table:style-name="ro1">
          <table:table-cell office:value-type="float" office:value="2203.267" calcext:value-type="float">
            <text:p>2203.267</text:p>
          </table:table-cell>
          <table:table-cell office:value-type="string" calcext:value-type="string">
            <text:p>imu</text:p>
          </table:table-cell>
          <table:table-cell office:value-type="float" office:value="-2.977" calcext:value-type="float">
            <text:p>-2.9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-0.052911" calcext:value-type="float">
            <text:p>-0.052911</text:p>
          </table:table-cell>
          <table:table-cell office:value-type="float" office:value="-0.077057" calcext:value-type="float">
            <text:p>-0.077057</text:p>
          </table:table-cell>
          <table:table-cell office:value-type="float" office:value="9.784806" calcext:value-type="float">
            <text:p>9.784806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076977" calcext:value-type="float">
            <text:p>-0.076977</text:p>
          </table:table-cell>
          <table:table-cell office:value-type="float" office:value="-0.077561" calcext:value-type="float">
            <text:p>-0.077561</text:p>
          </table:table-cell>
          <table:table-cell office:value-type="float" office:value="9.784643" calcext:value-type="float">
            <text:p>9.784643</text:p>
          </table:table-cell>
          <table:table-cell table:number-columns-repeated="4"/>
        </table:table-row>
        <table:table-row table:style-name="ro1">
          <table:table-cell office:value-type="float" office:value="2203.277" calcext:value-type="float">
            <text:p>2203.277</text:p>
          </table:table-cell>
          <table:table-cell office:value-type="string" calcext:value-type="string">
            <text:p>imu</text:p>
          </table:table-cell>
          <table:table-cell office:value-type="float" office:value="-2.977" calcext:value-type="float">
            <text:p>-2.9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76594" calcext:value-type="float">
            <text:p>0.076594</text:p>
          </table:table-cell>
          <table:table-cell office:value-type="float" office:value="-0.088015" calcext:value-type="float">
            <text:p>-0.088015</text:p>
          </table:table-cell>
          <table:table-cell office:value-type="float" office:value="9.812917" calcext:value-type="float">
            <text:p>9.812917</text:p>
          </table:table-cell>
          <table:table-cell office:value-type="float" office:value="0.007899" calcext:value-type="float">
            <text:p>0.007899</text:p>
          </table:table-cell>
          <table:table-cell office:value-type="float" office:value="-0.000512" calcext:value-type="float">
            <text:p>-0.000512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2527" calcext:value-type="float">
            <text:p>0.052527</text:p>
          </table:table-cell>
          <table:table-cell office:value-type="float" office:value="-0.087665" calcext:value-type="float">
            <text:p>-0.087665</text:p>
          </table:table-cell>
          <table:table-cell office:value-type="float" office:value="9.813078" calcext:value-type="float">
            <text:p>9.813078</text:p>
          </table:table-cell>
          <table:table-cell table:number-columns-repeated="4"/>
        </table:table-row>
        <table:table-row table:style-name="ro1">
          <table:table-cell office:value-type="float" office:value="2203.287" calcext:value-type="float">
            <text:p>2203.287</text:p>
          </table:table-cell>
          <table:table-cell office:value-type="string" calcext:value-type="string">
            <text:p>imu</text:p>
          </table:table-cell>
          <table:table-cell office:value-type="float" office:value="-2.977" calcext:value-type="float">
            <text:p>-2.9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-0.077794" calcext:value-type="float">
            <text:p>-0.077794</text:p>
          </table:table-cell>
          <table:table-cell office:value-type="float" office:value="9.797122" calcext:value-type="float">
            <text:p>9.797122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-0.000364" calcext:value-type="float">
            <text:p>-0.000364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-0.006164" calcext:value-type="float">
            <text:p>-0.006164</text:p>
          </table:table-cell>
          <table:table-cell office:value-type="float" office:value="-0.077831" calcext:value-type="float">
            <text:p>-0.077831</text:p>
          </table:table-cell>
          <table:table-cell office:value-type="float" office:value="9.797137" calcext:value-type="float">
            <text:p>9.797137</text:p>
          </table:table-cell>
          <table:table-cell table:number-columns-repeated="4"/>
        </table:table-row>
        <table:table-row table:style-name="ro1">
          <table:table-cell office:value-type="float" office:value="2203.297" calcext:value-type="float">
            <text:p>2203.297</text:p>
          </table:table-cell>
          <table:table-cell office:value-type="string" calcext:value-type="string">
            <text:p>imu</text:p>
          </table:table-cell>
          <table:table-cell office:value-type="float" office:value="-2.977" calcext:value-type="float">
            <text:p>-2.9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033024" calcext:value-type="float">
            <text:p>0.033024</text:p>
          </table:table-cell>
          <table:table-cell office:value-type="float" office:value="-0.081869" calcext:value-type="float">
            <text:p>-0.081869</text:p>
          </table:table-cell>
          <table:table-cell office:value-type="float" office:value="9.800931" calcext:value-type="float">
            <text:p>9.800931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-0.000323" calcext:value-type="float">
            <text:p>-0.00032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08948" calcext:value-type="float">
            <text:p>0.008948</text:p>
          </table:table-cell>
          <table:table-cell office:value-type="float" office:value="-0.081806" calcext:value-type="float">
            <text:p>-0.081806</text:p>
          </table:table-cell>
          <table:table-cell office:value-type="float" office:value="9.800984" calcext:value-type="float">
            <text:p>9.800984</text:p>
          </table:table-cell>
          <table:table-cell table:number-columns-repeated="4"/>
        </table:table-row>
        <table:table-row table:style-name="ro1">
          <table:table-cell office:value-type="float" office:value="2203.3" calcext:value-type="float">
            <text:p>2203.3</text:p>
          </table:table-cell>
          <table:table-cell office:value-type="string" calcext:value-type="string">
            <text:p>odom</text:p>
          </table:table-cell>
          <table:table-cell office:value-type="float" office:value="-2.979588" calcext:value-type="float">
            <text:p>-2.979588</text:p>
          </table:table-cell>
          <table:table-cell office:value-type="float" office:value="1.001564" calcext:value-type="float">
            <text:p>1.00156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table:number-columns-repeated="13"/>
        </table:table-row>
        <table:table-row table:style-name="ro1">
          <table:table-cell office:value-type="float" office:value="2203.307" calcext:value-type="float">
            <text:p>2203.30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-0.080976" calcext:value-type="float">
            <text:p>-0.080976</text:p>
          </table:table-cell>
          <table:table-cell office:value-type="float" office:value="9.79992" calcext:value-type="float">
            <text:p>9.79992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-0.000301" calcext:value-type="float">
            <text:p>-0.000301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6639" calcext:value-type="float">
            <text:p>0.026639</text:p>
          </table:table-cell>
          <table:table-cell office:value-type="float" office:value="-0.076486" calcext:value-type="float">
            <text:p>-0.076486</text:p>
          </table:table-cell>
          <table:table-cell office:value-type="float" office:value="9.799958" calcext:value-type="float">
            <text:p>9.799958</text:p>
          </table:table-cell>
          <table:table-cell table:number-columns-repeated="4"/>
        </table:table-row>
        <table:table-row table:style-name="ro1">
          <table:table-cell office:value-type="float" office:value="2203.317" calcext:value-type="float">
            <text:p>2203.31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27898" calcext:value-type="float">
            <text:p>0.027898</text:p>
          </table:table-cell>
          <table:table-cell office:value-type="float" office:value="-0.081256" calcext:value-type="float">
            <text:p>-0.081256</text:p>
          </table:table-cell>
          <table:table-cell office:value-type="float" office:value="9.799556" calcext:value-type="float">
            <text:p>9.799556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96" calcext:value-type="float">
            <text:p>-0.00029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7555" calcext:value-type="float">
            <text:p>0.027555</text:p>
          </table:table-cell>
          <table:table-cell office:value-type="float" office:value="-0.07649" calcext:value-type="float">
            <text:p>-0.07649</text:p>
          </table:table-cell>
          <table:table-cell office:value-type="float" office:value="9.799596" calcext:value-type="float">
            <text:p>9.799596</text:p>
          </table:table-cell>
          <table:table-cell table:number-columns-repeated="4"/>
        </table:table-row>
        <table:table-row table:style-name="ro1">
          <table:table-cell office:value-type="float" office:value="2203.327" calcext:value-type="float">
            <text:p>2203.32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27091" calcext:value-type="float">
            <text:p>0.027091</text:p>
          </table:table-cell>
          <table:table-cell office:value-type="float" office:value="-0.080881" calcext:value-type="float">
            <text:p>-0.080881</text:p>
          </table:table-cell>
          <table:table-cell office:value-type="float" office:value="9.799629" calcext:value-type="float">
            <text:p>9.799629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71" calcext:value-type="float">
            <text:p>-0.000271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6672" calcext:value-type="float">
            <text:p>0.026672</text:p>
          </table:table-cell>
          <table:table-cell office:value-type="float" office:value="-0.076375" calcext:value-type="float">
            <text:p>-0.076375</text:p>
          </table:table-cell>
          <table:table-cell office:value-type="float" office:value="9.799666" calcext:value-type="float">
            <text:p>9.799666</text:p>
          </table:table-cell>
          <table:table-cell table:number-columns-repeated="4"/>
        </table:table-row>
        <table:table-row table:style-name="ro1">
          <table:table-cell office:value-type="float" office:value="2203.337" calcext:value-type="float">
            <text:p>2203.33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-0.080542" calcext:value-type="float">
            <text:p>-0.080542</text:p>
          </table:table-cell>
          <table:table-cell office:value-type="float" office:value="9.799675" calcext:value-type="float">
            <text:p>9.799675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-0.000255" calcext:value-type="float">
            <text:p>-0.00025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5839" calcext:value-type="float">
            <text:p>0.025839</text:p>
          </table:table-cell>
          <table:table-cell office:value-type="float" office:value="-0.076283" calcext:value-type="float">
            <text:p>-0.076283</text:p>
          </table:table-cell>
          <table:table-cell office:value-type="float" office:value="9.79971" calcext:value-type="float">
            <text:p>9.79971</text:p>
          </table:table-cell>
          <table:table-cell table:number-columns-repeated="4"/>
        </table:table-row>
        <table:table-row table:style-name="ro1">
          <table:table-cell office:value-type="float" office:value="2203.347" calcext:value-type="float">
            <text:p>2203.34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26064" calcext:value-type="float">
            <text:p>0.026064</text:p>
          </table:table-cell>
          <table:table-cell office:value-type="float" office:value="-0.080564" calcext:value-type="float">
            <text:p>-0.080564</text:p>
          </table:table-cell>
          <table:table-cell office:value-type="float" office:value="9.799718" calcext:value-type="float">
            <text:p>9.799718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-0.000243" calcext:value-type="float">
            <text:p>-0.00024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5598" calcext:value-type="float">
            <text:p>0.025598</text:p>
          </table:table-cell>
          <table:table-cell office:value-type="float" office:value="-0.076382" calcext:value-type="float">
            <text:p>-0.076382</text:p>
          </table:table-cell>
          <table:table-cell office:value-type="float" office:value="9.799753" calcext:value-type="float">
            <text:p>9.799753</text:p>
          </table:table-cell>
          <table:table-cell table:number-columns-repeated="4"/>
        </table:table-row>
        <table:table-row table:style-name="ro1">
          <table:table-cell office:value-type="float" office:value="2203.357" calcext:value-type="float">
            <text:p>2203.35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25634" calcext:value-type="float">
            <text:p>0.025634</text:p>
          </table:table-cell>
          <table:table-cell office:value-type="float" office:value="-0.080516" calcext:value-type="float">
            <text:p>-0.080516</text:p>
          </table:table-cell>
          <table:table-cell office:value-type="float" office:value="9.799725" calcext:value-type="float">
            <text:p>9.799725</text:p>
          </table:table-cell>
          <table:table-cell office:value-type="float" office:value="0.007521" calcext:value-type="float">
            <text:p>0.007521</text:p>
          </table:table-cell>
          <table:table-cell office:value-type="float" office:value="-0.000233" calcext:value-type="float">
            <text:p>-0.00023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5173" calcext:value-type="float">
            <text:p>0.025173</text:p>
          </table:table-cell>
          <table:table-cell office:value-type="float" office:value="-0.076466" calcext:value-type="float">
            <text:p>-0.076466</text:p>
          </table:table-cell>
          <table:table-cell office:value-type="float" office:value="9.799759" calcext:value-type="float">
            <text:p>9.799759</text:p>
          </table:table-cell>
          <table:table-cell table:number-columns-repeated="4"/>
        </table:table-row>
        <table:table-row table:style-name="ro1">
          <table:table-cell office:value-type="float" office:value="2203.367" calcext:value-type="float">
            <text:p>2203.36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25749" calcext:value-type="float">
            <text:p>0.025749</text:p>
          </table:table-cell>
          <table:table-cell office:value-type="float" office:value="-0.080476" calcext:value-type="float">
            <text:p>-0.080476</text:p>
          </table:table-cell>
          <table:table-cell office:value-type="float" office:value="9.799724" calcext:value-type="float">
            <text:p>9.799724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-0.000222" calcext:value-type="float">
            <text:p>-0.000222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-0.076393" calcext:value-type="float">
            <text:p>-0.076393</text:p>
          </table:table-cell>
          <table:table-cell office:value-type="float" office:value="9.799758" calcext:value-type="float">
            <text:p>9.799758</text:p>
          </table:table-cell>
          <table:table-cell table:number-columns-repeated="4"/>
        </table:table-row>
        <table:table-row table:style-name="ro1">
          <table:table-cell office:value-type="float" office:value="2203.377" calcext:value-type="float">
            <text:p>2203.37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93254" calcext:value-type="float">
            <text:p>0.093254</text:p>
          </table:table-cell>
          <table:table-cell office:value-type="float" office:value="-0.078998" calcext:value-type="float">
            <text:p>-0.078998</text:p>
          </table:table-cell>
          <table:table-cell office:value-type="float" office:value="9.800687" calcext:value-type="float">
            <text:p>9.800687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-0.00025" calcext:value-type="float">
            <text:p>-0.0002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89204" calcext:value-type="float">
            <text:p>0.089204</text:p>
          </table:table-cell>
          <table:table-cell office:value-type="float" office:value="-0.054685" calcext:value-type="float">
            <text:p>-0.054685</text:p>
          </table:table-cell>
          <table:table-cell office:value-type="float" office:value="9.800891" calcext:value-type="float">
            <text:p>9.800891</text:p>
          </table:table-cell>
          <table:table-cell table:number-columns-repeated="4"/>
        </table:table-row>
        <table:table-row table:style-name="ro1">
          <table:table-cell office:value-type="float" office:value="2203.387" calcext:value-type="float">
            <text:p>2203.38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105881" calcext:value-type="float">
            <text:p>0.105881</text:p>
          </table:table-cell>
          <table:table-cell office:value-type="float" office:value="-0.073173" calcext:value-type="float">
            <text:p>-0.073173</text:p>
          </table:table-cell>
          <table:table-cell office:value-type="float" office:value="9.799669" calcext:value-type="float">
            <text:p>9.799669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-0.000258" calcext:value-type="float">
            <text:p>-0.000258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99498" calcext:value-type="float">
            <text:p>0.099498</text:p>
          </table:table-cell>
          <table:table-cell office:value-type="float" office:value="-0.045332" calcext:value-type="float">
            <text:p>-0.045332</text:p>
          </table:table-cell>
          <table:table-cell office:value-type="float" office:value="9.799905" calcext:value-type="float">
            <text:p>9.799905</text:p>
          </table:table-cell>
          <table:table-cell table:number-columns-repeated="4"/>
        </table:table-row>
        <table:table-row table:style-name="ro1">
          <table:table-cell office:value-type="float" office:value="2203.397" calcext:value-type="float">
            <text:p>2203.39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76975" calcext:value-type="float">
            <text:p>0.076975</text:p>
          </table:table-cell>
          <table:table-cell office:value-type="float" office:value="-0.07073" calcext:value-type="float">
            <text:p>-0.07073</text:p>
          </table:table-cell>
          <table:table-cell office:value-type="float" office:value="9.798697" calcext:value-type="float">
            <text:p>9.798697</text:p>
          </table:table-cell>
          <table:table-cell office:value-type="float" office:value="0.006972" calcext:value-type="float">
            <text:p>0.00697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71198" calcext:value-type="float">
            <text:p>0.071198</text:p>
          </table:table-cell>
          <table:table-cell office:value-type="float" office:value="-0.051693" calcext:value-type="float">
            <text:p>-0.051693</text:p>
          </table:table-cell>
          <table:table-cell office:value-type="float" office:value="9.798859" calcext:value-type="float">
            <text:p>9.798859</text:p>
          </table:table-cell>
          <table:table-cell table:number-columns-repeated="4"/>
        </table:table-row>
        <table:table-row table:style-name="ro1">
          <table:table-cell office:value-type="float" office:value="2203.407" calcext:value-type="float">
            <text:p>2203.40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65796" calcext:value-type="float">
            <text:p>0.065796</text:p>
          </table:table-cell>
          <table:table-cell office:value-type="float" office:value="-0.065148" calcext:value-type="float">
            <text:p>-0.065148</text:p>
          </table:table-cell>
          <table:table-cell office:value-type="float" office:value="9.798054" calcext:value-type="float">
            <text:p>9.798054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-0.000185" calcext:value-type="float">
            <text:p>-0.00018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8859" calcext:value-type="float">
            <text:p>0.058859</text:p>
          </table:table-cell>
          <table:table-cell office:value-type="float" office:value="-0.04973" calcext:value-type="float">
            <text:p>-0.04973</text:p>
          </table:table-cell>
          <table:table-cell office:value-type="float" office:value="9.798188" calcext:value-type="float">
            <text:p>9.798188</text:p>
          </table:table-cell>
          <table:table-cell table:number-columns-repeated="4"/>
        </table:table-row>
        <table:table-row table:style-name="ro1">
          <table:table-cell office:value-type="float" office:value="2203.417" calcext:value-type="float">
            <text:p>2203.41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88703" calcext:value-type="float">
            <text:p>0.088703</text:p>
          </table:table-cell>
          <table:table-cell office:value-type="float" office:value="-0.065985" calcext:value-type="float">
            <text:p>-0.065985</text:p>
          </table:table-cell>
          <table:table-cell office:value-type="float" office:value="9.80248" calcext:value-type="float">
            <text:p>9.80248</text:p>
          </table:table-cell>
          <table:table-cell office:value-type="float" office:value="0.006513" calcext:value-type="float">
            <text:p>0.006513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80947" calcext:value-type="float">
            <text:p>0.080947</text:p>
          </table:table-cell>
          <table:table-cell office:value-type="float" office:value="-0.043644" calcext:value-type="float">
            <text:p>-0.043644</text:p>
          </table:table-cell>
          <table:table-cell office:value-type="float" office:value="9.802672" calcext:value-type="float">
            <text:p>9.802672</text:p>
          </table:table-cell>
          <table:table-cell table:number-columns-repeated="4"/>
        </table:table-row>
        <table:table-row table:style-name="ro1">
          <table:table-cell office:value-type="float" office:value="2203.427" calcext:value-type="float">
            <text:p>2203.42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117648" calcext:value-type="float">
            <text:p>0.117648</text:p>
          </table:table-cell>
          <table:table-cell office:value-type="float" office:value="-0.065467" calcext:value-type="float">
            <text:p>-0.065467</text:p>
          </table:table-cell>
          <table:table-cell office:value-type="float" office:value="9.772064" calcext:value-type="float">
            <text:p>9.772064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108469" calcext:value-type="float">
            <text:p>0.108469</text:p>
          </table:table-cell>
          <table:table-cell office:value-type="float" office:value="-0.034424" calcext:value-type="float">
            <text:p>-0.034424</text:p>
          </table:table-cell>
          <table:table-cell office:value-type="float" office:value="9.772329" calcext:value-type="float">
            <text:p>9.772329</text:p>
          </table:table-cell>
          <table:table-cell table:number-columns-repeated="4"/>
        </table:table-row>
        <table:table-row table:style-name="ro1">
          <table:table-cell office:value-type="float" office:value="2203.437" calcext:value-type="float">
            <text:p>2203.43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36684" calcext:value-type="float">
            <text:p>0.036684</text:p>
          </table:table-cell>
          <table:table-cell office:value-type="float" office:value="-0.051593" calcext:value-type="float">
            <text:p>-0.051593</text:p>
          </table:table-cell>
          <table:table-cell office:value-type="float" office:value="9.85685" calcext:value-type="float">
            <text:p>9.85685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-0.001956" calcext:value-type="float">
            <text:p>-0.00195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6877" calcext:value-type="float">
            <text:p>0.026877</text:p>
          </table:table-cell>
          <table:table-cell office:value-type="float" office:value="-0.045602" calcext:value-type="float">
            <text:p>-0.045602</text:p>
          </table:table-cell>
          <table:table-cell office:value-type="float" office:value="9.856911" calcext:value-type="float">
            <text:p>9.856911</text:p>
          </table:table-cell>
          <table:table-cell table:number-columns-repeated="4"/>
        </table:table-row>
        <table:table-row table:style-name="ro1">
          <table:table-cell office:value-type="float" office:value="2203.447" calcext:value-type="float">
            <text:p>2203.44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76348" calcext:value-type="float">
            <text:p>0.076348</text:p>
          </table:table-cell>
          <table:table-cell office:value-type="float" office:value="-0.057863" calcext:value-type="float">
            <text:p>-0.057863</text:p>
          </table:table-cell>
          <table:table-cell office:value-type="float" office:value="9.772118" calcext:value-type="float">
            <text:p>9.772118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-0.000481" calcext:value-type="float">
            <text:p>-0.000481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66794" calcext:value-type="float">
            <text:p>0.066794</text:p>
          </table:table-cell>
          <table:table-cell office:value-type="float" office:value="-0.03959" calcext:value-type="float">
            <text:p>-0.03959</text:p>
          </table:table-cell>
          <table:table-cell office:value-type="float" office:value="9.772279" calcext:value-type="float">
            <text:p>9.772279</text:p>
          </table:table-cell>
          <table:table-cell table:number-columns-repeated="4"/>
        </table:table-row>
        <table:table-row table:style-name="ro1">
          <table:table-cell office:value-type="float" office:value="2203.457" calcext:value-type="float">
            <text:p>2203.457</text:p>
          </table:table-cell>
          <table:table-cell office:value-type="string" calcext:value-type="string">
            <text:p>imu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1.0016" calcext:value-type="float">
            <text:p>1.0016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1242" calcext:value-type="float">
            <text:p>-0.001242</text:p>
          </table:table-cell>
          <table:table-cell office:value-type="float" office:value="0.152122" calcext:value-type="float">
            <text:p>0.152122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0.065041" calcext:value-type="float">
            <text:p>0.065041</text:p>
          </table:table-cell>
          <table:table-cell office:value-type="float" office:value="-0.055526" calcext:value-type="float">
            <text:p>-0.055526</text:p>
          </table:table-cell>
          <table:table-cell office:value-type="float" office:value="9.797992" calcext:value-type="float">
            <text:p>9.797992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-0.000397" calcext:value-type="float">
            <text:p>-0.000397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5245" calcext:value-type="float">
            <text:p>0.055245</text:p>
          </table:table-cell>
          <table:table-cell office:value-type="float" office:value="-0.040781" calcext:value-type="float">
            <text:p>-0.040781</text:p>
          </table:table-cell>
          <table:table-cell office:value-type="float" office:value="9.798124" calcext:value-type="float">
            <text:p>9.798124</text:p>
          </table:table-cell>
          <table:table-cell table:number-columns-repeated="4"/>
        </table:table-row>
        <table:table-row table:style-name="ro1">
          <table:table-cell office:value-type="float" office:value="2203.434" calcext:value-type="float">
            <text:p>2203.434</text:p>
          </table:table-cell>
          <table:table-cell office:value-type="string" calcext:value-type="string">
            <text:p>odom</text:p>
          </table:table-cell>
          <table:table-cell office:value-type="float" office:value="-2.982605" calcext:value-type="float">
            <text:p>-2.982605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table:number-columns-repeated="13"/>
        </table:table-row>
        <table:table-row table:style-name="ro1">
          <table:table-cell office:value-type="float" office:value="2203.467" calcext:value-type="float">
            <text:p>2203.46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58258" calcext:value-type="float">
            <text:p>0.058258</text:p>
          </table:table-cell>
          <table:table-cell office:value-type="float" office:value="-0.055472" calcext:value-type="float">
            <text:p>-0.055472</text:p>
          </table:table-cell>
          <table:table-cell office:value-type="float" office:value="9.79961" calcext:value-type="float">
            <text:p>9.79961</text:p>
          </table:table-cell>
          <table:table-cell office:value-type="float" office:value="0.005848" calcext:value-type="float">
            <text:p>0.005848</text:p>
          </table:table-cell>
          <table:table-cell office:value-type="float" office:value="-0.000413" calcext:value-type="float">
            <text:p>-0.00041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61182" calcext:value-type="float">
            <text:p>0.061182</text:p>
          </table:table-cell>
          <table:table-cell office:value-type="float" office:value="-0.021535" calcext:value-type="float">
            <text:p>-0.021535</text:p>
          </table:table-cell>
          <table:table-cell office:value-type="float" office:value="9.799725" calcext:value-type="float">
            <text:p>9.799725</text:p>
          </table:table-cell>
          <table:table-cell table:number-columns-repeated="4"/>
        </table:table-row>
        <table:table-row table:style-name="ro1">
          <table:table-cell office:value-type="float" office:value="2203.477" calcext:value-type="float">
            <text:p>2203.47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51918" calcext:value-type="float">
            <text:p>0.051918</text:p>
          </table:table-cell>
          <table:table-cell office:value-type="float" office:value="-0.042737" calcext:value-type="float">
            <text:p>-0.042737</text:p>
          </table:table-cell>
          <table:table-cell office:value-type="float" office:value="9.799823" calcext:value-type="float">
            <text:p>9.799823</text:p>
          </table:table-cell>
          <table:table-cell office:value-type="float" office:value="0.005731" calcext:value-type="float">
            <text:p>0.005731</text:p>
          </table:table-cell>
          <table:table-cell office:value-type="float" office:value="-0.000448" calcext:value-type="float">
            <text:p>-0.000448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48201" calcext:value-type="float">
            <text:p>0.048201</text:p>
          </table:table-cell>
          <table:table-cell office:value-type="float" office:value="-0.015714" calcext:value-type="float">
            <text:p>-0.015714</text:p>
          </table:table-cell>
          <table:table-cell office:value-type="float" office:value="9.799923" calcext:value-type="float">
            <text:p>9.799923</text:p>
          </table:table-cell>
          <table:table-cell table:number-columns-repeated="4"/>
        </table:table-row>
        <table:table-row table:style-name="ro1">
          <table:table-cell office:value-type="float" office:value="2203.487" calcext:value-type="float">
            <text:p>2203.48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44404" calcext:value-type="float">
            <text:p>0.044404</text:p>
          </table:table-cell>
          <table:table-cell office:value-type="float" office:value="-0.044918" calcext:value-type="float">
            <text:p>-0.044918</text:p>
          </table:table-cell>
          <table:table-cell office:value-type="float" office:value="9.799842" calcext:value-type="float">
            <text:p>9.799842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43778" calcext:value-type="float">
            <text:p>0.043778</text:p>
          </table:table-cell>
          <table:table-cell office:value-type="float" office:value="-0.022167" calcext:value-type="float">
            <text:p>-0.022167</text:p>
          </table:table-cell>
          <table:table-cell office:value-type="float" office:value="9.799923" calcext:value-type="float">
            <text:p>9.799923</text:p>
          </table:table-cell>
          <table:table-cell table:number-columns-repeated="4"/>
        </table:table-row>
        <table:table-row table:style-name="ro1">
          <table:table-cell office:value-type="float" office:value="2203.497" calcext:value-type="float">
            <text:p>2203.49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37451" calcext:value-type="float">
            <text:p>0.037451</text:p>
          </table:table-cell>
          <table:table-cell office:value-type="float" office:value="-0.04492" calcext:value-type="float">
            <text:p>-0.04492</text:p>
          </table:table-cell>
          <table:table-cell office:value-type="float" office:value="9.799879" calcext:value-type="float">
            <text:p>9.799879</text:p>
          </table:table-cell>
          <table:table-cell office:value-type="float" office:value="0.005612" calcext:value-type="float">
            <text:p>0.005612</text:p>
          </table:table-cell>
          <table:table-cell office:value-type="float" office:value="-0.000513" calcext:value-type="float">
            <text:p>-0.00051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38404" calcext:value-type="float">
            <text:p>0.038404</text:p>
          </table:table-cell>
          <table:table-cell office:value-type="float" office:value="-0.02658" calcext:value-type="float">
            <text:p>-0.02658</text:p>
          </table:table-cell>
          <table:table-cell office:value-type="float" office:value="9.799942" calcext:value-type="float">
            <text:p>9.799942</text:p>
          </table:table-cell>
          <table:table-cell table:number-columns-repeated="4"/>
        </table:table-row>
        <table:table-row table:style-name="ro1">
          <table:table-cell office:value-type="float" office:value="2203.507" calcext:value-type="float">
            <text:p>2203.50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33831" calcext:value-type="float">
            <text:p>0.033831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9.799665" calcext:value-type="float">
            <text:p>9.799665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-0.000555" calcext:value-type="float">
            <text:p>-0.00055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9.799719" calcext:value-type="float">
            <text:p>9.799719</text:p>
          </table:table-cell>
          <table:table-cell table:number-columns-repeated="4"/>
        </table:table-row>
        <table:table-row table:style-name="ro1">
          <table:table-cell office:value-type="float" office:value="2203.517" calcext:value-type="float">
            <text:p>2203.51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36137" calcext:value-type="float">
            <text:p>0.036137</text:p>
          </table:table-cell>
          <table:table-cell office:value-type="float" office:value="-0.008107" calcext:value-type="float">
            <text:p>-0.008107</text:p>
          </table:table-cell>
          <table:table-cell office:value-type="float" office:value="9.78556" calcext:value-type="float">
            <text:p>9.78556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9.78562" calcext:value-type="float">
            <text:p>9.78562</text:p>
          </table:table-cell>
          <table:table-cell table:number-columns-repeated="4"/>
        </table:table-row>
        <table:table-row table:style-name="ro1">
          <table:table-cell office:value-type="float" office:value="2203.527" calcext:value-type="float">
            <text:p>2203.52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-0.006883" calcext:value-type="float">
            <text:p>-0.006883</text:p>
          </table:table-cell>
          <table:table-cell office:value-type="float" office:value="-0.108811" calcext:value-type="float">
            <text:p>-0.108811</text:p>
          </table:table-cell>
          <table:table-cell office:value-type="float" office:value="9.816428" calcext:value-type="float">
            <text:p>9.816428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-0.00088" calcext:value-type="float">
            <text:p>-0.00088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4464" calcext:value-type="float">
            <text:p>0.04464</text:p>
          </table:table-cell>
          <table:table-cell office:value-type="float" office:value="-0.104119" calcext:value-type="float">
            <text:p>-0.104119</text:p>
          </table:table-cell>
          <table:table-cell office:value-type="float" office:value="9.81638" calcext:value-type="float">
            <text:p>9.81638</text:p>
          </table:table-cell>
          <table:table-cell table:number-columns-repeated="4"/>
        </table:table-row>
        <table:table-row table:style-name="ro1">
          <table:table-cell office:value-type="float" office:value="2203.537" calcext:value-type="float">
            <text:p>2203.53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12505" calcext:value-type="float">
            <text:p>0.012505</text:p>
          </table:table-cell>
          <table:table-cell office:value-type="float" office:value="-0.130858" calcext:value-type="float">
            <text:p>-0.130858</text:p>
          </table:table-cell>
          <table:table-cell office:value-type="float" office:value="9.798567" calcext:value-type="float">
            <text:p>9.798567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-0.00084" calcext:value-type="float">
            <text:p>-0.00084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73648" calcext:value-type="float">
            <text:p>0.073648</text:p>
          </table:table-cell>
          <table:table-cell office:value-type="float" office:value="-0.108831" calcext:value-type="float">
            <text:p>-0.108831</text:p>
          </table:table-cell>
          <table:table-cell office:value-type="float" office:value="9.798568" calcext:value-type="float">
            <text:p>9.798568</text:p>
          </table:table-cell>
          <table:table-cell table:number-columns-repeated="4"/>
        </table:table-row>
        <table:table-row table:style-name="ro1">
          <table:table-cell office:value-type="float" office:value="2203.547" calcext:value-type="float">
            <text:p>2203.54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-0.038406" calcext:value-type="float">
            <text:p>-0.038406</text:p>
          </table:table-cell>
          <table:table-cell office:value-type="float" office:value="9.799787" calcext:value-type="float">
            <text:p>9.799787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-0.000863" calcext:value-type="float">
            <text:p>-0.00086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26201" calcext:value-type="float">
            <text:p>0.026201</text:p>
          </table:table-cell>
          <table:table-cell office:value-type="float" office:value="-0.028169" calcext:value-type="float">
            <text:p>-0.028169</text:p>
          </table:table-cell>
          <table:table-cell office:value-type="float" office:value="9.799824" calcext:value-type="float">
            <text:p>9.799824</text:p>
          </table:table-cell>
          <table:table-cell table:number-columns-repeated="4"/>
        </table:table-row>
        <table:table-row table:style-name="ro1">
          <table:table-cell office:value-type="float" office:value="2203.557" calcext:value-type="float">
            <text:p>2203.557</text:p>
          </table:table-cell>
          <table:table-cell office:value-type="string" calcext:value-type="string">
            <text:p>imu</text:p>
          </table:table-cell>
          <table:table-cell office:value-type="float" office:value="-2.9826" calcext:value-type="float">
            <text:p>-2.9826</text:p>
          </table:table-cell>
          <table:table-cell office:value-type="float" office:value="1" calcext:value-type="float">
            <text:p>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0.336926" calcext:value-type="float">
            <text:p>0.336926</text:p>
          </table:table-cell>
          <table:table-cell office:value-type="float" office:value="0.94153" calcext:value-type="float">
            <text:p>0.94153</text:p>
          </table:table-cell>
          <table:table-cell office:value-type="float" office:value="0.031528" calcext:value-type="float">
            <text:p>0.031528</text:p>
          </table:table-cell>
          <table:table-cell office:value-type="float" office:value="-0.040462" calcext:value-type="float">
            <text:p>-0.040462</text:p>
          </table:table-cell>
          <table:table-cell office:value-type="float" office:value="9.799956" calcext:value-type="float">
            <text:p>9.799956</text:p>
          </table:table-cell>
          <table:table-cell office:value-type="float" office:value="0.005246" calcext:value-type="float">
            <text:p>0.005246</text:p>
          </table:table-cell>
          <table:table-cell office:value-type="float" office:value="-0.000896" calcext:value-type="float">
            <text:p>-0.00089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30997" calcext:value-type="float">
            <text:p>0.030997</text:p>
          </table:table-cell>
          <table:table-cell office:value-type="float" office:value="-0.026893" calcext:value-type="float">
            <text:p>-0.026893</text:p>
          </table:table-cell>
          <table:table-cell office:value-type="float" office:value="9.800004" calcext:value-type="float">
            <text:p>9.800004</text:p>
          </table:table-cell>
          <table:table-cell table:number-columns-repeated="4"/>
        </table:table-row>
        <table:table-row table:style-name="ro1">
          <table:table-cell office:value-type="float" office:value="2203.568" calcext:value-type="float">
            <text:p>2203.568</text:p>
          </table:table-cell>
          <table:table-cell office:value-type="string" calcext:value-type="string">
            <text:p>odom</text:p>
          </table:table-cell>
          <table:table-cell office:value-type="float" office:value="-2.984483" calcext:value-type="float">
            <text:p>-2.984483</text:p>
          </table:table-cell>
          <table:table-cell office:value-type="float" office:value="0.997955" calcext:value-type="float">
            <text:p>0.997955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table:number-columns-repeated="13"/>
        </table:table-row>
        <table:table-row table:style-name="ro1">
          <table:table-cell office:value-type="float" office:value="2203.567" calcext:value-type="float">
            <text:p>2203.56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36264" calcext:value-type="float">
            <text:p>0.036264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9.79998" calcext:value-type="float">
            <text:p>9.79998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-0.00093" calcext:value-type="float">
            <text:p>-0.0009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36015" calcext:value-type="float">
            <text:p>0.036015</text:p>
          </table:table-cell>
          <table:table-cell office:value-type="float" office:value="-0.02554" calcext:value-type="float">
            <text:p>-0.02554</text:p>
          </table:table-cell>
          <table:table-cell office:value-type="float" office:value="9.80004" calcext:value-type="float">
            <text:p>9.80004</text:p>
          </table:table-cell>
          <table:table-cell table:number-columns-repeated="4"/>
        </table:table-row>
        <table:table-row table:style-name="ro1">
          <table:table-cell office:value-type="float" office:value="2203.577" calcext:value-type="float">
            <text:p>2203.57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40253" calcext:value-type="float">
            <text:p>0.040253</text:p>
          </table:table-cell>
          <table:table-cell office:value-type="float" office:value="-0.047327" calcext:value-type="float">
            <text:p>-0.047327</text:p>
          </table:table-cell>
          <table:table-cell office:value-type="float" office:value="9.799895" calcext:value-type="float">
            <text:p>9.799895</text:p>
          </table:table-cell>
          <table:table-cell office:value-type="float" office:value="0.004959" calcext:value-type="float">
            <text:p>0.004959</text:p>
          </table:table-cell>
          <table:table-cell office:value-type="float" office:value="-0.000955" calcext:value-type="float">
            <text:p>-0.00095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48164" calcext:value-type="float">
            <text:p>0.048164</text:p>
          </table:table-cell>
          <table:table-cell office:value-type="float" office:value="-0.012885" calcext:value-type="float">
            <text:p>-0.012885</text:p>
          </table:table-cell>
          <table:table-cell office:value-type="float" office:value="9.799965" calcext:value-type="float">
            <text:p>9.799965</text:p>
          </table:table-cell>
          <table:table-cell table:number-columns-repeated="4"/>
        </table:table-row>
        <table:table-row table:style-name="ro1">
          <table:table-cell office:value-type="float" office:value="2203.587" calcext:value-type="float">
            <text:p>2203.58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45301" calcext:value-type="float">
            <text:p>0.045301</text:p>
          </table:table-cell>
          <table:table-cell office:value-type="float" office:value="-0.040807" calcext:value-type="float">
            <text:p>-0.040807</text:p>
          </table:table-cell>
          <table:table-cell office:value-type="float" office:value="9.799947" calcext:value-type="float">
            <text:p>9.799947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-0.000986" calcext:value-type="float">
            <text:p>-0.00098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45494" calcext:value-type="float">
            <text:p>0.045494</text:p>
          </table:table-cell>
          <table:table-cell office:value-type="float" office:value="-0.005085" calcext:value-type="float">
            <text:p>-0.005085</text:p>
          </table:table-cell>
          <table:table-cell office:value-type="float" office:value="9.80003" calcext:value-type="float">
            <text:p>9.80003</text:p>
          </table:table-cell>
          <table:table-cell table:number-columns-repeated="4"/>
        </table:table-row>
        <table:table-row table:style-name="ro1">
          <table:table-cell office:value-type="float" office:value="2203.597" calcext:value-type="float">
            <text:p>2203.59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48949" calcext:value-type="float">
            <text:p>0.048949</text:p>
          </table:table-cell>
          <table:table-cell office:value-type="float" office:value="-0.042927" calcext:value-type="float">
            <text:p>-0.042927</text:p>
          </table:table-cell>
          <table:table-cell office:value-type="float" office:value="9.799884" calcext:value-type="float">
            <text:p>9.799884</text:p>
          </table:table-cell>
          <table:table-cell office:value-type="float" office:value="0.004608" calcext:value-type="float">
            <text:p>0.004608</text:p>
          </table:table-cell>
          <table:table-cell office:value-type="float" office:value="-0.001007" calcext:value-type="float">
            <text:p>-0.001007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4927" calcext:value-type="float">
            <text:p>0.04927</text:p>
          </table:table-cell>
          <table:table-cell office:value-type="float" office:value="-0.003203" calcext:value-type="float">
            <text:p>-0.003203</text:p>
          </table:table-cell>
          <table:table-cell office:value-type="float" office:value="9.799976" calcext:value-type="float">
            <text:p>9.799976</text:p>
          </table:table-cell>
          <table:table-cell table:number-columns-repeated="4"/>
        </table:table-row>
        <table:table-row table:style-name="ro1">
          <table:table-cell office:value-type="float" office:value="2203.607" calcext:value-type="float">
            <text:p>2203.60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52184" calcext:value-type="float">
            <text:p>0.052184</text:p>
          </table:table-cell>
          <table:table-cell office:value-type="float" office:value="-0.046337" calcext:value-type="float">
            <text:p>-0.046337</text:p>
          </table:table-cell>
          <table:table-cell office:value-type="float" office:value="9.799894" calcext:value-type="float">
            <text:p>9.799894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-0.001028" calcext:value-type="float">
            <text:p>-0.001028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3897" calcext:value-type="float">
            <text:p>0.053897</text:p>
          </table:table-cell>
          <table:table-cell office:value-type="float" office:value="-0.002376" calcext:value-type="float">
            <text:p>-0.002376</text:p>
          </table:table-cell>
          <table:table-cell office:value-type="float" office:value="9.799994" calcext:value-type="float">
            <text:p>9.799994</text:p>
          </table:table-cell>
          <table:table-cell table:number-columns-repeated="4"/>
        </table:table-row>
        <table:table-row table:style-name="ro1">
          <table:table-cell office:value-type="float" office:value="2203.617" calcext:value-type="float">
            <text:p>2203.61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56379" calcext:value-type="float">
            <text:p>0.056379</text:p>
          </table:table-cell>
          <table:table-cell office:value-type="float" office:value="-0.040333" calcext:value-type="float">
            <text:p>-0.040333</text:p>
          </table:table-cell>
          <table:table-cell office:value-type="float" office:value="9.799845" calcext:value-type="float">
            <text:p>9.799845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-0.001045" calcext:value-type="float">
            <text:p>-0.00104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1189" calcext:value-type="float">
            <text:p>0.051189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9.799955" calcext:value-type="float">
            <text:p>9.799955</text:p>
          </table:table-cell>
          <table:table-cell table:number-columns-repeated="4"/>
        </table:table-row>
        <table:table-row table:style-name="ro1">
          <table:table-cell office:value-type="float" office:value="2203.627" calcext:value-type="float">
            <text:p>2203.62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59258" calcext:value-type="float">
            <text:p>0.059258</text:p>
          </table:table-cell>
          <table:table-cell office:value-type="float" office:value="-0.041028" calcext:value-type="float">
            <text:p>-0.041028</text:p>
          </table:table-cell>
          <table:table-cell office:value-type="float" office:value="9.799867" calcext:value-type="float">
            <text:p>9.799867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-0.001058" calcext:value-type="float">
            <text:p>-0.001058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3352" calcext:value-type="float">
            <text:p>0.053352</text:p>
          </table:table-cell>
          <table:table-cell office:value-type="float" office:value="0.006452" calcext:value-type="float">
            <text:p>0.006452</text:p>
          </table:table-cell>
          <table:table-cell office:value-type="float" office:value="9.799985" calcext:value-type="float">
            <text:p>9.799985</text:p>
          </table:table-cell>
          <table:table-cell table:number-columns-repeated="4"/>
        </table:table-row>
        <table:table-row table:style-name="ro1">
          <table:table-cell office:value-type="float" office:value="2203.637" calcext:value-type="float">
            <text:p>2203.63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62576" calcext:value-type="float">
            <text:p>0.062576</text:p>
          </table:table-cell>
          <table:table-cell office:value-type="float" office:value="-0.038887" calcext:value-type="float">
            <text:p>-0.038887</text:p>
          </table:table-cell>
          <table:table-cell office:value-type="float" office:value="9.799822" calcext:value-type="float">
            <text:p>9.799822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-0.001069" calcext:value-type="float">
            <text:p>-0.001069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3389" calcext:value-type="float">
            <text:p>0.053389</text:p>
          </table:table-cell>
          <table:table-cell office:value-type="float" office:value="0.0104" calcext:value-type="float">
            <text:p>0.0104</text:p>
          </table:table-cell>
          <table:table-cell office:value-type="float" office:value="9.799948" calcext:value-type="float">
            <text:p>9.799948</text:p>
          </table:table-cell>
          <table:table-cell table:number-columns-repeated="4"/>
        </table:table-row>
        <table:table-row table:style-name="ro1">
          <table:table-cell office:value-type="float" office:value="2203.647" calcext:value-type="float">
            <text:p>2203.64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64159" calcext:value-type="float">
            <text:p>0.064159</text:p>
          </table:table-cell>
          <table:table-cell office:value-type="float" office:value="-0.042766" calcext:value-type="float">
            <text:p>-0.042766</text:p>
          </table:table-cell>
          <table:table-cell office:value-type="float" office:value="9.799822" calcext:value-type="float">
            <text:p>9.799822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-0.001068" calcext:value-type="float">
            <text:p>-0.001068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7499" calcext:value-type="float">
            <text:p>0.057499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9.799952" calcext:value-type="float">
            <text:p>9.799952</text:p>
          </table:table-cell>
          <table:table-cell table:number-columns-repeated="4"/>
        </table:table-row>
        <table:table-row table:style-name="ro1">
          <table:table-cell office:value-type="float" office:value="2203.657" calcext:value-type="float">
            <text:p>2203.65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66917" calcext:value-type="float">
            <text:p>0.066917</text:p>
          </table:table-cell>
          <table:table-cell office:value-type="float" office:value="-0.039688" calcext:value-type="float">
            <text:p>-0.039688</text:p>
          </table:table-cell>
          <table:table-cell office:value-type="float" office:value="9.799854" calcext:value-type="float">
            <text:p>9.799854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-0.001066" calcext:value-type="float">
            <text:p>-0.00106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6445" calcext:value-type="float">
            <text:p>0.056445</text:p>
          </table:table-cell>
          <table:table-cell office:value-type="float" office:value="0.013586" calcext:value-type="float">
            <text:p>0.013586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667" calcext:value-type="float">
            <text:p>2203.66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69174" calcext:value-type="float">
            <text:p>0.069174</text:p>
          </table:table-cell>
          <table:table-cell office:value-type="float" office:value="-0.03888" calcext:value-type="float">
            <text:p>-0.03888</text:p>
          </table:table-cell>
          <table:table-cell office:value-type="float" office:value="9.799838" calcext:value-type="float">
            <text:p>9.799838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-0.001057" calcext:value-type="float">
            <text:p>-0.001057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701" calcext:value-type="float">
            <text:p>0.05701</text:p>
          </table:table-cell>
          <table:table-cell office:value-type="float" office:value="0.015916" calcext:value-type="float">
            <text:p>0.015916</text:p>
          </table:table-cell>
          <table:table-cell office:value-type="float" office:value="9.799981" calcext:value-type="float">
            <text:p>9.799981</text:p>
          </table:table-cell>
          <table:table-cell table:number-columns-repeated="4"/>
        </table:table-row>
        <table:table-row table:style-name="ro1">
          <table:table-cell office:value-type="float" office:value="2203.677" calcext:value-type="float">
            <text:p>2203.67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71032" calcext:value-type="float">
            <text:p>0.071032</text:p>
          </table:table-cell>
          <table:table-cell office:value-type="float" office:value="-0.038619" calcext:value-type="float">
            <text:p>-0.038619</text:p>
          </table:table-cell>
          <table:table-cell office:value-type="float" office:value="9.799759" calcext:value-type="float">
            <text:p>9.799759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-0.001037" calcext:value-type="float">
            <text:p>-0.001037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7814" calcext:value-type="float">
            <text:p>0.057814</text:p>
          </table:table-cell>
          <table:table-cell office:value-type="float" office:value="0.017611" calcext:value-type="float">
            <text:p>0.017611</text:p>
          </table:table-cell>
          <table:table-cell office:value-type="float" office:value="9.799907" calcext:value-type="float">
            <text:p>9.799907</text:p>
          </table:table-cell>
          <table:table-cell table:number-columns-repeated="4"/>
        </table:table-row>
        <table:table-row table:style-name="ro1">
          <table:table-cell office:value-type="float" office:value="2203.687" calcext:value-type="float">
            <text:p>2203.68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72405" calcext:value-type="float">
            <text:p>0.072405</text:p>
          </table:table-cell>
          <table:table-cell office:value-type="float" office:value="-0.038297" calcext:value-type="float">
            <text:p>-0.038297</text:p>
          </table:table-cell>
          <table:table-cell office:value-type="float" office:value="9.799825" calcext:value-type="float">
            <text:p>9.799825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-0.001016" calcext:value-type="float">
            <text:p>-0.00101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18934" calcext:value-type="float">
            <text:p>0.018934</text:p>
          </table:table-cell>
          <table:table-cell office:value-type="float" office:value="9.799976" calcext:value-type="float">
            <text:p>9.799976</text:p>
          </table:table-cell>
          <table:table-cell table:number-columns-repeated="4"/>
        </table:table-row>
        <table:table-row table:style-name="ro1">
          <table:table-cell office:value-type="float" office:value="2203.697" calcext:value-type="float">
            <text:p>2203.69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73606" calcext:value-type="float">
            <text:p>0.073606</text:p>
          </table:table-cell>
          <table:table-cell office:value-type="float" office:value="-0.037899" calcext:value-type="float">
            <text:p>-0.037899</text:p>
          </table:table-cell>
          <table:table-cell office:value-type="float" office:value="9.799893" calcext:value-type="float">
            <text:p>9.799893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-0.000935" calcext:value-type="float">
            <text:p>-0.000935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8628" calcext:value-type="float">
            <text:p>0.058628</text:p>
          </table:table-cell>
          <table:table-cell office:value-type="float" office:value="0.020157" calcext:value-type="float">
            <text:p>0.020157</text:p>
          </table:table-cell>
          <table:table-cell office:value-type="float" office:value="9.800047" calcext:value-type="float">
            <text:p>9.800047</text:p>
          </table:table-cell>
          <table:table-cell table:number-columns-repeated="4"/>
        </table:table-row>
        <table:table-row table:style-name="ro1">
          <table:table-cell office:value-type="float" office:value="2203.707" calcext:value-type="float">
            <text:p>2203.70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74699" calcext:value-type="float">
            <text:p>0.074699</text:p>
          </table:table-cell>
          <table:table-cell office:value-type="float" office:value="-0.036925" calcext:value-type="float">
            <text:p>-0.036925</text:p>
          </table:table-cell>
          <table:table-cell office:value-type="float" office:value="9.799886" calcext:value-type="float">
            <text:p>9.799886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-0.000817" calcext:value-type="float">
            <text:p>-0.000817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8415" calcext:value-type="float">
            <text:p>0.058415</text:p>
          </table:table-cell>
          <table:table-cell office:value-type="float" office:value="0.021606" calcext:value-type="float">
            <text:p>0.021606</text:p>
          </table:table-cell>
          <table:table-cell office:value-type="float" office:value="9.800043" calcext:value-type="float">
            <text:p>9.800043</text:p>
          </table:table-cell>
          <table:table-cell table:number-columns-repeated="4"/>
        </table:table-row>
        <table:table-row table:style-name="ro1">
          <table:table-cell office:value-type="float" office:value="2203.717" calcext:value-type="float">
            <text:p>2203.71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74455" calcext:value-type="float">
            <text:p>0.074455</text:p>
          </table:table-cell>
          <table:table-cell office:value-type="float" office:value="-0.038894" calcext:value-type="float">
            <text:p>-0.038894</text:p>
          </table:table-cell>
          <table:table-cell office:value-type="float" office:value="9.799862" calcext:value-type="float">
            <text:p>9.799862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-0.000766" calcext:value-type="float">
            <text:p>-0.00076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9926" calcext:value-type="float">
            <text:p>0.059926</text:p>
          </table:table-cell>
          <table:table-cell office:value-type="float" office:value="0.020319" calcext:value-type="float">
            <text:p>0.020319</text:p>
          </table:table-cell>
          <table:table-cell office:value-type="float" office:value="9.800018" calcext:value-type="float">
            <text:p>9.800018</text:p>
          </table:table-cell>
          <table:table-cell table:number-columns-repeated="4"/>
        </table:table-row>
        <table:table-row table:style-name="ro1">
          <table:table-cell office:value-type="float" office:value="2203.727" calcext:value-type="float">
            <text:p>2203.727</text:p>
          </table:table-cell>
          <table:table-cell office:value-type="string" calcext:value-type="string">
            <text:p>imu</text:p>
          </table:table-cell>
          <table:table-cell office:value-type="float" office:value="-2.9845" calcext:value-type="float">
            <text:p>-2.9845</text:p>
          </table:table-cell>
          <table:table-cell office:value-type="float" office:value="0.998" calcext:value-type="float">
            <text:p>0.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1102" calcext:value-type="float">
            <text:p>-0.001102</text:p>
          </table:table-cell>
          <table:table-cell office:value-type="float" office:value="0.474428" calcext:value-type="float">
            <text:p>0.474428</text:p>
          </table:table-cell>
          <table:table-cell office:value-type="float" office:value="0.880293" calcext:value-type="float">
            <text:p>0.880293</text:p>
          </table:table-cell>
          <table:table-cell office:value-type="float" office:value="0.075724" calcext:value-type="float">
            <text:p>0.075724</text:p>
          </table:table-cell>
          <table:table-cell office:value-type="float" office:value="-0.037472" calcext:value-type="float">
            <text:p>-0.037472</text:p>
          </table:table-cell>
          <table:table-cell office:value-type="float" office:value="9.799818" calcext:value-type="float">
            <text:p>9.799818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-0.000696" calcext:value-type="float">
            <text:p>-0.00069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9436" calcext:value-type="float">
            <text:p>0.059436</text:p>
          </table:table-cell>
          <table:table-cell office:value-type="float" office:value="0.022161" calcext:value-type="float">
            <text:p>0.022161</text:p>
          </table:table-cell>
          <table:table-cell office:value-type="float" office:value="9.799977" calcext:value-type="float">
            <text:p>9.799977</text:p>
          </table:table-cell>
          <table:table-cell table:number-columns-repeated="4"/>
        </table:table-row>
        <table:table-row table:style-name="ro1">
          <table:table-cell office:value-type="float" office:value="2203.7" calcext:value-type="float">
            <text:p>2203.7</text:p>
          </table:table-cell>
          <table:table-cell office:value-type="string" calcext:value-type="string">
            <text:p>odom</text:p>
          </table:table-cell>
          <table:table-cell office:value-type="float" office:value="-2.985559" calcext:value-type="float">
            <text:p>-2.985559</text:p>
          </table:table-cell>
          <table:table-cell office:value-type="float" office:value="0.995877" calcext:value-type="float">
            <text:p>0.995877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table:number-columns-repeated="13"/>
        </table:table-row>
        <table:table-row table:style-name="ro1">
          <table:table-cell office:value-type="float" office:value="2203.737" calcext:value-type="float">
            <text:p>2203.73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office:value-type="float" office:value="0.093849" calcext:value-type="float">
            <text:p>0.093849</text:p>
          </table:table-cell>
          <table:table-cell office:value-type="float" office:value="-0.048" calcext:value-type="float">
            <text:p>-0.048</text:p>
          </table:table-cell>
          <table:table-cell office:value-type="float" office:value="9.796723" calcext:value-type="float">
            <text:p>9.796723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-0.000573" calcext:value-type="float">
            <text:p>-0.00057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70147" calcext:value-type="float">
            <text:p>0.070147</text:p>
          </table:table-cell>
          <table:table-cell office:value-type="float" office:value="0.046631" calcext:value-type="float">
            <text:p>0.046631</text:p>
          </table:table-cell>
          <table:table-cell office:value-type="float" office:value="9.796928" calcext:value-type="float">
            <text:p>9.796928</text:p>
          </table:table-cell>
          <table:table-cell table:number-columns-repeated="4"/>
        </table:table-row>
        <table:table-row table:style-name="ro1">
          <table:table-cell office:value-type="float" office:value="2203.747" calcext:value-type="float">
            <text:p>2203.74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office:value-type="float" office:value="0.076409" calcext:value-type="float">
            <text:p>0.076409</text:p>
          </table:table-cell>
          <table:table-cell office:value-type="float" office:value="-0.037394" calcext:value-type="float">
            <text:p>-0.037394</text:p>
          </table:table-cell>
          <table:table-cell office:value-type="float" office:value="9.802568" calcext:value-type="float">
            <text:p>9.802568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-0.000533" calcext:value-type="float">
            <text:p>-0.00053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3849" calcext:value-type="float">
            <text:p>0.053849</text:p>
          </table:table-cell>
          <table:table-cell office:value-type="float" office:value="0.034322" calcext:value-type="float">
            <text:p>0.034322</text:p>
          </table:table-cell>
          <table:table-cell office:value-type="float" office:value="9.802729" calcext:value-type="float">
            <text:p>9.802729</text:p>
          </table:table-cell>
          <table:table-cell table:number-columns-repeated="4"/>
        </table:table-row>
        <table:table-row table:style-name="ro1">
          <table:table-cell office:value-type="float" office:value="2203.757" calcext:value-type="float">
            <text:p>2203.75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office:value-type="float" office:value="0.080732" calcext:value-type="float">
            <text:p>0.080732</text:p>
          </table:table-cell>
          <table:table-cell office:value-type="float" office:value="-0.040333" calcext:value-type="float">
            <text:p>-0.040333</text:p>
          </table:table-cell>
          <table:table-cell office:value-type="float" office:value="9.801374" calcext:value-type="float">
            <text:p>9.801374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-0.000453" calcext:value-type="float">
            <text:p>-0.000453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058177" calcext:value-type="float">
            <text:p>0.058177</text:p>
          </table:table-cell>
          <table:table-cell office:value-type="float" office:value="0.037258" calcext:value-type="float">
            <text:p>0.037258</text:p>
          </table:table-cell>
          <table:table-cell office:value-type="float" office:value="9.801546" calcext:value-type="float">
            <text:p>9.801546</text:p>
          </table:table-cell>
          <table:table-cell table:number-columns-repeated="4"/>
        </table:table-row>
        <table:table-row table:style-name="ro1">
          <table:table-cell office:value-type="float" office:value="2203.767" calcext:value-type="float">
            <text:p>2203.76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office:value-type="float" office:value="0.425925" calcext:value-type="float">
            <text:p>0.425925</text:p>
          </table:table-cell>
          <table:table-cell office:value-type="float" office:value="-0.22453" calcext:value-type="float">
            <text:p>-0.22453</text:p>
          </table:table-cell>
          <table:table-cell office:value-type="float" office:value="9.792164" calcext:value-type="float">
            <text:p>9.792164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356766" calcext:value-type="float">
            <text:p>0.356766</text:p>
          </table:table-cell>
          <table:table-cell office:value-type="float" office:value="0.290134" calcext:value-type="float">
            <text:p>0.290134</text:p>
          </table:table-cell>
          <table:table-cell office:value-type="float" office:value="9.793204" calcext:value-type="float">
            <text:p>9.793204</text:p>
          </table:table-cell>
          <table:table-cell table:number-columns-repeated="4"/>
        </table:table-row>
        <table:table-row table:style-name="ro1">
          <table:table-cell office:value-type="float" office:value="2203.777" calcext:value-type="float">
            <text:p>2203.77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office:value-type="float" office:value="0.130198" calcext:value-type="float">
            <text:p>0.130198</text:p>
          </table:table-cell>
          <table:table-cell office:value-type="float" office:value="-0.071723" calcext:value-type="float">
            <text:p>-0.071723</text:p>
          </table:table-cell>
          <table:table-cell office:value-type="float" office:value="9.806946" calcext:value-type="float">
            <text:p>9.80694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-0.000419" calcext:value-type="float">
            <text:p>-0.000419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071636" calcext:value-type="float">
            <text:p>0.071636</text:p>
          </table:table-cell>
          <table:table-cell office:value-type="float" office:value="9.807242" calcext:value-type="float">
            <text:p>9.807242</text:p>
          </table:table-cell>
          <table:table-cell table:number-columns-repeated="4"/>
        </table:table-row>
        <table:table-row table:style-name="ro1">
          <table:table-cell office:value-type="float" office:value="2203.787" calcext:value-type="float">
            <text:p>2203.78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office:value-type="float" office:value="0.232003" calcext:value-type="float">
            <text:p>0.232003</text:p>
          </table:table-cell>
          <table:table-cell office:value-type="float" office:value="-0.134377" calcext:value-type="float">
            <text:p>-0.134377</text:p>
          </table:table-cell>
          <table:table-cell office:value-type="float" office:value="9.80149" calcext:value-type="float">
            <text:p>9.80149</text:p>
          </table:table-cell>
          <table:table-cell office:value-type="float" office:value="-0.000252" calcext:value-type="float">
            <text:p>-0.000252</text:p>
          </table:table-cell>
          <table:table-cell office:value-type="float" office:value="-0.000468" calcext:value-type="float">
            <text:p>-0.000468</text:p>
          </table:table-cell>
          <table:table-cell office:value-type="float" office:value="2.991014" calcext:value-type="float">
            <text:p>2.991014</text:p>
          </table:table-cell>
          <table:table-cell office:value-type="float" office:value="0.201405" calcext:value-type="float">
            <text:p>0.201405</text:p>
          </table:table-cell>
          <table:table-cell office:value-type="float" office:value="0.143147" calcext:value-type="float">
            <text:p>0.143147</text:p>
          </table:table-cell>
          <table:table-cell office:value-type="float" office:value="9.802043" calcext:value-type="float">
            <text:p>9.802043</text:p>
          </table:table-cell>
          <table:table-cell table:number-columns-repeated="4"/>
        </table:table-row>
        <table:table-row table:style-name="ro1">
          <table:table-cell office:value-type="float" office:value="2203.797" calcext:value-type="float">
            <text:p>2203.797</text:p>
          </table:table-cell>
          <table:table-cell office:value-type="string" calcext:value-type="string">
            <text:p>imu</text:p>
          </table:table-cell>
          <table:table-cell office:value-type="float" office:value="-2.9856" calcext:value-type="float">
            <text:p>-2.9856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561682" calcext:value-type="float">
            <text:p>0.561682</text:p>
          </table:table-cell>
          <table:table-cell office:value-type="float" office:value="0.827352" calcext:value-type="float">
            <text:p>0.827352</text:p>
          </table:table-cell>
          <table:table-cell office:value-type="float" office:value="0.159476" calcext:value-type="float">
            <text:p>0.159476</text:p>
          </table:table-cell>
          <table:table-cell office:value-type="float" office:value="-0.101882" calcext:value-type="float">
            <text:p>-0.101882</text:p>
          </table:table-cell>
          <table:table-cell office:value-type="float" office:value="9.800012" calcext:value-type="float">
            <text:p>9.800012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-0.000489" calcext:value-type="float">
            <text:p>-0.000489</text:p>
          </table:table-cell>
          <table:table-cell office:value-type="float" office:value="0.169966" calcext:value-type="float">
            <text:p>0.169966</text:p>
          </table:table-cell>
          <table:table-cell office:value-type="float" office:value="0.144442" calcext:value-type="float">
            <text:p>0.144442</text:p>
          </table:table-cell>
          <table:table-cell office:value-type="float" office:value="0.087734" calcext:value-type="float">
            <text:p>0.087734</text:p>
          </table:table-cell>
          <table:table-cell office:value-type="float" office:value="9.800382" calcext:value-type="float">
            <text:p>9.800382</text:p>
          </table:table-cell>
          <table:table-cell table:number-columns-repeated="4"/>
        </table:table-row>
        <table:table-row table:style-name="ro1">
          <table:table-cell office:value-type="float" office:value="2203.8" calcext:value-type="float">
            <text:p>2203.8</text:p>
          </table:table-cell>
          <table:table-cell office:value-type="string" calcext:value-type="string">
            <text:p>odom</text:p>
          </table:table-cell>
          <table:table-cell office:value-type="float" office:value="-2.985875" calcext:value-type="float">
            <text:p>-2.985875</text:p>
          </table:table-cell>
          <table:table-cell office:value-type="float" office:value="0.995035" calcext:value-type="float">
            <text:p>0.99503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table:number-columns-repeated="13"/>
        </table:table-row>
        <table:table-row table:style-name="ro1">
          <table:table-cell office:value-type="float" office:value="2203.807" calcext:value-type="float">
            <text:p>2203.8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72719" calcext:value-type="float">
            <text:p>0.072719</text:p>
          </table:table-cell>
          <table:table-cell office:value-type="float" office:value="-0.044537" calcext:value-type="float">
            <text:p>-0.044537</text:p>
          </table:table-cell>
          <table:table-cell office:value-type="float" office:value="9.795573" calcext:value-type="float">
            <text:p>9.79557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-0.00028" calcext:value-type="float">
            <text:p>-0.00028</text:p>
          </table:table-cell>
          <table:table-cell office:value-type="float" office:value="0.107464" calcext:value-type="float">
            <text:p>0.107464</text:p>
          </table:table-cell>
          <table:table-cell office:value-type="float" office:value="0.057992" calcext:value-type="float">
            <text:p>0.057992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9.795724" calcext:value-type="float">
            <text:p>9.795724</text:p>
          </table:table-cell>
          <table:table-cell table:number-columns-repeated="4"/>
        </table:table-row>
        <table:table-row table:style-name="ro1">
          <table:table-cell office:value-type="float" office:value="2203.817" calcext:value-type="float">
            <text:p>2203.8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52176" calcext:value-type="float">
            <text:p>0.052176</text:p>
          </table:table-cell>
          <table:table-cell office:value-type="float" office:value="-0.032371" calcext:value-type="float">
            <text:p>-0.032371</text:p>
          </table:table-cell>
          <table:table-cell office:value-type="float" office:value="9.807077" calcext:value-type="float">
            <text:p>9.80707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541" calcext:value-type="float">
            <text:p>-0.000541</text:p>
          </table:table-cell>
          <table:table-cell office:value-type="float" office:value="-0.000155" calcext:value-type="float">
            <text:p>-0.000155</text:p>
          </table:table-cell>
          <table:table-cell office:value-type="float" office:value="0.039673" calcext:value-type="float">
            <text:p>0.039673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9.807177" calcext:value-type="float">
            <text:p>9.807177</text:p>
          </table:table-cell>
          <table:table-cell table:number-columns-repeated="4"/>
        </table:table-row>
        <table:table-row table:style-name="ro1">
          <table:table-cell office:value-type="float" office:value="2203.827" calcext:value-type="float">
            <text:p>2203.8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-0.003714" calcext:value-type="float">
            <text:p>-0.003714</text:p>
          </table:table-cell>
          <table:table-cell office:value-type="float" office:value="9.792108" calcext:value-type="float">
            <text:p>9.792108</text:p>
          </table:table-cell>
          <table:table-cell office:value-type="float" office:value="-0.000123" calcext:value-type="float">
            <text:p>-0.000123</text:p>
          </table:table-cell>
          <table:table-cell office:value-type="float" office:value="-0.000189" calcext:value-type="float">
            <text:p>-0.00018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-0.001167" calcext:value-type="float">
            <text:p>-0.001167</text:p>
          </table:table-cell>
          <table:table-cell office:value-type="float" office:value="-0.014437" calcext:value-type="float">
            <text:p>-0.014437</text:p>
          </table:table-cell>
          <table:table-cell office:value-type="float" office:value="9.792104" calcext:value-type="float">
            <text:p>9.792104</text:p>
          </table:table-cell>
          <table:table-cell table:number-columns-repeated="4"/>
        </table:table-row>
        <table:table-row table:style-name="ro1">
          <table:table-cell office:value-type="float" office:value="2203.837" calcext:value-type="float">
            <text:p>2203.8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0865" calcext:value-type="float">
            <text:p>0.020865</text:p>
          </table:table-cell>
          <table:table-cell office:value-type="float" office:value="-0.012959" calcext:value-type="float">
            <text:p>-0.012959</text:p>
          </table:table-cell>
          <table:table-cell office:value-type="float" office:value="9.799342" calcext:value-type="float">
            <text:p>9.799342</text:p>
          </table:table-cell>
          <table:table-cell office:value-type="float" office:value="-0.000087" calcext:value-type="float">
            <text:p>-8.7E-05</text:p>
          </table:table-cell>
          <table:table-cell office:value-type="float" office:value="-0.000117" calcext:value-type="float">
            <text:p>-0.000117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956" calcext:value-type="float">
            <text:p>0.010956</text:p>
          </table:table-cell>
          <table:table-cell office:value-type="float" office:value="-0.007863" calcext:value-type="float">
            <text:p>-0.007863</text:p>
          </table:table-cell>
          <table:table-cell office:value-type="float" office:value="9.799363" calcext:value-type="float">
            <text:p>9.799363</text:p>
          </table:table-cell>
          <table:table-cell table:number-columns-repeated="4"/>
        </table:table-row>
        <table:table-row table:style-name="ro1">
          <table:table-cell office:value-type="float" office:value="2203.847" calcext:value-type="float">
            <text:p>2203.8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8" calcext:value-type="float">
            <text:p>0.021008</text:p>
          </table:table-cell>
          <table:table-cell office:value-type="float" office:value="-0.012847" calcext:value-type="float">
            <text:p>-0.012847</text:p>
          </table:table-cell>
          <table:table-cell office:value-type="float" office:value="9.799947" calcext:value-type="float">
            <text:p>9.799947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8" calcext:value-type="float">
            <text:p>0.010898</text:p>
          </table:table-cell>
          <table:table-cell office:value-type="float" office:value="-0.007691" calcext:value-type="float">
            <text:p>-0.007691</text:p>
          </table:table-cell>
          <table:table-cell office:value-type="float" office:value="9.799969" calcext:value-type="float">
            <text:p>9.799969</text:p>
          </table:table-cell>
          <table:table-cell table:number-columns-repeated="4"/>
        </table:table-row>
        <table:table-row table:style-name="ro1">
          <table:table-cell office:value-type="float" office:value="2203.857" calcext:value-type="float">
            <text:p>2203.8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0998" calcext:value-type="float">
            <text:p>0.020998</text:p>
          </table:table-cell>
          <table:table-cell office:value-type="float" office:value="-0.012835" calcext:value-type="float">
            <text:p>-0.0128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98" calcext:value-type="float">
            <text:p>-0.007698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867" calcext:value-type="float">
            <text:p>2203.8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0999" calcext:value-type="float">
            <text:p>0.020999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96" calcext:value-type="float">
            <text:p>-0.007696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877" calcext:value-type="float">
            <text:p>2203.8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0998" calcext:value-type="float">
            <text:p>0.020998</text:p>
          </table:table-cell>
          <table:table-cell office:value-type="float" office:value="-0.012835" calcext:value-type="float">
            <text:p>-0.0128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97" calcext:value-type="float">
            <text:p>-0.007697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887" calcext:value-type="float">
            <text:p>2203.8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2" calcext:value-type="float">
            <text:p>0.021002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93" calcext:value-type="float">
            <text:p>-0.007693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897" calcext:value-type="float">
            <text:p>2203.8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2" calcext:value-type="float">
            <text:p>0.021002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93" calcext:value-type="float">
            <text:p>-0.007693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07" calcext:value-type="float">
            <text:p>2203.9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1" calcext:value-type="float">
            <text:p>0.021001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94" calcext:value-type="float">
            <text:p>-0.007694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17" calcext:value-type="float">
            <text:p>2203.9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3" calcext:value-type="float">
            <text:p>0.021003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92" calcext:value-type="float">
            <text:p>-0.007692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27" calcext:value-type="float">
            <text:p>2203.9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5" calcext:value-type="float">
            <text:p>0.021005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9" calcext:value-type="float">
            <text:p>-0.00769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37" calcext:value-type="float">
            <text:p>2203.9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5" calcext:value-type="float">
            <text:p>0.021005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9" calcext:value-type="float">
            <text:p>-0.00769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47" calcext:value-type="float">
            <text:p>2203.9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4" calcext:value-type="float">
            <text:p>0.021004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07691" calcext:value-type="float">
            <text:p>-0.007691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57" calcext:value-type="float">
            <text:p>2203.9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7" calcext:value-type="float">
            <text:p>0.021007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88" calcext:value-type="float">
            <text:p>-0.007688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67" calcext:value-type="float">
            <text:p>2203.9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6" calcext:value-type="float">
            <text:p>-0.001026</text:p>
          </table:table-cell>
          <table:table-cell office:value-type="float" office:value="0.577608" calcext:value-type="float">
            <text:p>0.577608</text:p>
          </table:table-cell>
          <table:table-cell office:value-type="float" office:value="0.816313" calcext:value-type="float">
            <text:p>0.816313</text:p>
          </table:table-cell>
          <table:table-cell office:value-type="float" office:value="0.021008" calcext:value-type="float">
            <text:p>0.021008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07687" calcext:value-type="float">
            <text:p>-0.007687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33" calcext:value-type="float">
            <text:p>2203.933</text:p>
          </table:table-cell>
          <table:table-cell office:value-type="string" calcext:value-type="string">
            <text:p>odom</text:p>
          </table:table-cell>
          <table:table-cell office:value-type="float" office:value="-2.985874" calcext:value-type="float">
            <text:p>-2.985874</text:p>
          </table:table-cell>
          <table:table-cell office:value-type="float" office:value="0.99504" calcext:value-type="float">
            <text:p>0.99504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816008" calcext:value-type="float">
            <text:p>0.816008</text:p>
          </table:table-cell>
          <table:table-cell table:number-columns-repeated="13"/>
        </table:table-row>
        <table:table-row table:style-name="ro1">
          <table:table-cell office:value-type="float" office:value="2203.977" calcext:value-type="float">
            <text:p>2203.9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816008" calcext:value-type="float">
            <text:p>0.816008</text:p>
          </table:table-cell>
          <table:table-cell office:value-type="float" office:value="0.021007" calcext:value-type="float">
            <text:p>0.021007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89" calcext:value-type="float">
            <text:p>-0.007689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87" calcext:value-type="float">
            <text:p>2203.9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816008" calcext:value-type="float">
            <text:p>0.816008</text:p>
          </table:table-cell>
          <table:table-cell office:value-type="float" office:value="0.021008" calcext:value-type="float">
            <text:p>0.021008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87" calcext:value-type="float">
            <text:p>-0.007687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3.997" calcext:value-type="float">
            <text:p>2203.9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816008" calcext:value-type="float">
            <text:p>0.816008</text:p>
          </table:table-cell>
          <table:table-cell office:value-type="float" office:value="0.021011" calcext:value-type="float">
            <text:p>0.021011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84" calcext:value-type="float">
            <text:p>-0.007684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007" calcext:value-type="float">
            <text:p>2204.0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816008" calcext:value-type="float">
            <text:p>0.816008</text:p>
          </table:table-cell>
          <table:table-cell office:value-type="float" office:value="0.021009" calcext:value-type="float">
            <text:p>0.021009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86" calcext:value-type="float">
            <text:p>-0.007686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017" calcext:value-type="float">
            <text:p>2204.0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816008" calcext:value-type="float">
            <text:p>0.816008</text:p>
          </table:table-cell>
          <table:table-cell office:value-type="float" office:value="0.021008" calcext:value-type="float">
            <text:p>0.021008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87" calcext:value-type="float">
            <text:p>-0.007687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027" calcext:value-type="float">
            <text:p>2204.0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4" calcext:value-type="float">
            <text:p>0.57804</text:p>
          </table:table-cell>
          <table:table-cell office:value-type="float" office:value="0.816008" calcext:value-type="float">
            <text:p>0.816008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85" calcext:value-type="float">
            <text:p>-0.007685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034" calcext:value-type="float">
            <text:p>2204.034</text:p>
          </table:table-cell>
          <table:table-cell office:value-type="string" calcext:value-type="string">
            <text:p>odom</text:p>
          </table:table-cell>
          <table:table-cell office:value-type="float" office:value="-2.985872" calcext:value-type="float">
            <text:p>-2.985872</text:p>
          </table:table-cell>
          <table:table-cell office:value-type="float" office:value="0.995045" calcext:value-type="float">
            <text:p>0.99504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table:number-columns-repeated="13"/>
        </table:table-row>
        <table:table-row table:style-name="ro1">
          <table:table-cell office:value-type="float" office:value="2204.037" calcext:value-type="float">
            <text:p>2204.0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84" calcext:value-type="float">
            <text:p>-0.007684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047" calcext:value-type="float">
            <text:p>2204.0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09" calcext:value-type="float">
            <text:p>0.021009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87" calcext:value-type="float">
            <text:p>-0.007687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057" calcext:value-type="float">
            <text:p>2204.0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84" calcext:value-type="float">
            <text:p>-0.007684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067" calcext:value-type="float">
            <text:p>2204.0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83" calcext:value-type="float">
            <text:p>-0.007683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077" calcext:value-type="float">
            <text:p>2204.0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4" calcext:value-type="float">
            <text:p>0.021014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82" calcext:value-type="float">
            <text:p>-0.007682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087" calcext:value-type="float">
            <text:p>2204.0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4" calcext:value-type="float">
            <text:p>0.021014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82" calcext:value-type="float">
            <text:p>-0.007682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097" calcext:value-type="float">
            <text:p>2204.0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8" calcext:value-type="float">
            <text:p>0.021018</text:p>
          </table:table-cell>
          <table:table-cell office:value-type="float" office:value="-0.012828" calcext:value-type="float">
            <text:p>-0.012828</text:p>
          </table:table-cell>
          <table:table-cell office:value-type="float" office:value="9.799971" calcext:value-type="float">
            <text:p>9.799971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77" calcext:value-type="float">
            <text:p>-0.007677</text:p>
          </table:table-cell>
          <table:table-cell office:value-type="float" office:value="9.799993" calcext:value-type="float">
            <text:p>9.799993</text:p>
          </table:table-cell>
          <table:table-cell table:number-columns-repeated="4"/>
        </table:table-row>
        <table:table-row table:style-name="ro1">
          <table:table-cell office:value-type="float" office:value="2204.107" calcext:value-type="float">
            <text:p>2204.1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8" calcext:value-type="float">
            <text:p>0.021018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72" calcext:value-type="float">
            <text:p>9.799972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78" calcext:value-type="float">
            <text:p>-0.007678</text:p>
          </table:table-cell>
          <table:table-cell office:value-type="float" office:value="9.799994" calcext:value-type="float">
            <text:p>9.799994</text:p>
          </table:table-cell>
          <table:table-cell table:number-columns-repeated="4"/>
        </table:table-row>
        <table:table-row table:style-name="ro1">
          <table:table-cell office:value-type="float" office:value="2204.117" calcext:value-type="float">
            <text:p>2204.1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21" calcext:value-type="float">
            <text:p>0.021021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75" calcext:value-type="float">
            <text:p>9.799975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07675" calcext:value-type="float">
            <text:p>-0.007675</text:p>
          </table:table-cell>
          <table:table-cell office:value-type="float" office:value="9.799997" calcext:value-type="float">
            <text:p>9.799997</text:p>
          </table:table-cell>
          <table:table-cell table:number-columns-repeated="4"/>
        </table:table-row>
        <table:table-row table:style-name="ro1">
          <table:table-cell office:value-type="float" office:value="2204.127" calcext:value-type="float">
            <text:p>2204.1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24" calcext:value-type="float">
            <text:p>0.021024</text:p>
          </table:table-cell>
          <table:table-cell office:value-type="float" office:value="-0.012836" calcext:value-type="float">
            <text:p>-0.012836</text:p>
          </table:table-cell>
          <table:table-cell office:value-type="float" office:value="9.799979" calcext:value-type="float">
            <text:p>9.79997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75" calcext:value-type="float">
            <text:p>-0.007675</text:p>
          </table:table-cell>
          <table:table-cell office:value-type="float" office:value="9.8" calcext:value-type="float">
            <text:p>9.8</text:p>
          </table:table-cell>
          <table:table-cell table:number-columns-repeated="4"/>
        </table:table-row>
        <table:table-row table:style-name="ro1">
          <table:table-cell office:value-type="float" office:value="2204.137" calcext:value-type="float">
            <text:p>2204.1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25" calcext:value-type="float">
            <text:p>0.021025</text:p>
          </table:table-cell>
          <table:table-cell office:value-type="float" office:value="-0.012842" calcext:value-type="float">
            <text:p>-0.012842</text:p>
          </table:table-cell>
          <table:table-cell office:value-type="float" office:value="9.799979" calcext:value-type="float">
            <text:p>9.799979</text:p>
          </table:table-cell>
          <table:table-cell office:value-type="float" office:value="-0.000083" calcext:value-type="float">
            <text:p>-8.3E-05</text:p>
          </table:table-cell>
          <table:table-cell office:value-type="float" office:value="-0.000111" calcext:value-type="float">
            <text:p>-0.000111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6" calcext:value-type="float">
            <text:p>0.010896</text:p>
          </table:table-cell>
          <table:table-cell office:value-type="float" office:value="-0.007675" calcext:value-type="float">
            <text:p>-0.007675</text:p>
          </table:table-cell>
          <table:table-cell office:value-type="float" office:value="9.800001" calcext:value-type="float">
            <text:p>9.800001</text:p>
          </table:table-cell>
          <table:table-cell table:number-columns-repeated="4"/>
        </table:table-row>
        <table:table-row table:style-name="ro1">
          <table:table-cell office:value-type="float" office:value="2204.147" calcext:value-type="float">
            <text:p>2204.1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-0.012829" calcext:value-type="float">
            <text:p>-0.012829</text:p>
          </table:table-cell>
          <table:table-cell office:value-type="float" office:value="9.799894" calcext:value-type="float">
            <text:p>9.799894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76" calcext:value-type="float">
            <text:p>-0.007676</text:p>
          </table:table-cell>
          <table:table-cell office:value-type="float" office:value="9.799916" calcext:value-type="float">
            <text:p>9.799916</text:p>
          </table:table-cell>
          <table:table-cell table:number-columns-repeated="4"/>
        </table:table-row>
        <table:table-row table:style-name="ro1">
          <table:table-cell office:value-type="float" office:value="2204.157" calcext:value-type="float">
            <text:p>2204.1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099" calcext:value-type="float">
            <text:p>0.02099</text:p>
          </table:table-cell>
          <table:table-cell office:value-type="float" office:value="-0.012845" calcext:value-type="float">
            <text:p>-0.012845</text:p>
          </table:table-cell>
          <table:table-cell office:value-type="float" office:value="9.800008" calcext:value-type="float">
            <text:p>9.80000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-0.007709" calcext:value-type="float">
            <text:p>-0.007709</text:p>
          </table:table-cell>
          <table:table-cell office:value-type="float" office:value="9.80003" calcext:value-type="float">
            <text:p>9.80003</text:p>
          </table:table-cell>
          <table:table-cell table:number-columns-repeated="4"/>
        </table:table-row>
        <table:table-row table:style-name="ro1">
          <table:table-cell office:value-type="float" office:value="2204.167" calcext:value-type="float">
            <text:p>2204.1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31" calcext:value-type="float">
            <text:p>0.021031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77" calcext:value-type="float">
            <text:p>9.79997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67" calcext:value-type="float">
            <text:p>-0.007667</text:p>
          </table:table-cell>
          <table:table-cell office:value-type="float" office:value="9.799999" calcext:value-type="float">
            <text:p>9.799999</text:p>
          </table:table-cell>
          <table:table-cell table:number-columns-repeated="4"/>
        </table:table-row>
        <table:table-row table:style-name="ro1">
          <table:table-cell office:value-type="float" office:value="2204.177" calcext:value-type="float">
            <text:p>2204.1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28" calcext:value-type="float">
            <text:p>0.021028</text:p>
          </table:table-cell>
          <table:table-cell office:value-type="float" office:value="-0.012835" calcext:value-type="float">
            <text:p>-0.0128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7" calcext:value-type="float">
            <text:p>-0.00767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187" calcext:value-type="float">
            <text:p>2204.1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3" calcext:value-type="float">
            <text:p>0.02103</text:p>
          </table:table-cell>
          <table:table-cell office:value-type="float" office:value="-0.012839" calcext:value-type="float">
            <text:p>-0.012839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-0.00767" calcext:value-type="float">
            <text:p>-0.00767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197" calcext:value-type="float">
            <text:p>2204.1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27" calcext:value-type="float">
            <text:p>0.021027</text:p>
          </table:table-cell>
          <table:table-cell office:value-type="float" office:value="-0.012839" calcext:value-type="float">
            <text:p>-0.012839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4" calcext:value-type="float">
            <text:p>0.010894</text:p>
          </table:table-cell>
          <table:table-cell office:value-type="float" office:value="-0.007672" calcext:value-type="float">
            <text:p>-0.007672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207" calcext:value-type="float">
            <text:p>2204.2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8001" calcext:value-type="float">
            <text:p>0.578001</text:p>
          </table:table-cell>
          <table:table-cell office:value-type="float" office:value="0.816035" calcext:value-type="float">
            <text:p>0.816035</text:p>
          </table:table-cell>
          <table:table-cell office:value-type="float" office:value="0.021031" calcext:value-type="float">
            <text:p>0.021031</text:p>
          </table:table-cell>
          <table:table-cell office:value-type="float" office:value="-0.012837" calcext:value-type="float">
            <text:p>-0.012837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4" calcext:value-type="float">
            <text:p>0.010894</text:p>
          </table:table-cell>
          <table:table-cell office:value-type="float" office:value="-0.007668" calcext:value-type="float">
            <text:p>-0.007668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164" calcext:value-type="float">
            <text:p>2204.164</text:p>
          </table:table-cell>
          <table:table-cell office:value-type="string" calcext:value-type="string">
            <text:p>odom</text:p>
          </table:table-cell>
          <table:table-cell office:value-type="float" office:value="-2.985871" calcext:value-type="float">
            <text:p>-2.985871</text:p>
          </table:table-cell>
          <table:table-cell office:value-type="float" office:value="0.99505" calcext:value-type="float">
            <text:p>0.9950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49" calcext:value-type="float">
            <text:p>0.577949</text:p>
          </table:table-cell>
          <table:table-cell office:value-type="float" office:value="0.816072" calcext:value-type="float">
            <text:p>0.816072</text:p>
          </table:table-cell>
          <table:table-cell table:number-columns-repeated="13"/>
        </table:table-row>
        <table:table-row table:style-name="ro1">
          <table:table-cell office:value-type="float" office:value="2204.217" calcext:value-type="float">
            <text:p>2204.2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49" calcext:value-type="float">
            <text:p>0.577949</text:p>
          </table:table-cell>
          <table:table-cell office:value-type="float" office:value="0.816072" calcext:value-type="float">
            <text:p>0.816072</text:p>
          </table:table-cell>
          <table:table-cell office:value-type="float" office:value="0.021028" calcext:value-type="float">
            <text:p>0.021028</text:p>
          </table:table-cell>
          <table:table-cell office:value-type="float" office:value="-0.012838" calcext:value-type="float">
            <text:p>-0.012838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-0.007673" calcext:value-type="float">
            <text:p>-0.007673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227" calcext:value-type="float">
            <text:p>2204.2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49" calcext:value-type="float">
            <text:p>0.577949</text:p>
          </table:table-cell>
          <table:table-cell office:value-type="float" office:value="0.816072" calcext:value-type="float">
            <text:p>0.816072</text:p>
          </table:table-cell>
          <table:table-cell office:value-type="float" office:value="0.021031" calcext:value-type="float">
            <text:p>0.021031</text:p>
          </table:table-cell>
          <table:table-cell office:value-type="float" office:value="-0.012837" calcext:value-type="float">
            <text:p>-0.012837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-0.007669" calcext:value-type="float">
            <text:p>-0.007669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237" calcext:value-type="float">
            <text:p>2204.2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49" calcext:value-type="float">
            <text:p>0.577949</text:p>
          </table:table-cell>
          <table:table-cell office:value-type="float" office:value="0.816072" calcext:value-type="float">
            <text:p>0.816072</text:p>
          </table:table-cell>
          <table:table-cell office:value-type="float" office:value="0.021028" calcext:value-type="float">
            <text:p>0.021028</text:p>
          </table:table-cell>
          <table:table-cell office:value-type="float" office:value="-0.012838" calcext:value-type="float">
            <text:p>-0.012838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-0.007672" calcext:value-type="float">
            <text:p>-0.007672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247" calcext:value-type="float">
            <text:p>2204.2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49" calcext:value-type="float">
            <text:p>0.577949</text:p>
          </table:table-cell>
          <table:table-cell office:value-type="float" office:value="0.816072" calcext:value-type="float">
            <text:p>0.816072</text:p>
          </table:table-cell>
          <table:table-cell office:value-type="float" office:value="0.021032" calcext:value-type="float">
            <text:p>0.021032</text:p>
          </table:table-cell>
          <table:table-cell office:value-type="float" office:value="-0.012836" calcext:value-type="float">
            <text:p>-0.012836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-0.007668" calcext:value-type="float">
            <text:p>-0.007668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257" calcext:value-type="float">
            <text:p>2204.2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49" calcext:value-type="float">
            <text:p>0.577949</text:p>
          </table:table-cell>
          <table:table-cell office:value-type="float" office:value="0.816072" calcext:value-type="float">
            <text:p>0.816072</text:p>
          </table:table-cell>
          <table:table-cell office:value-type="float" office:value="0.021029" calcext:value-type="float">
            <text:p>0.021029</text:p>
          </table:table-cell>
          <table:table-cell office:value-type="float" office:value="-0.012838" calcext:value-type="float">
            <text:p>-0.01283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-0.007672" calcext:value-type="float">
            <text:p>-0.007672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267" calcext:value-type="float">
            <text:p>2204.267</text:p>
          </table:table-cell>
          <table:table-cell office:value-type="string" calcext:value-type="string">
            <text:p>odom</text:p>
          </table:table-cell>
          <table:table-cell office:value-type="float" office:value="-2.985869" calcext:value-type="float">
            <text:p>-2.985869</text:p>
          </table:table-cell>
          <table:table-cell office:value-type="float" office:value="0.995053" calcext:value-type="float">
            <text:p>0.995053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table:number-columns-repeated="13"/>
        </table:table-row>
        <table:table-row table:style-name="ro1">
          <table:table-cell office:value-type="float" office:value="2204.267" calcext:value-type="float">
            <text:p>2204.2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" calcext:value-type="float">
            <text:p>0.99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49" calcext:value-type="float">
            <text:p>0.577949</text:p>
          </table:table-cell>
          <table:table-cell office:value-type="float" office:value="0.816072" calcext:value-type="float">
            <text:p>0.816072</text:p>
          </table:table-cell>
          <table:table-cell office:value-type="float" office:value="0.021032" calcext:value-type="float">
            <text:p>0.021032</text:p>
          </table:table-cell>
          <table:table-cell office:value-type="float" office:value="-0.012835" calcext:value-type="float">
            <text:p>-0.0128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2" calcext:value-type="float">
            <text:p>0.010892</text:p>
          </table:table-cell>
          <table:table-cell office:value-type="float" office:value="-0.007668" calcext:value-type="float">
            <text:p>-0.007668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277" calcext:value-type="float">
            <text:p>2204.2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1" calcext:value-type="float">
            <text:p>0.021031</text:p>
          </table:table-cell>
          <table:table-cell office:value-type="float" office:value="-0.012839" calcext:value-type="float">
            <text:p>-0.012839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4" calcext:value-type="float">
            <text:p>0.010894</text:p>
          </table:table-cell>
          <table:table-cell office:value-type="float" office:value="-0.007671" calcext:value-type="float">
            <text:p>-0.007671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287" calcext:value-type="float">
            <text:p>2204.2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1" calcext:value-type="float">
            <text:p>0.021031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-0.007669" calcext:value-type="float">
            <text:p>-0.007669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297" calcext:value-type="float">
            <text:p>2204.2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3" calcext:value-type="float">
            <text:p>0.021033</text:p>
          </table:table-cell>
          <table:table-cell office:value-type="float" office:value="-0.012836" calcext:value-type="float">
            <text:p>-0.012836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2" calcext:value-type="float">
            <text:p>0.010892</text:p>
          </table:table-cell>
          <table:table-cell office:value-type="float" office:value="-0.007668" calcext:value-type="float">
            <text:p>-0.007668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307" calcext:value-type="float">
            <text:p>2204.3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1" calcext:value-type="float">
            <text:p>0.021031</text:p>
          </table:table-cell>
          <table:table-cell office:value-type="float" office:value="-0.012836" calcext:value-type="float">
            <text:p>-0.012836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71" calcext:value-type="float">
            <text:p>-0.007671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317" calcext:value-type="float">
            <text:p>2204.3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67" calcext:value-type="float">
            <text:p>-0.007667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327" calcext:value-type="float">
            <text:p>2204.3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1" calcext:value-type="float">
            <text:p>0.021031</text:p>
          </table:table-cell>
          <table:table-cell office:value-type="float" office:value="-0.012835" calcext:value-type="float">
            <text:p>-0.012835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7" calcext:value-type="float">
            <text:p>-0.00767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337" calcext:value-type="float">
            <text:p>2204.3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5" calcext:value-type="float">
            <text:p>0.021035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66" calcext:value-type="float">
            <text:p>-0.007666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347" calcext:value-type="float">
            <text:p>2204.3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67" calcext:value-type="float">
            <text:p>-0.007667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357" calcext:value-type="float">
            <text:p>2204.3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-0.012834" calcext:value-type="float">
            <text:p>-0.01283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67" calcext:value-type="float">
            <text:p>-0.007667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367" calcext:value-type="float">
            <text:p>2204.3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3" calcext:value-type="float">
            <text:p>0.021033</text:p>
          </table:table-cell>
          <table:table-cell office:value-type="float" office:value="-0.012835" calcext:value-type="float">
            <text:p>-0.012835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1" calcext:value-type="float">
            <text:p>0.010891</text:p>
          </table:table-cell>
          <table:table-cell office:value-type="float" office:value="-0.007668" calcext:value-type="float">
            <text:p>-0.007668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377" calcext:value-type="float">
            <text:p>2204.3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6" calcext:value-type="float">
            <text:p>0.021036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387" calcext:value-type="float">
            <text:p>2204.3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-0.012836" calcext:value-type="float">
            <text:p>-0.012836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-0.007667" calcext:value-type="float">
            <text:p>-0.007667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397" calcext:value-type="float">
            <text:p>2204.3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367" calcext:value-type="float">
            <text:p>2204.367</text:p>
          </table:table-cell>
          <table:table-cell office:value-type="string" calcext:value-type="string">
            <text:p>odom</text:p>
          </table:table-cell>
          <table:table-cell office:value-type="float" office:value="-2.985868" calcext:value-type="float">
            <text:p>-2.985868</text:p>
          </table:table-cell>
          <table:table-cell office:value-type="float" office:value="0.995057" calcext:value-type="float">
            <text:p>0.995057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table:number-columns-repeated="13"/>
        </table:table-row>
        <table:table-row table:style-name="ro1">
          <table:table-cell office:value-type="float" office:value="2204.407" calcext:value-type="float">
            <text:p>2204.4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office:value-type="float" office:value="0.021037" calcext:value-type="float">
            <text:p>0.021037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417" calcext:value-type="float">
            <text:p>2204.4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office:value-type="float" office:value="0.021034" calcext:value-type="float">
            <text:p>0.021034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-0.007667" calcext:value-type="float">
            <text:p>-0.007667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427" calcext:value-type="float">
            <text:p>2204.4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office:value-type="float" office:value="0.021038" calcext:value-type="float">
            <text:p>0.021038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-0.007664" calcext:value-type="float">
            <text:p>-0.007664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437" calcext:value-type="float">
            <text:p>2204.4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office:value-type="float" office:value="0.021035" calcext:value-type="float">
            <text:p>0.021035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-0.007667" calcext:value-type="float">
            <text:p>-0.007667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447" calcext:value-type="float">
            <text:p>2204.4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office:value-type="float" office:value="0.021037" calcext:value-type="float">
            <text:p>0.021037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457" calcext:value-type="float">
            <text:p>2204.4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office:value-type="float" office:value="0.021037" calcext:value-type="float">
            <text:p>0.021037</text:p>
          </table:table-cell>
          <table:table-cell office:value-type="float" office:value="-0.012831" calcext:value-type="float">
            <text:p>-0.012831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-0.007664" calcext:value-type="float">
            <text:p>-0.007664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467" calcext:value-type="float">
            <text:p>2204.4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7" calcext:value-type="float">
            <text:p>0.57787</text:p>
          </table:table-cell>
          <table:table-cell office:value-type="float" office:value="0.816128" calcext:value-type="float">
            <text:p>0.816128</text:p>
          </table:table-cell>
          <table:table-cell office:value-type="float" office:value="0.021039" calcext:value-type="float">
            <text:p>0.021039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-0.007662" calcext:value-type="float">
            <text:p>-0.007662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468" calcext:value-type="float">
            <text:p>2204.468</text:p>
          </table:table-cell>
          <table:table-cell office:value-type="string" calcext:value-type="string">
            <text:p>odom</text:p>
          </table:table-cell>
          <table:table-cell office:value-type="float" office:value="-2.985867" calcext:value-type="float">
            <text:p>-2.985867</text:p>
          </table:table-cell>
          <table:table-cell office:value-type="float" office:value="0.99506" calcext:value-type="float">
            <text:p>0.99506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table:number-columns-repeated="13"/>
        </table:table-row>
        <table:table-row table:style-name="ro1">
          <table:table-cell office:value-type="float" office:value="2204.477" calcext:value-type="float">
            <text:p>2204.4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7" calcext:value-type="float">
            <text:p>0.021037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487" calcext:value-type="float">
            <text:p>2204.4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8" calcext:value-type="float">
            <text:p>0.021038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-0.007664" calcext:value-type="float">
            <text:p>-0.007664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497" calcext:value-type="float">
            <text:p>2204.4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8" calcext:value-type="float">
            <text:p>0.021038</text:p>
          </table:table-cell>
          <table:table-cell office:value-type="float" office:value="-0.012833" calcext:value-type="float">
            <text:p>-0.01283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-0.007665" calcext:value-type="float">
            <text:p>-0.007665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507" calcext:value-type="float">
            <text:p>2204.5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8" calcext:value-type="float">
            <text:p>0.021038</text:p>
          </table:table-cell>
          <table:table-cell office:value-type="float" office:value="-0.012827" calcext:value-type="float">
            <text:p>-0.012827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07663" calcext:value-type="float">
            <text:p>-0.007663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517" calcext:value-type="float">
            <text:p>2204.5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-0.007662" calcext:value-type="float">
            <text:p>-0.007662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527" calcext:value-type="float">
            <text:p>2204.5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9" calcext:value-type="float">
            <text:p>0.021039</text:p>
          </table:table-cell>
          <table:table-cell office:value-type="float" office:value="-0.012829" calcext:value-type="float">
            <text:p>-0.01282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-0.007663" calcext:value-type="float">
            <text:p>-0.007663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537" calcext:value-type="float">
            <text:p>2204.5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9" calcext:value-type="float">
            <text:p>0.021039</text:p>
          </table:table-cell>
          <table:table-cell office:value-type="float" office:value="-0.012829" calcext:value-type="float">
            <text:p>-0.012829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-0.007662" calcext:value-type="float">
            <text:p>-0.007662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547" calcext:value-type="float">
            <text:p>2204.5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8" calcext:value-type="float">
            <text:p>0.021038</text:p>
          </table:table-cell>
          <table:table-cell office:value-type="float" office:value="-0.012829" calcext:value-type="float">
            <text:p>-0.012829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-0.007664" calcext:value-type="float">
            <text:p>-0.007664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557" calcext:value-type="float">
            <text:p>2204.5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1" calcext:value-type="float">
            <text:p>0.021041</text:p>
          </table:table-cell>
          <table:table-cell office:value-type="float" office:value="-0.012827" calcext:value-type="float">
            <text:p>-0.012827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-0.00766" calcext:value-type="float">
            <text:p>-0.00766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567" calcext:value-type="float">
            <text:p>2204.5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9" calcext:value-type="float">
            <text:p>0.021039</text:p>
          </table:table-cell>
          <table:table-cell office:value-type="float" office:value="-0.012828" calcext:value-type="float">
            <text:p>-0.012828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5" calcext:value-type="float">
            <text:p>0.010885</text:p>
          </table:table-cell>
          <table:table-cell office:value-type="float" office:value="-0.007663" calcext:value-type="float">
            <text:p>-0.007663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577" calcext:value-type="float">
            <text:p>2204.5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3" calcext:value-type="float">
            <text:p>0.021043</text:p>
          </table:table-cell>
          <table:table-cell office:value-type="float" office:value="-0.012827" calcext:value-type="float">
            <text:p>-0.012827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-0.007659" calcext:value-type="float">
            <text:p>-0.007659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587" calcext:value-type="float">
            <text:p>2204.5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39" calcext:value-type="float">
            <text:p>0.021039</text:p>
          </table:table-cell>
          <table:table-cell office:value-type="float" office:value="-0.012828" calcext:value-type="float">
            <text:p>-0.012828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-0.007662" calcext:value-type="float">
            <text:p>-0.007662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597" calcext:value-type="float">
            <text:p>2204.5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2" calcext:value-type="float">
            <text:p>0.021042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07659" calcext:value-type="float">
            <text:p>-0.007659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607" calcext:value-type="float">
            <text:p>2204.6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1" calcext:value-type="float">
            <text:p>0.021041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-0.007661" calcext:value-type="float">
            <text:p>-0.007661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617" calcext:value-type="float">
            <text:p>2204.6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1" calcext:value-type="float">
            <text:p>0.021041</text:p>
          </table:table-cell>
          <table:table-cell office:value-type="float" office:value="-0.012824" calcext:value-type="float">
            <text:p>-0.012824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59" calcext:value-type="float">
            <text:p>-0.007659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627" calcext:value-type="float">
            <text:p>2204.62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3" calcext:value-type="float">
            <text:p>0.021043</text:p>
          </table:table-cell>
          <table:table-cell office:value-type="float" office:value="-0.012827" calcext:value-type="float">
            <text:p>-0.012827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5" calcext:value-type="float">
            <text:p>0.010885</text:p>
          </table:table-cell>
          <table:table-cell office:value-type="float" office:value="-0.007658" calcext:value-type="float">
            <text:p>-0.007658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637" calcext:value-type="float">
            <text:p>2204.63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831" calcext:value-type="float">
            <text:p>0.577831</text:p>
          </table:table-cell>
          <table:table-cell office:value-type="float" office:value="0.816156" calcext:value-type="float">
            <text:p>0.816156</text:p>
          </table:table-cell>
          <table:table-cell office:value-type="float" office:value="0.021041" calcext:value-type="float">
            <text:p>0.021041</text:p>
          </table:table-cell>
          <table:table-cell office:value-type="float" office:value="-0.012827" calcext:value-type="float">
            <text:p>-0.012827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0766" calcext:value-type="float">
            <text:p>-0.00766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6" calcext:value-type="float">
            <text:p>2204.6</text:p>
          </table:table-cell>
          <table:table-cell office:value-type="string" calcext:value-type="string">
            <text:p>odom</text:p>
          </table:table-cell>
          <table:table-cell office:value-type="float" office:value="-2.985866" calcext:value-type="float">
            <text:p>-2.985866</text:p>
          </table:table-cell>
          <table:table-cell office:value-type="float" office:value="0.995065" calcext:value-type="float">
            <text:p>0.995065</text:p>
          </table:table-cell>
          <table:table-cell office:value-type="float" office:value="-0.001009" calcext:value-type="float">
            <text:p>-0.001009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table:number-columns-repeated="13"/>
        </table:table-row>
        <table:table-row table:style-name="ro1">
          <table:table-cell office:value-type="float" office:value="2204.647" calcext:value-type="float">
            <text:p>2204.64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4" calcext:value-type="float">
            <text:p>0.021044</text:p>
          </table:table-cell>
          <table:table-cell office:value-type="float" office:value="-0.012825" calcext:value-type="float">
            <text:p>-0.012825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58" calcext:value-type="float">
            <text:p>-0.007658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657" calcext:value-type="float">
            <text:p>2204.65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1" calcext:value-type="float">
            <text:p>0.021041</text:p>
          </table:table-cell>
          <table:table-cell office:value-type="float" office:value="-0.012826" calcext:value-type="float">
            <text:p>-0.012826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61" calcext:value-type="float">
            <text:p>-0.007661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667" calcext:value-type="float">
            <text:p>2204.66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5" calcext:value-type="float">
            <text:p>0.021045</text:p>
          </table:table-cell>
          <table:table-cell office:value-type="float" office:value="-0.012824" calcext:value-type="float">
            <text:p>-0.012824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57" calcext:value-type="float">
            <text:p>-0.007657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677" calcext:value-type="float">
            <text:p>2204.67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2" calcext:value-type="float">
            <text:p>0.021042</text:p>
          </table:table-cell>
          <table:table-cell office:value-type="float" office:value="-0.012825" calcext:value-type="float">
            <text:p>-0.012825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6" calcext:value-type="float">
            <text:p>-0.00766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687" calcext:value-type="float">
            <text:p>2204.68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-0.012824" calcext:value-type="float">
            <text:p>-0.012824</text:p>
          </table:table-cell>
          <table:table-cell office:value-type="float" office:value="9.79997" calcext:value-type="float">
            <text:p>9.79997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56" calcext:value-type="float">
            <text:p>-0.007656</text:p>
          </table:table-cell>
          <table:table-cell office:value-type="float" office:value="9.799992" calcext:value-type="float">
            <text:p>9.799992</text:p>
          </table:table-cell>
          <table:table-cell table:number-columns-repeated="4"/>
        </table:table-row>
        <table:table-row table:style-name="ro1">
          <table:table-cell office:value-type="float" office:value="2204.697" calcext:value-type="float">
            <text:p>2204.69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2" calcext:value-type="float">
            <text:p>0.021042</text:p>
          </table:table-cell>
          <table:table-cell office:value-type="float" office:value="-0.012825" calcext:value-type="float">
            <text:p>-0.012825</text:p>
          </table:table-cell>
          <table:table-cell office:value-type="float" office:value="9.799968" calcext:value-type="float">
            <text:p>9.799968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-0.007659" calcext:value-type="float">
            <text:p>-0.007659</text:p>
          </table:table-cell>
          <table:table-cell office:value-type="float" office:value="9.79999" calcext:value-type="float">
            <text:p>9.79999</text:p>
          </table:table-cell>
          <table:table-cell table:number-columns-repeated="4"/>
        </table:table-row>
        <table:table-row table:style-name="ro1">
          <table:table-cell office:value-type="float" office:value="2204.707" calcext:value-type="float">
            <text:p>2204.70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5" calcext:value-type="float">
            <text:p>0.021045</text:p>
          </table:table-cell>
          <table:table-cell office:value-type="float" office:value="-0.012822" calcext:value-type="float">
            <text:p>-0.012822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5" calcext:value-type="float">
            <text:p>-8.5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-0.007656" calcext:value-type="float">
            <text:p>-0.007656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  <table:table-row table:style-name="ro1">
          <table:table-cell office:value-type="float" office:value="2204.717" calcext:value-type="float">
            <text:p>2204.717</text:p>
          </table:table-cell>
          <table:table-cell office:value-type="string" calcext:value-type="string">
            <text:p>imu</text:p>
          </table:table-cell>
          <table:table-cell office:value-type="float" office:value="-2.9859" calcext:value-type="float">
            <text:p>-2.98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-0.001027" calcext:value-type="float">
            <text:p>-0.001027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16193" calcext:value-type="float">
            <text:p>0.816193</text:p>
          </table:table-cell>
          <table:table-cell office:value-type="float" office:value="0.021043" calcext:value-type="float">
            <text:p>0.021043</text:p>
          </table:table-cell>
          <table:table-cell office:value-type="float" office:value="-0.012824" calcext:value-type="float">
            <text:p>-0.012824</text:p>
          </table:table-cell>
          <table:table-cell office:value-type="float" office:value="9.799969" calcext:value-type="float">
            <text:p>9.799969</text:p>
          </table:table-cell>
          <table:table-cell office:value-type="float" office:value="-0.000084" calcext:value-type="float">
            <text:p>-8.4E-05</text:p>
          </table:table-cell>
          <table:table-cell office:value-type="float" office:value="-0.000109" calcext:value-type="float">
            <text:p>-0.000109</text:p>
          </table:table-cell>
          <table:table-cell office:value-type="float" office:value="-0.002499" calcext:value-type="float">
            <text:p>-0.002499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-0.007658" calcext:value-type="float">
            <text:p>-0.007658</text:p>
          </table:table-cell>
          <table:table-cell office:value-type="float" office:value="9.799991" calcext:value-type="float">
            <text:p>9.79999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4T13:11:11.277433490</dc:date>
    <meta:editing-duration>PT6M50S</meta:editing-duration>
    <meta:editing-cycles>1</meta:editing-cycles>
    <meta:document-statistic meta:table-count="1" meta:cell-count="14424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93cm" svg:height="7.365cm" xlink:href=".." xlink:type="simple" chart:class="chart:line" chart:style-name="ch1">
        <chart:title svg:x="1.819cm" svg:y="0.283cm" chart:style-name="ch2">
          <text:p>counter-clockwise rotation start x-acc negative</text:p>
        </chart:title>
        <chart:legend chart:legend-position="end" svg:x="10.936cm" svg:y="3.383cm" style:legend-expansion="high" chart:style-name="ch3"/>
        <chart:plot-area chart:style-name="ch4" table:cell-range-address="test5.J140:test5.J250" chart:data-source-has-labels="row" svg:x="0.261cm" svg:y="1.209cm" svg:width="10.414cm" svg:height="6.009cm">
          <chartooo:coordinate-region svg:x="1.094cm" svg:y="1.409cm" svg:width="9.581cm" svg:height="5.6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5.J141:test5.J250" chart:label-cell-address="test5.J140:test5.J140" chart:class="chart:line"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24569</text:p>
                <draw:g>
                  <svg:desc>test5.J140:test5.J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569">
                <text:p>0.024569</text:p>
                <draw:g>
                  <svg:desc>test5.J141:test5.J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569">
                <text:p>0.024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4568">
                <text:p>0.024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8055">
                <text:p>0.018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1292">
                <text:p>0.021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984">
                <text:p>0.018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49">
                <text:p>0.01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512">
                <text:p>0.010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613">
                <text:p>0.014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8677">
                <text:p>0.018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156">
                <text:p>0.019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265">
                <text:p>0.017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6019">
                <text:p>0.01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986">
                <text:p>0.014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199">
                <text:p>0.013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236">
                <text:p>0.0112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368">
                <text:p>0.009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838">
                <text:p>0.004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161">
                <text:p>0.009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2085">
                <text:p>-0.0020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66">
                <text:p>-0.00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9154">
                <text:p>-0.009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2198">
                <text:p>-0.012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5063">
                <text:p>-0.0150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7886">
                <text:p>-0.0178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0925">
                <text:p>-0.020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3662">
                <text:p>-0.0236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6276">
                <text:p>-0.026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8789">
                <text:p>-0.028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30992">
                <text:p>-0.030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32792">
                <text:p>-0.032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34329">
                <text:p>-0.034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5529">
                <text:p>-0.035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636">
                <text:p>0.028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4075">
                <text:p>0.044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23241">
                <text:p>-0.023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17456">
                <text:p>-0.41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8482">
                <text:p>-0.148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40436">
                <text:p>-0.340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5066">
                <text:p>0.025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2469">
                <text:p>0.0424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821">
                <text:p>-0.018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4674">
                <text:p>0.024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3939">
                <text:p>0.0239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6811">
                <text:p>0.066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4442">
                <text:p>0.064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4108">
                <text:p>0.054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2265">
                <text:p>0.042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1229">
                <text:p>0.031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7011">
                <text:p>0.017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426">
                <text:p>0.0194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885">
                <text:p>0.009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5318">
                <text:p>0.015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832">
                <text:p>0.029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3571">
                <text:p>0.033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407">
                <text:p>0.0384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4136">
                <text:p>0.044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6053">
                <text:p>0.016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38163">
                <text:p>-0.338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22463">
                <text:p>-0.2224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2557">
                <text:p>0.0325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6631">
                <text:p>-0.036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6761">
                <text:p>0.0267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116">
                <text:p>0.0261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8345">
                <text:p>0.088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45131">
                <text:p>-0.1451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6989">
                <text:p>0.026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1953">
                <text:p>0.0719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3617">
                <text:p>-0.1036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9456">
                <text:p>0.029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93cm" svg:height="7.365cm" xlink:href=".." xlink:type="simple" chart:class="chart:line" chart:style-name="ch1">
        <chart:legend chart:legend-position="end" svg:x="10.936cm" svg:y="3.383cm" style:legend-expansion="high" chart:style-name="ch2"/>
        <chart:plot-area chart:style-name="ch3" table:cell-range-address="test5.J300:test5.J500" chart:data-source-has-labels="row" svg:x="0.261cm" svg:y="0.147cm" svg:width="10.414cm" svg:height="7.071cm">
          <chartooo:coordinate-region svg:x="1.279cm" svg:y="0.346cm" svg:width="9.396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5.J301:test5.J500" chart:label-cell-address="test5.J300:test5.J300" chart:class="chart:line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26761</text:p>
                <draw:g>
                  <svg:desc>test5.J300:test5.J3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5.J301:test5.J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7811">
                <text:p>0.027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74">
                <text:p>0.027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185">
                <text:p>0.03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718">
                <text:p>0.051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306">
                <text:p>0.058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365">
                <text:p>-0.005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93835">
                <text:p>-0.093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058">
                <text:p>-0.02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5496">
                <text:p>0.085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739">
                <text:p>0.014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959">
                <text:p>0.032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637">
                <text:p>0.028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755">
                <text:p>0.027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7231">
                <text:p>0.027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6834">
                <text:p>0.026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6322">
                <text:p>0.026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238">
                <text:p>0.026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235">
                <text:p>0.026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322">
                <text:p>0.026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6504">
                <text:p>0.026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811">
                <text:p>0.026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393">
                <text:p>0.027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017">
                <text:p>0.028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595">
                <text:p>0.027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5199">
                <text:p>0.035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8826">
                <text:p>0.038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0269">
                <text:p>0.050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8969">
                <text:p>0.058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408">
                <text:p>0.004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6053">
                <text:p>-0.086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48039">
                <text:p>-0.048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2328">
                <text:p>0.082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21">
                <text:p>0.015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3929">
                <text:p>0.033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8637">
                <text:p>0.028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7774">
                <text:p>0.027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173">
                <text:p>0.027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99">
                <text:p>0.02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466">
                <text:p>0.026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277">
                <text:p>0.026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6197">
                <text:p>0.0261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064">
                <text:p>0.026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135">
                <text:p>0.026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6399">
                <text:p>0.026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769">
                <text:p>0.026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7303">
                <text:p>0.027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042">
                <text:p>0.028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978">
                <text:p>0.026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4781">
                <text:p>0.0347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8524">
                <text:p>0.038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902">
                <text:p>0.049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244">
                <text:p>0.0592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419">
                <text:p>0.0084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2781">
                <text:p>-0.082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417">
                <text:p>-0.044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866">
                <text:p>0.0888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305">
                <text:p>0.012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535">
                <text:p>0.03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239">
                <text:p>0.028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7754">
                <text:p>0.02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116">
                <text:p>0.027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325">
                <text:p>0.026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197">
                <text:p>0.026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255">
                <text:p>0.026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6198">
                <text:p>0.026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6414">
                <text:p>0.026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6662">
                <text:p>0.0266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204">
                <text:p>0.027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075">
                <text:p>0.028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6696">
                <text:p>0.026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4354">
                <text:p>0.0343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7712">
                <text:p>0.037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7663">
                <text:p>0.0476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915">
                <text:p>0.05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653">
                <text:p>0.017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74945">
                <text:p>-0.074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7872">
                <text:p>-0.057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208">
                <text:p>0.08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9192">
                <text:p>0.019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3774">
                <text:p>0.0337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205">
                <text:p>0.0282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891">
                <text:p>0.027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146">
                <text:p>0.027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6199">
                <text:p>0.026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608">
                <text:p>0.026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405">
                <text:p>0.0264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6234">
                <text:p>0.026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6395">
                <text:p>0.026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273">
                <text:p>0.026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6608">
                <text:p>0.0266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115">
                <text:p>0.027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7964">
                <text:p>0.027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6278">
                <text:p>0.0262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3766">
                <text:p>0.0337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7559">
                <text:p>0.0375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5684">
                <text:p>0.045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8055">
                <text:p>0.058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0953">
                <text:p>0.0209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9117">
                <text:p>-0.0691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63179">
                <text:p>-0.0631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1569">
                <text:p>0.081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667">
                <text:p>0.01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5455">
                <text:p>0.035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198">
                <text:p>0.028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7906">
                <text:p>0.0279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7234">
                <text:p>0.0272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6766">
                <text:p>0.0267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6451">
                <text:p>0.026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6228">
                <text:p>0.026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6109">
                <text:p>0.0261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6076">
                <text:p>0.026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6284">
                <text:p>0.026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6105">
                <text:p>0.026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648">
                <text:p>0.026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6845">
                <text:p>0.0268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8061">
                <text:p>0.0280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6305">
                <text:p>0.026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259">
                <text:p>0.0332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6906">
                <text:p>0.036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5273">
                <text:p>0.0452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8053">
                <text:p>0.058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773">
                <text:p>0.0317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59838">
                <text:p>-0.0598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8617">
                <text:p>-0.08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448">
                <text:p>0.0794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3235">
                <text:p>0.033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3464">
                <text:p>0.0334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8108">
                <text:p>0.028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8001">
                <text:p>0.028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269">
                <text:p>0.027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6778">
                <text:p>0.026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6451">
                <text:p>0.0264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622">
                <text:p>0.026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094">
                <text:p>0.0260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5334">
                <text:p>0.025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6347">
                <text:p>0.0263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6407">
                <text:p>0.0264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6386">
                <text:p>0.0263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6933">
                <text:p>0.0269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7852">
                <text:p>0.027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6106">
                <text:p>0.0261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395">
                <text:p>0.0323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6859">
                <text:p>0.0368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4285">
                <text:p>0.0442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7295">
                <text:p>0.0572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1502">
                <text:p>0.0315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55437">
                <text:p>-0.055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8619">
                <text:p>-0.078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9123">
                <text:p>0.0691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6353">
                <text:p>0.0263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547">
                <text:p>0.0345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8047">
                <text:p>0.0280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8003">
                <text:p>0.028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7264">
                <text:p>0.0272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765">
                <text:p>0.0267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431">
                <text:p>0.0264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191">
                <text:p>0.026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5942">
                <text:p>0.0259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5892">
                <text:p>0.0258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5924">
                <text:p>0.025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059">
                <text:p>0.026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395">
                <text:p>0.0263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6871">
                <text:p>0.0268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925">
                <text:p>0.0279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6273">
                <text:p>0.0262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1723">
                <text:p>0.0317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6509">
                <text:p>0.036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3227">
                <text:p>0.0432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6663">
                <text:p>0.056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8169">
                <text:p>0.038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44574">
                <text:p>-0.044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91552">
                <text:p>-0.0915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0233">
                <text:p>0.0502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6783">
                <text:p>0.0467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0418">
                <text:p>0.0304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329">
                <text:p>0.0283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026">
                <text:p>0.0280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7219">
                <text:p>0.027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6784">
                <text:p>0.026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93cm" svg:height="7.365cm" xlink:href=".." xlink:type="simple" chart:class="chart:line" chart:style-name="ch1">
        <chart:title svg:x="3.711cm" svg:y="0.283cm" chart:style-name="ch2">
          <text:p>rotation stop, x-acc positive</text:p>
        </chart:title>
        <chart:legend chart:legend-position="end" svg:x="10.936cm" svg:y="3.383cm" style:legend-expansion="high" chart:style-name="ch3"/>
        <chart:plot-area chart:style-name="ch4" table:cell-range-address="test5.J692:test5.J750" chart:data-source-has-labels="row" svg:x="0.261cm" svg:y="1.209cm" svg:width="10.414cm" svg:height="6.009cm">
          <chartooo:coordinate-region svg:x="1.279cm" svg:y="1.408cm" svg:width="9.396cm" svg:height="5.53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5.J693:test5.J750" chart:label-cell-address="test5.J692:test5.J692" chart:class="chart:line"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17648</text:p>
                <draw:g>
                  <svg:desc>test5.J692:test5.J6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6684">
                <text:p>0.036684</text:p>
                <draw:g>
                  <svg:desc>test5.J693:test5.J7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348">
                <text:p>0.076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041">
                <text:p>0.065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258">
                <text:p>0.05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918">
                <text:p>0.051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404">
                <text:p>0.044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451">
                <text:p>0.037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831">
                <text:p>0.033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137">
                <text:p>0.036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883">
                <text:p>-0.006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505">
                <text:p>0.012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1">
                <text:p>0.02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1528">
                <text:p>0.031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264">
                <text:p>0.036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253">
                <text:p>0.040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301">
                <text:p>0.045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949">
                <text:p>0.048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2184">
                <text:p>0.052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6379">
                <text:p>0.056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9258">
                <text:p>0.059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2576">
                <text:p>0.062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4159">
                <text:p>0.064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6917">
                <text:p>0.066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9174">
                <text:p>0.069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032">
                <text:p>0.071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2405">
                <text:p>0.072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3606">
                <text:p>0.073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4699">
                <text:p>0.074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455">
                <text:p>0.074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5724">
                <text:p>0.0757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3849">
                <text:p>0.093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6409">
                <text:p>0.076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0732">
                <text:p>0.080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5925">
                <text:p>0.425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0198">
                <text:p>0.130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2003">
                <text:p>0.232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476">
                <text:p>0.159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2719">
                <text:p>0.072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2176">
                <text:p>0.052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0613">
                <text:p>0.010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865">
                <text:p>0.020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008">
                <text:p>0.021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998">
                <text:p>0.020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999">
                <text:p>0.020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0998">
                <text:p>0.020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1002">
                <text:p>0.021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002">
                <text:p>0.021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001">
                <text:p>0.021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1003">
                <text:p>0.021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005">
                <text:p>0.021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005">
                <text:p>0.021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004">
                <text:p>0.021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007">
                <text:p>0.021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008">
                <text:p>0.021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